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1.286cm"/>
    </style:style>
    <style:style style:name="co3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314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4.336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0.42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0.392cm"/>
    </style:style>
    <style:style style:name="co21" style:family="table-column">
      <style:table-column-properties fo:break-before="auto" style:column-width="2.741cm"/>
    </style:style>
    <style:style style:name="co22" style:family="table-column">
      <style:table-column-properties fo:break-before="auto" style:column-width="3.104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2.35cm"/>
    </style:style>
    <style:style style:name="co27" style:family="table-column">
      <style:table-column-properties fo:break-before="auto" style:column-width="3.958cm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921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358cm" fo:break-before="auto" style:use-optimal-row-height="false"/>
    </style:style>
    <style:style style:name="ro12" style:family="table-row">
      <style:table-row-properties style:row-height="0.339cm" fo:break-before="auto" style:use-optimal-row-height="false"/>
    </style:style>
    <style:style style:name="ro13" style:family="table-row">
      <style:table-row-properties style:row-height="0.9cm" fo:break-before="auto" style:use-optimal-row-height="false"/>
    </style:style>
    <style:style style:name="ro14" style:family="table-row">
      <style:table-row-properties style:row-height="0.751cm" fo:break-before="auto" style:use-optimal-row-height="true"/>
    </style:style>
    <style:style style:name="ro3" style:family="table-row">
      <style:table-row-properties style:row-height="0.159cm" fo:break-before="auto" style:use-optimal-row-height="false"/>
    </style:style>
    <style:style style:name="ro1" style:family="table-row">
      <style:table-row-properties style:row-height="0.497cm" fo:break-before="auto" style:use-optimal-row-height="true"/>
    </style:style>
    <style:style style:name="ro15" style:family="table-row">
      <style:table-row-properties style:row-height="0.499cm" fo:break-before="auto" style:use-optimal-row-height="true"/>
    </style:style>
    <style:style style:name="ro16" style:family="table-row">
      <style:table-row-properties style:row-height="0.667cm" fo:break-before="auto" style:use-optimal-row-height="true"/>
    </style:style>
    <style:style style:name="ro17" style:family="table-row">
      <style:table-row-properties style:row-height="0.473cm" fo:break-before="auto" style:use-optimal-row-height="false"/>
    </style:style>
    <style:style style:name="ta2" style:family="table" style:master-page-name="PageStyle_5f_Bachelor_21_">
      <style:table-properties table:display="true" style:writing-mode="lr-tb"/>
    </style:style>
    <style:style style:name="ta3" style:family="table" style:master-page-name="PageStyle_5f_Bachelor_20_2008_21_">
      <style:table-properties table:display="true" style:writing-mode="lr-tb"/>
    </style:style>
    <style:style style:name="ta4" style:family="table" style:master-page-name="PageStyle_5f_Bachelor_20_2008_21__21_">
      <style:table-properties table:display="true" style:writing-mode="lr-tb"/>
    </style:style>
    <style:style style:name="ta5" style:family="table" style:master-page-name="PageStyle_5f_Master_21_">
      <style:table-properties table:display="true" style:writing-mode="lr-tb"/>
    </style:style>
    <style:style style:name="ta6" style:family="table" style:master-page-name="PageStyle_5f_Master_20_2008_21__21_">
      <style:table-properties table:display="true" style:writing-mode="lr-tb"/>
    </style:style>
    <style:style style:name="ta7" style:family="table" style:master-page-name="PageStyle_5f_Master">
      <style:table-properties table:display="true" style:writing-mode="lr-tb"/>
    </style:style>
    <style:style style:name="ta8" style:family="table" style:master-page-name="PageStyle_5f_Master_20_E-Services">
      <style:table-properties table:display="true" style:writing-mode="lr-tb"/>
    </style:style>
    <style:style style:name="ta9" style:family="table" style:master-page-name="PageStyle_5f_Master_20_Finance">
      <style:table-properties table:display="true" style:writing-mode="lr-tb"/>
    </style:style>
    <style:style style:name="ta10" style:family="table" style:master-page-name="PageStyle_5f_Master_20_Information_5f_Engineering">
      <style:table-properties table:display="true" style:writing-mode="lr-tb"/>
    </style:style>
    <style:style style:name="ta11" style:family="table" style:master-page-name="PageStyle_5f_Master_20_Logistik">
      <style:table-properties table:display="true" style:writing-mode="lr-tb"/>
    </style:style>
    <style:style style:name="ta12" style:family="table" style:master-page-name="PageStyle_5f_Master_5f_Medizin_5f_Gesundheit">
      <style:table-properties table:display="true" style:writing-mode="lr-tb"/>
    </style:style>
    <style:style style:name="ta13" style:family="table" style:master-page-name="PageStyle_5f_Bsp_20_Bachelor_5f_alt">
      <style:table-properties table:display="true" style:writing-mode="lr-tb"/>
    </style:style>
    <style:style style:name="ta14" style:family="table" style:master-page-name="PageStyle_5f_Bsp._20_Master_5f_alt">
      <style:table-properties table:display="true" style:writing-mode="lr-tb"/>
    </style:style>
    <style:style style:name="ta15" style:family="table" style:master-page-name="PageStyle_5f_FG_5f_2011">
      <style:table-properties table:display="true" style:writing-mode="lr-tb"/>
    </style:style>
    <style:style style:name="ta16" style:family="table" style:master-page-name="PageStyle_5f_Wiwi_2b_Grundlagen_2b_Profess.für_20_B_2b_M">
      <style:table-properties table:display="true" style:writing-mode="lr-tb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4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0.31pt solid #000000"/>
      <style:text-properties style:text-position=""/>
    </style:style>
    <style:style style:name="ce14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1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2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15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5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57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8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169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7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73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text-position="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175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176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1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text-position=""/>
    </style:style>
    <style:style style:name="ce178" style:family="table-cell" style:parent-style-name="Default">
      <style:table-cell-properties fo:background-color="#00ccff" fo:padding="0.071cm"/>
      <style:text-properties style:text-position=""/>
    </style:style>
    <style:style style:name="ce179" style:family="table-cell" style:parent-style-name="Default">
      <style:table-cell-properties fo:background-color="#ffff00" fo:padding="0.071cm"/>
      <style:text-properties style:text-position=""/>
    </style:style>
    <style:style style:name="ce180" style:family="table-cell" style:parent-style-name="Default">
      <style:table-cell-properties fo:background-color="#ff9900" fo:padding="0.071cm"/>
      <style:text-properties style:text-position=""/>
    </style:style>
    <style:style style:name="ce181" style:family="table-cell" style:parent-style-name="Default">
      <style:table-cell-properties fo:background-color="#00ff00" fo:padding="0.071cm"/>
      <style:text-properties style:text-position=""/>
    </style:style>
    <style:style style:name="ce1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8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8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18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text-position="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90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19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9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95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196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text-position="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99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20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text-position=""/>
    </style:style>
    <style:style style:name="ce201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202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203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20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05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text-position="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07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08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text-position=""/>
    </style:style>
    <style:style style:name="ce209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1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14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1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ackground-color="transparent" fo:padding="0.071cm"/>
      <style:text-properties style:text-position=""/>
    </style:style>
    <style:style style:name="ce218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1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23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0.31pt solid #000000"/>
      <style:text-properties style:text-position=""/>
    </style:style>
    <style:style style:name="ce230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0.31pt solid #000000"/>
      <style:text-properties style:text-position=""/>
    </style:style>
    <style:style style:name="ce231" style:family="table-cell" style:parent-style-name="Default">
      <style:table-cell-properties fo:border-bottom="0.31pt solid #000000" fo:background-color="#00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text-position=""/>
    </style:style>
    <style:style style:name="ce23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3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23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css3t:text-justify="auto" fo:margin-left="0cm" style:writing-mode="page"/>
      <style:text-properties style:text-position="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40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24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4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48" style:family="table-cell" style:parent-style-name="Default">
      <style:table-cell-properties fo:border-bottom="0.31pt solid #000000" fo:background-color="#00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50" style:family="table-cell" style:parent-style-name="Default">
      <style:table-cell-properties style:glyph-orientation-vertical="0" fo:border-bottom="none" fo:background-color="#00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51" style:family="table-cell" style:parent-style-name="Default">
      <style:table-cell-properties style:glyph-orientation-vertical="0" fo:border-bottom="0.31pt solid #000000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ackground-color="#c0c0c0" fo:padding="0.071cm"/>
      <style:text-properties style:text-position=""/>
    </style:style>
    <style:style style:name="ce2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25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259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260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6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63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6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26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1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89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4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5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fo:color="#ffffff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7" style:family="table-cell" style:parent-style-name="Default">
      <style:table-cell-properties fo:background-color="#00ccff" style:diagonal-bl-tr="none" style:diagonal-tl-br="none" fo:border="none" fo:padding="0.071cm" style:rotation-align="none"/>
      <style:text-properties style:text-position=""/>
    </style:style>
    <style:style style:name="ce38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text-position=""/>
    </style:style>
    <style:style style:name="ce39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391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92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9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396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9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text-position=""/>
    </style:style>
    <style:style style:name="ce39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9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text-position=""/>
    </style:style>
    <style:style style:name="ce400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fo:border-bottom="none" fo:background-color="#ff99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04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05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0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4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1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1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1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1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17" style:family="table-cell" style:parent-style-name="Default">
      <style:table-cell-properties fo:background-color="#ff9900" style:diagonal-bl-tr="none" style:diagonal-tl-br="none" fo:border="none" fo:padding="0.071cm" style:rotation-align="none"/>
      <style:text-properties style:text-position=""/>
    </style:style>
    <style:style style:name="ce41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41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42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2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2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2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2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2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2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28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2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30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3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43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3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3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6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37" style:family="table-cell" style:parent-style-name="Default">
      <style:table-cell-properties fo:border-bottom="0.31pt solid #000000" fo:background-color="#ff9900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438" style:family="table-cell" style:parent-style-name="Default">
      <style:table-cell-properties fo:border-bottom="none" fo:background-color="#ff99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39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44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44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45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46" style:family="table-cell" style:parent-style-name="Default">
      <style:table-cell-properties fo:border-bottom="0.31pt solid #000000" fo:background-color="#ff9900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47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44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>
      <style:table-cell-properties fo:border-bottom="none" fo:background-color="#00ccff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53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none" style:rotation-align="none" fo:border-top="0.31pt solid #000000"/>
      <style:text-properties style:text-position=""/>
    </style:style>
    <style:style style:name="ce45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457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58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5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0.31pt solid #000000"/>
      <style:text-properties style:text-position=""/>
    </style:style>
    <style:style style:name="ce461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5" style:family="table-cell" style:parent-style-name="Default">
      <style:table-cell-properties fo:border-bottom="none" fo:background-color="#ff9900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66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467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7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7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7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7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7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7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text-position=""/>
    </style:style>
    <style:style style:name="ce48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48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8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90" style:family="table-cell" style:parent-style-name="Default">
      <style:table-cell-properties fo:border-bottom="none" fo:background-color="#ffffff" style:diagonal-bl-tr="none" style:diagonal-tl-br="none" fo:border-left="none" fo:padding="0.071cm" fo:border-right="0.31pt solid #000000" style:rotation-align="none" fo:border-top="none"/>
      <style:text-properties style:text-position=""/>
    </style:style>
    <style:style style:name="ce4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4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9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9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50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0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08" style:family="table-cell" style:parent-style-name="Default">
      <style:text-properties style:use-window-font-color="true" style:font-name="Calibri1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10" style:family="table-cell" style:parent-style-name="Default">
      <style:table-cell-properties fo:padding="0.071cm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3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9" style:family="table-cell" style:parent-style-name="Default">
      <style:table-cell-properties fo:padding="0.071cm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0" style:family="table-cell" style:parent-style-name="Default">
      <style:table-cell-properties fo:background-color="transparent" fo:padding="0.071cm"/>
      <style:text-properties style:use-window-font-color="true" style:font-name="Calibri1"/>
    </style:style>
    <style:style style:name="ce5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font-name="Calibri1"/>
    </style:style>
    <style:style style:name="ce531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3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7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0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1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3" style:family="table-cell" style:parent-style-name="Default">
      <style:table-cell-properties fo:padding="0.071cm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4" style:family="table-cell" style:parent-style-name="Default">
      <style:text-properties style:use-window-font-color="true" style:font-name="Calibri1" fo:font-size="9pt" style:font-size-asian="9pt" style:font-size-complex="9pt"/>
    </style:style>
    <style:style style:name="ce55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7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8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5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6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7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8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2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8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0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2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3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5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6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9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2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4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5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6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1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2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3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5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8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1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4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5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8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9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2" style:family="table-cell" style:parent-style-name="Default">
      <style:text-properties style:font-name="Calibri1"/>
    </style:style>
    <style:style style:name="ce623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Calibri1"/>
    </style:style>
    <style:style style:name="ce6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font-name="Calibri1"/>
    </style:style>
    <style:style style:name="ce62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0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2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4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6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font-name="Calibri1"/>
    </style:style>
    <style:style style:name="ce6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font-name="Calibri1"/>
    </style:style>
    <style:style style:name="ce642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font-name="Calibri1"/>
    </style:style>
    <style:style style:name="ce64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4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0.31pt solid #000000"/>
    </style:style>
    <style:style style:name="ce645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0.31pt solid #000000" style:rotation-align="none" fo:border-top="none"/>
    </style:style>
    <style:style style:name="ce646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0.31pt solid #000000" style:rotation-align="none" fo:border-top="none"/>
    </style:style>
    <style:style style:name="ce64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</style:style>
    <style:style style:name="ce6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53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0.31pt solid #000000"/>
    </style:style>
    <style:style style:name="ce654" style:family="table-cell" style:parent-style-name="Default">
      <style:table-cell-properties fo:border-bottom="none" fo:background-color="#c0c0c0" style:diagonal-bl-tr="none" style:diagonal-tl-br="none" fo:border-left="0.31pt solid #000000" fo:padding="0.071cm" fo:border-right="none" style:rotation-align="none" fo:border-top="none"/>
    </style:style>
    <style:style style:name="ce655" style:family="table-cell" style:parent-style-name="Default">
      <style:table-cell-properties fo:border-bottom="0.31pt solid #000000" fo:background-color="#c0c0c0" style:diagonal-bl-tr="none" style:diagonal-tl-br="none" fo:border-left="0.31pt solid #000000" fo:padding="0.071cm" fo:border-right="none" style:rotation-align="none" fo:border-top="none"/>
    </style:style>
    <style:style style:name="ce656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</style:style>
    <style:style style:name="ce657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</style:style>
    <style:style style:name="ce658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</style:style>
    <style:style style:name="ce659" style:family="table-cell" style:parent-style-name="Default">
      <style:table-cell-properties style:diagonal-bl-tr="none" style:diagonal-tl-br="none" fo:border="none" fo:padding="0.071cm" style:rotation-align="none"/>
    </style:style>
    <style:style style:name="ce660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</style:style>
    <style:style style:name="ce661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662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none" style:rotation-align="none" fo:border-top="none"/>
    </style:style>
    <style:style style:name="ce663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31pt solid #000000"/>
    </style:style>
    <style:style style:name="ce664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0.31pt solid #000000"/>
    </style:style>
    <style:style style:name="ce665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</style:style>
    <style:style style:name="ce666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</style:style>
    <style:style style:name="ce66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6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</style:style>
    <style:style style:name="ce67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none"/>
    </style:style>
    <style:style style:name="ce67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74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67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</style:style>
    <style:style style:name="ce67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</style:style>
    <style:style style:name="ce68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</style:style>
    <style:style style:name="ce68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83" style:family="table-cell" style:parent-style-name="Default">
      <style:table-cell-properties fo:background-color="#00ccff" style:diagonal-bl-tr="none" style:diagonal-tl-br="none" fo:border="none" fo:padding="0.071cm" style:rotation-align="none"/>
    </style:style>
    <style:style style:name="ce684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5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0.31pt solid #000000"/>
    </style:style>
    <style:style style:name="ce68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8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88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</style:style>
    <style:style style:name="ce68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0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</style:style>
    <style:style style:name="ce691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</style:style>
    <style:style style:name="ce692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000000" style:rotation-align="none" fo:border-top="none"/>
    </style:style>
    <style:style style:name="ce693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0.31pt solid #000000" style:rotation-align="none" fo:border-top="none"/>
    </style:style>
    <style:style style:name="ce6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95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</style:style>
    <style:style style:name="ce696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</style:style>
    <style:style style:name="ce697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</style:style>
    <style:style style:name="ce69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9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0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02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0.31pt solid #000000"/>
    </style:style>
    <style:style style:name="ce703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fo:border-bottom="none" fo:background-color="#00ccff" style:diagonal-bl-tr="none" style:diagonal-tl-br="none" fo:border-left="none" fo:padding="0.071cm" fo:border-right="none" style:rotation-align="none" fo:border-top="0.31pt solid #000000"/>
    </style:style>
    <style:style style:name="ce705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</style:style>
    <style:style style:name="ce70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0.31pt solid #000000"/>
    </style:style>
    <style:style style:name="ce70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70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7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G_2011_WS" table:style-name="ta15">
        <office:forms form:automatic-focus="false" form:apply-design-mode="false"/>
        <table:table-column table:style-name="co27" table:default-cell-style-name="ce508"/>
        <table:table-column table:style-name="co2" table:default-cell-style-name="ce508"/>
        <table:table-column table:style-name="co3" table:default-cell-style-name="ce508"/>
        <table:table-column table:style-name="co2" table:number-columns-repeated="2" table:default-cell-style-name="ce508"/>
        <table:table-column table:style-name="co4" table:number-columns-repeated="2" table:default-cell-style-name="ce508"/>
        <table:table-column table:style-name="co2" table:number-columns-repeated="2" table:default-cell-style-name="ce508"/>
        <table:table-column table:style-name="co4" table:number-columns-repeated="2" table:default-cell-style-name="ce508"/>
        <table:table-column table:style-name="co2" table:number-columns-repeated="2" table:default-cell-style-name="ce508"/>
        <table:table-column table:style-name="co4" table:number-columns-repeated="2" table:default-cell-style-name="ce508"/>
        <table:table-column table:style-name="co2" table:number-columns-repeated="2" table:default-cell-style-name="ce508"/>
        <table:table-column table:style-name="co4" table:number-columns-repeated="2" table:default-cell-style-name="ce508"/>
        <table:table-column table:style-name="co2" table:number-columns-repeated="2" table:default-cell-style-name="ce508"/>
        <table:table-column table:style-name="co4" table:number-columns-repeated="2" table:default-cell-style-name="ce508"/>
        <table:table-column table:style-name="co2" table:default-cell-style-name="ce508"/>
        <table:table-column table:style-name="co2" table:default-cell-style-name="ce627"/>
        <table:table-column table:style-name="co4" table:number-columns-repeated="2" table:default-cell-style-name="ce508"/>
        <table:table-column table:style-name="co2" table:number-columns-repeated="2" table:default-cell-style-name="ce508"/>
        <table:table-column table:style-name="co5" table:default-cell-style-name="ce508"/>
        <table:table-column table:style-name="co2" table:default-cell-style-name="ce508"/>
        <table:table-column table:style-name="co6" table:number-columns-repeated="993" table:default-cell-style-name="ce508"/>
        <table:table-row table:style-name="ro7">
          <table:table-cell table:number-columns-repeated="31"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14">
          <table:table-cell table:style-name="ce509" office:value-type="string" table:number-columns-spanned="30" table:number-rows-spanned="1">
            <text:p>Musterstudienplan Bachelorstudium Informatik (Beginn: Wintersemester)</text:p>
          </table:table-cell>
          <table:covered-table-cell table:number-columns-repeated="29" table:style-name="ce509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3">
          <table:table-cell table:style-name="ce510" table:number-columns-repeated="24"/>
          <table:table-cell table:style-name="ce628"/>
          <table:table-cell table:style-name="ce510" table:number-columns-repeated="5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7">
          <table:table-cell table:style-name="ce511" table:number-columns-repeated="2"/>
          <table:table-cell table:style-name="ce531" table:number-columns-repeated="5"/>
          <table:table-cell table:style-name="ce568"/>
          <table:table-cell table:style-name="ce511"/>
          <table:table-cell table:style-name="ce531" table:number-columns-repeated="2"/>
          <table:table-cell table:style-name="ce568"/>
          <table:table-cell table:style-name="ce511"/>
          <table:table-cell table:style-name="ce531" table:number-columns-repeated="2"/>
          <table:table-cell table:style-name="ce568"/>
          <table:table-cell table:style-name="ce511"/>
          <table:table-cell table:style-name="ce531" table:number-columns-repeated="3"/>
          <table:table-cell table:style-name="ce511"/>
          <table:table-cell table:style-name="ce531" table:number-columns-repeated="2"/>
          <table:table-cell table:style-name="ce568"/>
          <table:table-cell table:style-name="ce531" table:number-columns-repeated="4"/>
          <table:table-cell table:style-name="ce568"/>
          <table:table-cell table:style-name="ce634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7">
          <table:table-cell table:style-name="ce512" office:value-type="string">
            <text:p>Bereich</text:p>
          </table:table-cell>
          <table:table-cell table:style-name="ce512"/>
          <table:table-cell table:style-name="ce532" table:number-columns-repeated="3"/>
          <table:table-cell table:style-name="ce544" office:value-type="string">
            <text:p>1. Semester (WS)</text:p>
          </table:table-cell>
          <table:table-cell table:style-name="ce544"/>
          <table:table-cell table:style-name="ce569"/>
          <table:table-cell table:style-name="ce512"/>
          <table:table-cell table:style-name="ce532" office:value-type="string" table:number-columns-spanned="2" table:number-rows-spanned="1">
            <text:p>2. Semester (SS)</text:p>
          </table:table-cell>
          <table:covered-table-cell table:style-name="ce532"/>
          <table:table-cell table:style-name="ce599"/>
          <table:table-cell table:style-name="ce603"/>
          <table:table-cell table:style-name="ce532" office:value-type="string" table:number-columns-spanned="2" table:number-rows-spanned="1">
            <text:p>3. Semester (WS)</text:p>
          </table:table-cell>
          <table:covered-table-cell table:style-name="ce532"/>
          <table:table-cell table:style-name="ce599"/>
          <table:table-cell table:style-name="ce603"/>
          <table:table-cell table:style-name="ce532" office:value-type="string" table:number-columns-spanned="2" table:number-rows-spanned="1">
            <text:p>4. Semester (SS)</text:p>
          </table:table-cell>
          <table:covered-table-cell table:style-name="ce532"/>
          <table:table-cell table:style-name="ce623"/>
          <table:table-cell table:style-name="ce603"/>
          <table:table-cell table:style-name="ce532" office:value-type="string" table:number-columns-spanned="2" table:number-rows-spanned="1">
            <text:p>5. Semester (WS)</text:p>
          </table:table-cell>
          <table:covered-table-cell table:style-name="ce532"/>
          <table:table-cell table:style-name="ce569"/>
          <table:table-cell table:style-name="ce623"/>
          <table:table-cell table:style-name="ce532" office:value-type="string" table:number-columns-spanned="2" table:number-rows-spanned="1">
            <text:p>6. Semester (SS)</text:p>
          </table:table-cell>
          <table:covered-table-cell table:style-name="ce532"/>
          <table:table-cell table:style-name="ce532"/>
          <table:table-cell table:style-name="ce599"/>
          <table:table-cell table:style-name="ce635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7">
          <table:table-cell table:style-name="ce513" table:number-columns-repeated="2"/>
          <table:table-cell table:style-name="ce533" table:number-columns-repeated="3"/>
          <table:table-cell table:style-name="ce529" table:number-columns-repeated="2"/>
          <table:table-cell table:style-name="ce570"/>
          <table:table-cell table:style-name="ce579"/>
          <table:table-cell table:style-name="ce533" table:number-columns-repeated="2"/>
          <table:table-cell table:style-name="ce578"/>
          <table:table-cell table:style-name="ce513"/>
          <table:table-cell table:style-name="ce533" table:number-columns-repeated="2"/>
          <table:table-cell table:style-name="ce578"/>
          <table:table-cell table:style-name="ce513"/>
          <table:table-cell table:style-name="ce533" table:number-columns-repeated="3"/>
          <table:table-cell table:style-name="ce513"/>
          <table:table-cell table:style-name="ce533" table:number-columns-repeated="2"/>
          <table:table-cell table:style-name="ce578"/>
          <table:table-cell table:style-name="ce533" table:number-columns-repeated="4"/>
          <table:table-cell table:style-name="ce578"/>
          <table:table-cell table:style-name="ce636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4">
          <table:table-cell table:style-name="ce514" office:value-type="string" table:number-columns-spanned="1" table:number-rows-spanned="25">
            <text:p>Kompetenzbereich Informatik[116-121 LP]</text:p>
          </table:table-cell>
          <table:table-cell table:style-name="ce521"/>
          <table:table-cell table:style-name="ce522" table:number-columns-repeated="2"/>
          <table:table-cell table:style-name="ce537"/>
          <table:table-cell table:style-name="ce545" table:number-columns-repeated="2"/>
          <table:table-cell table:style-name="ce571"/>
          <table:table-cell table:style-name="ce580"/>
          <table:table-cell table:style-name="ce538" table:number-columns-repeated="2"/>
          <table:table-cell table:style-name="ce545"/>
          <table:table-cell table:style-name="ce580"/>
          <table:table-cell table:style-name="ce538" table:number-columns-repeated="2"/>
          <table:table-cell table:style-name="ce571"/>
          <table:table-cell table:style-name="ce538" table:number-columns-repeated="3"/>
          <table:table-cell table:style-name="ce571"/>
          <table:table-cell table:style-name="ce545" table:number-columns-repeated="3"/>
          <table:table-cell table:style-name="ce571"/>
          <table:table-cell table:style-name="ce545" table:number-columns-repeated="4"/>
          <table:table-cell table:style-name="ce571"/>
          <table:table-cell table:style-name="ce637" table:number-columns-spanned="1" table:number-rows-spanned="25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1"/>
          <table:table-cell table:style-name="ce534" office:value-type="string" table:number-columns-spanned="1" table:number-rows-spanned="30">
            <text:p>Orientierungstage</text:p>
          </table:table-cell>
          <table:table-cell table:style-name="ce522"/>
          <table:table-cell table:style-name="ce538"/>
          <table:table-cell table:style-name="ce546" office:value-type="string" table:number-columns-spanned="2" table:number-rows-spanned="1">
            <text:p>Programmieren 1</text:p>
          </table:table-cell>
          <table:covered-table-cell table:style-name="ce546"/>
          <table:table-cell table:style-name="ce548"/>
          <table:table-cell table:style-name="ce581"/>
          <table:table-cell table:style-name="ce546" office:value-type="string" table:number-columns-spanned="2" table:number-rows-spanned="1">
            <text:p>Programmieren 2</text:p>
          </table:table-cell>
          <table:covered-table-cell table:style-name="ce546"/>
          <table:table-cell table:style-name="ce548"/>
          <table:table-cell table:style-name="ce581"/>
          <table:table-cell table:style-name="ce604" office:value-type="string" table:number-columns-spanned="6" table:number-rows-spanned="1">
            <text:p>Software Engineering </text:p>
          </table:table-cell>
          <table:covered-table-cell table:number-columns-repeated="2" table:style-name="ce611"/>
          <table:covered-table-cell table:style-name="ce617" office:value-type="string">
            <text:p><text:s/>SEP*</text:p>
          </table:covered-table-cell>
          <table:covered-table-cell table:number-columns-repeated="2" table:style-name="ce617"/>
          <table:table-cell table:style-name="ce601"/>
          <table:table-cell table:style-name="ce538"/>
          <table:table-cell table:style-name="ce621" office:value-type="string" table:number-columns-spanned="2" table:number-rows-spanned="1">
            <text:p>Seminar</text:p>
          </table:table-cell>
          <table:covered-table-cell table:style-name="ce621"/>
          <table:table-cell table:style-name="ce601"/>
          <table:table-cell table:style-name="ce538"/>
          <table:table-cell table:style-name="ce621" office:value-type="string" table:number-columns-spanned="2" table:number-rows-spanned="1">
            <text:p>Bachelorarbeit</text:p>
          </table:table-cell>
          <table:covered-table-cell table:style-name="ce621"/>
          <table:table-cell table:style-name="ce629"/>
          <table:table-cell table:style-name="ce601"/>
          <table:covered-table-cell table:style-name="ce637"/>
          <table:table-cell table:number-columns-repeated="3"/>
          <table:table-cell table:style-name="ce627" table:number-columns-repeated="8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1"/>
          <table:covered-table-cell table:style-name="ce534"/>
          <table:table-cell table:style-name="ce522"/>
          <table:table-cell table:style-name="ce538"/>
          <table:table-cell table:style-name="ce547" office:value-type="float" office:value="6">
            <text:p>6</text:p>
          </table:table-cell>
          <table:table-cell table:style-name="ce565" office:value-type="string">
            <text:p>LP</text:p>
          </table:table-cell>
          <table:table-cell table:style-name="ce548"/>
          <table:table-cell table:style-name="ce581"/>
          <table:table-cell table:style-name="ce547" office:value-type="float" office:value="6">
            <text:p>6</text:p>
          </table:table-cell>
          <table:table-cell table:style-name="ce565" office:value-type="string">
            <text:p>LP</text:p>
          </table:table-cell>
          <table:table-cell table:style-name="ce548"/>
          <table:table-cell table:style-name="ce581"/>
          <table:table-cell table:style-name="ce605" office:value-type="string" table:number-columns-spanned="6" table:number-rows-spanned="1">
            <text:p>12 LP</text:p>
          </table:table-cell>
          <table:covered-table-cell table:number-columns-repeated="2" table:style-name="ce612"/>
          <table:covered-table-cell table:style-name="ce618" office:value-type="string">
            <text:p>8 LP</text:p>
          </table:covered-table-cell>
          <table:covered-table-cell table:number-columns-repeated="2" table:style-name="ce618"/>
          <table:table-cell table:style-name="ce601"/>
          <table:table-cell table:style-name="ce538"/>
          <table:table-cell table:style-name="ce594" office:value-type="string" table:number-columns-spanned="2" table:number-rows-spanned="1">
            <text:p>5 LP</text:p>
          </table:table-cell>
          <table:covered-table-cell table:style-name="ce594"/>
          <table:table-cell table:style-name="ce601"/>
          <table:table-cell table:style-name="ce538"/>
          <table:table-cell table:style-name="ce608" office:value-type="float" office:value="15">
            <text:p>15</text:p>
          </table:table-cell>
          <table:table-cell table:style-name="ce614" office:value-type="string">
            <text:p>LP</text:p>
          </table:table-cell>
          <table:table-cell table:style-name="ce630"/>
          <table:table-cell table:style-name="ce601"/>
          <table:covered-table-cell table:style-name="ce637"/>
          <table:table-cell table:number-columns-repeated="3"/>
          <table:table-cell table:style-name="ce627" table:number-columns-repeated="8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48" table:number-columns-repeated="2"/>
          <table:table-cell table:style-name="ce556"/>
          <table:table-cell table:style-name="ce582"/>
          <table:table-cell table:style-name="ce554" table:number-columns-repeated="2"/>
          <table:table-cell table:style-name="ce556"/>
          <table:table-cell table:style-name="ce582"/>
          <table:table-cell table:style-name="ce606" table:number-columns-spanned="2" table:number-rows-spanned="1"/>
          <table:covered-table-cell table:style-name="ce606"/>
          <table:table-cell table:style-name="ce538"/>
          <table:table-cell table:style-name="ce619"/>
          <table:table-cell table:style-name="ce538" table:number-columns-repeated="2"/>
          <table:table-cell table:style-name="ce601"/>
          <table:table-cell table:style-name="ce538"/>
          <table:table-cell table:style-name="ce554" table:number-columns-repeated="2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/>
          <table:table-cell table:style-name="ce556" table:number-columns-repeated="2"/>
          <table:table-cell table:style-name="ce627" table:number-columns-repeated="8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49" office:value-type="string" table:number-columns-spanned="2" table:number-rows-spanned="1">
            <text:p>Algorithmen und</text:p>
          </table:table-cell>
          <table:covered-table-cell table:style-name="ce549"/>
          <table:table-cell table:style-name="ce556"/>
          <table:table-cell table:style-name="ce582"/>
          <table:table-cell table:style-name="ce546" office:value-type="string" table:number-columns-spanned="2" table:number-rows-spanned="1">
            <text:p>Logik</text:p>
          </table:table-cell>
          <table:covered-table-cell table:style-name="ce546"/>
          <table:table-cell table:style-name="ce556"/>
          <table:table-cell table:style-name="ce582"/>
          <table:table-cell table:style-name="ce546" office:value-type="string" table:number-columns-spanned="6" table:number-rows-spanned="1">
            <text:p>Technische Informatik</text:p>
          </table:table-cell>
          <table:covered-table-cell table:number-columns-repeated="5" table:style-name="ce546"/>
          <table:table-cell table:style-name="ce601"/>
          <table:table-cell table:style-name="ce538"/>
          <table:table-cell table:style-name="ce621" office:value-type="string" table:number-columns-spanned="2" table:number-rows-spanned="1">
            <text:p>Teamprojekt</text:p>
          </table:table-cell>
          <table:covered-table-cell table:style-name="ce621"/>
          <table:table-cell table:style-name="ce601"/>
          <table:table-cell table:style-name="ce538"/>
          <table:table-cell table:style-name="ce554" table:number-columns-repeated="2"/>
          <table:table-cell table:style-name="ce538"/>
          <table:table-cell table:style-name="ce601"/>
          <table:covered-table-cell table:style-name="ce637"/>
          <table:table-cell/>
          <table:table-cell table:style-name="ce553" table:number-columns-repeated="2"/>
          <table:table-cell table:style-name="ce627" table:number-columns-repeated="8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0" office:value-type="string" table:number-columns-spanned="2" table:number-rows-spanned="1">
            <text:p>Datenstrukturen</text:p>
          </table:table-cell>
          <table:covered-table-cell table:style-name="ce550"/>
          <table:table-cell table:style-name="ce556"/>
          <table:table-cell table:style-name="ce582"/>
          <table:table-cell table:style-name="ce547" office:value-type="float" office:value="5">
            <text:p>5</text:p>
          </table:table-cell>
          <table:table-cell table:style-name="ce565" office:value-type="string">
            <text:p>LP</text:p>
          </table:table-cell>
          <table:table-cell table:style-name="ce556"/>
          <table:table-cell table:style-name="ce582"/>
          <table:table-cell table:style-name="ce546" office:value-type="string" table:number-columns-spanned="6" table:number-rows-spanned="1">
            <text:p>8 LP</text:p>
          </table:table-cell>
          <table:covered-table-cell table:number-columns-repeated="5" table:style-name="ce613"/>
          <table:table-cell table:style-name="ce601"/>
          <table:table-cell table:style-name="ce538"/>
          <table:table-cell table:style-name="ce594" office:value-type="string" table:number-columns-spanned="2" table:number-rows-spanned="1">
            <text:p>5 LP</text:p>
          </table:table-cell>
          <table:covered-table-cell table:style-name="ce594"/>
          <table:table-cell table:style-name="ce601"/>
          <table:table-cell table:style-name="ce538"/>
          <table:table-cell table:style-name="ce554" table:number-columns-repeated="2"/>
          <table:table-cell table:style-name="ce538"/>
          <table:table-cell table:style-name="ce601"/>
          <table:covered-table-cell table:style-name="ce637"/>
          <table:table-cell table:number-columns-repeated="3"/>
          <table:table-cell table:style-name="ce627" table:number-columns-repeated="8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1" office:value-type="float" office:value="8">
            <text:p>8</text:p>
          </table:table-cell>
          <table:table-cell table:style-name="ce566" office:value-type="string">
            <text:p>LP</text:p>
          </table:table-cell>
          <table:table-cell table:style-name="ce556"/>
          <table:table-cell table:style-name="ce582"/>
          <table:table-cell table:style-name="ce554" table:number-columns-repeated="2"/>
          <table:table-cell table:style-name="ce556"/>
          <table:table-cell table:style-name="ce582"/>
          <table:table-cell table:style-name="ce556" table:number-columns-repeated="3"/>
          <table:table-cell table:style-name="ce619"/>
          <table:table-cell table:style-name="ce556" table:number-columns-repeated="2"/>
          <table:table-cell table:style-name="ce601"/>
          <table:table-cell table:style-name="ce538" table:number-columns-repeated="3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 table:number-columns-repeated="3"/>
          <table:table-cell table:style-name="ce627" table:number-columns-repeated="8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/>
          <table:table-cell table:style-name="ce607" office:value-type="string" table:number-columns-spanned="2" table:number-rows-spanned="1">
            <text:p>Theoretische</text:p>
          </table:table-cell>
          <table:covered-table-cell table:style-name="ce607"/>
          <table:table-cell table:style-name="ce553"/>
          <table:table-cell table:style-name="ce619"/>
          <table:table-cell table:style-name="ce607" office:value-type="string" table:number-columns-spanned="2" table:number-rows-spanned="1">
            <text:p>Theoretische</text:p>
          </table:table-cell>
          <table:covered-table-cell table:style-name="ce607"/>
          <table:table-cell table:style-name="ce601"/>
          <table:table-cell table:style-name="ce553" table:number-columns-repeated="3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4" table:number-columns-repeated="2"/>
          <table:table-cell table:style-name="ce572"/>
          <table:table-cell table:style-name="ce556"/>
          <table:table-cell table:style-name="ce605" office:value-type="string" table:number-columns-spanned="2" table:number-rows-spanned="1">
            <text:p>Informatik 1</text:p>
          </table:table-cell>
          <table:covered-table-cell table:style-name="ce605"/>
          <table:table-cell table:style-name="ce553"/>
          <table:table-cell table:style-name="ce619"/>
          <table:table-cell table:style-name="ce605" office:value-type="string" table:number-columns-spanned="2" table:number-rows-spanned="1">
            <text:p>Informatik 2</text:p>
          </table:table-cell>
          <table:covered-table-cell table:style-name="ce605"/>
          <table:table-cell table:style-name="ce601"/>
          <table:table-cell table:style-name="ce553" table:number-columns-repeated="3"/>
          <table:table-cell table:style-name="ce601"/>
          <table:table-cell table:style-name="ce538"/>
          <table:table-cell table:style-name="ce553" table:number-columns-repeated="2"/>
          <table:table-cell table:style-name="ce538"/>
          <table:table-cell table:style-name="ce601"/>
          <table:covered-table-cell table:style-name="ce637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4" table:number-columns-repeated="2"/>
          <table:table-cell table:style-name="ce572"/>
          <table:table-cell table:style-name="ce556"/>
          <table:table-cell table:style-name="ce547" office:value-type="float" office:value="5">
            <text:p>5</text:p>
          </table:table-cell>
          <table:table-cell table:style-name="ce565" office:value-type="string">
            <text:p>LP</text:p>
          </table:table-cell>
          <table:table-cell table:style-name="ce556"/>
          <table:table-cell table:style-name="ce619"/>
          <table:table-cell table:style-name="ce547" office:value-type="float" office:value="6">
            <text:p>6</text:p>
          </table:table-cell>
          <table:table-cell table:style-name="ce565" office:value-type="string">
            <text:p>LP</text:p>
          </table:table-cell>
          <table:table-cell table:style-name="ce538"/>
          <table:table-cell table:style-name="ce619"/>
          <table:table-cell table:style-name="ce553" table:number-columns-repeated="2"/>
          <table:table-cell table:style-name="ce601"/>
          <table:table-cell table:style-name="ce538"/>
          <table:table-cell table:style-name="ce553" table:number-columns-repeated="2"/>
          <table:table-cell table:style-name="ce538"/>
          <table:table-cell table:style-name="ce601"/>
          <table:covered-table-cell table:style-name="ce637"/>
          <table:table-cell/>
          <table:table-cell table:style-name="ce640"/>
          <table:table-cell table:style-name="ce627" table:number-columns-repeated="9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4" table:number-columns-repeated="2"/>
          <table:table-cell table:style-name="ce572"/>
          <table:table-cell table:style-name="ce556"/>
          <table:table-cell table:style-name="ce553" table:number-columns-repeated="2"/>
          <table:table-cell table:style-name="ce572"/>
          <table:table-cell table:style-name="ce538"/>
          <table:table-cell table:style-name="ce554" table:number-columns-repeated="2"/>
          <table:table-cell table:style-name="ce538"/>
          <table:table-cell table:style-name="ce619"/>
          <table:table-cell table:style-name="ce553" table:number-columns-repeated="2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/>
          <table:table-cell table:style-name="ce640"/>
          <table:table-cell table:number-columns-repeated="2"/>
          <table:table-cell table:style-name="ce627" table:number-columns-repeated="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/>
          <table:table-cell table:style-name="ce546" office:value-type="string" table:number-columns-spanned="2" table:number-rows-spanned="1">
            <text:p>Betriebssysteme</text:p>
          </table:table-cell>
          <table:covered-table-cell table:style-name="ce546"/>
          <table:table-cell table:style-name="ce572"/>
          <table:table-cell table:style-name="ce538"/>
          <table:table-cell table:style-name="ce546" office:value-type="string" table:number-columns-spanned="2" table:number-rows-spanned="1">
            <text:p>Computernetze 1</text:p>
          </table:table-cell>
          <table:covered-table-cell table:style-name="ce546"/>
          <table:table-cell table:style-name="ce538"/>
          <table:table-cell table:style-name="ce619"/>
          <table:table-cell table:style-name="ce553" table:number-columns-repeated="2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/>
          <table:table-cell table:style-name="ce547" office:value-type="float" office:value="5">
            <text:p>5</text:p>
          </table:table-cell>
          <table:table-cell table:style-name="ce565" office:value-type="string">
            <text:p>LP</text:p>
          </table:table-cell>
          <table:table-cell table:style-name="ce572"/>
          <table:table-cell table:style-name="ce538"/>
          <table:table-cell table:style-name="ce547" office:value-type="float" office:value="5">
            <text:p>5</text:p>
          </table:table-cell>
          <table:table-cell table:style-name="ce565" office:value-type="string">
            <text:p>LP</text:p>
          </table:table-cell>
          <table:table-cell table:style-name="ce538"/>
          <table:table-cell table:style-name="ce619"/>
          <table:table-cell table:style-name="ce553" table:number-columns-repeated="2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6" table:number-columns-repeated="2"/>
          <table:table-cell table:style-name="ce572"/>
          <table:table-cell table:style-name="ce556" table:number-columns-repeated="3"/>
          <table:table-cell table:style-name="ce572"/>
          <table:table-cell table:style-name="ce538"/>
          <table:table-cell table:style-name="ce553" table:number-columns-repeated="2"/>
          <table:table-cell table:style-name="ce538"/>
          <table:table-cell table:style-name="ce619"/>
          <table:table-cell table:style-name="ce538" table:number-columns-repeated="2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6" table:number-columns-repeated="2"/>
          <table:table-cell table:style-name="ce572"/>
          <table:table-cell table:style-name="ce556"/>
          <table:table-cell table:style-name="ce549" office:value-type="string" table:number-columns-spanned="2" table:number-rows-spanned="1">
            <text:p>Relationale </text:p>
          </table:table-cell>
          <table:covered-table-cell table:style-name="ce549"/>
          <table:table-cell table:style-name="ce572"/>
          <table:table-cell table:style-name="ce538"/>
          <table:table-cell table:style-name="ce554" table:number-columns-repeated="2"/>
          <table:table-cell table:style-name="ce538"/>
          <table:table-cell table:style-name="ce619"/>
          <table:table-cell table:style-name="ce538" table:number-columns-repeated="2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6" table:number-columns-repeated="2"/>
          <table:table-cell table:style-name="ce572"/>
          <table:table-cell table:style-name="ce556"/>
          <table:table-cell table:style-name="ce550" office:value-type="string" table:number-columns-spanned="2" table:number-rows-spanned="1">
            <text:p>Datenbanksysteme 1</text:p>
          </table:table-cell>
          <table:covered-table-cell table:style-name="ce550"/>
          <table:table-cell table:style-name="ce572"/>
          <table:table-cell table:style-name="ce538"/>
          <table:table-cell table:style-name="ce554" table:number-columns-repeated="2"/>
          <table:table-cell table:style-name="ce538"/>
          <table:table-cell table:style-name="ce619"/>
          <table:table-cell table:style-name="ce538" table:number-columns-repeated="2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2" table:number-columns-repeated="2"/>
          <table:table-cell table:style-name="ce556"/>
          <table:table-cell table:style-name="ce582"/>
          <table:table-cell table:style-name="ce556" table:number-columns-repeated="2"/>
          <table:table-cell table:style-name="ce572"/>
          <table:table-cell table:style-name="ce556"/>
          <table:table-cell table:style-name="ce547" office:value-type="float" office:value="5">
            <text:p>5</text:p>
          </table:table-cell>
          <table:table-cell table:style-name="ce565" office:value-type="string">
            <text:p>LP</text:p>
          </table:table-cell>
          <table:table-cell table:style-name="ce572"/>
          <table:table-cell table:style-name="ce538"/>
          <table:table-cell table:style-name="ce554" table:number-columns-repeated="2"/>
          <table:table-cell table:style-name="ce538"/>
          <table:table-cell table:style-name="ce619"/>
          <table:table-cell table:style-name="ce554" table:number-columns-repeated="2"/>
          <table:table-cell table:style-name="ce601"/>
          <table:table-cell table:style-name="ce538" table:number-columns-repeated="4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3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/>
          <table:table-cell table:style-name="ce554" table:number-columns-repeated="2"/>
          <table:table-cell table:style-name="ce572"/>
          <table:table-cell table:style-name="ce538"/>
          <table:table-cell table:style-name="ce553" table:number-columns-repeated="2"/>
          <table:table-cell table:style-name="ce538"/>
          <table:table-cell table:style-name="ce619"/>
          <table:table-cell table:style-name="ce554" table:number-columns-repeated="2"/>
          <table:table-cell table:style-name="ce601"/>
          <table:table-cell table:style-name="ce538"/>
          <table:table-cell table:style-name="ce553" table:number-columns-repeated="2"/>
          <table:table-cell table:style-name="ce538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3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/>
          <table:table-cell table:style-name="ce593" office:value-type="string" table:number-columns-spanned="2" table:number-rows-spanned="1">
            <text:p>Informatik:</text:p>
          </table:table-cell>
          <table:covered-table-cell table:style-name="ce593"/>
          <table:table-cell table:style-name="ce572"/>
          <table:table-cell table:style-name="ce538"/>
          <table:table-cell table:style-name="ce593" office:value-type="string" table:number-columns-spanned="2" table:number-rows-spanned="1">
            <text:p>Informatik:</text:p>
          </table:table-cell>
          <table:covered-table-cell table:style-name="ce593"/>
          <table:table-cell table:style-name="ce538"/>
          <table:table-cell table:style-name="ce619"/>
          <table:table-cell table:style-name="ce593" office:value-type="string" table:number-columns-spanned="2" table:number-rows-spanned="1">
            <text:p>Informatik:</text:p>
          </table:table-cell>
          <table:covered-table-cell table:style-name="ce593"/>
          <table:table-cell table:style-name="ce601"/>
          <table:table-cell table:style-name="ce538"/>
          <table:table-cell table:style-name="ce593" office:value-type="string" table:number-columns-spanned="2" table:number-rows-spanned="1">
            <text:p>Informatik:</text:p>
          </table:table-cell>
          <table:covered-table-cell table:style-name="ce593"/>
          <table:table-cell table:style-name="ce538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3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/>
          <table:table-cell table:style-name="ce594" office:value-type="string" table:number-columns-spanned="2" table:number-rows-spanned="1">
            <text:p>Wahlpflicht-Modul </text:p>
          </table:table-cell>
          <table:covered-table-cell table:style-name="ce594"/>
          <table:table-cell table:style-name="ce572"/>
          <table:table-cell table:style-name="ce538"/>
          <table:table-cell table:style-name="ce594" office:value-type="string" table:number-columns-spanned="2" table:number-rows-spanned="1">
            <text:p>Wahlpflicht-Modul </text:p>
          </table:table-cell>
          <table:covered-table-cell table:style-name="ce594"/>
          <table:table-cell table:style-name="ce538"/>
          <table:table-cell table:style-name="ce619"/>
          <table:table-cell table:style-name="ce594" office:value-type="string" table:number-columns-spanned="2" table:number-rows-spanned="1">
            <text:p>Wahlpflicht-Modul </text:p>
          </table:table-cell>
          <table:covered-table-cell table:style-name="ce594"/>
          <table:table-cell table:style-name="ce601"/>
          <table:table-cell table:style-name="ce538"/>
          <table:table-cell table:style-name="ce594" office:value-type="string" table:number-columns-spanned="2" table:number-rows-spanned="1">
            <text:p>Wahlpflicht-Modul </text:p>
          </table:table-cell>
          <table:covered-table-cell table:style-name="ce594"/>
          <table:table-cell table:style-name="ce538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4" table:number-columns-repeated="2"/>
          <table:table-cell table:style-name="ce556"/>
          <table:table-cell table:style-name="ce582"/>
          <table:table-cell table:style-name="ce590" table:number-columns-repeated="2"/>
          <table:table-cell table:style-name="ce572"/>
          <table:table-cell table:style-name="ce556"/>
          <table:table-cell table:style-name="ce608" office:value-type="float" office:value="5">
            <text:p>5</text:p>
          </table:table-cell>
          <table:table-cell table:style-name="ce614" office:value-type="string">
            <text:p>LP</text:p>
          </table:table-cell>
          <table:table-cell table:style-name="ce572"/>
          <table:table-cell table:style-name="ce538"/>
          <table:table-cell table:style-name="ce608" office:value-type="float" office:value="5">
            <text:p>5</text:p>
          </table:table-cell>
          <table:table-cell table:style-name="ce614" office:value-type="string">
            <text:p>LP</text:p>
          </table:table-cell>
          <table:table-cell table:style-name="ce538"/>
          <table:table-cell table:style-name="ce619"/>
          <table:table-cell table:style-name="ce608" office:value-type="float" office:value="5">
            <text:p>5</text:p>
          </table:table-cell>
          <table:table-cell table:style-name="ce614" office:value-type="string">
            <text:p>LP</text:p>
          </table:table-cell>
          <table:table-cell table:style-name="ce601"/>
          <table:table-cell table:style-name="ce538"/>
          <table:table-cell table:style-name="ce608" office:value-type="float" office:value="9">
            <text:p>9</text:p>
          </table:table-cell>
          <table:table-cell table:style-name="ce614" office:value-type="string">
            <text:p>LP</text:p>
          </table:table-cell>
          <table:table-cell table:style-name="ce538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4" table:number-columns-repeated="2"/>
          <table:table-cell table:style-name="ce556"/>
          <table:table-cell table:style-name="ce582"/>
          <table:table-cell table:style-name="ce591" office:value-type="string" table:number-columns-spanned="2" table:number-rows-spanned="1">
            <text:p>"Schwerpunkte im </text:p>
          </table:table-cell>
          <table:covered-table-cell table:style-name="ce591"/>
          <table:table-cell table:style-name="ce572"/>
          <table:table-cell table:style-name="ce556"/>
          <table:table-cell table:style-name="ce554" table:number-columns-repeated="2"/>
          <table:table-cell table:style-name="ce572"/>
          <table:table-cell table:style-name="ce538"/>
          <table:table-cell table:style-name="ce556" table:number-columns-repeated="2"/>
          <table:table-cell table:style-name="ce538"/>
          <table:table-cell table:style-name="ce619"/>
          <table:table-cell table:style-name="ce554" table:number-columns-repeated="2"/>
          <table:table-cell table:style-name="ce601"/>
          <table:table-cell table:style-name="ce538"/>
          <table:table-cell table:style-name="ce554" table:number-columns-repeated="2"/>
          <table:table-cell table:style-name="ce538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4" table:number-columns-repeated="2"/>
          <table:table-cell table:style-name="ce556"/>
          <table:table-cell table:style-name="ce582"/>
          <table:table-cell table:style-name="ce592" office:value-type="string" table:number-columns-spanned="2" table:number-rows-spanned="1">
            <text:p>Informatikstudium"</text:p>
          </table:table-cell>
          <table:covered-table-cell table:style-name="ce592"/>
          <table:table-cell table:style-name="ce572"/>
          <table:table-cell table:style-name="ce556"/>
          <table:table-cell table:style-name="ce554" table:number-columns-repeated="2"/>
          <table:table-cell table:style-name="ce572"/>
          <table:table-cell table:style-name="ce538"/>
          <table:table-cell table:style-name="ce556" table:number-columns-repeated="2"/>
          <table:table-cell table:style-name="ce538"/>
          <table:table-cell table:style-name="ce619"/>
          <table:table-cell table:style-name="ce554" table:number-columns-repeated="2"/>
          <table:table-cell table:style-name="ce601"/>
          <table:table-cell table:style-name="ce538"/>
          <table:table-cell table:style-name="ce554" table:number-columns-repeated="2"/>
          <table:table-cell table:style-name="ce538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5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38"/>
          <table:table-cell table:style-name="ce554" table:number-columns-repeated="2"/>
          <table:table-cell table:style-name="ce556"/>
          <table:table-cell table:style-name="ce582"/>
          <table:table-cell table:style-name="ce592" office:value-type="string" table:number-columns-spanned="2" table:number-rows-spanned="1">
            <text:p>Ringvorlesung</text:p>
          </table:table-cell>
          <table:covered-table-cell table:style-name="ce592"/>
          <table:table-cell table:style-name="ce572"/>
          <table:table-cell table:style-name="ce556"/>
          <table:table-cell table:style-name="ce554" table:number-columns-repeated="2"/>
          <table:table-cell table:style-name="ce572"/>
          <table:table-cell table:style-name="ce538"/>
          <table:table-cell table:style-name="ce556" table:number-columns-repeated="2"/>
          <table:table-cell table:style-name="ce538"/>
          <table:table-cell table:style-name="ce619"/>
          <table:table-cell table:style-name="ce554" table:number-columns-repeated="2"/>
          <table:table-cell table:style-name="ce601"/>
          <table:table-cell table:style-name="ce538"/>
          <table:table-cell table:style-name="ce554" table:number-columns-repeated="2"/>
          <table:table-cell table:style-name="ce538"/>
          <table:table-cell table:style-name="ce601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3"/>
          <table:covered-table-cell table:style-name="ce534"/>
          <table:table-cell table:style-name="ce524"/>
          <table:table-cell table:style-name="ce539"/>
          <table:table-cell table:style-name="ce555" table:number-columns-repeated="3"/>
          <table:table-cell table:style-name="ce583"/>
          <table:table-cell table:style-name="ce555" table:number-columns-repeated="2"/>
          <table:table-cell table:style-name="ce600"/>
          <table:table-cell table:style-name="ce555" table:number-columns-repeated="4"/>
          <table:table-cell table:style-name="ce583"/>
          <table:table-cell table:style-name="ce555" table:number-columns-repeated="3"/>
          <table:table-cell table:style-name="ce583"/>
          <table:table-cell table:style-name="ce555" table:number-columns-repeated="2"/>
          <table:table-cell table:style-name="ce600"/>
          <table:table-cell table:style-name="ce555" table:number-columns-repeated="4"/>
          <table:table-cell table:style-name="ce600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6">
          <table:table-cell table:style-name="ce514" office:value-type="string" table:number-columns-spanned="1" table:number-rows-spanned="8">
            <text:p>Kompetenzbereich <text:s/>Mathematik [35 LP]</text:p>
          </table:table-cell>
          <table:table-cell table:style-name="ce522"/>
          <table:covered-table-cell table:style-name="ce534"/>
          <table:table-cell table:style-name="ce522"/>
          <table:table-cell table:style-name="ce540"/>
          <table:table-cell table:style-name="ce556" table:number-columns-repeated="3"/>
          <table:table-cell table:style-name="ce582"/>
          <table:table-cell table:style-name="ce556" table:number-columns-repeated="2"/>
          <table:table-cell table:style-name="ce572"/>
          <table:table-cell table:style-name="ce556" table:number-columns-repeated="3"/>
          <table:table-cell table:style-name="ce616"/>
          <table:table-cell table:style-name="ce556" table:number-columns-repeated="4"/>
          <table:table-cell table:style-name="ce582"/>
          <table:table-cell table:style-name="ce556" table:number-columns-repeated="2"/>
          <table:table-cell table:style-name="ce572"/>
          <table:table-cell table:style-name="ce556" table:number-columns-repeated="4"/>
          <table:table-cell table:style-name="ce572"/>
          <table:table-cell table:style-name="ce637" table:number-columns-spanned="1" table:number-rows-spanned="8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40"/>
          <table:table-cell table:style-name="ce546" office:value-type="string" table:number-columns-spanned="2" table:number-rows-spanned="1">
            <text:p>Lineare Algebra</text:p>
          </table:table-cell>
          <table:covered-table-cell table:style-name="ce546"/>
          <table:table-cell table:style-name="ce556"/>
          <table:table-cell table:style-name="ce582"/>
          <table:table-cell table:style-name="ce546" office:value-type="string" table:number-columns-spanned="2" table:number-rows-spanned="1">
            <text:p>Analysis</text:p>
          </table:table-cell>
          <table:covered-table-cell table:style-name="ce546"/>
          <table:table-cell table:style-name="ce572"/>
          <table:table-cell table:style-name="ce556"/>
          <table:table-cell table:style-name="ce609" table:number-columns-spanned="2" table:number-rows-spanned="1"/>
          <table:covered-table-cell table:style-name="ce609"/>
          <table:table-cell table:style-name="ce572"/>
          <table:table-cell table:style-name="ce556"/>
          <table:table-cell table:style-name="ce554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 table:number-columns-repeated="4"/>
          <table:table-cell table:style-name="ce572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40"/>
          <table:table-cell table:style-name="ce547" office:value-type="float" office:value="10">
            <text:p>10</text:p>
          </table:table-cell>
          <table:table-cell table:style-name="ce565" office:value-type="string">
            <text:p>LP</text:p>
          </table:table-cell>
          <table:table-cell table:style-name="ce556"/>
          <table:table-cell table:style-name="ce582"/>
          <table:table-cell table:style-name="ce547" office:value-type="float" office:value="10">
            <text:p>10</text:p>
          </table:table-cell>
          <table:table-cell table:style-name="ce565" office:value-type="string">
            <text:p>LP</text:p>
          </table:table-cell>
          <table:table-cell table:style-name="ce572"/>
          <table:table-cell table:style-name="ce556"/>
          <table:table-cell table:style-name="ce553" table:number-columns-repeated="2"/>
          <table:table-cell table:style-name="ce572"/>
          <table:table-cell table:style-name="ce556"/>
          <table:table-cell table:style-name="ce554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 table:number-columns-repeated="4"/>
          <table:table-cell table:style-name="ce572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40"/>
          <table:table-cell table:style-name="ce556" table:number-columns-repeated="3"/>
          <table:table-cell table:style-name="ce582"/>
          <table:table-cell table:style-name="ce553" table:number-columns-repeated="2"/>
          <table:table-cell table:style-name="ce572"/>
          <table:table-cell table:style-name="ce556"/>
          <table:table-cell table:style-name="ce553" table:number-columns-repeated="2"/>
          <table:table-cell table:style-name="ce572"/>
          <table:table-cell table:style-name="ce556"/>
          <table:table-cell table:style-name="ce554" table:number-columns-repeated="2"/>
          <table:table-cell table:style-name="ce556"/>
          <table:table-cell table:style-name="ce582"/>
          <table:table-cell table:style-name="ce553" table:number-columns-repeated="2"/>
          <table:table-cell table:style-name="ce572"/>
          <table:table-cell table:style-name="ce556" table:number-columns-repeated="4"/>
          <table:table-cell table:style-name="ce572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40"/>
          <table:table-cell table:style-name="ce546" office:value-type="string" table:number-columns-spanned="2" table:number-rows-spanned="1">
            <text:p>Diskrete Mathematik</text:p>
          </table:table-cell>
          <table:covered-table-cell table:style-name="ce546"/>
          <table:table-cell table:style-name="ce556"/>
          <table:table-cell table:style-name="ce582"/>
          <table:table-cell table:style-name="ce593" office:value-type="string" table:number-columns-spanned="2" table:number-rows-spanned="1">
            <text:p>Mathematik: </text:p>
          </table:table-cell>
          <table:covered-table-cell table:style-name="ce593"/>
          <table:table-cell table:style-name="ce572"/>
          <table:table-cell table:style-name="ce556"/>
          <table:table-cell table:style-name="ce553" table:number-columns-repeated="2"/>
          <table:table-cell table:style-name="ce572"/>
          <table:table-cell table:style-name="ce556"/>
          <table:table-cell table:style-name="ce553" table:number-columns-repeated="2"/>
          <table:table-cell table:style-name="ce556"/>
          <table:table-cell table:style-name="ce582"/>
          <table:table-cell table:style-name="ce593" office:value-type="string" table:number-columns-spanned="2" table:number-rows-spanned="1">
            <text:p>Mathematik:</text:p>
          </table:table-cell>
          <table:covered-table-cell table:style-name="ce593"/>
          <table:table-cell table:style-name="ce572"/>
          <table:table-cell table:style-name="ce556" table:number-columns-repeated="4"/>
          <table:table-cell table:style-name="ce572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covered-table-cell table:style-name="ce534"/>
          <table:table-cell table:style-name="ce522"/>
          <table:table-cell table:style-name="ce540"/>
          <table:table-cell table:style-name="ce551" office:value-type="float" office:value="5">
            <text:p>5</text:p>
          </table:table-cell>
          <table:table-cell table:style-name="ce566" office:value-type="string">
            <text:p>LP</text:p>
          </table:table-cell>
          <table:table-cell table:style-name="ce556"/>
          <table:table-cell table:style-name="ce582"/>
          <table:table-cell table:style-name="ce594" office:value-type="string" table:number-columns-spanned="2" table:number-rows-spanned="1">
            <text:p>Wahlpflicht-Modul </text:p>
          </table:table-cell>
          <table:covered-table-cell table:style-name="ce594"/>
          <table:table-cell table:style-name="ce572"/>
          <table:table-cell table:style-name="ce556" table:number-columns-repeated="3"/>
          <table:table-cell table:style-name="ce572"/>
          <table:table-cell table:style-name="ce556" table:number-columns-repeated="4"/>
          <table:table-cell table:style-name="ce582"/>
          <table:table-cell table:style-name="ce594" office:value-type="string" table:number-columns-spanned="2" table:number-rows-spanned="1">
            <text:p>Wahlpflicht-Modul </text:p>
          </table:table-cell>
          <table:covered-table-cell table:style-name="ce594"/>
          <table:table-cell table:style-name="ce572"/>
          <table:table-cell table:style-name="ce556" table:number-columns-repeated="4"/>
          <table:table-cell table:style-name="ce572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2"/>
          <table:table-cell table:style-name="ce535"/>
          <table:table-cell table:style-name="ce522"/>
          <table:table-cell table:style-name="ce540"/>
          <table:table-cell table:style-name="ce554" table:number-columns-repeated="2"/>
          <table:table-cell table:style-name="ce556"/>
          <table:table-cell table:style-name="ce582"/>
          <table:table-cell table:style-name="ce595" office:value-type="float" office:value="5">
            <text:p>5</text:p>
          </table:table-cell>
          <table:table-cell table:style-name="ce597" office:value-type="string">
            <text:p>LP</text:p>
          </table:table-cell>
          <table:table-cell table:style-name="ce572"/>
          <table:table-cell table:style-name="ce556" table:number-columns-repeated="3"/>
          <table:table-cell table:style-name="ce572"/>
          <table:table-cell table:style-name="ce556" table:number-columns-repeated="4"/>
          <table:table-cell table:style-name="ce582"/>
          <table:table-cell table:style-name="ce608" office:value-type="float" office:value="5">
            <text:p>5</text:p>
          </table:table-cell>
          <table:table-cell table:style-name="ce614" office:value-type="string">
            <text:p>LP</text:p>
          </table:table-cell>
          <table:table-cell table:style-name="ce572"/>
          <table:table-cell table:style-name="ce556" table:number-columns-repeated="4"/>
          <table:table-cell table:style-name="ce572"/>
          <table:covered-table-cell table:style-name="ce637"/>
          <table:table-cell table:number-columns-repeated="10"/>
          <table:table-cell table:style-name="ce627"/>
          <table:table-cell table:style-name="ce642" table:number-columns-repeated="983"/>
        </table:table-row>
        <table:table-row table:style-name="ro7">
          <table:covered-table-cell table:style-name="ce514"/>
          <table:table-cell table:style-name="ce524"/>
          <table:table-cell table:style-name="ce536"/>
          <table:table-cell table:style-name="ce524"/>
          <table:table-cell table:style-name="ce539"/>
          <table:table-cell table:style-name="ce555" table:number-columns-repeated="3"/>
          <table:table-cell table:style-name="ce583"/>
          <table:table-cell table:style-name="ce590" table:number-columns-repeated="2"/>
          <table:table-cell table:style-name="ce600"/>
          <table:table-cell table:style-name="ce555" table:number-columns-repeated="3"/>
          <table:table-cell table:style-name="ce600"/>
          <table:table-cell table:style-name="ce555" table:number-columns-repeated="4"/>
          <table:table-cell table:style-name="ce583"/>
          <table:table-cell table:style-name="ce555" table:number-columns-repeated="2"/>
          <table:table-cell table:style-name="ce600"/>
          <table:table-cell table:style-name="ce555" table:number-columns-repeated="4"/>
          <table:table-cell table:style-name="ce600"/>
          <table:covered-table-cell table:style-name="ce637"/>
          <table:table-cell table:style-name="ce627"/>
          <table:table-cell table:number-columns-repeated="9"/>
          <table:table-cell table:style-name="ce627"/>
          <table:table-cell table:style-name="ce642" table:number-columns-repeated="983"/>
        </table:table-row>
        <table:table-row table:style-name="ro4">
          <table:table-cell table:style-name="ce515" office:value-type="string" table:number-columns-spanned="1" table:number-rows-spanned="4">
            <text:p>Nebenfach [14 - 19 LP]</text:p>
          </table:table-cell>
          <table:table-cell table:style-name="ce525" table:number-columns-repeated="4"/>
          <table:table-cell table:style-name="ce556" table:number-columns-repeated="2"/>
          <table:table-cell table:style-name="ce572"/>
          <table:table-cell table:style-name="ce582"/>
          <table:table-cell table:style-name="ce556" table:number-columns-repeated="2"/>
          <table:table-cell table:style-name="ce572"/>
          <table:table-cell table:style-name="ce556"/>
          <table:table-cell table:style-name="ce538" table:number-columns-repeated="2"/>
          <table:table-cell table:style-name="ce601"/>
          <table:table-cell table:style-name="ce538" table:number-columns-repeated="4"/>
          <table:table-cell table:style-name="ce619"/>
          <table:table-cell table:style-name="ce538" table:number-columns-repeated="2"/>
          <table:table-cell table:style-name="ce601"/>
          <table:table-cell table:style-name="ce538" table:number-columns-repeated="4"/>
          <table:table-cell table:style-name="ce601"/>
          <table:table-cell table:style-name="ce637" table:number-columns-spanned="1" table:number-rows-spanned="4"/>
          <table:table-cell table:number-columns-repeated="994"/>
        </table:table-row>
        <table:table-row table:style-name="ro7">
          <table:covered-table-cell table:style-name="ce515"/>
          <table:table-cell table:style-name="ce525" table:number-columns-repeated="4"/>
          <table:table-cell table:style-name="ce553" table:number-columns-repeated="2"/>
          <table:table-cell table:style-name="ce573"/>
          <table:table-cell table:style-name="ce584"/>
          <table:table-cell table:style-name="ce553" table:number-columns-repeated="2"/>
          <table:table-cell table:style-name="ce573"/>
          <table:table-cell table:style-name="ce584"/>
          <table:table-cell table:style-name="ce554" table:number-columns-repeated="2"/>
          <table:table-cell table:style-name="ce573"/>
          <table:table-cell table:style-name="ce584"/>
          <table:table-cell table:style-name="ce621" office:value-type="string" table:number-columns-spanned="2" table:number-rows-spanned="1">
            <text:p>Nebenfach-Modul</text:p>
          </table:table-cell>
          <table:covered-table-cell table:style-name="ce621"/>
          <table:table-cell table:style-name="ce573"/>
          <table:table-cell table:style-name="ce584"/>
          <table:table-cell table:style-name="ce621" office:value-type="string" table:number-columns-spanned="2" table:number-rows-spanned="1">
            <text:p>Nebenfach-Modul</text:p>
          </table:table-cell>
          <table:covered-table-cell table:style-name="ce621"/>
          <table:table-cell table:style-name="ce573"/>
          <table:table-cell table:style-name="ce584"/>
          <table:table-cell table:style-name="ce621" office:value-type="string" table:number-columns-spanned="2" table:number-rows-spanned="1">
            <text:p>Nebenfach-Modul</text:p>
          </table:table-cell>
          <table:covered-table-cell table:style-name="ce621"/>
          <table:table-cell table:style-name="ce573"/>
          <table:table-cell table:style-name="ce601"/>
          <table:covered-table-cell table:style-name="ce637"/>
          <table:table-cell table:number-columns-repeated="994"/>
        </table:table-row>
        <table:table-row table:style-name="ro7">
          <table:covered-table-cell table:style-name="ce515"/>
          <table:table-cell table:style-name="ce525" table:number-columns-repeated="4"/>
          <table:table-cell table:style-name="ce553" table:number-columns-repeated="2"/>
          <table:table-cell table:style-name="ce573"/>
          <table:table-cell table:style-name="ce584"/>
          <table:table-cell table:style-name="ce553" table:number-columns-repeated="2"/>
          <table:table-cell table:style-name="ce573"/>
          <table:table-cell table:style-name="ce584"/>
          <table:table-cell table:style-name="ce554" table:number-columns-repeated="2"/>
          <table:table-cell table:style-name="ce573"/>
          <table:table-cell table:style-name="ce584"/>
          <table:table-cell table:style-name="ce621" office:value-type="string" table:number-columns-spanned="2" table:number-rows-spanned="1">
            <text:p>5 LP</text:p>
          </table:table-cell>
          <table:covered-table-cell table:style-name="ce621"/>
          <table:table-cell table:style-name="ce573"/>
          <table:table-cell table:style-name="ce584"/>
          <table:table-cell table:style-name="ce621" office:value-type="string" table:number-columns-spanned="2" table:number-rows-spanned="1">
            <text:p>5 LP</text:p>
          </table:table-cell>
          <table:covered-table-cell table:style-name="ce621"/>
          <table:table-cell table:style-name="ce573"/>
          <table:table-cell table:style-name="ce584"/>
          <table:table-cell table:style-name="ce621" office:value-type="string" table:number-columns-spanned="2" table:number-rows-spanned="1">
            <text:p>5 LP</text:p>
          </table:table-cell>
          <table:covered-table-cell table:style-name="ce621"/>
          <table:table-cell table:style-name="ce573"/>
          <table:table-cell table:style-name="ce601"/>
          <table:covered-table-cell table:style-name="ce637"/>
          <table:table-cell table:number-columns-repeated="994"/>
        </table:table-row>
        <table:table-row table:style-name="ro7">
          <table:covered-table-cell table:style-name="ce515"/>
          <table:table-cell table:style-name="ce526" table:number-columns-repeated="4"/>
          <table:table-cell table:style-name="ce557" table:number-columns-repeated="2"/>
          <table:table-cell table:style-name="ce574"/>
          <table:table-cell table:style-name="ce585"/>
          <table:table-cell table:style-name="ce557" table:number-columns-repeated="2"/>
          <table:table-cell table:style-name="ce574"/>
          <table:table-cell table:style-name="ce557" table:number-columns-repeated="3"/>
          <table:table-cell table:style-name="ce574"/>
          <table:table-cell table:style-name="ce557" table:number-columns-repeated="4"/>
          <table:table-cell table:style-name="ce585"/>
          <table:table-cell table:style-name="ce557" table:number-columns-repeated="2"/>
          <table:table-cell table:style-name="ce574"/>
          <table:table-cell table:style-name="ce557" table:number-columns-repeated="4"/>
          <table:table-cell table:style-name="ce574"/>
          <table:covered-table-cell table:style-name="ce637"/>
          <table:table-cell table:number-columns-repeated="994"/>
        </table:table-row>
        <table:table-row table:style-name="ro7">
          <table:table-cell table:style-name="ce516"/>
          <table:table-cell table:style-name="ce525" table:number-columns-repeated="4"/>
          <table:table-cell table:style-name="ce538" table:number-columns-repeated="3"/>
          <table:table-cell table:style-name="ce580"/>
          <table:table-cell table:style-name="ce538" table:number-columns-repeated="2"/>
          <table:table-cell table:style-name="ce601"/>
          <table:table-cell table:style-name="ce538" table:number-columns-repeated="3"/>
          <table:table-cell table:style-name="ce601"/>
          <table:table-cell table:style-name="ce538" table:number-columns-repeated="4"/>
          <table:table-cell table:style-name="ce619"/>
          <table:table-cell table:style-name="ce538" table:number-columns-repeated="2"/>
          <table:table-cell table:style-name="ce601"/>
          <table:table-cell table:style-name="ce538" table:number-columns-repeated="4"/>
          <table:table-cell table:style-name="ce601"/>
          <table:table-cell table:style-name="ce637" table:number-columns-spanned="1" table:number-rows-spanned="9"/>
          <table:table-cell table:number-columns-repeated="994"/>
        </table:table-row>
        <table:table-row table:style-name="ro5">
          <table:table-cell table:style-name="ce517" office:value-type="string" table:number-columns-spanned="1" table:number-rows-spanned="8">
            <text:p><text:s/>Schlüsselqualifikationen <text:s text:c="2"/>[10 LP]</text:p>
          </table:table-cell>
          <table:table-cell table:style-name="ce525" table:number-columns-repeated="3"/>
          <table:table-cell table:style-name="ce541"/>
          <table:table-cell table:style-name="ce558" table:number-columns-repeated="3"/>
          <table:table-cell table:style-name="ce586"/>
          <table:table-cell table:style-name="ce558" table:number-columns-repeated="2"/>
          <table:table-cell table:style-name="ce602"/>
          <table:table-cell table:style-name="ce558" table:number-columns-repeated="3"/>
          <table:table-cell table:style-name="ce602"/>
          <table:table-cell table:style-name="ce558" table:number-columns-repeated="4"/>
          <table:table-cell table:style-name="ce586"/>
          <table:table-cell table:style-name="ce558" table:number-columns-repeated="2"/>
          <table:table-cell table:style-name="ce602"/>
          <table:table-cell table:style-name="ce558" table:number-columns-repeated="3"/>
          <table:table-cell table:style-name="ce602"/>
          <table:table-cell table:style-name="ce601"/>
          <table:covered-table-cell table:style-name="ce637"/>
          <table:table-cell/>
          <table:table-cell table:style-name="ce641"/>
          <table:table-cell table:number-columns-repeated="992"/>
        </table:table-row>
        <table:table-row table:style-name="ro7">
          <table:covered-table-cell table:style-name="ce517"/>
          <table:table-cell table:style-name="ce525" table:number-columns-repeated="3"/>
          <table:table-cell table:style-name="ce542"/>
          <table:table-cell table:style-name="ce559" office:value-type="string" table:number-columns-spanned="2" table:number-rows-spanned="1">
            <text:p>Wissensch. Arbeiten</text:p>
          </table:table-cell>
          <table:covered-table-cell table:style-name="ce559"/>
          <table:table-cell table:style-name="ce575"/>
          <table:table-cell table:style-name="ce587"/>
          <table:table-cell table:style-name="ce560" office:value-type="string" table:number-columns-spanned="2" table:number-rows-spanned="1">
            <text:p>Schlüsselquali</text:p>
          </table:table-cell>
          <table:covered-table-cell table:style-name="ce560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0" office:value-type="string" table:number-columns-spanned="2" table:number-rows-spanned="1">
            <text:p>Schlüsselquali</text:p>
          </table:table-cell>
          <table:covered-table-cell table:style-name="ce560"/>
          <table:table-cell table:style-name="ce575"/>
          <table:table-cell table:style-name="ce587"/>
          <table:table-cell table:style-name="ce561" table:number-columns-repeated="2"/>
          <table:table-cell table:style-name="ce631"/>
          <table:table-cell table:style-name="ce633"/>
          <table:covered-table-cell table:style-name="ce637"/>
          <table:table-cell table:number-columns-repeated="994"/>
        </table:table-row>
        <table:table-row table:style-name="ro7">
          <table:covered-table-cell table:style-name="ce517"/>
          <table:table-cell table:style-name="ce525" table:number-columns-repeated="3"/>
          <table:table-cell table:style-name="ce542"/>
          <table:table-cell table:style-name="ce560" office:value-type="string" table:number-columns-spanned="2" table:number-rows-spanned="1">
            <text:p>2 LP</text:p>
          </table:table-cell>
          <table:covered-table-cell table:style-name="ce560"/>
          <table:table-cell table:style-name="ce575"/>
          <table:table-cell table:style-name="ce587"/>
          <table:table-cell table:style-name="ce560" office:value-type="string" table:number-columns-spanned="2" table:number-rows-spanned="1">
            <text:p>4 LP</text:p>
          </table:table-cell>
          <table:covered-table-cell table:style-name="ce560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0" office:value-type="string" table:number-columns-spanned="2" table:number-rows-spanned="1">
            <text:p>4 LP</text:p>
          </table:table-cell>
          <table:covered-table-cell table:style-name="ce560"/>
          <table:table-cell table:style-name="ce575"/>
          <table:table-cell table:style-name="ce587"/>
          <table:table-cell table:style-name="ce561" table:number-columns-repeated="2"/>
          <table:table-cell table:style-name="ce631"/>
          <table:table-cell table:style-name="ce633"/>
          <table:covered-table-cell table:style-name="ce637"/>
          <table:table-cell table:number-columns-repeated="994"/>
        </table:table-row>
        <table:table-row table:style-name="ro7">
          <table:covered-table-cell table:style-name="ce517"/>
          <table:table-cell table:style-name="ce525" table:number-columns-repeated="3"/>
          <table:table-cell table:style-name="ce542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631"/>
          <table:table-cell table:style-name="ce633"/>
          <table:covered-table-cell table:style-name="ce637"/>
          <table:table-cell table:number-columns-repeated="994"/>
        </table:table-row>
        <table:table-row table:style-name="ro7">
          <table:covered-table-cell table:style-name="ce517"/>
          <table:table-cell table:style-name="ce525" table:number-columns-repeated="3"/>
          <table:table-cell table:style-name="ce542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575" table:number-columns-repeated="2"/>
          <table:table-cell table:style-name="ce631"/>
          <table:table-cell table:style-name="ce633"/>
          <table:covered-table-cell table:style-name="ce637"/>
          <table:table-cell table:number-columns-repeated="994"/>
        </table:table-row>
        <table:table-row table:style-name="ro7">
          <table:covered-table-cell table:style-name="ce517"/>
          <table:table-cell table:style-name="ce525" table:number-columns-repeated="3"/>
          <table:table-cell table:style-name="ce542"/>
          <table:table-cell table:style-name="ce561" table:number-columns-repeated="2"/>
          <table:table-cell table:style-name="ce575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610" table:number-columns-spanned="2" table:number-rows-spanned="1"/>
          <table:covered-table-cell table:style-name="ce610"/>
          <table:table-cell table:style-name="ce575"/>
          <table:table-cell table:style-name="ce587"/>
          <table:table-cell table:style-name="ce575" table:number-columns-repeated="3"/>
          <table:table-cell table:style-name="ce587"/>
          <table:table-cell table:style-name="ce561" table:number-columns-repeated="2"/>
          <table:table-cell table:style-name="ce575"/>
          <table:table-cell table:style-name="ce587"/>
          <table:table-cell table:style-name="ce610" table:number-columns-spanned="2" table:number-rows-spanned="1"/>
          <table:covered-table-cell table:style-name="ce610"/>
          <table:table-cell table:style-name="ce631"/>
          <table:table-cell table:style-name="ce633"/>
          <table:covered-table-cell table:style-name="ce637"/>
          <table:table-cell table:number-columns-repeated="994"/>
        </table:table-row>
        <table:table-row table:style-name="ro7">
          <table:covered-table-cell table:style-name="ce517"/>
          <table:table-cell table:style-name="ce525" table:number-columns-repeated="3"/>
          <table:table-cell table:style-name="ce543"/>
          <table:table-cell table:style-name="ce562" table:number-columns-repeated="2"/>
          <table:table-cell table:style-name="ce576"/>
          <table:table-cell table:style-name="ce588"/>
          <table:table-cell table:style-name="ce562" table:number-columns-repeated="2"/>
          <table:table-cell table:style-name="ce576"/>
          <table:table-cell table:style-name="ce588"/>
          <table:table-cell table:style-name="ce576" table:number-columns-repeated="3"/>
          <table:table-cell table:style-name="ce588"/>
          <table:table-cell table:style-name="ce576" table:number-columns-repeated="3"/>
          <table:table-cell table:style-name="ce588"/>
          <table:table-cell table:style-name="ce562" table:number-columns-repeated="2"/>
          <table:table-cell table:style-name="ce576"/>
          <table:table-cell table:style-name="ce588"/>
          <table:table-cell table:style-name="ce562" table:number-columns-repeated="2"/>
          <table:table-cell table:style-name="ce632"/>
          <table:table-cell table:style-name="ce633"/>
          <table:covered-table-cell table:style-name="ce637"/>
          <table:table-cell table:number-columns-repeated="994"/>
        </table:table-row>
        <table:table-row table:style-name="ro7">
          <table:covered-table-cell table:style-name="ce517"/>
          <table:table-cell table:style-name="ce526" table:number-columns-repeated="2"/>
          <table:table-cell table:style-name="ce525"/>
          <table:table-cell table:style-name="ce526"/>
          <table:table-cell table:style-name="ce557" table:number-columns-repeated="2"/>
          <table:table-cell table:style-name="ce574"/>
          <table:table-cell table:style-name="ce585"/>
          <table:table-cell table:style-name="ce557" table:number-columns-repeated="2"/>
          <table:table-cell table:style-name="ce574"/>
          <table:table-cell table:style-name="ce557" table:number-columns-repeated="3"/>
          <table:table-cell table:style-name="ce574"/>
          <table:table-cell table:style-name="ce557" table:number-columns-repeated="4"/>
          <table:table-cell table:style-name="ce585"/>
          <table:table-cell table:style-name="ce557" table:number-columns-repeated="2"/>
          <table:table-cell table:style-name="ce574"/>
          <table:table-cell table:style-name="ce557" table:number-columns-repeated="4"/>
          <table:table-cell table:style-name="ce574"/>
          <table:covered-table-cell table:style-name="ce637"/>
          <table:table-cell table:number-columns-repeated="994"/>
        </table:table-row>
        <table:table-row table:style-name="ro6">
          <table:table-cell table:style-name="ce515" office:value-type="string" table:number-columns-spanned="1" table:number-rows-spanned="3">
            <text:p>∑<text:span text:style-name="T1"> </text:span><text:span text:style-name="T1">180 LP</text:span></text:p>
          </table:table-cell>
          <table:table-cell table:style-name="ce527" table:number-columns-repeated="4"/>
          <table:table-cell table:style-name="ce531" table:number-columns-repeated="2"/>
          <table:table-cell table:style-name="ce568"/>
          <table:table-cell table:style-name="ce531" table:number-columns-repeated="3"/>
          <table:table-cell table:style-name="ce568"/>
          <table:table-cell table:style-name="ce531" table:number-columns-repeated="3"/>
          <table:table-cell table:style-name="ce568"/>
          <table:table-cell table:style-name="ce531" table:number-columns-repeated="4"/>
          <table:table-cell table:style-name="ce511"/>
          <table:table-cell table:style-name="ce531" table:number-columns-repeated="2"/>
          <table:table-cell table:style-name="ce568"/>
          <table:table-cell table:style-name="ce531" table:number-columns-repeated="4"/>
          <table:table-cell table:style-name="ce568"/>
          <table:table-cell table:style-name="ce638"/>
          <table:table-cell table:number-columns-repeated="994"/>
        </table:table-row>
        <table:table-row table:style-name="ro7">
          <table:covered-table-cell table:style-name="ce515"/>
          <table:table-cell table:style-name="ce528" table:number-columns-repeated="4"/>
          <table:table-cell table:style-name="ce563" office:value-type="float" office:value="31">
            <text:p>31</text:p>
          </table:table-cell>
          <table:table-cell table:style-name="ce567"/>
          <table:table-cell table:style-name="ce577"/>
          <table:table-cell table:style-name="ce589"/>
          <table:table-cell table:style-name="ce528" office:value-type="float" office:value="30" table:number-columns-spanned="2" table:number-rows-spanned="1">
            <text:p>30</text:p>
          </table:table-cell>
          <table:covered-table-cell table:style-name="ce528"/>
          <table:table-cell table:style-name="ce577"/>
          <table:table-cell table:style-name="ce589"/>
          <table:table-cell table:style-name="ce528" office:value-type="float" office:value="28" table:number-columns-spanned="2" table:number-rows-spanned="1">
            <text:p>28</text:p>
          </table:table-cell>
          <table:covered-table-cell table:style-name="ce528"/>
          <table:table-cell table:style-name="ce577"/>
          <table:table-cell table:style-name="ce589"/>
          <table:table-cell table:style-name="ce528" office:value-type="float" office:value="33" table:number-columns-spanned="2" table:number-rows-spanned="1">
            <text:p>33</text:p>
          </table:table-cell>
          <table:covered-table-cell table:style-name="ce528"/>
          <table:table-cell table:style-name="ce589"/>
          <table:table-cell table:style-name="ce624"/>
          <table:table-cell table:style-name="ce528" office:value-type="float" office:value="29" table:number-columns-spanned="2" table:number-rows-spanned="1">
            <text:p>29</text:p>
          </table:table-cell>
          <table:covered-table-cell table:style-name="ce528"/>
          <table:table-cell table:style-name="ce577"/>
          <table:table-cell table:style-name="ce589"/>
          <table:table-cell table:style-name="ce528" office:value-type="float" office:value="29" table:number-columns-spanned="2" table:number-rows-spanned="1">
            <text:p>29</text:p>
          </table:table-cell>
          <table:covered-table-cell table:style-name="ce528"/>
          <table:table-cell table:style-name="ce528"/>
          <table:table-cell table:style-name="ce577"/>
          <table:table-cell table:style-name="ce570"/>
          <table:table-cell table:number-columns-repeated="994"/>
        </table:table-row>
        <table:table-row table:style-name="ro7">
          <table:covered-table-cell table:style-name="ce515"/>
          <table:table-cell table:style-name="ce529" table:number-columns-repeated="4"/>
          <table:table-cell table:style-name="ce533" table:number-columns-repeated="2"/>
          <table:table-cell table:style-name="ce578"/>
          <table:table-cell table:style-name="ce533" table:number-columns-repeated="3"/>
          <table:table-cell table:style-name="ce578"/>
          <table:table-cell table:style-name="ce533" table:number-columns-repeated="3"/>
          <table:table-cell table:style-name="ce578"/>
          <table:table-cell table:style-name="ce533" table:number-columns-repeated="4"/>
          <table:table-cell table:style-name="ce513"/>
          <table:table-cell table:style-name="ce533" table:number-columns-repeated="2"/>
          <table:table-cell table:style-name="ce578"/>
          <table:table-cell table:style-name="ce533" table:number-columns-repeated="4"/>
          <table:table-cell table:style-name="ce578"/>
          <table:table-cell table:style-name="ce639"/>
          <table:table-cell table:number-columns-repeated="994"/>
        </table:table-row>
        <table:table-row table:style-name="ro7">
          <table:table-cell table:style-name="ce518" table:number-columns-repeated="5"/>
          <table:table-cell table:style-name="ce564" table:number-columns-repeated="24"/>
          <table:table-cell table:style-name="ce518"/>
          <table:table-cell table:number-columns-repeated="994"/>
        </table:table-row>
        <table:table-row table:style-name="ro7">
          <table:table-cell/>
          <table:table-cell table:style-name="ce530" table:number-columns-spanned="4" table:number-rows-spanned="1"/>
          <table:covered-table-cell table:number-columns-repeated="3" table:style-name="ce530"/>
          <table:table-cell table:style-name="ce510" office:value-type="string">
            <text:p><text:s/>Pflichtmodule</text:p>
          </table:table-cell>
          <table:table-cell table:number-columns-repeated="3"/>
          <table:table-cell table:style-name="ce596"/>
          <table:table-cell table:style-name="ce510" office:value-type="string">
            <text:p><text:s/>Wahlpflichtmodule</text:p>
          </table:table-cell>
          <table:table-cell table:style-name="ce598"/>
          <table:table-cell table:style-name="ce520"/>
          <table:table-cell table:style-name="ce598"/>
          <table:table-cell table:style-name="ce615"/>
          <table:table-cell table:style-name="ce510"/>
          <table:table-cell table:style-name="ce620" office:value-type="string" table:number-columns-spanned="2" table:number-rows-spanned="1">
            <text:p>Wahlmodule</text:p>
          </table:table-cell>
          <table:covered-table-cell table:style-name="ce622"/>
          <table:table-cell/>
          <table:table-cell table:style-name="ce622"/>
          <table:table-cell table:style-name="ce625"/>
          <table:table-cell table:style-name="ce626" table:number-columns-repeated="2"/>
          <table:table-cell table:style-name="ce622"/>
          <table:table-cell table:style-name="ce510"/>
          <table:table-cell table:style-name="ce628"/>
          <table:table-cell table:style-name="ce510" table:number-columns-repeated="4"/>
          <table:table-cell table:number-columns-repeated="994"/>
        </table:table-row>
        <table:table-row table:style-name="ro7">
          <table:table-cell table:style-name="ce519" table:number-columns-repeated="7"/>
          <table:table-cell table:style-name="ce510" table:number-columns-repeated="3"/>
          <table:table-cell table:style-name="ce598" table:number-columns-repeated="5"/>
          <table:table-cell table:style-name="ce510" table:number-columns-repeated="9"/>
          <table:table-cell table:style-name="ce628"/>
          <table:table-cell table:style-name="ce510" table:number-columns-repeated="5"/>
          <table:table-cell table:number-columns-repeated="994"/>
        </table:table-row>
        <table:table-row table:style-name="ro7">
          <table:table-cell table:style-name="ce510" table:number-columns-repeated="5"/>
          <table:table-cell table:number-columns-repeated="2"/>
          <table:table-cell table:style-name="ce510" table:number-columns-repeated="3"/>
          <table:table-cell table:style-name="ce598" table:number-columns-repeated="5"/>
          <table:table-cell table:style-name="ce510" table:number-columns-repeated="3"/>
          <table:table-cell table:style-name="ce598"/>
          <table:table-cell table:style-name="ce510" table:number-columns-repeated="2"/>
          <table:table-cell table:style-name="ce622"/>
          <table:table-cell table:style-name="ce510" table:number-columns-repeated="2"/>
          <table:table-cell table:style-name="ce628"/>
          <table:table-cell table:style-name="ce510" table:number-columns-repeated="5"/>
          <table:table-cell table:number-columns-repeated="994"/>
        </table:table-row>
        <table:table-row table:style-name="ro7">
          <table:table-cell table:number-columns-repeated="10"/>
          <table:table-cell table:style-name="ce520" table:number-columns-repeated="5"/>
          <table:table-cell table:number-columns-repeated="1009"/>
        </table:table-row>
        <table:table-row table:style-name="ro7" table:number-rows-repeated="5">
          <table:table-cell table:style-name="ce520" table:number-columns-repeated="15"/>
          <table:table-cell table:number-columns-repeated="1009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achelor!" table:style-name="ta2" table:print-ranges="'Bachelor!'.A1:'Bachelor!'.AB51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7">
          <table:table-cell table:number-columns-repeated="1024"/>
        </table:table-row>
        <table:table-row table:style-name="ro8">
          <table:table-cell table:style-name="ce143" office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4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7">
          <table:table-cell table:style-name="ce144"/>
          <table:table-cell table:style-name="ce153"/>
          <table:table-cell table:style-name="ce168" table:number-columns-repeated="4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68" table:number-columns-repeated="4"/>
          <table:table-cell table:style-name="ce144"/>
          <table:table-cell table:number-columns-repeated="996"/>
        </table:table-row>
        <table:table-row table:style-name="ro7">
          <table:table-cell table:style-name="ce145" office:value-type="string">
            <text:p>Bereich</text:p>
          </table:table-cell>
          <table:table-cell table:style-name="ce154"/>
          <table:table-cell table:style-name="ce166"/>
          <table:table-cell table:style-name="ce173"/>
          <table:table-cell table:style-name="ce182" office:value-type="string" table:number-columns-spanned="2" table:number-rows-spanned="1">
            <text:p>1. Semester</text:p>
          </table:table-cell>
          <table:covered-table-cell table:style-name="ce182"/>
          <table:table-cell table:style-name="ce193"/>
          <table:table-cell table:style-name="ce154"/>
          <table:table-cell table:style-name="ce182" office:value-type="string" table:number-columns-spanned="2" table:number-rows-spanned="1">
            <text:p>2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3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4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5. Semester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string" table:number-columns-spanned="2" table:number-rows-spanned="1">
            <text:p>6. Semester</text:p>
          </table:table-cell>
          <table:covered-table-cell table:style-name="ce182"/>
          <table:table-cell table:style-name="ce173"/>
          <table:table-cell table:style-name="ce145" office:value-type="string">
            <text:p>LP</text:p>
          </table:table-cell>
          <table:table-cell table:number-columns-repeated="996"/>
        </table:table-row>
        <table:table-row table:style-name="ro7">
          <table:table-cell table:style-name="ce146"/>
          <table:table-cell table:style-name="ce155"/>
          <table:table-cell table:style-name="ce169" table:number-columns-repeated="2"/>
          <table:table-cell table:style-name="ce167" table:number-columns-repeated="2"/>
          <table:table-cell table:style-name="ce194"/>
          <table:table-cell table:style-name="ce204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69" table:number-columns-repeated="4"/>
          <table:table-cell table:style-name="ce146"/>
          <table:table-cell table:number-columns-repeated="996"/>
        </table:table-row>
        <table:table-row table:style-name="ro4">
          <table:table-cell table:style-name="ce147" office:value-type="string" table:number-columns-spanned="1" table:number-rows-spanned="17">
            <text:p>Informatik</text:p>
          </table:table-cell>
          <table:table-cell table:style-name="ce156" table:number-columns-repeated="2"/>
          <table:table-cell table:style-name="ce174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47" office:value-type="float" office:value="122" table:number-columns-spanned="1" table:number-rows-spanned="17">
            <text:p>122</text:p>
          </table:table-cell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3" office:value-type="string" table:number-columns-spanned="2" table:number-rows-spanned="1">
            <text:p>Programmieren I</text:p>
          </table:table-cell>
          <table:covered-table-cell table:style-name="ce183"/>
          <table:table-cell table:style-name="ce196"/>
          <table:table-cell table:style-name="ce205"/>
          <table:table-cell table:style-name="ce183" office:value-type="string" table:number-columns-spanned="2" table:number-rows-spanned="1">
            <text:p>Programmieren I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Softwaretechnik 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Softwareentw.Praktikum</text:p>
          </table:table-cell>
          <table:covered-table-cell table:style-name="ce183"/>
          <table:table-cell table:style-name="ce175"/>
          <table:table-cell table:style-name="ce157"/>
          <table:table-cell table:style-name="ce221" office:value-type="string" table:number-columns-spanned="2" table:number-rows-spanned="1">
            <text:p>Teamprojekt</text:p>
          </table:table-cell>
          <table:covered-table-cell table:style-name="ce221"/>
          <table:table-cell table:style-name="ce198"/>
          <table:table-cell table:style-name="ce206"/>
          <table:table-cell table:style-name="ce183" office:value-type="string" table:number-columns-spanned="2" table:number-rows-spanned="1">
            <text:p>Bachelorarbeit</text:p>
          </table:table-cell>
          <table:covered-table-cell table:style-name="ce183"/>
          <table:table-cell table:style-name="ce175"/>
          <table:covered-table-cell table:style-name="ce147"/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97"/>
          <table:table-cell table:style-name="ce198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22" office:value-type="float" office:value="6">
            <text:p>6</text:p>
          </table:table-cell>
          <table:table-cell table:style-name="ce227" office:value-type="string">
            <text:p>LP</text:p>
          </table:table-cell>
          <table:table-cell table:style-name="ce197" table:number-columns-repeated="2"/>
          <table:table-cell table:style-name="ce184" office:value-type="float" office:value="15">
            <text:p>15</text:p>
          </table:table-cell>
          <table:table-cell table:style-name="ce190" office:value-type="string">
            <text:p>LP</text:p>
          </table:table-cell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3" office:value-type="string" table:number-columns-spanned="2" table:number-rows-spanned="1">
            <text:p>Technische Informatik I</text:p>
          </table:table-cell>
          <table:covered-table-cell table:style-name="ce183"/>
          <table:table-cell table:style-name="ce196"/>
          <table:table-cell table:style-name="ce205"/>
          <table:table-cell table:style-name="ce183" office:value-type="string" table:number-columns-spanned="2" table:number-rows-spanned="1">
            <text:p>Technische Informatik I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Betriebssysteme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Computernetze</text:p>
          </table:table-cell>
          <table:covered-table-cell table:style-name="ce183"/>
          <table:table-cell table:style-name="ce175"/>
          <table:table-cell table:style-name="ce157"/>
          <table:table-cell table:style-name="ce221" office:value-type="string" table:number-columns-spanned="2" table:number-rows-spanned="1">
            <text:p>Seminar</text:p>
          </table:table-cell>
          <table:covered-table-cell table:style-name="ce2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96"/>
          <table:table-cell table:style-name="ce205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22" office:value-type="float" office:value="4">
            <text:p>4</text:p>
          </table:table-cell>
          <table:table-cell table:style-name="ce227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6" table:number-columns-repeated="2"/>
          <table:table-cell table:style-name="ce196"/>
          <table:table-cell table:style-name="ce205"/>
          <table:table-cell table:style-name="ce186"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75"/>
          <table:table-cell table:style-name="ce183" office:value-type="string" table:number-columns-spanned="2" table:number-rows-spanned="1">
            <text:p>Theoretische Informatik I</text:p>
          </table:table-cell>
          <table:covered-table-cell table:style-name="ce183"/>
          <table:table-cell table:style-name="ce199" table:number-columns-repeated="2"/>
          <table:table-cell table:style-name="ce183" office:value-type="string" table:number-columns-spanned="2" table:number-rows-spanned="1">
            <text:p>Theoretische Informatik II</text:p>
          </table:table-cell>
          <table:covered-table-cell table:style-name="ce183"/>
          <table:table-cell table:style-name="ce199"/>
          <table:table-cell table:style-name="ce175"/>
          <table:table-cell table:style-name="ce183" office:value-type="string" table:number-columns-spanned="2" table:number-rows-spanned="1">
            <text:p>HW-SW-Systeme</text:p>
          </table:table-cell>
          <table:covered-table-cell table:style-name="ce183"/>
          <table:table-cell table:style-name="ce199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8"/>
          <table:table-cell table:style-name="ce170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20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171" office:value-type="string" table:number-columns-spanned="1" table:number-rows-spanned="7">
            <text:p>Orientierungstage</text:p>
          </table:table-cell>
          <table:table-cell table:style-name="ce157"/>
          <table:table-cell table:number-columns-repeated="2"/>
          <table:table-cell table:style-name="ce175"/>
          <table:table-cell table:style-name="ce207"/>
          <table:table-cell table:style-name="ce210" table:number-columns-spanned="2" table:number-rows-spanned="1"/>
          <table:covered-table-cell table:style-name="ce210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183" office:value-type="string" table:number-columns-spanned="2" table:number-rows-spanned="1">
            <text:p>Algorith.u.Datenstrukturen</text:p>
          </table:table-cell>
          <table:covered-table-cell table:style-name="ce183"/>
          <table:table-cell table:style-name="ce175"/>
          <table:table-cell table:style-name="ce207"/>
          <table:table-cell table:style-name="ce186" table:number-columns-repeated="2"/>
          <table:table-cell table:style-name="ce175"/>
          <table:table-cell table:style-name="ce157"/>
          <table:table-cell table:style-name="ce183" office:value-type="string" table:number-columns-spanned="2" table:number-rows-spanned="1">
            <text:p>Datenbanksysteme</text:p>
          </table:table-cell>
          <table:covered-table-cell table:style-name="ce18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187" office:value-type="float" office:value="8">
            <text:p>8</text:p>
          </table:table-cell>
          <table:table-cell table:style-name="ce191" office:value-type="string">
            <text:p>LP</text:p>
          </table:table-cell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219" office:value-type="string" table:number-columns-spanned="14" table:number-rows-spanned="1">
            <text:p>Wahlpflichtbereich Informatik</text:p>
          </table:table-cell>
          <table:covered-table-cell table:number-columns-repeated="13" table:style-name="ce219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219" office:value-type="string" table:number-columns-spanned="14" table:number-rows-spanned="1">
            <text:p>Module im Umfang von 36 LP, zum Beispiel</text:p>
          </table:table-cell>
          <table:covered-table-cell table:number-columns-repeated="13" table:style-name="ce219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186" table:number-columns-repeated="2"/>
          <table:table-cell table:style-name="ce175"/>
          <table:table-cell table:style-name="ce207"/>
          <table:table-cell table:style-name="ce211" office:value-type="string" table:number-columns-spanned="2" table:number-rows-spanned="1">
            <text:p>Orientierungstage</text:p>
          </table:table-cell>
          <table:covered-table-cell table:style-name="ce211"/>
          <table:table-cell table:style-name="ce175"/>
          <table:table-cell table:style-name="ce157"/>
          <table:table-cell table:style-name="ce220" office:value-type="float" office:value="4">
            <text:p>4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12">
            <text:p>12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12">
            <text:p>12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8">
            <text:p>8</text:p>
          </table:table-cell>
          <table:table-cell table:style-name="ce233" office:value-type="string">
            <text:p>LP</text:p>
          </table:table-cell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0"/>
          <table:table-cell table:style-name="ce162"/>
          <table:table-cell table:style-name="ce176"/>
          <table:table-cell table:style-name="ce188" table:number-columns-repeated="2"/>
          <table:table-cell table:style-name="ce200"/>
          <table:table-cell table:style-name="ce208"/>
          <table:table-cell table:style-name="ce188" table:number-columns-repeated="3"/>
          <table:table-cell table:style-name="ce208"/>
          <table:table-cell table:style-name="ce188" table:number-columns-repeated="3"/>
          <table:table-cell table:style-name="ce229"/>
          <table:table-cell table:style-name="ce188" table:number-columns-repeated="3"/>
          <table:table-cell table:style-name="ce229"/>
          <table:table-cell table:style-name="ce188" table:number-columns-repeated="3"/>
          <table:table-cell table:style-name="ce229"/>
          <table:table-cell table:style-name="ce188" table:number-columns-repeated="2"/>
          <table:table-cell table:style-name="ce201"/>
          <table:covered-table-cell table:style-name="ce147"/>
          <table:table-cell table:number-columns-repeated="996"/>
        </table:table-row>
        <table:table-row table:style-name="ro7">
          <table:table-cell table:style-name="ce147" office:value-type="string" table:number-columns-spanned="1" table:number-rows-spanned="7">
            <text:p>Mathematik</text:p>
          </table:table-cell>
          <table:table-cell table:style-name="ce158"/>
          <table:table-cell table:style-name="ce172"/>
          <table:table-cell table:style-name="ce157"/>
          <table:table-cell table:style-name="ce186" table:number-columns-repeated="2"/>
          <table:table-cell table:style-name="ce19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30"/>
          <table:table-cell table:style-name="ce186" table:number-columns-repeated="3"/>
          <table:table-cell table:style-name="ce230"/>
          <table:table-cell table:style-name="ce186" table:number-columns-repeated="3"/>
          <table:table-cell table:style-name="ce230"/>
          <table:table-cell table:style-name="ce232" table:number-columns-repeated="2"/>
          <table:table-cell table:style-name="ce175"/>
          <table:table-cell table:style-name="ce147" office:value-type="float" office:value="32" table:number-columns-spanned="1" table:number-rows-spanned="7">
            <text:p>32</text:p>
          </table:table-cell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3" office:value-type="string" table:number-columns-spanned="2" table:number-rows-spanned="1">
            <text:p>Lineare Algebra</text:p>
          </table:table-cell>
          <table:covered-table-cell table:style-name="ce183"/>
          <table:table-cell table:style-name="ce198"/>
          <table:table-cell table:style-name="ce206"/>
          <table:table-cell table:style-name="ce183" office:value-type="string" table:number-columns-spanned="2" table:number-rows-spanned="1">
            <text:p>Analysis</text:p>
          </table:table-cell>
          <table:covered-table-cell table:style-name="ce183"/>
          <table:table-cell table:style-name="ce186"/>
          <table:table-cell table:style-name="ce205"/>
          <table:table-cell table:style-name="ce221" office:value-type="string" table:number-columns-spanned="2" table:number-rows-spanned="1">
            <text:p>Math. Wahlpflicht I</text:p>
          </table:table-cell>
          <table:covered-table-cell table:style-name="ce221"/>
          <table:table-cell table:style-name="ce186"/>
          <table:table-cell table:style-name="ce205"/>
          <table:table-cell table:style-name="ce221" office:value-type="string" table:number-columns-spanned="2" table:number-rows-spanned="1">
            <text:p>Math. Wahlpflicht II</text:p>
          </table:table-cell>
          <table:covered-table-cell table:style-name="ce221"/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4" office:value-type="float" office:value="8">
            <text:p>8</text:p>
          </table:table-cell>
          <table:table-cell table:style-name="ce190" office:value-type="string">
            <text:p>LP</text:p>
          </table:table-cell>
          <table:table-cell table:style-name="ce197"/>
          <table:table-cell table:style-name="ce198"/>
          <table:table-cell table:style-name="ce184" office:value-type="float" office:value="8">
            <text:p>8</text:p>
          </table:table-cell>
          <table:table-cell table:style-name="ce190" office:value-type="string">
            <text:p>LP</text:p>
          </table:table-cell>
          <table:table-cell table:style-name="ce186"/>
          <table:table-cell table:style-name="ce205"/>
          <table:table-cell table:style-name="ce222" office:value-type="float" office:value="4">
            <text:p>4</text:p>
          </table:table-cell>
          <table:table-cell table:style-name="ce227" office:value-type="string">
            <text:p>LP</text:p>
          </table:table-cell>
          <table:table-cell table:style-name="ce186"/>
          <table:table-cell table:style-name="ce205"/>
          <table:table-cell table:style-name="ce222" office:value-type="float" office:value="4">
            <text:p>4</text:p>
          </table:table-cell>
          <table:table-cell table:style-name="ce227" office:value-type="string">
            <text:p>LP</text:p>
          </table:table-cell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3" office:value-type="string" table:number-columns-spanned="2" table:number-rows-spanned="1">
            <text:p>Diskrete Mathematik</text:p>
          </table:table-cell>
          <table:covered-table-cell table:style-name="ce183"/>
          <table:table-cell table:style-name="ce196"/>
          <table:table-cell table:style-name="ce205"/>
          <table:table-cell table:style-name="ce183" office:value-type="string" table:number-columns-spanned="2" table:number-rows-spanned="1">
            <text:p>Logik</text:p>
          </table:table-cell>
          <table:covered-table-cell table:style-name="ce183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98"/>
          <table:table-cell table:style-name="ce206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86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2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covered-table-cell table:style-name="ce147"/>
          <table:table-cell table:number-columns-repeated="996"/>
        </table:table-row>
        <table:table-row table:style-name="ro4">
          <table:table-cell table:style-name="ce148" office:value-type="string" table:number-columns-spanned="1" table:number-rows-spanned="5">
            <text:p>Nebenfach</text:p>
          </table:table-cell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office:value-type="float" office:value="16" table:number-columns-spanned="1" table:number-rows-spanned="5">
            <text:p>16</text:p>
          </table:table-cell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20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style-name="ce223" office:value-type="string" table:number-columns-spanned="14" table:number-rows-spanned="1">
            <text:p>Nebenfach</text:p>
          </table:table-cell>
          <table:covered-table-cell table:number-columns-repeated="13" table:style-name="ce223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20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style-name="ce224" office:value-type="string" table:number-columns-spanned="14" table:number-rows-spanned="1">
            <text:p>Module im Umfang von 16 LP, zum Beispiel</text:p>
          </table:table-cell>
          <table:covered-table-cell table:number-columns-repeated="13" table:style-name="ce224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6" table:number-columns-repeated="2"/>
          <table:table-cell table:style-name="ce175"/>
          <table:table-cell table:style-name="ce207"/>
          <table:table-cell table:style-name="ce186" table:number-columns-repeated="2"/>
          <table:table-cell table:style-name="ce175"/>
          <table:table-cell table:style-name="ce157"/>
          <table:table-cell table:style-name="ce225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34" office:value-type="string">
            <text:p>LP</text:p>
          </table:table-cell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4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235"/>
          <table:table-cell table:number-columns-repeated="996"/>
        </table:table-row>
        <table:table-row table:style-name="ro6">
          <table:table-cell table:style-name="ce148" office:value-type="string" table:number-columns-spanned="1" table:number-rows-spanned="5">
            <text:p>Schlüssel-qualifikationen</text:p>
          </table:table-cell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office:value-type="float" office:value="10" table:number-columns-spanned="1" table:number-rows-spanned="5">
            <text:p>10</text:p>
          </table:table-cell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212" office:value-type="string" table:number-columns-spanned="14" table:number-rows-spanned="1">
            <text:p>Handlungsorientierte Angebote + Übergeordneter Bezug + Wissenschaftskulturen</text:p>
          </table:table-cell>
          <table:covered-table-cell table:number-columns-repeated="13" table:style-name="ce212"/>
          <table:table-cell table:style-name="ce175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213"/>
          <table:table-cell table:style-name="ce215" office:value-type="string" table:number-columns-spanned="13" table:number-rows-spanned="1">
            <text:p>Module im Umfang von 10 LP, zum Beispiel</text:p>
          </table:table-cell>
          <table:covered-table-cell table:number-columns-repeated="12" table:style-name="ce215"/>
          <table:table-cell table:style-name="ce175"/>
          <table:table-cell table:style-name="ce157"/>
          <table:table-cell table:style-name="ce189" table:number-columns-repeated="2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214" office:value-type="float" office:value="4">
            <text:p>4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2">
            <text:p>2</text:p>
          </table:table-cell>
          <table:table-cell table:style-name="ce216" office:value-type="string">
            <text:p>LP</text:p>
          </table:table-cell>
          <table:table-cell table:style-name="ce216" table:number-columns-repeated="6"/>
          <table:table-cell table:style-name="ce216" office:value-type="float" office:value="4">
            <text:p>4</text:p>
          </table:table-cell>
          <table:table-cell table:style-name="ce231" office:value-type="string">
            <text:p>LP</text:p>
          </table:table-cell>
          <table:table-cell table:style-name="ce175"/>
          <table:table-cell table:style-name="ce157"/>
          <table:table-cell table:style-name="ce186" table:number-columns-repeated="2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4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235"/>
          <table:table-cell table:number-columns-repeated="996"/>
        </table:table-row>
        <table:table-row table:style-name="ro7">
          <table:table-cell table:style-name="ce149"/>
          <table:table-cell table:style-name="ce165" table:number-columns-repeated="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236"/>
          <table:table-cell table:number-columns-repeated="996"/>
        </table:table-row>
        <table:table-row table:style-name="ro7">
          <table:table-cell table:style-name="ce145" office:value-type="string">
            <text:p>Summe</text:p>
          </table:table-cell>
          <table:table-cell table:style-name="ce166" table:number-columns-repeated="2"/>
          <table:table-cell table:style-name="ce173"/>
          <table:table-cell table:style-name="ce182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1" table:number-columns-spanned="2" table:number-rows-spanned="1">
            <text:p>31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27" table:number-columns-spanned="2" table:number-rows-spanned="1">
            <text:p>27</text:p>
          </table:table-cell>
          <table:covered-table-cell table:style-name="ce182"/>
          <table:table-cell table:style-name="ce202"/>
          <table:table-cell table:style-name="ce193" office:value-type="float" office:value="180">
            <text:p>180</text:p>
          </table:table-cell>
          <table:table-cell table:number-columns-repeated="996"/>
        </table:table-row>
        <table:table-row table:style-name="ro7">
          <table:table-cell table:style-name="ce150"/>
          <table:table-cell table:style-name="ce167" table:number-columns-repeated="2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94"/>
          <table:table-cell table:number-columns-repeated="996"/>
        </table:table-row>
        <table:table-row table:style-name="ro7">
          <table:table-cell table:style-name="ce151" table:number-columns-repeated="3"/>
          <table:table-cell table:style-name="ce177" table:number-columns-repeated="24"/>
          <table:table-cell table:style-name="ce151"/>
          <table:table-cell table:number-columns-repeated="996"/>
        </table:table-row>
        <table:table-row table:style-name="ro7">
          <table:table-cell table:number-columns-repeated="3"/>
          <table:table-cell table:style-name="ce178" table:number-columns-repeated="2"/>
          <table:table-cell office:value-type="string">
            <text:p><text:s/>Pflichtmodule</text:p>
          </table:table-cell>
          <table:table-cell table:number-columns-repeated="4"/>
          <table:table-cell table:style-name="ce217"/>
          <table:table-cell table:number-columns-repeated="1013"/>
        </table:table-row>
        <table:table-row table:style-name="ro7">
          <table:table-cell table:style-name="ce152" table:number-columns-repeated="6"/>
          <table:table-cell table:number-columns-repeated="1018"/>
        </table:table-row>
        <table:table-row table:style-name="ro7">
          <table:table-cell table:number-columns-repeated="3"/>
          <table:table-cell table:style-name="ce179" table:number-columns-repeated="2"/>
          <table:table-cell office:value-type="string">
            <text:p><text:s/>Wahlpflichtmodule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80" table:number-columns-repeated="2"/>
          <table:table-cell office:value-type="string">
            <text:p><text:s/>Nebenfachmodule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81" table:number-columns-repeated="2"/>
          <table:table-cell office:value-type="string">
            <text:p><text:s/>Pflichtmodule mit Wahlmöglichkeiten der Lehrveranstaltungen</text:p>
          </table:table-cell>
          <table:table-cell table:number-columns-repeated="1018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Bachelor!'.$A$1:.$AB$51]"/>
        </table:named-expressions>
      </table:table>
      <table:table table:name="Bachelor 2008!" table:style-name="ta3" table:print-ranges="'Bachelor 2008!'.A1:'Bachelor 2008!'.AB5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7">
          <table:table-cell table:number-columns-repeated="1024"/>
        </table:table-row>
        <table:table-row table:style-name="ro8">
          <table:table-cell table:style-name="ce143" office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4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7">
          <table:table-cell table:style-name="ce144"/>
          <table:table-cell table:style-name="ce153"/>
          <table:table-cell table:style-name="ce168" table:number-columns-repeated="4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68" table:number-columns-repeated="4"/>
          <table:table-cell table:style-name="ce144"/>
          <table:table-cell table:number-columns-repeated="996"/>
        </table:table-row>
        <table:table-row table:style-name="ro7">
          <table:table-cell table:style-name="ce145" office:value-type="string">
            <text:p>Bereich</text:p>
          </table:table-cell>
          <table:table-cell table:style-name="ce154"/>
          <table:table-cell table:style-name="ce166"/>
          <table:table-cell table:style-name="ce173"/>
          <table:table-cell table:style-name="ce182" office:value-type="string" table:number-columns-spanned="2" table:number-rows-spanned="1">
            <text:p>1. Semester</text:p>
          </table:table-cell>
          <table:covered-table-cell table:style-name="ce182"/>
          <table:table-cell table:style-name="ce193"/>
          <table:table-cell table:style-name="ce154"/>
          <table:table-cell table:style-name="ce182" office:value-type="string" table:number-columns-spanned="2" table:number-rows-spanned="1">
            <text:p>2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3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4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5. Semester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string" table:number-columns-spanned="2" table:number-rows-spanned="1">
            <text:p>6. Semester</text:p>
          </table:table-cell>
          <table:covered-table-cell table:style-name="ce182"/>
          <table:table-cell table:style-name="ce173"/>
          <table:table-cell table:style-name="ce145" office:value-type="string">
            <text:p>LP</text:p>
          </table:table-cell>
          <table:table-cell table:number-columns-repeated="996"/>
        </table:table-row>
        <table:table-row table:style-name="ro7">
          <table:table-cell table:style-name="ce146"/>
          <table:table-cell table:style-name="ce155"/>
          <table:table-cell table:style-name="ce169" table:number-columns-repeated="2"/>
          <table:table-cell table:style-name="ce167" table:number-columns-repeated="2"/>
          <table:table-cell table:style-name="ce194"/>
          <table:table-cell table:style-name="ce204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69" table:number-columns-repeated="4"/>
          <table:table-cell table:style-name="ce146"/>
          <table:table-cell table:number-columns-repeated="996"/>
        </table:table-row>
        <table:table-row table:style-name="ro4">
          <table:table-cell table:style-name="ce147" office:value-type="string" table:number-columns-spanned="1" table:number-rows-spanned="24">
            <text:p>Informatik</text:p>
          </table:table-cell>
          <table:table-cell table:style-name="ce156" table:number-columns-repeated="2"/>
          <table:table-cell table:style-name="ce174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48" office:value-type="string" table:number-columns-spanned="1" table:number-rows-spanned="24">
            <text:p>117</text:p>
            <text:p><text:s/>- </text:p>
            <text:p>121</text:p>
          </table:table-cell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3" office:value-type="string" table:number-columns-spanned="2" table:number-rows-spanned="1">
            <text:p>Programmieren I</text:p>
          </table:table-cell>
          <table:covered-table-cell table:style-name="ce183"/>
          <table:table-cell table:style-name="ce196"/>
          <table:table-cell table:style-name="ce205"/>
          <table:table-cell table:style-name="ce183" office:value-type="string" table:number-columns-spanned="2" table:number-rows-spanned="1">
            <text:p>Programmieren I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Softwaretechnik 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Softwareentw.Praktikum</text:p>
          </table:table-cell>
          <table:covered-table-cell table:style-name="ce183"/>
          <table:table-cell table:style-name="ce175"/>
          <table:table-cell table:style-name="ce157"/>
          <table:table-cell table:style-name="ce221" office:value-type="string" table:number-columns-spanned="2" table:number-rows-spanned="1">
            <text:p>Teamprojekt</text:p>
          </table:table-cell>
          <table:covered-table-cell table:style-name="ce221"/>
          <table:table-cell table:style-name="ce198"/>
          <table:table-cell table:style-name="ce206"/>
          <table:table-cell table:style-name="ce183" office:value-type="string" table:number-columns-spanned="2" table:number-rows-spanned="1">
            <text:p>Bachelorarbeit</text:p>
          </table:table-cell>
          <table:covered-table-cell table:style-name="ce183"/>
          <table:table-cell table:style-name="ce175"/>
          <table:covered-table-cell table:style-name="ce148"/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97"/>
          <table:table-cell table:style-name="ce198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8">
            <text:p>8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22" office:value-type="float" office:value="6">
            <text:p>6</text:p>
          </table:table-cell>
          <table:table-cell table:style-name="ce227" office:value-type="string">
            <text:p>LP</text:p>
          </table:table-cell>
          <table:table-cell table:style-name="ce197" table:number-columns-repeated="2"/>
          <table:table-cell table:style-name="ce184" office:value-type="float" office:value="15">
            <text:p>15</text:p>
          </table:table-cell>
          <table:table-cell table:style-name="ce190" office:value-type="string">
            <text:p>LP</text:p>
          </table:table-cell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number-columns-repeated="2"/>
          <table:table-cell table:style-name="ce196"/>
          <table:table-cell table:style-name="ce205"/>
          <table:table-cell table:number-columns-repeated="2"/>
          <table:table-cell table:style-name="ce175"/>
          <table:table-cell table:style-name="ce157"/>
          <table:table-cell table:style-name="ce183" office:value-type="string" table:number-columns-spanned="2" table:number-rows-spanned="1">
            <text:p>Betriebssysteme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Computernetze</text:p>
          </table:table-cell>
          <table:covered-table-cell table:style-name="ce183"/>
          <table:table-cell table:style-name="ce175"/>
          <table:table-cell table:style-name="ce157"/>
          <table:table-cell table:style-name="ce221" office:value-type="string" table:number-columns-spanned="2" table:number-rows-spanned="1">
            <text:p>Seminar</text:p>
          </table:table-cell>
          <table:covered-table-cell table:style-name="ce221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number-columns-repeated="2"/>
          <table:table-cell table:style-name="ce196"/>
          <table:table-cell table:style-name="ce205"/>
          <table:table-cell table:number-columns-repeated="2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22" office:value-type="float" office:value="4">
            <text:p>4</text:p>
          </table:table-cell>
          <table:table-cell table:style-name="ce227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6" table:number-columns-repeated="2"/>
          <table:table-cell table:style-name="ce196"/>
          <table:table-cell table:style-name="ce205"/>
          <table:table-cell table:style-name="ce186"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 table:number-columns-repeated="3"/>
          <table:table-cell table:style-name="ce175"/>
          <table:table-cell table:style-name="ce207"/>
          <table:table-cell table:style-name="ce157" table:number-columns-repeated="2"/>
          <table:table-cell table:style-name="ce175" table:number-columns-repeated="2"/>
          <table:table-cell table:style-name="ce183" office:value-type="string" table:number-columns-spanned="2" table:number-rows-spanned="1">
            <text:p>HW-SW-Systeme</text:p>
          </table:table-cell>
          <table:covered-table-cell table:style-name="ce183"/>
          <table:table-cell table:style-name="ce199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8"/>
          <table:table-cell table:style-name="ce170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5">
          <table:covered-table-cell table:style-name="ce147"/>
          <table:table-cell table:style-name="ce159"/>
          <table:table-cell table:style-name="ce237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183" office:value-type="string" table:number-columns-spanned="2" table:number-rows-spanned="1">
            <text:p>Algorith.u.Datenstrukturen</text:p>
          </table:table-cell>
          <table:covered-table-cell table:style-name="ce183"/>
          <table:table-cell table:style-name="ce175"/>
          <table:table-cell table:style-name="ce207"/>
          <table:table-cell table:style-name="ce183" office:value-type="string" table:number-columns-spanned="2" table:number-rows-spanned="1">
            <text:p>Logik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Theoretische Informatik 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Theoretische Informatik I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187" office:value-type="float" office:value="8">
            <text:p>8</text:p>
          </table:table-cell>
          <table:table-cell table:style-name="ce191" office:value-type="string">
            <text:p>LP</text:p>
          </table:table-cell>
          <table:table-cell table:style-name="ce175"/>
          <table:table-cell table:style-name="ce20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/>
          <table:table-cell table:style-name="ce183" office:value-type="string" table:number-columns-spanned="2" table:number-rows-spanned="1">
            <text:p>Rel. Datenbanksysteme I</text:p>
          </table:table-cell>
          <table:covered-table-cell table:style-name="ce183"/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8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171" office:value-type="string" table:number-columns-spanned="1" table:number-rows-spanned="7">
            <text:p>Orientierungstage</text:p>
          </table:table-cell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219" office:value-type="string" table:number-columns-spanned="2" table:number-rows-spanned="1">
            <text:p>Elektrotechn. Grundlagen</text:p>
          </table:table-cell>
          <table:covered-table-cell table:style-name="ce219"/>
          <table:table-cell table:style-name="ce196"/>
          <table:table-cell table:style-name="ce186"/>
          <table:table-cell table:style-name="ce183" office:value-type="string" table:number-columns-spanned="2" table:number-rows-spanned="1">
            <text:p>Technische Informatik I</text:p>
          </table:table-cell>
          <table:covered-table-cell table:style-name="ce183"/>
          <table:table-cell table:style-name="ce196"/>
          <table:table-cell table:style-name="ce186"/>
          <table:table-cell table:style-name="ce183" office:value-type="string" table:number-columns-spanned="2" table:number-rows-spanned="1">
            <text:p>Technische Informatik I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243" office:value-type="string" table:number-columns-spanned="2" table:number-rows-spanned="1">
            <text:p>der Techn. Informatik</text:p>
          </table:table-cell>
          <table:covered-table-cell table:style-name="ce243"/>
          <table:table-cell table:style-name="ce196"/>
          <table:table-cell table:style-name="ce186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96"/>
          <table:table-cell table:style-name="ce186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244" office:value-type="float" office:value="4">
            <text:p>4</text:p>
          </table:table-cell>
          <table:table-cell table:style-name="ce246" office:value-type="string">
            <text:p>LP</text:p>
          </table:table-cell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219" office:value-type="string" table:number-columns-spanned="14" table:number-rows-spanned="1">
            <text:p>Wahlpflichtbereich Informatik</text:p>
          </table:table-cell>
          <table:covered-table-cell table:number-columns-repeated="13" table:style-name="ce219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219" office:value-type="string" table:number-columns-spanned="14" table:number-rows-spanned="1">
            <text:p>Module im Umfang von 20-24 LP, zum Beispiel</text:p>
          </table:table-cell>
          <table:covered-table-cell table:number-columns-repeated="13" table:style-name="ce219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186" table:number-columns-repeated="2"/>
          <table:table-cell table:style-name="ce175"/>
          <table:table-cell table:style-name="ce207"/>
          <table:table-cell table:style-name="ce211" office:value-type="string" table:number-columns-spanned="2" table:number-rows-spanned="1">
            <text:p>Orientierungstage</text:p>
          </table:table-cell>
          <table:covered-table-cell table:style-name="ce211"/>
          <table:table-cell table:style-name="ce175"/>
          <table:table-cell table:style-name="ce157"/>
          <table:table-cell table:style-name="ce220" office:value-type="float" office:value="0">
            <text:p>0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4">
            <text:p>4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10">
            <text:p>10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8">
            <text:p>8</text:p>
          </table:table-cell>
          <table:table-cell table:style-name="ce233" office:value-type="string">
            <text:p>LP</text:p>
          </table:table-cell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60"/>
          <table:table-cell table:style-name="ce162"/>
          <table:table-cell table:style-name="ce176"/>
          <table:table-cell table:style-name="ce188" table:number-columns-repeated="2"/>
          <table:table-cell table:style-name="ce200"/>
          <table:table-cell table:style-name="ce208"/>
          <table:table-cell table:style-name="ce188" table:number-columns-repeated="3"/>
          <table:table-cell table:style-name="ce208"/>
          <table:table-cell table:style-name="ce188" table:number-columns-repeated="3"/>
          <table:table-cell table:style-name="ce229"/>
          <table:table-cell table:style-name="ce188" table:number-columns-repeated="3"/>
          <table:table-cell table:style-name="ce229"/>
          <table:table-cell table:style-name="ce188" table:number-columns-repeated="3"/>
          <table:table-cell table:style-name="ce229"/>
          <table:table-cell table:style-name="ce188" table:number-columns-repeated="2"/>
          <table:table-cell table:style-name="ce201"/>
          <table:covered-table-cell table:style-name="ce148"/>
          <table:table-cell table:number-columns-repeated="996"/>
        </table:table-row>
        <table:table-row table:style-name="ro7">
          <table:table-cell table:style-name="ce147" office:value-type="string" table:number-columns-spanned="1" table:number-rows-spanned="7">
            <text:p>Mathematik</text:p>
          </table:table-cell>
          <table:table-cell table:style-name="ce158"/>
          <table:table-cell table:style-name="ce172"/>
          <table:table-cell table:style-name="ce157"/>
          <table:table-cell table:style-name="ce186" table:number-columns-repeated="2"/>
          <table:table-cell table:style-name="ce19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30"/>
          <table:table-cell table:style-name="ce186" table:number-columns-repeated="3"/>
          <table:table-cell table:style-name="ce230"/>
          <table:table-cell table:style-name="ce186" table:number-columns-repeated="3"/>
          <table:table-cell table:style-name="ce230"/>
          <table:table-cell table:style-name="ce232" table:number-columns-repeated="2"/>
          <table:table-cell table:style-name="ce175"/>
          <table:table-cell table:style-name="ce147" office:value-type="float" office:value="35" table:number-columns-spanned="1" table:number-rows-spanned="7">
            <text:p>35</text:p>
          </table:table-cell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3" office:value-type="string" table:number-columns-spanned="2" table:number-rows-spanned="1">
            <text:p>Lineare Algebra</text:p>
          </table:table-cell>
          <table:covered-table-cell table:style-name="ce183"/>
          <table:table-cell table:style-name="ce198"/>
          <table:table-cell table:style-name="ce206"/>
          <table:table-cell table:style-name="ce183" office:value-type="string" table:number-columns-spanned="2" table:number-rows-spanned="1">
            <text:p>Analysis</text:p>
          </table:table-cell>
          <table:covered-table-cell table:style-name="ce183"/>
          <table:table-cell table:style-name="ce186"/>
          <table:table-cell table:style-name="ce205"/>
          <table:table-cell table:number-columns-repeated="2"/>
          <table:table-cell table:style-name="ce186"/>
          <table:table-cell table:style-name="ce205"/>
          <table:table-cell table:number-columns-repeated="2"/>
          <table:table-cell table:style-name="ce186"/>
          <table:table-cell table:style-name="ce205"/>
          <table:table-cell table:style-name="ce221" office:value-type="string" table:number-columns-spanned="2" table:number-rows-spanned="1">
            <text:p>Math. Wahlpflicht II</text:p>
          </table:table-cell>
          <table:covered-table-cell table:style-name="ce221"/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4" office:value-type="float" office:value="10">
            <text:p>10</text:p>
          </table:table-cell>
          <table:table-cell table:style-name="ce190" office:value-type="string">
            <text:p>LP</text:p>
          </table:table-cell>
          <table:table-cell table:style-name="ce197"/>
          <table:table-cell table:style-name="ce198"/>
          <table:table-cell table:style-name="ce184" office:value-type="float" office:value="10">
            <text:p>10</text:p>
          </table:table-cell>
          <table:table-cell table:style-name="ce190" office:value-type="string">
            <text:p>LP</text:p>
          </table:table-cell>
          <table:table-cell table:style-name="ce186"/>
          <table:table-cell table:style-name="ce205"/>
          <table:table-cell table:number-columns-repeated="2"/>
          <table:table-cell table:style-name="ce186"/>
          <table:table-cell table:style-name="ce205"/>
          <table:table-cell table:number-columns-repeated="2"/>
          <table:table-cell table:style-name="ce186"/>
          <table:table-cell table:style-name="ce205"/>
          <table:table-cell table:style-name="ce222" office:value-type="float" office:value="5">
            <text:p>5</text:p>
          </table:table-cell>
          <table:table-cell table:style-name="ce227" office:value-type="string">
            <text:p>LP</text:p>
          </table:table-cell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3" office:value-type="string" table:number-columns-spanned="2" table:number-rows-spanned="1">
            <text:p>Diskrete Mathematik</text:p>
          </table:table-cell>
          <table:covered-table-cell table:style-name="ce183"/>
          <table:table-cell table:style-name="ce196"/>
          <table:table-cell table:style-name="ce205"/>
          <table:table-cell table:style-name="ce221" office:value-type="string" table:number-columns-spanned="2" table:number-rows-spanned="1">
            <text:p>Math. Wahlpflicht I</text:p>
          </table:table-cell>
          <table:covered-table-cell table:style-name="ce221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98"/>
          <table:table-cell table:style-name="ce206"/>
          <table:table-cell table:style-name="ce222" office:value-type="float" office:value="5">
            <text:p>5</text:p>
          </table:table-cell>
          <table:table-cell table:style-name="ce227" office:value-type="string">
            <text:p>LP</text:p>
          </table:table-cell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86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2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covered-table-cell table:style-name="ce147"/>
          <table:table-cell table:number-columns-repeated="996"/>
        </table:table-row>
        <table:table-row table:style-name="ro4">
          <table:table-cell table:style-name="ce148" office:value-type="string" table:number-columns-spanned="1" table:number-rows-spanned="5">
            <text:p>Nebenfach</text:p>
          </table:table-cell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8" office:value-type="string" table:number-columns-spanned="1" table:number-rows-spanned="5">
            <text:p>14</text:p>
            <text:p><text:s/>- </text:p>
            <text:p>18</text:p>
          </table:table-cell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20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style-name="ce223" office:value-type="string" table:number-columns-spanned="14" table:number-rows-spanned="1">
            <text:p>Nebenfach</text:p>
          </table:table-cell>
          <table:covered-table-cell table:number-columns-repeated="13" table:style-name="ce22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20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style-name="ce224" office:value-type="string" table:number-columns-spanned="14" table:number-rows-spanned="1">
            <text:p>Module im Umfang von 14-18 LP, zum Beispiel</text:p>
          </table:table-cell>
          <table:covered-table-cell table:number-columns-repeated="13" table:style-name="ce224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6" table:number-columns-repeated="2"/>
          <table:table-cell table:style-name="ce175"/>
          <table:table-cell table:style-name="ce207"/>
          <table:table-cell table:style-name="ce186" table:number-columns-repeated="2"/>
          <table:table-cell table:style-name="ce175"/>
          <table:table-cell table:style-name="ce157"/>
          <table:table-cell table:style-name="ce225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34" office:value-type="string">
            <text:p>LP</text:p>
          </table:table-cell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8"/>
          <table:table-cell table:style-name="ce164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8"/>
          <table:table-cell table:number-columns-repeated="996"/>
        </table:table-row>
        <table:table-row table:style-name="ro6">
          <table:table-cell table:style-name="ce148" office:value-type="string" table:number-columns-spanned="1" table:number-rows-spanned="5">
            <text:p>Schlüssel-qualifikationen</text:p>
          </table:table-cell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office:value-type="float" office:value="10" table:number-columns-spanned="1" table:number-rows-spanned="5">
            <text:p>10</text:p>
          </table:table-cell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3" office:value-type="string" table:number-columns-spanned="2" table:number-rows-spanned="1">
            <text:p>Wissenschaftl. Arbeiten</text:p>
          </table:table-cell>
          <table:covered-table-cell table:style-name="ce183"/>
          <table:table-cell table:style-name="ce175"/>
          <table:table-cell table:style-name="ce207"/>
          <table:table-cell table:style-name="ce212" office:value-type="string" table:number-columns-spanned="18" table:number-rows-spanned="1">
            <text:p>Handlungsorientierte Angebote + Übergeordneter Bezug + Wissenschaftskulturen</text:p>
          </table:table-cell>
          <table:covered-table-cell table:number-columns-repeated="17" table:style-name="ce212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240" office:value-type="float" office:value="2">
            <text:p>2</text:p>
          </table:table-cell>
          <table:table-cell table:style-name="ce242" office:value-type="string">
            <text:p>LP</text:p>
          </table:table-cell>
          <table:table-cell table:style-name="ce175"/>
          <table:table-cell table:style-name="ce207"/>
          <table:table-cell table:style-name="ce245" office:value-type="string" table:number-columns-spanned="18" table:number-rows-spanned="1">
            <text:p>Module im Umfang von 8 LP, zum Beispiel</text:p>
          </table:table-cell>
          <table:covered-table-cell table:number-columns-repeated="17" table:style-name="ce245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214" office:value-type="float" office:value="4">
            <text:p>4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2">
            <text:p>2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0">
            <text:p>0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0">
            <text:p>0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2">
            <text:p>2</text:p>
          </table:table-cell>
          <table:table-cell table:style-name="ce231" office:value-type="string">
            <text:p>LP</text:p>
          </table:table-cell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4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235"/>
          <table:table-cell table:number-columns-repeated="996"/>
        </table:table-row>
        <table:table-row table:style-name="ro7">
          <table:table-cell table:style-name="ce149"/>
          <table:table-cell table:style-name="ce165" table:number-columns-repeated="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236"/>
          <table:table-cell table:number-columns-repeated="996"/>
        </table:table-row>
        <table:table-row table:style-name="ro7">
          <table:table-cell table:style-name="ce145" office:value-type="string">
            <text:p>Summe</text:p>
          </table:table-cell>
          <table:table-cell table:style-name="ce166" table:number-columns-repeated="2"/>
          <table:table-cell table:style-name="ce173"/>
          <table:table-cell table:style-name="ce182" office:value-type="float" office:value="31" table:number-columns-spanned="2" table:number-rows-spanned="1">
            <text:p>31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1" table:number-columns-spanned="2" table:number-rows-spanned="1">
            <text:p>31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93" office:value-type="float" office:value="180">
            <text:p>180</text:p>
          </table:table-cell>
          <table:table-cell table:number-columns-repeated="996"/>
        </table:table-row>
        <table:table-row table:style-name="ro7">
          <table:table-cell table:style-name="ce150"/>
          <table:table-cell table:style-name="ce167" table:number-columns-repeated="2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94"/>
          <table:table-cell table:number-columns-repeated="996"/>
        </table:table-row>
        <table:table-row table:style-name="ro7">
          <table:table-cell table:style-name="ce151" table:number-columns-repeated="3"/>
          <table:table-cell table:style-name="ce177" table:number-columns-repeated="24"/>
          <table:table-cell table:style-name="ce151"/>
          <table:table-cell table:number-columns-repeated="996"/>
        </table:table-row>
        <table:table-row table:style-name="ro7">
          <table:table-cell table:number-columns-repeated="3"/>
          <table:table-cell table:style-name="ce178" table:number-columns-repeated="2"/>
          <table:table-cell office:value-type="string">
            <text:p><text:s/>Pflichtmodule</text:p>
          </table:table-cell>
          <table:table-cell table:number-columns-repeated="4"/>
          <table:table-cell table:style-name="ce217"/>
          <table:table-cell table:number-columns-repeated="4"/>
          <table:table-cell table:style-name="ce180" table:number-columns-repeated="2"/>
          <table:table-cell office:value-type="string">
            <text:p><text:s/>Nebenfachmodule</text:p>
          </table:table-cell>
          <table:table-cell table:number-columns-repeated="1006"/>
        </table:table-row>
        <table:table-row table:style-name="ro7">
          <table:table-cell table:style-name="ce152" table:number-columns-repeated="6"/>
          <table:table-cell table:number-columns-repeated="1018"/>
        </table:table-row>
        <table:table-row table:style-name="ro7">
          <table:table-cell table:number-columns-repeated="3"/>
          <table:table-cell table:style-name="ce179" table:number-columns-repeated="2"/>
          <table:table-cell office:value-type="string">
            <text:p><text:s/>Wahlpflichtmodule</text:p>
          </table:table-cell>
          <table:table-cell table:number-columns-repeated="9"/>
          <table:table-cell table:style-name="ce181" table:number-columns-repeated="2"/>
          <table:table-cell office:value-type="string">
            <text:p><text:s/>Pflichtmodule mit Wahlmöglichkeiten der Lehrveranstaltungen</text:p>
          </table:table-cell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7" table:number-rows-repeated="5">
          <table:table-cell table:style-name="ce217" table:number-columns-repeated="14"/>
          <table:table-cell table:number-columns-repeated="1010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Bachelor 2008!'.$A$1:.$AB$54]"/>
        </table:named-expressions>
      </table:table>
      <table:table table:name="Bachelor 2008!!" table:style-name="ta4" table:print-ranges="'Bachelor 2008!!'.A1:'Bachelor 2008!!'.AB5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7">
          <table:table-cell table:number-columns-repeated="1024"/>
        </table:table-row>
        <table:table-row table:style-name="ro8">
          <table:table-cell table:style-name="ce143" office:value-type="string" table:number-columns-spanned="28" table:number-rows-spanned="1">
            <text:p>Musterstudienplan Bachelorstudium Informatik</text:p>
          </table:table-cell>
          <table:covered-table-cell table:number-columns-repeated="27" table:style-name="ce143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7">
          <table:table-cell table:style-name="ce144"/>
          <table:table-cell table:style-name="ce153"/>
          <table:table-cell table:style-name="ce168" table:number-columns-repeated="4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68" table:number-columns-repeated="4"/>
          <table:table-cell table:style-name="ce144"/>
          <table:table-cell table:number-columns-repeated="996"/>
        </table:table-row>
        <table:table-row table:style-name="ro7">
          <table:table-cell table:style-name="ce145" office:value-type="string">
            <text:p>Bereich</text:p>
          </table:table-cell>
          <table:table-cell table:style-name="ce154"/>
          <table:table-cell table:style-name="ce166"/>
          <table:table-cell table:style-name="ce173"/>
          <table:table-cell table:style-name="ce182" office:value-type="string" table:number-columns-spanned="2" table:number-rows-spanned="1">
            <text:p>1. Semester</text:p>
          </table:table-cell>
          <table:covered-table-cell table:style-name="ce182"/>
          <table:table-cell table:style-name="ce193"/>
          <table:table-cell table:style-name="ce154"/>
          <table:table-cell table:style-name="ce182" office:value-type="string" table:number-columns-spanned="2" table:number-rows-spanned="1">
            <text:p>2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3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4. Semester</text:p>
          </table:table-cell>
          <table:covered-table-cell table:style-name="ce182"/>
          <table:table-cell table:style-name="ce202"/>
          <table:table-cell table:style-name="ce218"/>
          <table:table-cell table:style-name="ce182" office:value-type="string" table:number-columns-spanned="2" table:number-rows-spanned="1">
            <text:p>5. Semester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string" table:number-columns-spanned="2" table:number-rows-spanned="1">
            <text:p>6. Semester</text:p>
          </table:table-cell>
          <table:covered-table-cell table:style-name="ce182"/>
          <table:table-cell table:style-name="ce173"/>
          <table:table-cell table:style-name="ce145" office:value-type="string">
            <text:p>LP</text:p>
          </table:table-cell>
          <table:table-cell table:number-columns-repeated="996"/>
        </table:table-row>
        <table:table-row table:style-name="ro7">
          <table:table-cell table:style-name="ce146"/>
          <table:table-cell table:style-name="ce155"/>
          <table:table-cell table:style-name="ce169" table:number-columns-repeated="2"/>
          <table:table-cell table:style-name="ce167" table:number-columns-repeated="2"/>
          <table:table-cell table:style-name="ce194"/>
          <table:table-cell table:style-name="ce204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69" table:number-columns-repeated="4"/>
          <table:table-cell table:style-name="ce146"/>
          <table:table-cell table:number-columns-repeated="996"/>
        </table:table-row>
        <table:table-row table:style-name="ro4">
          <table:table-cell table:style-name="ce147" office:value-type="string" table:number-columns-spanned="1" table:number-rows-spanned="24">
            <text:p>Informatik</text:p>
          </table:table-cell>
          <table:table-cell table:style-name="ce156" table:number-columns-repeated="2"/>
          <table:table-cell table:style-name="ce174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48" office:value-type="string" table:number-columns-spanned="1" table:number-rows-spanned="24">
            <text:p>117</text:p>
            <text:p><text:s/>- </text:p>
            <text:p>121</text:p>
          </table:table-cell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3" office:value-type="string" table:number-columns-spanned="2" table:number-rows-spanned="1">
            <text:p>Programmieren I</text:p>
          </table:table-cell>
          <table:covered-table-cell table:style-name="ce183"/>
          <table:table-cell table:style-name="ce196"/>
          <table:table-cell table:style-name="ce205"/>
          <table:table-cell table:style-name="ce183" office:value-type="string" table:number-columns-spanned="2" table:number-rows-spanned="1">
            <text:p>Programmieren I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Softwaretechnik 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Softwareentw.Praktikum</text:p>
          </table:table-cell>
          <table:covered-table-cell table:style-name="ce183"/>
          <table:table-cell table:style-name="ce175"/>
          <table:table-cell table:style-name="ce157"/>
          <table:table-cell table:style-name="ce221" office:value-type="string" table:number-columns-spanned="2" table:number-rows-spanned="1">
            <text:p>Teamprojekt</text:p>
          </table:table-cell>
          <table:covered-table-cell table:style-name="ce221"/>
          <table:table-cell table:style-name="ce198"/>
          <table:table-cell table:style-name="ce206"/>
          <table:table-cell table:style-name="ce183" office:value-type="string" table:number-columns-spanned="2" table:number-rows-spanned="1">
            <text:p>Bachelorarbeit</text:p>
          </table:table-cell>
          <table:covered-table-cell table:style-name="ce183"/>
          <table:table-cell table:style-name="ce175"/>
          <table:covered-table-cell table:style-name="ce148"/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97"/>
          <table:table-cell table:style-name="ce198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8">
            <text:p>8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22" office:value-type="float" office:value="6">
            <text:p>6</text:p>
          </table:table-cell>
          <table:table-cell table:style-name="ce227" office:value-type="string">
            <text:p>LP</text:p>
          </table:table-cell>
          <table:table-cell table:style-name="ce197" table:number-columns-repeated="2"/>
          <table:table-cell table:style-name="ce184" office:value-type="float" office:value="15">
            <text:p>15</text:p>
          </table:table-cell>
          <table:table-cell table:style-name="ce190" office:value-type="string">
            <text:p>LP</text:p>
          </table:table-cell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number-columns-repeated="2"/>
          <table:table-cell table:style-name="ce196"/>
          <table:table-cell table:style-name="ce205"/>
          <table:table-cell table:number-columns-repeated="2"/>
          <table:table-cell table:style-name="ce175"/>
          <table:table-cell table:style-name="ce157"/>
          <table:table-cell table:style-name="ce183" office:value-type="string" table:number-columns-spanned="2" table:number-rows-spanned="1">
            <text:p>Betriebssysteme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Computernetze</text:p>
          </table:table-cell>
          <table:covered-table-cell table:style-name="ce183"/>
          <table:table-cell table:style-name="ce175"/>
          <table:table-cell table:style-name="ce157"/>
          <table:table-cell table:style-name="ce221" office:value-type="string" table:number-columns-spanned="2" table:number-rows-spanned="1">
            <text:p>Seminar</text:p>
          </table:table-cell>
          <table:covered-table-cell table:style-name="ce221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/>
          <table:table-cell table:number-columns-repeated="2"/>
          <table:table-cell table:style-name="ce196"/>
          <table:table-cell table:style-name="ce205"/>
          <table:table-cell table:number-columns-repeated="2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22" office:value-type="float" office:value="4">
            <text:p>4</text:p>
          </table:table-cell>
          <table:table-cell table:style-name="ce227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5">
          <table:covered-table-cell table:style-name="ce147"/>
          <table:table-cell table:style-name="ce157"/>
          <table:table-cell table:style-name="ce170"/>
          <table:table-cell table:style-name="ce157"/>
          <table:table-cell table:style-name="ce186" table:number-columns-repeated="2"/>
          <table:table-cell table:style-name="ce196"/>
          <table:table-cell table:style-name="ce205"/>
          <table:table-cell table:style-name="ce186"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7"/>
          <table:table-cell table:style-name="ce170"/>
          <table:table-cell table:style-name="ce157" table:number-columns-repeated="3"/>
          <table:table-cell table:style-name="ce175"/>
          <table:table-cell table:style-name="ce207"/>
          <table:table-cell table:style-name="ce157" table:number-columns-repeated="2"/>
          <table:table-cell table:style-name="ce175" table:number-columns-repeated="2"/>
          <table:table-cell table:style-name="ce183" office:value-type="string" table:number-columns-spanned="2" table:number-rows-spanned="1">
            <text:p>HW-SW-Systeme</text:p>
          </table:table-cell>
          <table:covered-table-cell table:style-name="ce183"/>
          <table:table-cell table:style-name="ce199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8"/>
          <table:table-cell table:style-name="ce170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5">
          <table:covered-table-cell table:style-name="ce147"/>
          <table:table-cell table:style-name="ce159"/>
          <table:table-cell table:style-name="ce237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183" office:value-type="string" table:number-columns-spanned="2" table:number-rows-spanned="1">
            <text:p>Algorith.u.Datenstrukturen</text:p>
          </table:table-cell>
          <table:covered-table-cell table:style-name="ce183"/>
          <table:table-cell table:style-name="ce175"/>
          <table:table-cell table:style-name="ce207"/>
          <table:table-cell table:style-name="ce183" office:value-type="string" table:number-columns-spanned="2" table:number-rows-spanned="1">
            <text:p>Logik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Theoretische Informatik I</text:p>
          </table:table-cell>
          <table:covered-table-cell table:style-name="ce183"/>
          <table:table-cell table:style-name="ce175"/>
          <table:table-cell table:style-name="ce157"/>
          <table:table-cell table:style-name="ce183" office:value-type="string" table:number-columns-spanned="2" table:number-rows-spanned="1">
            <text:p>Theoretische Informatik I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187" office:value-type="float" office:value="8">
            <text:p>8</text:p>
          </table:table-cell>
          <table:table-cell table:style-name="ce191" office:value-type="string">
            <text:p>LP</text:p>
          </table:table-cell>
          <table:table-cell table:style-name="ce175"/>
          <table:table-cell table:style-name="ce20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/>
          <table:table-cell table:style-name="ce183" office:value-type="string" table:number-columns-spanned="2" table:number-rows-spanned="1">
            <text:p>Rel. Datenbanksysteme I</text:p>
          </table:table-cell>
          <table:covered-table-cell table:style-name="ce183"/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7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238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table-cell table:style-name="ce171" office:value-type="string" table:number-columns-spanned="1" table:number-rows-spanned="7">
            <text:p>Orientierungstage</text:p>
          </table:table-cell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219" office:value-type="string" table:number-columns-spanned="2" table:number-rows-spanned="1">
            <text:p>Elektrotechn. Grundlagen</text:p>
          </table:table-cell>
          <table:covered-table-cell table:style-name="ce219"/>
          <table:table-cell table:style-name="ce196"/>
          <table:table-cell table:style-name="ce186"/>
          <table:table-cell table:style-name="ce183" office:value-type="string" table:number-columns-spanned="2" table:number-rows-spanned="1">
            <text:p>Technische Informatik I</text:p>
          </table:table-cell>
          <table:covered-table-cell table:style-name="ce183"/>
          <table:table-cell table:style-name="ce196"/>
          <table:table-cell table:style-name="ce186"/>
          <table:table-cell table:style-name="ce183" office:value-type="string" table:number-columns-spanned="2" table:number-rows-spanned="1">
            <text:p>Technische Informatik I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243" office:value-type="string" table:number-columns-spanned="2" table:number-rows-spanned="1">
            <text:p>der Techn. Informatik</text:p>
          </table:table-cell>
          <table:covered-table-cell table:style-name="ce243"/>
          <table:table-cell table:style-name="ce196"/>
          <table:table-cell table:style-name="ce186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96"/>
          <table:table-cell table:style-name="ce186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244" office:value-type="float" office:value="4">
            <text:p>4</text:p>
          </table:table-cell>
          <table:table-cell table:style-name="ce246" office:value-type="string">
            <text:p>LP</text:p>
          </table:table-cell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239"/>
          <table:table-cell table:style-name="ce241"/>
          <table:table-cell table:style-name="ce196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2"/>
          <table:table-cell table:style-name="ce15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219" office:value-type="string" table:number-columns-spanned="14" table:number-rows-spanned="1">
            <text:p>Wahlpflichtbereich Informatik</text:p>
          </table:table-cell>
          <table:covered-table-cell table:number-columns-repeated="13" table:style-name="ce219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number-columns-repeated="2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/>
          <table:table-cell table:style-name="ce219" office:value-type="string" table:number-columns-spanned="14" table:number-rows-spanned="1">
            <text:p>Module im Umfang von 20-24 LP, zum Beispiel</text:p>
          </table:table-cell>
          <table:covered-table-cell table:number-columns-repeated="13" table:style-name="ce219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59"/>
          <table:covered-table-cell table:style-name="ce171"/>
          <table:table-cell table:style-name="ce157"/>
          <table:table-cell table:style-name="ce186" table:number-columns-repeated="2"/>
          <table:table-cell table:style-name="ce175"/>
          <table:table-cell table:style-name="ce207"/>
          <table:table-cell table:style-name="ce211" office:value-type="string" table:number-columns-spanned="2" table:number-rows-spanned="1">
            <text:p>Orientierungstage</text:p>
          </table:table-cell>
          <table:covered-table-cell table:style-name="ce211"/>
          <table:table-cell table:style-name="ce175"/>
          <table:table-cell table:style-name="ce157"/>
          <table:table-cell table:style-name="ce220" office:value-type="float" office:value="0">
            <text:p>0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4">
            <text:p>4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10">
            <text:p>10</text:p>
          </table:table-cell>
          <table:table-cell table:style-name="ce226" office:value-type="string">
            <text:p>LP</text:p>
          </table:table-cell>
          <table:table-cell table:style-name="ce226" table:number-columns-repeated="2"/>
          <table:table-cell table:style-name="ce226" office:value-type="float" office:value="8">
            <text:p>8</text:p>
          </table:table-cell>
          <table:table-cell table:style-name="ce233" office:value-type="string">
            <text:p>LP</text:p>
          </table:table-cell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7"/>
          <table:table-cell table:style-name="ce160"/>
          <table:table-cell table:style-name="ce162"/>
          <table:table-cell table:style-name="ce176"/>
          <table:table-cell table:style-name="ce188" table:number-columns-repeated="2"/>
          <table:table-cell table:style-name="ce200"/>
          <table:table-cell table:style-name="ce208"/>
          <table:table-cell table:style-name="ce188" table:number-columns-repeated="3"/>
          <table:table-cell table:style-name="ce208"/>
          <table:table-cell table:style-name="ce188" table:number-columns-repeated="3"/>
          <table:table-cell table:style-name="ce229"/>
          <table:table-cell table:style-name="ce188" table:number-columns-repeated="3"/>
          <table:table-cell table:style-name="ce229"/>
          <table:table-cell table:style-name="ce188" table:number-columns-repeated="3"/>
          <table:table-cell table:style-name="ce229"/>
          <table:table-cell table:style-name="ce188" table:number-columns-repeated="2"/>
          <table:table-cell table:style-name="ce201"/>
          <table:covered-table-cell table:style-name="ce148"/>
          <table:table-cell table:number-columns-repeated="996"/>
        </table:table-row>
        <table:table-row table:style-name="ro7">
          <table:table-cell table:style-name="ce147" office:value-type="string" table:number-columns-spanned="1" table:number-rows-spanned="7">
            <text:p>Mathematik</text:p>
          </table:table-cell>
          <table:table-cell table:style-name="ce158"/>
          <table:table-cell table:style-name="ce172"/>
          <table:table-cell table:style-name="ce157"/>
          <table:table-cell table:style-name="ce186" table:number-columns-repeated="2"/>
          <table:table-cell table:style-name="ce19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30"/>
          <table:table-cell table:style-name="ce186" table:number-columns-repeated="3"/>
          <table:table-cell table:style-name="ce230"/>
          <table:table-cell table:style-name="ce186" table:number-columns-repeated="3"/>
          <table:table-cell table:style-name="ce230"/>
          <table:table-cell table:style-name="ce232" table:number-columns-repeated="2"/>
          <table:table-cell table:style-name="ce175"/>
          <table:table-cell table:style-name="ce147" office:value-type="float" office:value="35" table:number-columns-spanned="1" table:number-rows-spanned="7">
            <text:p>35</text:p>
          </table:table-cell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3" office:value-type="string" table:number-columns-spanned="2" table:number-rows-spanned="1">
            <text:p>Lineare Algebra</text:p>
          </table:table-cell>
          <table:covered-table-cell table:style-name="ce183"/>
          <table:table-cell table:style-name="ce198"/>
          <table:table-cell table:style-name="ce206"/>
          <table:table-cell table:style-name="ce183" office:value-type="string" table:number-columns-spanned="2" table:number-rows-spanned="1">
            <text:p>Analysis</text:p>
          </table:table-cell>
          <table:covered-table-cell table:style-name="ce183"/>
          <table:table-cell table:style-name="ce186"/>
          <table:table-cell table:style-name="ce205"/>
          <table:table-cell table:number-columns-repeated="2"/>
          <table:table-cell table:style-name="ce186"/>
          <table:table-cell table:style-name="ce205"/>
          <table:table-cell table:number-columns-repeated="2"/>
          <table:table-cell table:style-name="ce186"/>
          <table:table-cell table:style-name="ce205"/>
          <table:table-cell table:style-name="ce221" office:value-type="string" table:number-columns-spanned="2" table:number-rows-spanned="1">
            <text:p>Math. Wahlpflicht II</text:p>
          </table:table-cell>
          <table:covered-table-cell table:style-name="ce221"/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4" office:value-type="float" office:value="10">
            <text:p>10</text:p>
          </table:table-cell>
          <table:table-cell table:style-name="ce190" office:value-type="string">
            <text:p>LP</text:p>
          </table:table-cell>
          <table:table-cell table:style-name="ce197"/>
          <table:table-cell table:style-name="ce198"/>
          <table:table-cell table:style-name="ce184" office:value-type="float" office:value="10">
            <text:p>10</text:p>
          </table:table-cell>
          <table:table-cell table:style-name="ce190" office:value-type="string">
            <text:p>LP</text:p>
          </table:table-cell>
          <table:table-cell table:style-name="ce186"/>
          <table:table-cell table:style-name="ce205"/>
          <table:table-cell table:number-columns-repeated="2"/>
          <table:table-cell table:style-name="ce186"/>
          <table:table-cell table:style-name="ce205"/>
          <table:table-cell table:number-columns-repeated="2"/>
          <table:table-cell table:style-name="ce186"/>
          <table:table-cell table:style-name="ce205"/>
          <table:table-cell table:style-name="ce222" office:value-type="float" office:value="5">
            <text:p>5</text:p>
          </table:table-cell>
          <table:table-cell table:style-name="ce227" office:value-type="string">
            <text:p>LP</text:p>
          </table:table-cell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5" table:number-columns-repeated="2"/>
          <table:table-cell table:style-name="ce198"/>
          <table:table-cell table:style-name="ce206"/>
          <table:table-cell table:style-name="ce185" table:number-columns-repeated="2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3" office:value-type="string" table:number-columns-spanned="2" table:number-rows-spanned="1">
            <text:p>Diskrete Mathematik</text:p>
          </table:table-cell>
          <table:covered-table-cell table:style-name="ce183"/>
          <table:table-cell table:style-name="ce196"/>
          <table:table-cell table:style-name="ce205"/>
          <table:table-cell table:style-name="ce221" office:value-type="string" table:number-columns-spanned="2" table:number-rows-spanned="1">
            <text:p>Math. Wahlpflicht I</text:p>
          </table:table-cell>
          <table:covered-table-cell table:style-name="ce221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3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1" table:number-columns-repeated="2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98"/>
          <table:table-cell table:style-name="ce206"/>
          <table:table-cell table:style-name="ce222" office:value-type="float" office:value="5">
            <text:p>5</text:p>
          </table:table-cell>
          <table:table-cell table:style-name="ce227" office:value-type="string">
            <text:p>LP</text:p>
          </table:table-cell>
          <table:table-cell table:style-name="ce186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86"/>
          <table:table-cell table:style-name="ce205"/>
          <table:table-cell table:style-name="ce186" table:number-columns-repeated="3"/>
          <table:table-cell table:style-name="ce205"/>
          <table:table-cell table:style-name="ce189" table:number-columns-spanned="2" table:number-rows-spanned="1"/>
          <table:covered-table-cell table:style-name="ce189"/>
          <table:table-cell table:style-name="ce186"/>
          <table:table-cell table:style-name="ce205"/>
          <table:table-cell table:style-name="ce186" table:number-columns-repeated="2"/>
          <table:table-cell table:style-name="ce175"/>
          <table:covered-table-cell table:style-name="ce147"/>
          <table:table-cell table:number-columns-repeated="996"/>
        </table:table-row>
        <table:table-row table:style-name="ro7">
          <table:covered-table-cell table:style-name="ce147"/>
          <table:table-cell table:style-name="ce162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covered-table-cell table:style-name="ce147"/>
          <table:table-cell table:number-columns-repeated="996"/>
        </table:table-row>
        <table:table-row table:style-name="ro4">
          <table:table-cell table:style-name="ce148" office:value-type="string" table:number-columns-spanned="1" table:number-rows-spanned="5">
            <text:p>Nebenfach</text:p>
          </table:table-cell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8" office:value-type="string" table:number-columns-spanned="1" table:number-rows-spanned="5">
            <text:p>14</text:p>
            <text:p><text:s/>- </text:p>
            <text:p>18</text:p>
          </table:table-cell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20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style-name="ce223" office:value-type="string" table:number-columns-spanned="14" table:number-rows-spanned="1">
            <text:p>Nebenfach</text:p>
          </table:table-cell>
          <table:covered-table-cell table:number-columns-repeated="13" table:style-name="ce223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207"/>
          <table:table-cell table:style-name="ce189" table:number-columns-spanned="2" table:number-rows-spanned="1"/>
          <table:covered-table-cell table:style-name="ce189"/>
          <table:table-cell table:style-name="ce175"/>
          <table:table-cell table:style-name="ce157"/>
          <table:table-cell table:style-name="ce224" office:value-type="string" table:number-columns-spanned="14" table:number-rows-spanned="1">
            <text:p>Module im Umfang von 14-18 LP, zum Beispiel</text:p>
          </table:table-cell>
          <table:covered-table-cell table:number-columns-repeated="13" table:style-name="ce224"/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186" table:number-columns-repeated="2"/>
          <table:table-cell table:style-name="ce175"/>
          <table:table-cell table:style-name="ce207"/>
          <table:table-cell table:style-name="ce186" table:number-columns-repeated="2"/>
          <table:table-cell table:style-name="ce175"/>
          <table:table-cell table:style-name="ce157"/>
          <table:table-cell table:style-name="ce225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28" office:value-type="string">
            <text:p>LP</text:p>
          </table:table-cell>
          <table:table-cell table:style-name="ce228" table:number-columns-repeated="2"/>
          <table:table-cell table:style-name="ce228" office:value-type="float" office:value="4">
            <text:p>4</text:p>
          </table:table-cell>
          <table:table-cell table:style-name="ce234" office:value-type="string">
            <text:p>LP</text:p>
          </table:table-cell>
          <table:table-cell table:style-name="ce175"/>
          <table:covered-table-cell table:style-name="ce148"/>
          <table:table-cell table:number-columns-repeated="996"/>
        </table:table-row>
        <table:table-row table:style-name="ro7">
          <table:covered-table-cell table:style-name="ce148"/>
          <table:table-cell table:style-name="ce164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8"/>
          <table:table-cell table:number-columns-repeated="996"/>
        </table:table-row>
        <table:table-row table:style-name="ro6">
          <table:table-cell table:style-name="ce148" office:value-type="string" table:number-columns-spanned="1" table:number-rows-spanned="5">
            <text:p>Schlüssel-qualifikationen</text:p>
          </table:table-cell>
          <table:table-cell table:style-name="ce163" table:number-columns-repeated="2"/>
          <table:table-cell table:style-name="ce157" table:number-columns-repeated="3"/>
          <table:table-cell table:style-name="ce17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office:value-type="float" office:value="10" table:number-columns-spanned="1" table:number-rows-spanned="5">
            <text:p>10</text:p>
          </table:table-cell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247"/>
          <table:table-cell table:style-name="ce249" table:number-columns-repeated="2"/>
          <table:table-cell table:style-name="ce251" office:value-type="string" table:number-columns-spanned="19" table:number-rows-spanned="1">
            <text:p>Handlungsorientierte Angebote + Übergeordneter Bezug + Wissenschaftskulturen</text:p>
          </table:table-cell>
          <table:covered-table-cell table:number-columns-repeated="18" table:style-name="ce251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212" office:value-type="string" table:number-columns-spanned="2" table:number-rows-spanned="1">
            <text:p>Wissenschaftl. Arbeiten</text:p>
          </table:table-cell>
          <table:covered-table-cell table:style-name="ce212"/>
          <table:table-cell table:style-name="ce250"/>
          <table:table-cell table:style-name="ce252" office:value-type="string" table:number-columns-spanned="19" table:number-rows-spanned="1">
            <text:p>Module im Umfang von 10 LP, zum Beispiel</text:p>
          </table:table-cell>
          <table:covered-table-cell table:number-columns-repeated="18" table:style-name="ce252"/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3" table:number-columns-repeated="2"/>
          <table:table-cell table:style-name="ce157"/>
          <table:table-cell table:style-name="ce248" office:value-type="float" office:value="2">
            <text:p>2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4">
            <text:p>4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2">
            <text:p>2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0">
            <text:p>0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0">
            <text:p>0</text:p>
          </table:table-cell>
          <table:table-cell table:style-name="ce216" office:value-type="string">
            <text:p>LP</text:p>
          </table:table-cell>
          <table:table-cell table:style-name="ce216" table:number-columns-repeated="2"/>
          <table:table-cell table:style-name="ce216" office:value-type="float" office:value="2">
            <text:p>2</text:p>
          </table:table-cell>
          <table:table-cell table:style-name="ce231" office:value-type="string">
            <text:p>LP</text:p>
          </table:table-cell>
          <table:table-cell table:style-name="ce175"/>
          <table:covered-table-cell table:style-name="ce235"/>
          <table:table-cell table:number-columns-repeated="996"/>
        </table:table-row>
        <table:table-row table:style-name="ro7">
          <table:covered-table-cell table:style-name="ce148"/>
          <table:table-cell table:style-name="ce164" table:number-columns-repeated="2"/>
          <table:table-cell table:style-name="ce176" table:number-columns-repeated="3"/>
          <table:table-cell table:style-name="ce201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235"/>
          <table:table-cell table:number-columns-repeated="996"/>
        </table:table-row>
        <table:table-row table:style-name="ro7">
          <table:table-cell table:style-name="ce149"/>
          <table:table-cell table:style-name="ce165" table:number-columns-repeated="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236"/>
          <table:table-cell table:number-columns-repeated="996"/>
        </table:table-row>
        <table:table-row table:style-name="ro7">
          <table:table-cell table:style-name="ce145" office:value-type="string">
            <text:p>Summe</text:p>
          </table:table-cell>
          <table:table-cell table:style-name="ce166" table:number-columns-repeated="2"/>
          <table:table-cell table:style-name="ce173"/>
          <table:table-cell table:style-name="ce182" office:value-type="float" office:value="31" table:number-columns-spanned="2" table:number-rows-spanned="1">
            <text:p>31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1" table:number-columns-spanned="2" table:number-rows-spanned="1">
            <text:p>31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93" office:value-type="float" office:value="180">
            <text:p>180</text:p>
          </table:table-cell>
          <table:table-cell table:number-columns-repeated="996"/>
        </table:table-row>
        <table:table-row table:style-name="ro7">
          <table:table-cell table:style-name="ce150"/>
          <table:table-cell table:style-name="ce167" table:number-columns-repeated="2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94"/>
          <table:table-cell table:number-columns-repeated="996"/>
        </table:table-row>
        <table:table-row table:style-name="ro7">
          <table:table-cell table:style-name="ce151" table:number-columns-repeated="3"/>
          <table:table-cell table:style-name="ce177" table:number-columns-repeated="24"/>
          <table:table-cell table:style-name="ce151"/>
          <table:table-cell table:number-columns-repeated="996"/>
        </table:table-row>
        <table:table-row table:style-name="ro7">
          <table:table-cell table:number-columns-repeated="3"/>
          <table:table-cell table:style-name="ce178" table:number-columns-repeated="2"/>
          <table:table-cell office:value-type="string">
            <text:p><text:s/>Pflichtmodule</text:p>
          </table:table-cell>
          <table:table-cell table:number-columns-repeated="4"/>
          <table:table-cell table:style-name="ce217"/>
          <table:table-cell table:number-columns-repeated="4"/>
          <table:table-cell table:style-name="ce180" table:number-columns-repeated="2"/>
          <table:table-cell office:value-type="string">
            <text:p><text:s/>Nebenfachmodule</text:p>
          </table:table-cell>
          <table:table-cell table:number-columns-repeated="1006"/>
        </table:table-row>
        <table:table-row table:style-name="ro7">
          <table:table-cell table:style-name="ce152" table:number-columns-repeated="6"/>
          <table:table-cell table:number-columns-repeated="1018"/>
        </table:table-row>
        <table:table-row table:style-name="ro7">
          <table:table-cell table:number-columns-repeated="3"/>
          <table:table-cell table:style-name="ce179" table:number-columns-repeated="2"/>
          <table:table-cell office:value-type="string">
            <text:p><text:s/>Wahlpflichtmodule</text:p>
          </table:table-cell>
          <table:table-cell table:number-columns-repeated="9"/>
          <table:table-cell table:style-name="ce181" table:number-columns-repeated="2"/>
          <table:table-cell office:value-type="string">
            <text:p><text:s/>Pflichtmodule mit Wahlmöglichkeiten der Lehrveranstaltungen</text:p>
          </table:table-cell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7" table:number-rows-repeated="5">
          <table:table-cell table:style-name="ce217" table:number-columns-repeated="14"/>
          <table:table-cell table:number-columns-repeated="1010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Bachelor 2008!!'.$A$1:.$AB$54]"/>
        </table:named-expressions>
      </table:table>
      <table:table table:name="Master!" table:style-name="ta5" table:print-ranges="'Master!'.A1:'Master!'.Z59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998" table:default-cell-style-name="Default"/>
        <table:table-row table:style-name="ro10">
          <table:table-cell table:style-name="ce143" office:value-type="string" table:number-columns-spanned="26" table:number-rows-spanned="1">
            <text:p>Beispielstudienplan Masterstudiengang Informatik<text:span text:style-name="T2"> </text:span><text:span text:style-name="T2">(Beginn des Studiums </text:span><text:span text:style-name="T2">im Wintersemester)</text:span></text:p>
          </table:table-cell>
          <table:covered-table-cell table:number-columns-repeated="25" table:style-name="ce143"/>
          <table:table-cell table:number-columns-repeated="998"/>
        </table:table-row>
        <table:table-row table:style-name="ro7">
          <table:table-cell table:style-name="ce176" table:number-columns-repeated="26"/>
          <table:table-cell table:number-columns-repeated="998"/>
        </table:table-row>
        <table:table-row table:style-name="ro7">
          <table:table-cell table:style-name="ce147" office:value-type="string" table:number-columns-spanned="1" table:number-rows-spanned="2">
            <text:p>Semester</text:p>
          </table:table-cell>
          <table:table-cell table:style-name="ce253"/>
          <table:table-cell table:style-name="ce182" office:value-type="string" table:number-columns-spanned="2" table:number-rows-spanned="1">
            <text:p>1. Prüfungsbreich</text:p>
          </table:table-cell>
          <table:covered-table-cell table:style-name="ce182"/>
          <table:table-cell table:style-name="ce253"/>
          <table:table-cell table:style-name="ce153"/>
          <table:table-cell table:style-name="ce257" office:value-type="string" table:number-columns-spanned="2" table:number-rows-spanned="1">
            <text:p>2. Prüfungsbereich</text:p>
          </table:table-cell>
          <table:covered-table-cell table:style-name="ce257"/>
          <table:table-cell table:style-name="ce192"/>
          <table:table-cell table:style-name="ce253"/>
          <table:table-cell table:style-name="ce182" office:value-type="string" table:number-columns-spanned="2" table:number-rows-spanned="1">
            <text:p>3. Prüfungsbereich</text:p>
          </table:table-cell>
          <table:covered-table-cell table:style-name="ce182"/>
          <table:table-cell table:style-name="ce253"/>
          <table:table-cell table:style-name="ce153"/>
          <table:table-cell table:style-name="ce257" office:value-type="string" table:number-columns-spanned="2" table:number-rows-spanned="1">
            <text:p>4. Prüfungsbereich</text:p>
          </table:table-cell>
          <table:covered-table-cell table:style-name="ce257"/>
          <table:table-cell table:style-name="ce192"/>
          <table:table-cell table:style-name="ce253"/>
          <table:table-cell table:style-name="ce182" office:value-type="string" table:number-columns-spanned="2" table:number-rows-spanned="1">
            <text:p>5. Prüfungsbereich</text:p>
          </table:table-cell>
          <table:covered-table-cell table:style-name="ce182"/>
          <table:table-cell table:style-name="ce253"/>
          <table:table-cell table:style-name="ce153"/>
          <table:table-cell table:style-name="ce268" office:value-type="string" table:number-columns-spanned="2" table:number-rows-spanned="2">
            <text:p>Sonstiges</text:p>
          </table:table-cell>
          <table:covered-table-cell table:style-name="ce268"/>
          <table:table-cell table:style-name="ce192"/>
          <table:table-cell table:style-name="ce147" office:value-type="string" table:number-columns-spanned="1" table:number-rows-spanned="2">
            <text:p>LP</text:p>
          </table:table-cell>
          <table:table-cell table:number-columns-repeated="998"/>
        </table:table-row>
        <table:table-row table:style-name="ro7">
          <table:covered-table-cell table:style-name="ce147"/>
          <table:table-cell table:style-name="ce169"/>
          <table:table-cell table:style-name="ce254" office:value-type="string" table:number-columns-spanned="2" table:number-rows-spanned="1">
            <text:p>Informationssysteme</text:p>
          </table:table-cell>
          <table:covered-table-cell table:style-name="ce254"/>
          <table:table-cell table:style-name="ce169"/>
          <table:table-cell table:style-name="ce155"/>
          <table:table-cell table:style-name="ce254" office:value-type="string" table:number-columns-spanned="2" table:number-rows-spanned="1">
            <text:p>Robotik</text:p>
          </table:table-cell>
          <table:covered-table-cell table:style-name="ce254"/>
          <table:table-cell table:style-name="ce203"/>
          <table:table-cell table:style-name="ce169"/>
          <table:table-cell table:style-name="ce254" office:value-type="string" table:number-columns-spanned="2" table:number-rows-spanned="1">
            <text:p>Medizinische Informatik</text:p>
          </table:table-cell>
          <table:covered-table-cell table:style-name="ce254"/>
          <table:table-cell table:style-name="ce169"/>
          <table:table-cell table:style-name="ce155"/>
          <table:table-cell table:style-name="ce254" office:value-type="string" table:number-columns-spanned="2" table:number-rows-spanned="1">
            <text:p>Nebenfach</text:p>
          </table:table-cell>
          <table:covered-table-cell table:style-name="ce254"/>
          <table:table-cell table:style-name="ce203"/>
          <table:table-cell table:style-name="ce169"/>
          <table:table-cell table:style-name="ce254" office:value-type="string" table:number-columns-spanned="2" table:number-rows-spanned="1">
            <text:p>Schlüsselqualifikationen</text:p>
          </table:table-cell>
          <table:covered-table-cell table:style-name="ce254"/>
          <table:table-cell table:style-name="ce169"/>
          <table:table-cell table:style-name="ce155"/>
          <table:covered-table-cell table:number-columns-repeated="2" table:style-name="ce268"/>
          <table:table-cell table:style-name="ce203"/>
          <table:covered-table-cell table:style-name="ce147"/>
          <table:table-cell table:number-columns-repeated="998"/>
        </table:table-row>
        <table:table-row table:style-name="ro11">
          <table:table-cell table:style-name="ce147" office:value-type="string" table:number-columns-spanned="1" table:number-rows-spanned="9">
            <text:p>1 (WS)</text:p>
          </table:table-cell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style-name="ce147" office:value-type="float" office:value="28" table:number-columns-spanned="1" table:number-rows-spanned="9">
            <text:p>28</text:p>
          </table:table-cell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3" office:value-type="string" table:number-columns-spanned="2" table:number-rows-spanned="1">
            <text:p>Datenbanksysteme</text:p>
          </table:table-cell>
          <table:covered-table-cell table:style-name="ce183"/>
          <table:table-cell/>
          <table:table-cell table:style-name="ce207"/>
          <table:table-cell table:style-name="ce183" office:value-type="string" table:number-columns-spanned="2" table:number-rows-spanned="1">
            <text:p>Robotik I</text:p>
          </table:table-cell>
          <table:covered-table-cell table:style-name="ce183"/>
          <table:table-cell table:style-name="ce175"/>
          <table:table-cell/>
          <table:table-cell table:style-name="ce255" office:value-type="string" table:number-columns-spanned="2" table:number-rows-spanned="1">
            <text:p>Assistierende Gesundheits-</text:p>
          </table:table-cell>
          <table:covered-table-cell table:style-name="ce255"/>
          <table:table-cell/>
          <table:table-cell table:style-name="ce207"/>
          <table:table-cell table:style-name="ce183" office:value-type="string" table:number-columns-spanned="2" table:number-rows-spanned="1">
            <text:p>Nebenfachmodul I</text:p>
          </table:table-cell>
          <table:covered-table-cell table:style-name="ce183"/>
          <table:table-cell table:style-name="ce175"/>
          <table:table-cell/>
          <table:table-cell table:style-name="ce183" office:value-type="string" table:number-columns-spanned="2" table:number-rows-spanned="1">
            <text:p>Mathematikmodul</text:p>
          </table:table-cell>
          <table:covered-table-cell table:style-name="ce183"/>
          <table:table-cell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/>
          <table:table-cell table:style-name="ce267" office:value-type="string" table:number-columns-spanned="2" table:number-rows-spanned="1">
            <text:p>technologien A</text:p>
          </table:table-cell>
          <table:covered-table-cell table:style-name="ce267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/>
          <table:table-cell table:style-name="ce255" office:value-type="string" table:number-columns-spanned="2" table:number-rows-spanned="1">
            <text:p>Medizinische</text:p>
          </table:table-cell>
          <table:covered-table-cell table:style-name="ce255"/>
          <table:table-cell/>
          <table:table-cell table:style-name="ce207"/>
          <table:table-cell table:style-name="ce183" office:value-type="string" table:number-columns-spanned="2" table:number-rows-spanned="1">
            <text:p>Nebenfachmodul II</text:p>
          </table:table-cell>
          <table:covered-table-cell table:style-name="ce183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/>
          <table:table-cell table:style-name="ce267" office:value-type="string" table:number-columns-spanned="2" table:number-rows-spanned="1">
            <text:p>Informationssysteme B</text:p>
          </table:table-cell>
          <table:covered-table-cell table:style-name="ce267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11">
          <table:covered-table-cell table:style-name="ce147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covered-table-cell table:style-name="ce147"/>
          <table:table-cell table:number-columns-repeated="998"/>
        </table:table-row>
        <table:table-row table:style-name="ro11">
          <table:table-cell table:style-name="ce147" office:value-type="string" table:number-columns-spanned="1" table:number-rows-spanned="7">
            <text:p>2 (SS)</text:p>
          </table:table-cell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style-name="ce147" office:value-type="float" office:value="30" table:number-columns-spanned="1" table:number-rows-spanned="7">
            <text:p>30</text:p>
          </table:table-cell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3" office:value-type="string" table:number-columns-spanned="2" table:number-rows-spanned="1">
            <text:p>Datenbankpraktikum</text:p>
          </table:table-cell>
          <table:covered-table-cell table:style-name="ce183"/>
          <table:table-cell/>
          <table:table-cell table:style-name="ce207"/>
          <table:table-cell table:style-name="ce183" office:value-type="string" table:number-columns-spanned="2" table:number-rows-spanned="1">
            <text:p>Robotik II</text:p>
          </table:table-cell>
          <table:covered-table-cell table:style-name="ce183"/>
          <table:table-cell table:style-name="ce175"/>
          <table:table-cell/>
          <table:table-cell table:style-name="ce255" office:value-type="string" table:number-columns-spanned="2" table:number-rows-spanned="1">
            <text:p>Assistierende Gesundheits-</text:p>
          </table:table-cell>
          <table:covered-table-cell table:style-name="ce255"/>
          <table:table-cell/>
          <table:table-cell table:style-name="ce207"/>
          <table:table-cell table:style-name="ce183" office:value-type="string" table:number-columns-spanned="2" table:number-rows-spanned="1">
            <text:p>Nebenfachmodul III</text:p>
          </table:table-cell>
          <table:covered-table-cell table:style-name="ce183"/>
          <table:table-cell table:style-name="ce175"/>
          <table:table-cell/>
          <table:table-cell table:style-name="ce255" office:value-type="string" table:number-columns-spanned="2" table:number-rows-spanned="1">
            <text:p>Modul </text:p>
          </table:table-cell>
          <table:covered-table-cell table:style-name="ce255"/>
          <table:table-cell/>
          <table:table-cell table:style-name="ce207"/>
          <table:table-cell table:style-name="ce183" office:value-type="string" table:number-columns-spanned="2" table:number-rows-spanned="1">
            <text:p>Seminar</text:p>
          </table:table-cell>
          <table:covered-table-cell table:style-name="ce183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/>
          <table:table-cell table:style-name="ce267" office:value-type="string" table:number-columns-spanned="2" table:number-rows-spanned="1">
            <text:p>technologien B</text:p>
          </table:table-cell>
          <table:covered-table-cell table:style-name="ce267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/>
          <table:table-cell table:style-name="ce267" office:value-type="string" table:number-columns-spanned="2" table:number-rows-spanned="1">
            <text:p>Wissenschaftskulturen</text:p>
          </table:table-cell>
          <table:covered-table-cell table:style-name="ce267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57" table:number-columns-repeated="2"/>
          <table:table-cell table:style-name="ce175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83" office:value-type="string" table:number-columns-spanned="2" table:number-rows-spanned="1">
            <text:p>Bildbasierte Modellierung</text:p>
          </table:table-cell>
          <table:covered-table-cell table:style-name="ce183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covered-table-cell table:style-name="ce147"/>
          <table:table-cell table:number-columns-repeated="998"/>
        </table:table-row>
        <table:table-row table:style-name="ro11">
          <table:covered-table-cell table:style-name="ce147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covered-table-cell table:style-name="ce147"/>
          <table:table-cell table:number-columns-repeated="998"/>
        </table:table-row>
        <table:table-row table:style-name="ro11">
          <table:table-cell table:style-name="ce235" office:value-type="string" table:number-columns-spanned="1" table:number-rows-spanned="5">
            <text:p>3 (WS)</text:p>
          </table:table-cell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 table:style-name="ce235" office:value-type="float" office:value="32" table:number-columns-spanned="1" table:number-rows-spanned="5">
            <text:p>32</text:p>
          </table:table-cell>
          <table:table-cell table:number-columns-repeated="998"/>
        </table:table-row>
        <table:table-row table:style-name="ro7">
          <table:covered-table-cell table:style-name="ce235"/>
          <table:table-cell/>
          <table:table-cell table:style-name="ce183" office:value-type="string" table:number-columns-spanned="2" table:number-rows-spanned="1">
            <text:p>Datenbank-Projektgruppe</text:p>
          </table:table-cell>
          <table:covered-table-cell table:style-name="ce183"/>
          <table:table-cell/>
          <table:table-cell table:style-name="ce207"/>
          <table:table-cell table:style-name="ce183" office:value-type="string" table:number-columns-spanned="2" table:number-rows-spanned="1">
            <text:p>Robotikpraktikum</text:p>
          </table:table-cell>
          <table:covered-table-cell table:style-name="ce183"/>
          <table:table-cell table:style-name="ce175"/>
          <table:table-cell/>
          <table:table-cell table:style-name="ce255" office:value-type="string" table:number-columns-spanned="2" table:number-rows-spanned="1">
            <text:p>Ausgewählte Kapitel der</text:p>
          </table:table-cell>
          <table:covered-table-cell table:style-name="ce255"/>
          <table:table-cell/>
          <table:table-cell table:style-name="ce207"/>
          <table:table-cell table:style-name="ce183" office:value-type="string" table:number-columns-spanned="2" table:number-rows-spanned="1">
            <text:p>Nebenfachmodul IV</text:p>
          </table:table-cell>
          <table:covered-table-cell table:style-name="ce183"/>
          <table:table-cell table:style-name="ce175"/>
          <table:table-cell table:number-columns-repeated="4"/>
          <table:table-cell table:style-name="ce207"/>
          <table:table-cell table:style-name="ce183" office:value-type="string" table:number-columns-spanned="2" table:number-rows-spanned="1">
            <text:p>Projektarbeit</text:p>
          </table:table-cell>
          <table:covered-table-cell table:style-name="ce183"/>
          <table:table-cell table:style-name="ce175"/>
          <table:covered-table-cell table:style-name="ce235"/>
          <table:table-cell table:number-columns-repeated="998"/>
        </table:table-row>
        <table:table-row table:style-name="ro7">
          <table:covered-table-cell table:style-name="ce235"/>
          <table:table-cell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/>
          <table:table-cell table:style-name="ce267" office:value-type="string" table:number-columns-spanned="2" table:number-rows-spanned="1">
            <text:p>Medizinischen Informatik</text:p>
          </table:table-cell>
          <table:covered-table-cell table:style-name="ce267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number-columns-repeated="4"/>
          <table:table-cell table:style-name="ce207"/>
          <table:table-cell table:style-name="ce262" office:value-type="float" office:value="14">
            <text:p>14</text:p>
          </table:table-cell>
          <table:table-cell table:style-name="ce265" office:value-type="string">
            <text:p>LP</text:p>
          </table:table-cell>
          <table:table-cell table:style-name="ce175"/>
          <table:covered-table-cell table:style-name="ce235"/>
          <table:table-cell table:number-columns-repeated="998"/>
        </table:table-row>
        <table:table-row table:style-name="ro7">
          <table:covered-table-cell table:style-name="ce23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57" table:number-columns-repeated="2"/>
          <table:table-cell table:style-name="ce175"/>
          <table:table-cell table:number-columns-repeated="4"/>
          <table:table-cell table:style-name="ce207"/>
          <table:table-cell table:style-name="ce157" table:number-columns-repeated="2"/>
          <table:table-cell table:style-name="ce175"/>
          <table:covered-table-cell table:style-name="ce235"/>
          <table:table-cell table:number-columns-repeated="998"/>
        </table:table-row>
        <table:table-row table:style-name="ro11">
          <table:covered-table-cell table:style-name="ce235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covered-table-cell table:style-name="ce235"/>
          <table:table-cell table:number-columns-repeated="998"/>
        </table:table-row>
        <table:table-row table:style-name="ro11">
          <table:table-cell table:style-name="ce147" office:value-type="string" table:number-columns-spanned="1" table:number-rows-spanned="3">
            <text:p>4 (SS)</text:p>
          </table:table-cell>
          <table:table-cell table:number-columns-repeated="4"/>
          <table:table-cell table:style-name="ce209"/>
          <table:table-cell table:style-name="ce176" table:number-columns-repeated="2"/>
          <table:table-cell table:style-name="ce201"/>
          <table:table-cell table:number-columns-repeated="4"/>
          <table:table-cell table:style-name="ce209"/>
          <table:table-cell table:style-name="ce176" table:number-columns-repeated="2"/>
          <table:table-cell table:style-name="ce201"/>
          <table:table-cell table:number-columns-repeated="4"/>
          <table:table-cell table:style-name="ce209"/>
          <table:table-cell table:style-name="ce176" table:number-columns-repeated="2"/>
          <table:table-cell table:style-name="ce195"/>
          <table:table-cell table:style-name="ce147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3" office:value-type="string" table:number-columns-spanned="22" table:number-rows-spanned="1">
            <text:p>Masterarbeit</text:p>
          </table:table-cell>
          <table:covered-table-cell table:number-columns-repeated="21" table:style-name="ce183"/>
          <table:table-cell/>
          <table:covered-table-cell table:style-name="ce147"/>
          <table:table-cell table:number-columns-repeated="998"/>
        </table:table-row>
        <table:table-row table:style-name="ro12">
          <table:covered-table-cell table:style-name="ce147"/>
          <table:table-cell table:style-name="ce176" table:number-columns-repeated="4"/>
          <table:table-cell table:style-name="ce256"/>
          <table:table-cell table:style-name="ce258" table:number-columns-repeated="2"/>
          <table:table-cell table:style-name="ce266"/>
          <table:table-cell table:style-name="ce176" table:number-columns-repeated="4"/>
          <table:table-cell table:style-name="ce256"/>
          <table:table-cell table:style-name="ce258" table:number-columns-repeated="2"/>
          <table:table-cell table:style-name="ce266"/>
          <table:table-cell table:style-name="ce176" table:number-columns-repeated="4"/>
          <table:table-cell table:style-name="ce209"/>
          <table:table-cell table:style-name="ce176" table:number-columns-repeated="2"/>
          <table:table-cell table:style-name="ce201"/>
          <table:covered-table-cell table:style-name="ce147"/>
          <table:table-cell table:number-columns-repeated="998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style-name="ce143" office:value-type="string" table:number-columns-spanned="26" table:number-rows-spanned="1">
            <text:p>Beispielstudienplan Masterstudiengang Informatik<text:span text:style-name="T2"> </text:span><text:span text:style-name="T2">(Beginn des Studiums </text:span><text:span text:style-name="T2">im Sommersemester)</text:span></text:p>
          </table:table-cell>
          <table:covered-table-cell table:number-columns-repeated="25" table:style-name="ce143"/>
          <table:table-cell table:number-columns-repeated="998"/>
        </table:table-row>
        <table:table-row table:style-name="ro7">
          <table:table-cell/>
          <table:table-cell table:style-name="ce176" table:number-columns-repeated="25"/>
          <table:table-cell table:number-columns-repeated="998"/>
        </table:table-row>
        <table:table-row table:style-name="ro4">
          <table:table-cell table:style-name="ce147" office:value-type="string" table:number-columns-spanned="1" table:number-rows-spanned="2">
            <text:p>Semester</text:p>
          </table:table-cell>
          <table:table-cell table:style-name="ce253"/>
          <table:table-cell table:style-name="ce182" office:value-type="string" table:number-columns-spanned="2" table:number-rows-spanned="1">
            <text:p>1. Prüfungsbreich</text:p>
          </table:table-cell>
          <table:covered-table-cell table:style-name="ce182"/>
          <table:table-cell table:style-name="ce253"/>
          <table:table-cell table:style-name="ce153"/>
          <table:table-cell table:style-name="ce182" office:value-type="string" table:number-columns-spanned="2" table:number-rows-spanned="1">
            <text:p>2. Prüfungsbereich</text:p>
          </table:table-cell>
          <table:covered-table-cell table:style-name="ce182"/>
          <table:table-cell table:style-name="ce253"/>
          <table:table-cell table:style-name="ce153"/>
          <table:table-cell table:style-name="ce182" office:value-type="string" table:number-columns-spanned="2" table:number-rows-spanned="1">
            <text:p>3. Prüfungsbereich</text:p>
          </table:table-cell>
          <table:covered-table-cell table:style-name="ce182"/>
          <table:table-cell table:style-name="ce253"/>
          <table:table-cell table:style-name="ce153"/>
          <table:table-cell table:style-name="ce182" office:value-type="string" table:number-columns-spanned="2" table:number-rows-spanned="1">
            <text:p>4. Prüfungsbereich</text:p>
          </table:table-cell>
          <table:covered-table-cell table:style-name="ce182"/>
          <table:table-cell table:style-name="ce253"/>
          <table:table-cell table:style-name="ce153"/>
          <table:table-cell table:style-name="ce182" office:value-type="string" table:number-columns-spanned="2" table:number-rows-spanned="1">
            <text:p>5. Prüfungsbereich</text:p>
          </table:table-cell>
          <table:covered-table-cell table:style-name="ce182"/>
          <table:table-cell table:style-name="ce253"/>
          <table:table-cell table:style-name="ce153"/>
          <table:table-cell table:style-name="ce269" office:value-type="string" table:number-columns-spanned="2" table:number-rows-spanned="2">
            <text:p>Sonstiges</text:p>
          </table:table-cell>
          <table:covered-table-cell table:style-name="ce269"/>
          <table:table-cell table:style-name="ce253"/>
          <table:table-cell table:style-name="ce270" office:value-type="string" table:number-columns-spanned="1" table:number-rows-spanned="2">
            <text:p>LP</text:p>
          </table:table-cell>
          <table:table-cell table:number-columns-repeated="998"/>
        </table:table-row>
        <table:table-row table:style-name="ro4">
          <table:covered-table-cell table:style-name="ce147"/>
          <table:table-cell table:style-name="ce169"/>
          <table:table-cell table:style-name="ce254" office:value-type="string" table:number-columns-spanned="2" table:number-rows-spanned="1">
            <text:p>Theoretische Informatik</text:p>
          </table:table-cell>
          <table:covered-table-cell table:style-name="ce254"/>
          <table:table-cell table:style-name="ce169"/>
          <table:table-cell table:style-name="ce155"/>
          <table:table-cell table:style-name="ce254" office:value-type="string" table:number-columns-spanned="2" table:number-rows-spanned="1">
            <text:p>Chip- und Systementwurf</text:p>
          </table:table-cell>
          <table:covered-table-cell table:style-name="ce254"/>
          <table:table-cell table:style-name="ce169"/>
          <table:table-cell table:style-name="ce155"/>
          <table:table-cell table:style-name="ce254" office:value-type="string" table:number-columns-spanned="2" table:number-rows-spanned="1">
            <text:p>Software Engineering</text:p>
          </table:table-cell>
          <table:covered-table-cell table:style-name="ce254"/>
          <table:table-cell table:style-name="ce169"/>
          <table:table-cell table:style-name="ce155"/>
          <table:table-cell table:style-name="ce254" office:value-type="string" table:number-columns-spanned="2" table:number-rows-spanned="1">
            <text:p>Nebenfach</text:p>
          </table:table-cell>
          <table:covered-table-cell table:style-name="ce254"/>
          <table:table-cell table:style-name="ce169"/>
          <table:table-cell table:style-name="ce155"/>
          <table:table-cell table:style-name="ce254" office:value-type="string" table:number-columns-spanned="2" table:number-rows-spanned="1">
            <text:p>Schlüsselqualifikationen</text:p>
          </table:table-cell>
          <table:covered-table-cell table:style-name="ce254"/>
          <table:table-cell table:style-name="ce169"/>
          <table:table-cell table:style-name="ce155"/>
          <table:covered-table-cell table:number-columns-repeated="2" table:style-name="ce269"/>
          <table:table-cell table:style-name="ce169"/>
          <table:covered-table-cell table:style-name="ce270"/>
          <table:table-cell table:number-columns-repeated="998"/>
        </table:table-row>
        <table:table-row table:style-name="ro11">
          <table:table-cell table:style-name="ce147" office:value-type="string" table:number-columns-spanned="1" table:number-rows-spanned="9">
            <text:p>1 (SS)</text:p>
          </table:table-cell>
          <table:table-cell table:number-columns-repeated="4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147" office:value-type="float" office:value="28" table:number-columns-spanned="1" table:number-rows-spanned="9">
            <text:p>28</text:p>
          </table:table-cell>
          <table:table-cell table:number-columns-repeated="998"/>
        </table:table-row>
        <table:table-row table:style-name="ro4">
          <table:covered-table-cell table:style-name="ce147"/>
          <table:table-cell/>
          <table:table-cell table:style-name="ce255" office:value-type="string" table:number-columns-spanned="2" table:number-rows-spanned="1">
            <text:p>Kryprologie II</text:p>
          </table:table-cell>
          <table:covered-table-cell table:style-name="ce255"/>
          <table:table-cell/>
          <table:table-cell table:style-name="ce207"/>
          <table:table-cell table:number-columns-repeated="3"/>
          <table:table-cell table:style-name="ce207"/>
          <table:table-cell table:style-name="ce255" office:value-type="string" table:number-columns-spanned="2" table:number-rows-spanned="1">
            <text:p>Fundamente des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Nebenfachmodul I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Modul Handlungs-</text:p>
          </table:table-cell>
          <table:covered-table-cell table:style-name="ce255"/>
          <table:table-cell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table-cell table:style-name="ce207"/>
          <table:table-cell table:style-name="ce261" office:value-type="string" table:number-columns-spanned="2" table:number-rows-spanned="1">
            <text:p>Software Engineering</text:p>
          </table:table-cell>
          <table:covered-table-cell table:style-name="ce261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267" office:value-type="string" table:number-columns-spanned="2" table:number-rows-spanned="1">
            <text:p>orientiertes Angebot</text:p>
          </table:table-cell>
          <table:covered-table-cell table:style-name="ce267"/>
          <table:table-cell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number-columns-repeated="3"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255" office:value-type="string" table:number-columns-spanned="2" table:number-rows-spanned="1">
            <text:p>Chip- und System-Entwurf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Verifikation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Nebenfachmodul II</text:p>
          </table:table-cell>
          <table:covered-table-cell table:style-name="ce255"/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259" office:value-type="float" office:value="10">
            <text:p>10</text:p>
          </table:table-cell>
          <table:table-cell table:style-name="ce263" office:value-type="string">
            <text:p>LP</text:p>
          </table:table-cell>
          <table:table-cell/>
          <table:table-cell table:style-name="ce207"/>
          <table:table-cell table:style-name="ce261" office:value-type="string" table:number-columns-spanned="2" table:number-rows-spanned="1">
            <text:p>reaktiver Systeme </text:p>
          </table:table-cell>
          <table:covered-table-cell table:style-name="ce261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259"/>
          <table:table-cell table:style-name="ce263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11">
          <table:covered-table-cell table:style-name="ce147"/>
          <table:table-cell table:style-name="ce176" table:number-columns-repeated="4"/>
          <table:table-cell table:style-name="ce209"/>
          <table:table-cell table:style-name="ce259"/>
          <table:table-cell table:style-name="ce263"/>
          <table:table-cell table:style-name="ce176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covered-table-cell table:style-name="ce147"/>
          <table:table-cell table:number-columns-repeated="998"/>
        </table:table-row>
        <table:table-row table:style-name="ro11">
          <table:table-cell table:style-name="ce147" office:value-type="string" table:number-columns-spanned="1" table:number-rows-spanned="7">
            <text:p>2 (WS)</text:p>
          </table:table-cell>
          <table:table-cell table:number-columns-repeated="4"/>
          <table:table-cell table:style-name="ce207"/>
          <table:table-cell table:style-name="ce259"/>
          <table:table-cell table:style-name="ce263"/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147" office:value-type="float" office:value="30" table:number-columns-spanned="1" table:number-rows-spanned="7">
            <text:p>30</text:p>
          </table:table-cell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255" office:value-type="string" table:number-columns-spanned="2" table:number-rows-spanned="1">
            <text:p>Kryptologie III</text:p>
          </table:table-cell>
          <table:covered-table-cell table:style-name="ce255"/>
          <table:table-cell/>
          <table:table-cell table:style-name="ce207"/>
          <table:table-cell table:style-name="ce260"/>
          <table:table-cell table:style-name="ce264"/>
          <table:table-cell/>
          <table:table-cell table:style-name="ce207"/>
          <table:table-cell table:style-name="ce255" office:value-type="string" table:number-columns-spanned="2" table:number-rows-spanned="1">
            <text:p>Software Engineering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Nebenfachmodul III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Modul 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Seminar</text:p>
          </table:table-cell>
          <table:covered-table-cell table:style-name="ce255"/>
          <table:table-cell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184"/>
          <table:table-cell table:style-name="ce190"/>
          <table:table-cell/>
          <table:table-cell table:style-name="ce207"/>
          <table:table-cell table:style-name="ce261" office:value-type="string" table:number-columns-spanned="2" table:number-rows-spanned="1">
            <text:p>Management</text:p>
          </table:table-cell>
          <table:covered-table-cell table:style-name="ce261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261" office:value-type="string" table:number-columns-spanned="2" table:number-rows-spanned="1">
            <text:p>Wissenschaftskulturen</text:p>
          </table:table-cell>
          <table:covered-table-cell table:style-name="ce261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86" table:number-columns-repeated="2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85" table:number-columns-repeated="2"/>
          <table:table-cell/>
          <table:table-cell table:style-name="ce207"/>
          <table:table-cell table:number-columns-repeated="3"/>
          <table:table-cell table:style-name="ce207"/>
          <table:table-cell table:style-name="ce255" office:value-type="string" table:number-columns-spanned="2" table:number-rows-spanned="1">
            <text:p>Nebenfachmodul IV</text:p>
          </table:table-cell>
          <table:covered-table-cell table:style-name="ce255"/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186" table:number-columns-repeated="2"/>
          <table:table-cell/>
          <table:table-cell table:style-name="ce207"/>
          <table:table-cell table:number-columns-repeated="3"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11">
          <table:covered-table-cell table:style-name="ce147"/>
          <table:table-cell table:style-name="ce176" table:number-columns-repeated="4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covered-table-cell table:style-name="ce147"/>
          <table:table-cell table:number-columns-repeated="998"/>
        </table:table-row>
        <table:table-row table:style-name="ro11">
          <table:table-cell table:style-name="ce147" office:value-type="string" table:number-columns-spanned="1" table:number-rows-spanned="6">
            <text:p>3 (SS)</text:p>
          </table:table-cell>
          <table:table-cell table:number-columns-repeated="4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147" office:value-type="float" office:value="32" table:number-columns-spanned="1" table:number-rows-spanned="6">
            <text:p>32</text:p>
          </table:table-cell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255" office:value-type="string" table:number-columns-spanned="2" table:number-rows-spanned="1">
            <text:p>Algebraische Spezifikation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Praktikum Rechner-</text:p>
          </table:table-cell>
          <table:covered-table-cell table:style-name="ce255"/>
          <table:table-cell/>
          <table:table-cell table:style-name="ce207"/>
          <table:table-cell table:style-name="ce255" office:value-type="string" table:number-columns-spanned="2" table:number-rows-spanned="1">
            <text:p>Software Engineering für</text:p>
          </table:table-cell>
          <table:covered-table-cell table:style-name="ce255"/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style-name="ce255" office:value-type="string" table:number-columns-spanned="2" table:number-rows-spanned="1">
            <text:p>Projektarbeit</text:p>
          </table:table-cell>
          <table:covered-table-cell table:style-name="ce255"/>
          <table:table-cell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4" office:value-type="float" office:value="8">
            <text:p>8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style-name="ce261" office:value-type="string" table:number-columns-spanned="2" table:number-rows-spanned="1">
            <text:p>gestützter Entwurf</text:p>
          </table:table-cell>
          <table:covered-table-cell table:style-name="ce261"/>
          <table:table-cell/>
          <table:table-cell table:style-name="ce207"/>
          <table:table-cell table:style-name="ce261" office:value-type="string" table:number-columns-spanned="2" table:number-rows-spanned="1">
            <text:p>Software im Automobil</text:p>
          </table:table-cell>
          <table:covered-table-cell table:style-name="ce261"/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style-name="ce262" office:value-type="float" office:value="14">
            <text:p>14</text:p>
          </table:table-cell>
          <table:table-cell table:style-name="ce265" office:value-type="string">
            <text:p>LP</text:p>
          </table:table-cell>
          <table:table-cell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261" office:value-type="string" table:number-columns-spanned="2" table:number-rows-spanned="1">
            <text:p>digitaler Schaltungen</text:p>
          </table:table-cell>
          <table:covered-table-cell table:style-name="ce261"/>
          <table:table-cell/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7">
          <table:covered-table-cell table:style-name="ce147"/>
          <table:table-cell table:number-columns-repeated="4"/>
          <table:table-cell table:style-name="ce207"/>
          <table:table-cell table:style-name="ce262" office:value-type="float" office:value="6">
            <text:p>6</text:p>
          </table:table-cell>
          <table:table-cell table:style-name="ce265" office:value-type="string">
            <text:p>LP</text:p>
          </table:table-cell>
          <table:table-cell/>
          <table:table-cell table:style-name="ce207"/>
          <table:table-cell table:style-name="ce174" table:number-columns-repeated="2"/>
          <table:table-cell/>
          <table:table-cell table:style-name="ce207"/>
          <table:table-cell table:number-columns-repeated="3"/>
          <table:table-cell table:style-name="ce207"/>
          <table:table-cell table:number-columns-repeated="3"/>
          <table:table-cell table:style-name="ce207"/>
          <table:table-cell table:number-columns-repeated="3"/>
          <table:covered-table-cell table:style-name="ce147"/>
          <table:table-cell table:number-columns-repeated="998"/>
        </table:table-row>
        <table:table-row table:style-name="ro11">
          <table:covered-table-cell table:style-name="ce147"/>
          <table:table-cell table:style-name="ce176" table:number-columns-repeated="4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table-cell table:style-name="ce209"/>
          <table:table-cell table:style-name="ce176" table:number-columns-repeated="3"/>
          <table:covered-table-cell table:style-name="ce147"/>
          <table:table-cell table:number-columns-repeated="998"/>
        </table:table-row>
        <table:table-row table:style-name="ro11">
          <table:table-cell table:style-name="ce147" office:value-type="string" table:number-columns-spanned="1" table:number-rows-spanned="3">
            <text:p>4 (WS)</text:p>
          </table:table-cell>
          <table:table-cell table:number-columns-repeated="4"/>
          <table:table-cell table:style-name="ce209"/>
          <table:table-cell table:number-columns-repeated="3"/>
          <table:table-cell table:style-name="ce209"/>
          <table:table-cell table:number-columns-repeated="3"/>
          <table:table-cell table:style-name="ce209"/>
          <table:table-cell table:number-columns-repeated="3"/>
          <table:table-cell table:style-name="ce209"/>
          <table:table-cell table:number-columns-repeated="3"/>
          <table:table-cell table:style-name="ce209"/>
          <table:table-cell table:number-columns-repeated="3"/>
          <table:table-cell table:style-name="ce147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covered-table-cell table:style-name="ce147"/>
          <table:table-cell/>
          <table:table-cell table:style-name="ce183" office:value-type="string" table:number-columns-spanned="22" table:number-rows-spanned="1">
            <text:p>Masterarbeit</text:p>
          </table:table-cell>
          <table:covered-table-cell table:number-columns-repeated="21" table:style-name="ce183"/>
          <table:table-cell/>
          <table:covered-table-cell table:style-name="ce147"/>
          <table:table-cell table:number-columns-repeated="998"/>
        </table:table-row>
        <table:table-row table:style-name="ro11">
          <table:covered-table-cell table:style-name="ce147"/>
          <table:table-cell table:style-name="ce209"/>
          <table:table-cell table:style-name="ce176" table:number-columns-repeated="3"/>
          <table:table-cell table:style-name="ce256"/>
          <table:table-cell table:style-name="ce176" table:number-columns-repeated="3"/>
          <table:table-cell table:style-name="ce256"/>
          <table:table-cell table:style-name="ce176" table:number-columns-repeated="3"/>
          <table:table-cell table:style-name="ce256"/>
          <table:table-cell table:style-name="ce176" table:number-columns-repeated="3"/>
          <table:table-cell table:style-name="ce256"/>
          <table:table-cell table:style-name="ce176" table:number-columns-repeated="3"/>
          <table:table-cell table:style-name="ce256"/>
          <table:table-cell table:style-name="ce176" table:number-columns-repeated="2"/>
          <table:table-cell table:style-name="ce201"/>
          <table:covered-table-cell table:style-name="ce147"/>
          <table:table-cell table:number-columns-repeated="998"/>
        </table:table-row>
        <table:table-row table:style-name="ro7" table:number-rows-repeated="104851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Master!'.$A$1:.$Z$59]"/>
        </table:named-expressions>
      </table:table>
      <table:table table:name="Master 2008!!" table:style-name="ta6" table:print-ranges="'Master 2008!!'.A1:'Master 2008!!'.AD59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2" table:default-cell-style-name="ce157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993" table:default-cell-style-name="Default"/>
        <table:table-row table:style-name="ro7">
          <table:table-cell table:number-columns-repeated="31"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14">
          <table:table-cell table:style-name="ce2" office:value-type="string" table:number-columns-spanned="30" table:number-rows-spanned="1">
            <text:p>Musterstudienplan Bachelorstudium Informatik (Beginn: Sommersemester)</text:p>
          </table:table-cell>
          <table:covered-table-cell table:number-columns-repeated="29" table:style-name="ce2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3">
          <table:table-cell table:style-name="ce3" table:number-columns-repeated="24"/>
          <table:table-cell table:style-name="ce128"/>
          <table:table-cell table:style-name="ce3" table:number-columns-repeated="5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table-cell table:style-name="ce271" table:number-columns-repeated="2"/>
          <table:table-cell table:style-name="ce289" table:number-columns-repeated="5"/>
          <table:table-cell table:style-name="ce324"/>
          <table:table-cell table:style-name="ce271"/>
          <table:table-cell table:style-name="ce289" table:number-columns-repeated="2"/>
          <table:table-cell table:style-name="ce324"/>
          <table:table-cell table:style-name="ce271"/>
          <table:table-cell table:style-name="ce289" table:number-columns-repeated="2"/>
          <table:table-cell table:style-name="ce324"/>
          <table:table-cell table:style-name="ce271"/>
          <table:table-cell table:style-name="ce289" table:number-columns-repeated="3"/>
          <table:table-cell table:style-name="ce271"/>
          <table:table-cell table:style-name="ce289" table:number-columns-repeated="2"/>
          <table:table-cell table:style-name="ce324"/>
          <table:table-cell table:style-name="ce289" table:number-columns-repeated="4"/>
          <table:table-cell table:style-name="ce324"/>
          <table:table-cell table:style-name="ce380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table-cell table:style-name="ce272" office:value-type="string">
            <text:p>Bereich</text:p>
          </table:table-cell>
          <table:table-cell table:style-name="ce272"/>
          <table:table-cell table:style-name="ce290" table:number-columns-repeated="3"/>
          <table:table-cell table:style-name="ce301" office:value-type="string">
            <text:p>1. Semester (SS)</text:p>
          </table:table-cell>
          <table:table-cell table:style-name="ce301"/>
          <table:table-cell table:style-name="ce325"/>
          <table:table-cell table:style-name="ce272"/>
          <table:table-cell table:style-name="ce290" office:value-type="string" table:number-columns-spanned="2" table:number-rows-spanned="1">
            <text:p>2. Semester (WS)</text:p>
          </table:table-cell>
          <table:covered-table-cell table:style-name="ce290"/>
          <table:table-cell table:style-name="ce353"/>
          <table:table-cell table:style-name="ce357"/>
          <table:table-cell table:style-name="ce290" office:value-type="string" table:number-columns-spanned="2" table:number-rows-spanned="1">
            <text:p>3. Semester (SS)</text:p>
          </table:table-cell>
          <table:covered-table-cell table:style-name="ce290"/>
          <table:table-cell table:style-name="ce353"/>
          <table:table-cell table:style-name="ce357"/>
          <table:table-cell table:style-name="ce290" office:value-type="string" table:number-columns-spanned="2" table:number-rows-spanned="1">
            <text:p>4. Semester (WS)</text:p>
          </table:table-cell>
          <table:covered-table-cell table:style-name="ce290"/>
          <table:table-cell table:style-name="ce373"/>
          <table:table-cell table:style-name="ce357"/>
          <table:table-cell table:style-name="ce290" office:value-type="string" table:number-columns-spanned="2" table:number-rows-spanned="1">
            <text:p>5. Semester (SS)</text:p>
          </table:table-cell>
          <table:covered-table-cell table:style-name="ce290"/>
          <table:table-cell table:style-name="ce325"/>
          <table:table-cell table:style-name="ce373"/>
          <table:table-cell table:style-name="ce290" office:value-type="string" table:number-columns-spanned="2" table:number-rows-spanned="1">
            <text:p>6. Semester (WS)</text:p>
          </table:table-cell>
          <table:covered-table-cell table:style-name="ce290"/>
          <table:table-cell table:style-name="ce290"/>
          <table:table-cell table:style-name="ce353"/>
          <table:table-cell table:style-name="ce381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1">
          <table:table-cell table:style-name="ce273" table:number-columns-repeated="2"/>
          <table:table-cell table:style-name="ce291" table:number-columns-repeated="3"/>
          <table:table-cell table:style-name="ce287" table:number-columns-repeated="2"/>
          <table:table-cell table:style-name="ce326"/>
          <table:table-cell table:style-name="ce336"/>
          <table:table-cell table:style-name="ce291" table:number-columns-repeated="2"/>
          <table:table-cell table:style-name="ce335"/>
          <table:table-cell table:style-name="ce273"/>
          <table:table-cell table:style-name="ce291" table:number-columns-repeated="2"/>
          <table:table-cell table:style-name="ce335"/>
          <table:table-cell table:style-name="ce273"/>
          <table:table-cell table:style-name="ce291" table:number-columns-repeated="3"/>
          <table:table-cell table:style-name="ce273"/>
          <table:table-cell table:style-name="ce291" table:number-columns-repeated="2"/>
          <table:table-cell table:style-name="ce335"/>
          <table:table-cell table:style-name="ce291" table:number-columns-repeated="4"/>
          <table:table-cell table:style-name="ce335"/>
          <table:table-cell table:style-name="ce382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4">
          <table:table-cell table:style-name="ce274" office:value-type="string" table:number-columns-spanned="1" table:number-rows-spanned="27">
            <text:p>Kompetenz-bereich Informatik <text:s text:c="10"/>[116-121 LP]</text:p>
          </table:table-cell>
          <table:table-cell table:style-name="ce279"/>
          <table:table-cell table:style-name="ce280" table:number-columns-repeated="2"/>
          <table:table-cell table:style-name="ce295"/>
          <table:table-cell table:style-name="ce302" table:number-columns-repeated="2"/>
          <table:table-cell table:style-name="ce327"/>
          <table:table-cell table:style-name="ce337"/>
          <table:table-cell table:style-name="ce128" table:number-columns-repeated="2"/>
          <table:table-cell table:style-name="ce302"/>
          <table:table-cell table:style-name="ce337"/>
          <table:table-cell table:style-name="ce128" table:number-columns-repeated="2"/>
          <table:table-cell table:style-name="ce327"/>
          <table:table-cell table:style-name="ce128" table:number-columns-repeated="3"/>
          <table:table-cell table:style-name="ce327"/>
          <table:table-cell table:style-name="ce302" table:number-columns-repeated="3"/>
          <table:table-cell table:style-name="ce327"/>
          <table:table-cell table:style-name="ce302" table:number-columns-repeated="4"/>
          <table:table-cell table:style-name="ce327"/>
          <table:table-cell table:style-name="ce383" table:number-columns-spanned="1" table:number-rows-spanned="27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79"/>
          <table:table-cell table:style-name="ce292" office:value-type="string" table:number-columns-spanned="1" table:number-rows-spanned="32">
            <text:p>Orientierungstage</text:p>
          </table:table-cell>
          <table:table-cell table:style-name="ce280"/>
          <table:table-cell table:style-name="ce128"/>
          <table:table-cell table:style-name="ce303" office:value-type="string" table:number-columns-spanned="2" table:number-rows-spanned="1">
            <text:p>Einführung in die Logik</text:p>
          </table:table-cell>
          <table:covered-table-cell table:style-name="ce303"/>
          <table:table-cell table:style-name="ce328"/>
          <table:table-cell table:style-name="ce338"/>
          <table:table-cell table:style-name="ce303" office:value-type="string" table:number-columns-spanned="2" table:number-rows-spanned="1">
            <text:p>Programmieren 1</text:p>
          </table:table-cell>
          <table:covered-table-cell table:style-name="ce303"/>
          <table:table-cell table:style-name="ce328"/>
          <table:table-cell table:style-name="ce338"/>
          <table:table-cell table:style-name="ce303" office:value-type="string" table:number-columns-spanned="2" table:number-rows-spanned="1">
            <text:p>Programmieren 2</text:p>
          </table:table-cell>
          <table:covered-table-cell table:style-name="ce303"/>
          <table:table-cell table:style-name="ce366"/>
          <table:table-cell table:style-name="ce328"/>
          <table:table-cell table:style-name="ce371" office:value-type="string" table:number-columns-spanned="6" table:number-rows-spanned="1">
            <text:p><text:s text:c="8"/>Software Engineering 1 <text:s text:c="32"/>SEP*</text:p>
          </table:table-cell>
          <table:covered-table-cell table:number-columns-repeated="5" table:style-name="ce371"/>
          <table:table-cell table:style-name="ce355"/>
          <table:table-cell table:style-name="ce128"/>
          <table:table-cell table:style-name="ce362" office:value-type="string" table:number-columns-spanned="2" table:number-rows-spanned="1">
            <text:p>Teamprojekt</text:p>
          </table:table-cell>
          <table:covered-table-cell table:style-name="ce362"/>
          <table:table-cell table:style-name="ce376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79"/>
          <table:covered-table-cell table:style-name="ce292"/>
          <table:table-cell table:style-name="ce280"/>
          <table:table-cell table:style-name="ce128"/>
          <table:table-cell table:style-name="ce304" office:value-type="float" office:value="5">
            <text:p>5</text:p>
          </table:table-cell>
          <table:table-cell table:style-name="ce321" office:value-type="string">
            <text:p>LP</text:p>
          </table:table-cell>
          <table:table-cell table:style-name="ce328"/>
          <table:table-cell table:style-name="ce338"/>
          <table:table-cell table:style-name="ce304" office:value-type="float" office:value="6">
            <text:p>6</text:p>
          </table:table-cell>
          <table:table-cell table:style-name="ce321" office:value-type="string">
            <text:p>LP</text:p>
          </table:table-cell>
          <table:table-cell table:style-name="ce328"/>
          <table:table-cell table:style-name="ce338"/>
          <table:table-cell table:style-name="ce304" office:value-type="float" office:value="6">
            <text:p>6</text:p>
          </table:table-cell>
          <table:table-cell table:style-name="ce321" office:value-type="string">
            <text:p>LP</text:p>
          </table:table-cell>
          <table:table-cell table:style-name="ce367"/>
          <table:table-cell table:style-name="ce369"/>
          <table:table-cell table:style-name="ce348" office:value-type="string" table:number-columns-spanned="6" table:number-rows-spanned="1">
            <text:p>4 LP <text:s text:c="53"/>8 LP</text:p>
          </table:table-cell>
          <table:covered-table-cell table:number-columns-repeated="5" table:style-name="ce348"/>
          <table:table-cell table:style-name="ce355"/>
          <table:table-cell table:style-name="ce128"/>
          <table:table-cell table:style-name="ce312" office:value-type="string" table:number-columns-spanned="2" table:number-rows-spanned="1">
            <text:p>5 LP</text:p>
          </table:table-cell>
          <table:covered-table-cell table:style-name="ce312"/>
          <table:table-cell table:style-name="ce377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5" table:number-columns-repeated="3"/>
          <table:table-cell table:style-name="ce339"/>
          <table:table-cell table:style-name="ce328" table:number-columns-repeated="2"/>
          <table:table-cell table:style-name="ce305"/>
          <table:table-cell table:style-name="ce339"/>
          <table:table-cell table:style-name="ce305"/>
          <table:table-cell table:style-name="ce361"/>
          <table:table-cell table:style-name="ce305"/>
          <table:table-cell table:style-name="ce370"/>
          <table:table-cell table:style-name="ce372" office:value-type="string" table:number-columns-spanned="2" table:number-rows-spanned="1">
            <text:p>Masterarbeit</text:p>
          </table:table-cell>
          <table:covered-table-cell table:style-name="ce37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number-columns-repeated="2"/>
          <table:table-cell table:style-name="ce305"/>
          <table:table-cell table:style-name="ce339"/>
          <table:table-cell table:style-name="ce347" office:value-type="string" table:number-columns-spanned="2" table:number-rows-spanned="1">
            <text:p>Algorithmen und</text:p>
          </table:table-cell>
          <table:covered-table-cell table:style-name="ce347"/>
          <table:table-cell table:style-name="ce305"/>
          <table:table-cell table:style-name="ce339"/>
          <table:table-cell table:style-name="ce303" office:value-type="string" table:number-columns-spanned="2" table:number-rows-spanned="1">
            <text:p>Theoretische Informatik 2</text:p>
          </table:table-cell>
          <table:covered-table-cell table:style-name="ce303"/>
          <table:table-cell/>
          <table:table-cell table:style-name="ce207"/>
          <table:table-cell table:style-name="ce303" office:value-type="string" table:number-columns-spanned="6" table:number-rows-spanned="1">
            <text:p>Technische Informatik 1 + 2</text:p>
          </table:table-cell>
          <table:covered-table-cell table:number-columns-repeated="5" table:style-name="ce303"/>
          <table:table-cell table:style-name="ce355"/>
          <table:table-cell table:style-name="ce128"/>
          <table:table-cell table:style-name="ce362" office:value-type="string" table:number-columns-spanned="2" table:number-rows-spanned="1">
            <text:p>Bachelorarbeit</text:p>
          </table:table-cell>
          <table:covered-table-cell table:style-name="ce362"/>
          <table:table-cell table:style-name="ce128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3" office:value-type="string" table:number-columns-spanned="2" table:number-rows-spanned="1">
            <text:p>Computernetze 1</text:p>
          </table:table-cell>
          <table:covered-table-cell table:style-name="ce303"/>
          <table:table-cell table:style-name="ce305"/>
          <table:table-cell table:style-name="ce339"/>
          <table:table-cell table:style-name="ce348" office:value-type="string" table:number-columns-spanned="2" table:number-rows-spanned="1">
            <text:p>Datenstrukturen</text:p>
          </table:table-cell>
          <table:covered-table-cell table:style-name="ce348"/>
          <table:table-cell table:style-name="ce305"/>
          <table:table-cell table:style-name="ce339"/>
          <table:table-cell table:style-name="ce304" office:value-type="float" office:value="6">
            <text:p>6</text:p>
          </table:table-cell>
          <table:table-cell table:style-name="ce321" office:value-type="string">
            <text:p>LP</text:p>
          </table:table-cell>
          <table:table-cell/>
          <table:table-cell table:style-name="ce207"/>
          <table:table-cell table:style-name="ce371" office:value-type="string" table:number-columns-spanned="6" table:number-rows-spanned="1">
            <text:p><text:s text:c="29"/>4LP <text:s text:c="55"/>4LP</text:p>
          </table:table-cell>
          <table:covered-table-cell table:number-columns-repeated="5" table:style-name="ce371"/>
          <table:table-cell table:style-name="ce355"/>
          <table:table-cell table:style-name="ce128"/>
          <table:table-cell table:style-name="ce358" office:value-type="float" office:value="15">
            <text:p>15</text:p>
          </table:table-cell>
          <table:table-cell table:style-name="ce364" office:value-type="string">
            <text:p>LP</text:p>
          </table:table-cell>
          <table:table-cell table:style-name="ce128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4" office:value-type="float" office:value="5">
            <text:p>5</text:p>
          </table:table-cell>
          <table:table-cell table:style-name="ce321" office:value-type="string">
            <text:p>LP</text:p>
          </table:table-cell>
          <table:table-cell table:style-name="ce305"/>
          <table:table-cell table:style-name="ce339"/>
          <table:table-cell table:style-name="ce349" office:value-type="float" office:value="8">
            <text:p>8</text:p>
          </table:table-cell>
          <table:table-cell table:style-name="ce352" office:value-type="string">
            <text:p>LP</text:p>
          </table:table-cell>
          <table:table-cell table:style-name="ce305"/>
          <table:table-cell table:style-name="ce339"/>
          <table:table-cell table:style-name="ce305" table:number-columns-repeated="3"/>
          <table:table-cell table:style-name="ce370"/>
          <table:table-cell table:style-name="ce305" table:number-columns-repeated="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/>
          <table:table-cell table:number-columns-repeated="3"/>
          <table:table-cell table:style-name="ce207"/>
          <table:table-cell table:style-name="ce303" office:value-type="string" table:number-columns-spanned="2" table:number-rows-spanned="1">
            <text:p>Betriebssysteme</text:p>
          </table:table-cell>
          <table:covered-table-cell table:style-name="ce303"/>
          <table:table-cell table:style-name="ce175"/>
          <table:table-cell table:number-columns-repeated="3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style-name="ce303" office:value-type="string" table:number-columns-spanned="2" table:number-rows-spanned="1">
            <text:p>Theoretische Informatik 1</text:p>
          </table:table-cell>
          <table:covered-table-cell table:style-name="ce303"/>
          <table:table-cell table:style-name="ce329"/>
          <table:table-cell table:style-name="ce305"/>
          <table:table-cell table:number-columns-repeated="3"/>
          <table:table-cell table:style-name="ce207"/>
          <table:table-cell table:style-name="ce304" office:value-type="float" office:value="5">
            <text:p>5</text:p>
          </table:table-cell>
          <table:table-cell table:style-name="ce321" office:value-type="string">
            <text:p>LP</text:p>
          </table:table-cell>
          <table:table-cell table:style-name="ce175"/>
          <table:table-cell table:number-columns-repeated="3"/>
          <table:table-cell table:style-name="ce355"/>
          <table:table-cell table:style-name="ce128"/>
          <table:table-cell table:number-columns-repeated="2"/>
          <table:table-cell table:style-name="ce128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style-name="ce304" office:value-type="float" office:value="5">
            <text:p>5</text:p>
          </table:table-cell>
          <table:table-cell table:style-name="ce321" office:value-type="string">
            <text:p>LP</text:p>
          </table:table-cell>
          <table:table-cell table:style-name="ce329"/>
          <table:table-cell table:style-name="ce305" table:number-columns-repeated="4"/>
          <table:table-cell table:style-name="ce370"/>
          <table:table-cell table:style-name="ce305" table:number-columns-repeated="2"/>
          <table:table-cell table:style-name="ce128"/>
          <table:table-cell table:style-name="ce370"/>
          <table:table-cell table:number-columns-repeated="2"/>
          <table:table-cell table:style-name="ce355"/>
          <table:table-cell table:style-name="ce128"/>
          <table:table-cell table:number-columns-repeated="2"/>
          <table:table-cell table:style-name="ce128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style-name="ce305" table:number-columns-repeated="2"/>
          <table:table-cell table:style-name="ce329"/>
          <table:table-cell table:style-name="ce305"/>
          <table:table-cell table:number-columns-repeated="2"/>
          <table:table-cell table:style-name="ce329"/>
          <table:table-cell table:style-name="ce128"/>
          <table:table-cell table:style-name="ce347" office:value-type="string" table:number-columns-spanned="2" table:number-rows-spanned="1">
            <text:p>Relationale </text:p>
          </table:table-cell>
          <table:covered-table-cell table:style-name="ce347"/>
          <table:table-cell table:style-name="ce128"/>
          <table:table-cell table:style-name="ce370"/>
          <table:table-cell table:style-name="ce362" office:value-type="string" table:number-columns-spanned="2" table:number-rows-spanned="1">
            <text:p>Seminar</text:p>
          </table:table-cell>
          <table:covered-table-cell table:style-name="ce36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/>
          <table:table-cell table:number-columns-repeated="2"/>
          <table:table-cell table:style-name="ce329"/>
          <table:table-cell table:style-name="ce128"/>
          <table:table-cell table:style-name="ce348" office:value-type="string" table:number-columns-spanned="2" table:number-rows-spanned="1">
            <text:p>Datenbanksysteme 1</text:p>
          </table:table-cell>
          <table:covered-table-cell table:style-name="ce348"/>
          <table:table-cell table:style-name="ce128"/>
          <table:table-cell table:style-name="ce370"/>
          <table:table-cell table:style-name="ce312" office:value-type="string" table:number-columns-spanned="2" table:number-rows-spanned="1">
            <text:p>5 LP</text:p>
          </table:table-cell>
          <table:covered-table-cell table:style-name="ce31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 table:number-columns-repeated="3"/>
          <table:table-cell table:style-name="ce329"/>
          <table:table-cell table:style-name="ce128"/>
          <table:table-cell table:style-name="ce304" office:value-type="float" office:value="5">
            <text:p>5</text:p>
          </table:table-cell>
          <table:table-cell table:style-name="ce321" office:value-type="string">
            <text:p>LP</text:p>
          </table:table-cell>
          <table:table-cell table:style-name="ce128"/>
          <table:table-cell table:style-name="ce370"/>
          <table:table-cell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style-name="ce305" table:number-columns-repeated="2"/>
          <table:table-cell table:style-name="ce329"/>
          <table:table-cell table:style-name="ce305"/>
          <table:table-cell table:number-columns-repeated="2"/>
          <table:table-cell table:style-name="ce329"/>
          <table:table-cell table:style-name="ce128"/>
          <table:table-cell table:number-columns-repeated="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style-name="ce305" table:number-columns-repeated="2"/>
          <table:table-cell table:style-name="ce329"/>
          <table:table-cell table:style-name="ce305"/>
          <table:table-cell table:number-columns-repeated="2"/>
          <table:table-cell table:style-name="ce329"/>
          <table:table-cell table:style-name="ce128"/>
          <table:table-cell table:number-columns-repeated="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style-name="ce305" table:number-columns-repeated="2"/>
          <table:table-cell table:style-name="ce329"/>
          <table:table-cell table:style-name="ce305"/>
          <table:table-cell table:number-columns-repeated="2"/>
          <table:table-cell table:style-name="ce329"/>
          <table:table-cell table:style-name="ce128"/>
          <table:table-cell table:number-columns-repeated="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style-name="ce305" table:number-columns-repeated="2"/>
          <table:table-cell table:style-name="ce329"/>
          <table:table-cell table:style-name="ce305" table:number-columns-repeated="3"/>
          <table:table-cell table:style-name="ce329"/>
          <table:table-cell table:style-name="ce128"/>
          <table:table-cell table:style-name="ce305" table:number-columns-repeated="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number-columns-repeated="2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/>
          <table:table-cell table:style-name="ce311" office:value-type="string" table:number-columns-spanned="2" table:number-rows-spanned="1">
            <text:p>Informatik:</text:p>
          </table:table-cell>
          <table:covered-table-cell table:style-name="ce311"/>
          <table:table-cell table:style-name="ce329"/>
          <table:table-cell table:style-name="ce128"/>
          <table:table-cell table:number-columns-repeated="2"/>
          <table:table-cell table:style-name="ce128"/>
          <table:table-cell table:style-name="ce370"/>
          <table:table-cell table:style-name="ce311" office:value-type="string" table:number-columns-spanned="2" table:number-rows-spanned="1">
            <text:p>Informatik:</text:p>
          </table:table-cell>
          <table:covered-table-cell table:style-name="ce311"/>
          <table:table-cell table:style-name="ce355"/>
          <table:table-cell table:style-name="ce128"/>
          <table:table-cell table:style-name="ce311" office:value-type="string" table:number-columns-spanned="2" table:number-rows-spanned="1">
            <text:p>Informatik:</text:p>
          </table:table-cell>
          <table:covered-table-cell table:style-name="ce311"/>
          <table:table-cell table:style-name="ce128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number-columns-repeated="2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/>
          <table:table-cell table:style-name="ce312" office:value-type="string" table:number-columns-spanned="2" table:number-rows-spanned="1">
            <text:p>Wahlpflicht-Modul </text:p>
          </table:table-cell>
          <table:covered-table-cell table:style-name="ce312"/>
          <table:table-cell table:style-name="ce329"/>
          <table:table-cell table:style-name="ce128"/>
          <table:table-cell table:number-columns-repeated="2"/>
          <table:table-cell table:style-name="ce128"/>
          <table:table-cell table:style-name="ce370"/>
          <table:table-cell table:style-name="ce312" office:value-type="string" table:number-columns-spanned="2" table:number-rows-spanned="1">
            <text:p>Wahlpflicht-Modul </text:p>
          </table:table-cell>
          <table:covered-table-cell table:style-name="ce312"/>
          <table:table-cell table:style-name="ce355"/>
          <table:table-cell table:style-name="ce128"/>
          <table:table-cell table:style-name="ce312" office:value-type="string" table:number-columns-spanned="2" table:number-rows-spanned="1">
            <text:p>Wahlpflicht-Modul </text:p>
          </table:table-cell>
          <table:covered-table-cell table:style-name="ce312"/>
          <table:table-cell table:style-name="ce128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number-columns-repeated="2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/>
          <table:table-cell table:style-name="ce358" office:value-type="float" office:value="5">
            <text:p>5</text:p>
          </table:table-cell>
          <table:table-cell table:style-name="ce364" office:value-type="string">
            <text:p>LP</text:p>
          </table:table-cell>
          <table:table-cell table:style-name="ce329"/>
          <table:table-cell table:style-name="ce128"/>
          <table:table-cell table:number-columns-repeated="2"/>
          <table:table-cell table:style-name="ce128"/>
          <table:table-cell table:style-name="ce370"/>
          <table:table-cell table:style-name="ce358" office:value-type="float" office:value="5">
            <text:p>5</text:p>
          </table:table-cell>
          <table:table-cell table:style-name="ce364" office:value-type="string">
            <text:p>LP</text:p>
          </table:table-cell>
          <table:table-cell table:style-name="ce355"/>
          <table:table-cell table:style-name="ce128"/>
          <table:table-cell table:style-name="ce358" office:value-type="float" office:value="5">
            <text:p>5</text:p>
          </table:table-cell>
          <table:table-cell table:style-name="ce364" office:value-type="string">
            <text:p>LP</text:p>
          </table:table-cell>
          <table:table-cell table:style-name="ce128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number-columns-repeated="2"/>
          <table:table-cell table:style-name="ce305"/>
          <table:table-cell table:style-name="ce339"/>
          <table:table-cell table:style-name="ce157" table:number-columns-repeated="2"/>
          <table:table-cell table:style-name="ce329"/>
          <table:table-cell table:style-name="ce305" table:number-columns-repeated="3"/>
          <table:table-cell table:style-name="ce329"/>
          <table:table-cell table:style-name="ce128"/>
          <table:table-cell table:style-name="ce305" table:number-columns-repeated="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7" table:number-columns-repeated="2"/>
          <table:table-cell table:style-name="ce305"/>
          <table:table-cell table:style-name="ce339"/>
          <table:table-cell table:style-name="ce350" table:number-columns-repeated="2"/>
          <table:table-cell table:style-name="ce329"/>
          <table:table-cell table:style-name="ce305"/>
          <table:table-cell table:style-name="ce311" office:value-type="string" table:number-columns-spanned="2" table:number-rows-spanned="1">
            <text:p>Elektrotechnische Grund-</text:p>
          </table:table-cell>
          <table:covered-table-cell table:style-name="ce311"/>
          <table:table-cell table:style-name="ce329"/>
          <table:table-cell table:style-name="ce128"/>
          <table:table-cell table:style-name="ce305" table:number-columns-repeated="2"/>
          <table:table-cell table:style-name="ce128"/>
          <table:table-cell table:style-name="ce370"/>
          <table:table-cell table:style-name="ce311" office:value-type="string" table:number-columns-spanned="2" table:number-rows-spanned="1">
            <text:p>Informatik:</text:p>
          </table:table-cell>
          <table:covered-table-cell table:style-name="ce311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8" office:value-type="string" table:number-columns-spanned="2" table:number-rows-spanned="1">
            <text:p>"Schwerpunkte im </text:p>
          </table:table-cell>
          <table:covered-table-cell table:style-name="ce308"/>
          <table:table-cell table:style-name="ce305"/>
          <table:table-cell table:style-name="ce339"/>
          <table:table-cell table:style-name="ce157" table:number-columns-repeated="2"/>
          <table:table-cell table:style-name="ce329"/>
          <table:table-cell table:style-name="ce305"/>
          <table:table-cell table:style-name="ce359" office:value-type="string" table:number-columns-spanned="2" table:number-rows-spanned="1">
            <text:p>lagen der Technischen</text:p>
          </table:table-cell>
          <table:covered-table-cell table:style-name="ce359"/>
          <table:table-cell table:style-name="ce329"/>
          <table:table-cell table:style-name="ce128"/>
          <table:table-cell table:style-name="ce305" table:number-columns-repeated="2"/>
          <table:table-cell table:style-name="ce128"/>
          <table:table-cell table:style-name="ce370"/>
          <table:table-cell table:style-name="ce312" office:value-type="string" table:number-columns-spanned="2" table:number-rows-spanned="1">
            <text:p>Wahlpflicht-Modul </text:p>
          </table:table-cell>
          <table:covered-table-cell table:style-name="ce31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9" office:value-type="string" table:number-columns-spanned="2" table:number-rows-spanned="1">
            <text:p>Informatikstudium"</text:p>
          </table:table-cell>
          <table:covered-table-cell table:style-name="ce309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/>
          <table:table-cell table:style-name="ce312" office:value-type="string" table:number-columns-spanned="2" table:number-rows-spanned="1">
            <text:p>Informatik</text:p>
          </table:table-cell>
          <table:covered-table-cell table:style-name="ce312"/>
          <table:table-cell table:style-name="ce329"/>
          <table:table-cell table:style-name="ce128"/>
          <table:table-cell table:style-name="ce305" table:number-columns-repeated="2"/>
          <table:table-cell table:style-name="ce128"/>
          <table:table-cell table:style-name="ce370"/>
          <table:table-cell table:style-name="ce358" office:value-type="float" office:value="5">
            <text:p>5</text:p>
          </table:table-cell>
          <table:table-cell table:style-name="ce364" office:value-type="string">
            <text:p>LP</text:p>
          </table:table-cell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9" office:value-type="string" table:number-columns-spanned="2" table:number-rows-spanned="1">
            <text:p>Ringvorlesung</text:p>
          </table:table-cell>
          <table:covered-table-cell table:style-name="ce309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/>
          <table:table-cell table:style-name="ce360" office:value-type="float" office:value="4">
            <text:p>4</text:p>
          </table:table-cell>
          <table:table-cell table:style-name="ce365" office:value-type="string">
            <text:p>LP</text:p>
          </table:table-cell>
          <table:table-cell table:style-name="ce329"/>
          <table:table-cell table:style-name="ce128"/>
          <table:table-cell table:style-name="ce305" table:number-columns-repeated="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5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128"/>
          <table:table-cell table:style-name="ce306" table:number-columns-repeated="2"/>
          <table:table-cell table:style-name="ce305"/>
          <table:table-cell table:style-name="ce339"/>
          <table:table-cell table:style-name="ce305" table:number-columns-repeated="2"/>
          <table:table-cell table:style-name="ce329"/>
          <table:table-cell table:style-name="ce305" table:number-columns-repeated="3"/>
          <table:table-cell table:style-name="ce329"/>
          <table:table-cell table:style-name="ce128"/>
          <table:table-cell table:style-name="ce305" table:number-columns-repeated="2"/>
          <table:table-cell table:style-name="ce128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1"/>
          <table:covered-table-cell table:style-name="ce292"/>
          <table:table-cell table:style-name="ce282"/>
          <table:table-cell table:style-name="ce296"/>
          <table:table-cell table:style-name="ce310" table:number-columns-repeated="3"/>
          <table:table-cell table:style-name="ce340"/>
          <table:table-cell table:style-name="ce310" table:number-columns-repeated="2"/>
          <table:table-cell table:style-name="ce354"/>
          <table:table-cell table:style-name="ce310" table:number-columns-repeated="4"/>
          <table:table-cell table:style-name="ce340"/>
          <table:table-cell table:style-name="ce310" table:number-columns-repeated="3"/>
          <table:table-cell table:style-name="ce340"/>
          <table:table-cell table:style-name="ce310" table:number-columns-repeated="2"/>
          <table:table-cell table:style-name="ce354"/>
          <table:table-cell table:style-name="ce310" table:number-columns-repeated="4"/>
          <table:table-cell table:style-name="ce354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6">
          <table:table-cell table:style-name="ce274" office:value-type="string" table:number-columns-spanned="1" table:number-rows-spanned="8">
            <text:p>Kompetenz-bereich Mathematik <text:s text:c="9"/>[35 LP]</text:p>
          </table:table-cell>
          <table:table-cell table:style-name="ce280"/>
          <table:covered-table-cell table:style-name="ce292"/>
          <table:table-cell table:style-name="ce280"/>
          <table:table-cell table:style-name="ce297"/>
          <table:table-cell table:style-name="ce305" table:number-columns-repeated="3"/>
          <table:table-cell table:style-name="ce339"/>
          <table:table-cell table:style-name="ce305" table:number-columns-repeated="2"/>
          <table:table-cell table:style-name="ce329"/>
          <table:table-cell table:style-name="ce305" table:number-columns-repeated="3"/>
          <table:table-cell table:style-name="ce368"/>
          <table:table-cell table:style-name="ce305" table:number-columns-repeated="4"/>
          <table:table-cell table:style-name="ce339"/>
          <table:table-cell table:style-name="ce305" table:number-columns-repeated="2"/>
          <table:table-cell table:style-name="ce329"/>
          <table:table-cell table:style-name="ce305" table:number-columns-repeated="4"/>
          <table:table-cell table:style-name="ce329"/>
          <table:table-cell table:style-name="ce383" table:number-columns-spanned="1" table:number-rows-spanned="8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297"/>
          <table:table-cell table:style-name="ce303" office:value-type="string" table:number-columns-spanned="2" table:number-rows-spanned="1">
            <text:p>Analysis</text:p>
          </table:table-cell>
          <table:covered-table-cell table:style-name="ce303"/>
          <table:table-cell table:style-name="ce305"/>
          <table:table-cell table:style-name="ce339"/>
          <table:table-cell table:style-name="ce303" office:value-type="string" table:number-columns-spanned="2" table:number-rows-spanned="1">
            <text:p>Lineare Algebra</text:p>
          </table:table-cell>
          <table:covered-table-cell table:style-name="ce303"/>
          <table:table-cell table:style-name="ce329"/>
          <table:table-cell table:style-name="ce305"/>
          <table:table-cell table:style-name="ce361" table:number-columns-spanned="2" table:number-rows-spanned="1"/>
          <table:covered-table-cell table:style-name="ce361"/>
          <table:table-cell table:style-name="ce329"/>
          <table:table-cell table:style-name="ce305"/>
          <table:table-cell table:style-name="ce311" office:value-type="string" table:number-columns-spanned="2" table:number-rows-spanned="1">
            <text:p>Mathematik:</text:p>
          </table:table-cell>
          <table:covered-table-cell table:style-name="ce311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 table:number-columns-repeated="4"/>
          <table:table-cell table:style-name="ce329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297"/>
          <table:table-cell table:style-name="ce304" office:value-type="float" office:value="10">
            <text:p>10</text:p>
          </table:table-cell>
          <table:table-cell table:style-name="ce321" office:value-type="string">
            <text:p>LP</text:p>
          </table:table-cell>
          <table:table-cell table:style-name="ce305"/>
          <table:table-cell table:style-name="ce339"/>
          <table:table-cell table:style-name="ce304" office:value-type="float" office:value="10">
            <text:p>10</text:p>
          </table:table-cell>
          <table:table-cell table:style-name="ce321" office:value-type="string">
            <text:p>LP</text:p>
          </table:table-cell>
          <table:table-cell table:style-name="ce329"/>
          <table:table-cell table:style-name="ce305"/>
          <table:table-cell table:number-columns-repeated="2"/>
          <table:table-cell table:style-name="ce329"/>
          <table:table-cell table:style-name="ce305"/>
          <table:table-cell table:style-name="ce312" office:value-type="string" table:number-columns-spanned="2" table:number-rows-spanned="1">
            <text:p>Wahlpflicht-Modul </text:p>
          </table:table-cell>
          <table:covered-table-cell table:style-name="ce312"/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 table:number-columns-repeated="4"/>
          <table:table-cell table:style-name="ce329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297"/>
          <table:table-cell table:number-columns-repeated="2"/>
          <table:table-cell table:style-name="ce305"/>
          <table:table-cell table:style-name="ce339"/>
          <table:table-cell table:style-name="ce305" table:number-columns-repeated="2"/>
          <table:table-cell table:style-name="ce329"/>
          <table:table-cell table:style-name="ce305"/>
          <table:table-cell table:number-columns-repeated="2"/>
          <table:table-cell table:style-name="ce329"/>
          <table:table-cell table:style-name="ce305"/>
          <table:table-cell table:style-name="ce358" office:value-type="float" office:value="5">
            <text:p>5</text:p>
          </table:table-cell>
          <table:table-cell table:style-name="ce364" office:value-type="string">
            <text:p>LP</text:p>
          </table:table-cell>
          <table:table-cell table:style-name="ce305"/>
          <table:table-cell table:style-name="ce339"/>
          <table:table-cell table:number-columns-repeated="2"/>
          <table:table-cell table:style-name="ce329"/>
          <table:table-cell table:style-name="ce305" table:number-columns-repeated="4"/>
          <table:table-cell table:style-name="ce329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297"/>
          <table:table-cell table:style-name="ce311" office:value-type="string" table:number-columns-spanned="2" table:number-rows-spanned="1">
            <text:p>Mathematik: </text:p>
          </table:table-cell>
          <table:covered-table-cell table:style-name="ce311"/>
          <table:table-cell table:style-name="ce305"/>
          <table:table-cell table:style-name="ce339"/>
          <table:table-cell table:style-name="ce303" office:value-type="string" table:number-columns-spanned="2" table:number-rows-spanned="1">
            <text:p>Diskrete Mathematik</text:p>
          </table:table-cell>
          <table:covered-table-cell table:style-name="ce303"/>
          <table:table-cell table:style-name="ce329"/>
          <table:table-cell table:style-name="ce305"/>
          <table:table-cell table:number-columns-repeated="2"/>
          <table:table-cell table:style-name="ce329"/>
          <table:table-cell table:style-name="ce305"/>
          <table:table-cell table:number-columns-repeated="2"/>
          <table:table-cell table:style-name="ce305"/>
          <table:table-cell table:style-name="ce339"/>
          <table:table-cell table:style-name="ce350" table:number-columns-repeated="2"/>
          <table:table-cell table:style-name="ce329"/>
          <table:table-cell table:style-name="ce305" table:number-columns-repeated="4"/>
          <table:table-cell table:style-name="ce329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covered-table-cell table:style-name="ce292"/>
          <table:table-cell table:style-name="ce280"/>
          <table:table-cell table:style-name="ce297"/>
          <table:table-cell table:style-name="ce312" office:value-type="string" table:number-columns-spanned="2" table:number-rows-spanned="1">
            <text:p>Wahlpflicht-Modul </text:p>
          </table:table-cell>
          <table:covered-table-cell table:style-name="ce312"/>
          <table:table-cell table:style-name="ce305"/>
          <table:table-cell table:style-name="ce339"/>
          <table:table-cell table:style-name="ce349" office:value-type="float" office:value="5">
            <text:p>5</text:p>
          </table:table-cell>
          <table:table-cell table:style-name="ce352" office:value-type="string">
            <text:p>LP</text:p>
          </table:table-cell>
          <table:table-cell table:style-name="ce329"/>
          <table:table-cell table:style-name="ce305" table:number-columns-repeated="3"/>
          <table:table-cell table:style-name="ce329"/>
          <table:table-cell table:style-name="ce305" table:number-columns-repeated="4"/>
          <table:table-cell table:style-name="ce339"/>
          <table:table-cell table:style-name="ce305" table:number-columns-repeated="2"/>
          <table:table-cell table:style-name="ce329"/>
          <table:table-cell table:style-name="ce305" table:number-columns-repeated="4"/>
          <table:table-cell table:style-name="ce329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0"/>
          <table:table-cell table:style-name="ce293"/>
          <table:table-cell table:style-name="ce280"/>
          <table:table-cell table:style-name="ce297"/>
          <table:table-cell table:style-name="ce313" office:value-type="float" office:value="5">
            <text:p>5</text:p>
          </table:table-cell>
          <table:table-cell table:style-name="ce322" office:value-type="string">
            <text:p>LP</text:p>
          </table:table-cell>
          <table:table-cell table:style-name="ce305"/>
          <table:table-cell table:style-name="ce339"/>
          <table:table-cell table:style-name="ce157" table:number-columns-repeated="2"/>
          <table:table-cell table:style-name="ce329"/>
          <table:table-cell table:style-name="ce305" table:number-columns-repeated="3"/>
          <table:table-cell table:style-name="ce329"/>
          <table:table-cell table:style-name="ce305" table:number-columns-repeated="4"/>
          <table:table-cell table:style-name="ce339"/>
          <table:table-cell table:style-name="ce305" table:number-columns-repeated="2"/>
          <table:table-cell table:style-name="ce329"/>
          <table:table-cell table:style-name="ce305" table:number-columns-repeated="4"/>
          <table:table-cell table:style-name="ce329"/>
          <table:covered-table-cell table:style-name="ce383"/>
          <table:table-cell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7">
          <table:covered-table-cell table:style-name="ce274"/>
          <table:table-cell table:style-name="ce282"/>
          <table:table-cell table:style-name="ce294"/>
          <table:table-cell table:style-name="ce282"/>
          <table:table-cell table:style-name="ce296"/>
          <table:table-cell table:style-name="ce310" table:number-columns-repeated="3"/>
          <table:table-cell table:style-name="ce340"/>
          <table:table-cell table:style-name="ce351" table:number-columns-repeated="2"/>
          <table:table-cell table:style-name="ce354"/>
          <table:table-cell table:style-name="ce310" table:number-columns-repeated="3"/>
          <table:table-cell table:style-name="ce354"/>
          <table:table-cell table:style-name="ce310" table:number-columns-repeated="4"/>
          <table:table-cell table:style-name="ce340"/>
          <table:table-cell table:style-name="ce310" table:number-columns-repeated="2"/>
          <table:table-cell table:style-name="ce354"/>
          <table:table-cell table:style-name="ce310" table:number-columns-repeated="4"/>
          <table:table-cell table:style-name="ce354"/>
          <table:covered-table-cell table:style-name="ce383"/>
          <table:table-cell table:style-name="ce157"/>
          <table:table-cell table:style-name="ce186"/>
          <table:table-cell table:style-name="ce157" table:number-columns-repeated="9"/>
          <table:table-cell table:style-name="ce176" table:number-columns-repeated="983"/>
        </table:table-row>
        <table:table-row table:style-name="ro4">
          <table:table-cell table:style-name="ce275" office:value-type="string" table:number-columns-spanned="1" table:number-rows-spanned="4">
            <text:p>Nebenfach <text:s text:c="8"/>[14 - 19 LP]</text:p>
          </table:table-cell>
          <table:table-cell table:style-name="ce283" table:number-columns-repeated="4"/>
          <table:table-cell table:style-name="ce305" table:number-columns-repeated="2"/>
          <table:table-cell table:style-name="ce329"/>
          <table:table-cell table:style-name="ce339"/>
          <table:table-cell table:style-name="ce305" table:number-columns-repeated="2"/>
          <table:table-cell table:style-name="ce329"/>
          <table:table-cell table:style-name="ce305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table-cell table:style-name="ce383" table:number-columns-spanned="1" table:number-rows-spanned="4"/>
          <table:table-cell table:number-columns-repeated="994"/>
        </table:table-row>
        <table:table-row table:style-name="ro7">
          <table:covered-table-cell table:style-name="ce275"/>
          <table:table-cell table:style-name="ce283" table:number-columns-repeated="4"/>
          <table:table-cell table:number-columns-repeated="2"/>
          <table:table-cell table:style-name="ce330"/>
          <table:table-cell table:style-name="ce341"/>
          <table:table-cell table:number-columns-repeated="2"/>
          <table:table-cell table:style-name="ce330"/>
          <table:table-cell table:style-name="ce341"/>
          <table:table-cell table:style-name="ce362" office:value-type="string" table:number-columns-spanned="2" table:number-rows-spanned="1">
            <text:p>Nebenfach-Modul</text:p>
          </table:table-cell>
          <table:covered-table-cell table:style-name="ce362"/>
          <table:table-cell table:style-name="ce330"/>
          <table:table-cell table:style-name="ce341"/>
          <table:table-cell table:style-name="ce362" office:value-type="string" table:number-columns-spanned="2" table:number-rows-spanned="1">
            <text:p>Nebenfach-Modul</text:p>
          </table:table-cell>
          <table:covered-table-cell table:style-name="ce362"/>
          <table:table-cell table:style-name="ce330"/>
          <table:table-cell table:style-name="ce341"/>
          <table:table-cell table:style-name="ce157"/>
          <table:table-cell/>
          <table:table-cell table:style-name="ce330"/>
          <table:table-cell table:style-name="ce341"/>
          <table:table-cell table:style-name="ce362" office:value-type="string" table:number-columns-spanned="2" table:number-rows-spanned="1">
            <text:p>Nebenfach-Modul</text:p>
          </table:table-cell>
          <table:covered-table-cell table:style-name="ce362"/>
          <table:table-cell table:style-name="ce330"/>
          <table:table-cell table:style-name="ce355"/>
          <table:covered-table-cell table:style-name="ce383"/>
          <table:table-cell table:number-columns-repeated="994"/>
        </table:table-row>
        <table:table-row table:style-name="ro7">
          <table:covered-table-cell table:style-name="ce275"/>
          <table:table-cell table:style-name="ce283" table:number-columns-repeated="4"/>
          <table:table-cell table:number-columns-repeated="2"/>
          <table:table-cell table:style-name="ce330"/>
          <table:table-cell table:style-name="ce341"/>
          <table:table-cell table:number-columns-repeated="2"/>
          <table:table-cell table:style-name="ce330"/>
          <table:table-cell table:style-name="ce341"/>
          <table:table-cell table:style-name="ce362" office:value-type="string" table:number-columns-spanned="2" table:number-rows-spanned="1">
            <text:p>5 LP</text:p>
          </table:table-cell>
          <table:covered-table-cell table:style-name="ce362"/>
          <table:table-cell table:style-name="ce330"/>
          <table:table-cell table:style-name="ce341"/>
          <table:table-cell table:style-name="ce362" office:value-type="string" table:number-columns-spanned="2" table:number-rows-spanned="1">
            <text:p>5 LP</text:p>
          </table:table-cell>
          <table:covered-table-cell table:style-name="ce362"/>
          <table:table-cell table:style-name="ce330"/>
          <table:table-cell table:style-name="ce341"/>
          <table:table-cell table:style-name="ce157"/>
          <table:table-cell/>
          <table:table-cell table:style-name="ce330"/>
          <table:table-cell table:style-name="ce341"/>
          <table:table-cell table:style-name="ce362" office:value-type="string" table:number-columns-spanned="2" table:number-rows-spanned="1">
            <text:p>5 LP</text:p>
          </table:table-cell>
          <table:covered-table-cell table:style-name="ce362"/>
          <table:table-cell table:style-name="ce330"/>
          <table:table-cell table:style-name="ce355"/>
          <table:covered-table-cell table:style-name="ce383"/>
          <table:table-cell table:number-columns-repeated="994"/>
        </table:table-row>
        <table:table-row table:style-name="ro7">
          <table:covered-table-cell table:style-name="ce275"/>
          <table:table-cell table:style-name="ce284" table:number-columns-repeated="4"/>
          <table:table-cell table:style-name="ce176" table:number-columns-repeated="2"/>
          <table:table-cell table:style-name="ce331"/>
          <table:table-cell table:style-name="ce342"/>
          <table:table-cell table:style-name="ce319" table:number-columns-repeated="2"/>
          <table:table-cell table:style-name="ce331"/>
          <table:table-cell table:style-name="ce319" table:number-columns-repeated="3"/>
          <table:table-cell table:style-name="ce331"/>
          <table:table-cell table:style-name="ce319" table:number-columns-repeated="4"/>
          <table:table-cell table:style-name="ce342"/>
          <table:table-cell table:style-name="ce319" table:number-columns-repeated="2"/>
          <table:table-cell table:style-name="ce331"/>
          <table:table-cell table:style-name="ce319" table:number-columns-repeated="4"/>
          <table:table-cell table:style-name="ce331"/>
          <table:covered-table-cell table:style-name="ce383"/>
          <table:table-cell table:number-columns-repeated="994"/>
        </table:table-row>
        <table:table-row table:style-name="ro7">
          <table:table-cell table:style-name="ce276"/>
          <table:table-cell table:style-name="ce283" table:number-columns-repeated="4"/>
          <table:table-cell table:style-name="ce128" table:number-columns-repeated="3"/>
          <table:table-cell table:style-name="ce337"/>
          <table:table-cell table:style-name="ce128" table:number-columns-repeated="2"/>
          <table:table-cell table:style-name="ce355"/>
          <table:table-cell table:style-name="ce128" table:number-columns-repeated="3"/>
          <table:table-cell table:style-name="ce355"/>
          <table:table-cell table:style-name="ce128" table:number-columns-repeated="4"/>
          <table:table-cell table:style-name="ce370"/>
          <table:table-cell table:style-name="ce128" table:number-columns-repeated="2"/>
          <table:table-cell table:style-name="ce355"/>
          <table:table-cell table:style-name="ce128" table:number-columns-repeated="4"/>
          <table:table-cell table:style-name="ce355"/>
          <table:table-cell table:style-name="ce383" table:number-columns-spanned="1" table:number-rows-spanned="7"/>
          <table:table-cell table:number-columns-repeated="994"/>
        </table:table-row>
        <table:table-row table:style-name="ro5">
          <table:table-cell table:style-name="ce277" office:value-type="string" table:number-columns-spanned="1" table:number-rows-spanned="6">
            <text:p><text:s/>Schlüssel-qualifikationen <text:s text:c="2"/>[10 LP]</text:p>
          </table:table-cell>
          <table:table-cell table:style-name="ce283" table:number-columns-repeated="3"/>
          <table:table-cell table:style-name="ce298"/>
          <table:table-cell table:style-name="ce314" table:number-columns-repeated="3"/>
          <table:table-cell table:style-name="ce343"/>
          <table:table-cell table:style-name="ce314" table:number-columns-repeated="2"/>
          <table:table-cell table:style-name="ce356"/>
          <table:table-cell table:style-name="ce314" table:number-columns-repeated="3"/>
          <table:table-cell table:style-name="ce356"/>
          <table:table-cell table:style-name="ce314" table:number-columns-repeated="4"/>
          <table:table-cell table:style-name="ce343"/>
          <table:table-cell table:style-name="ce314" table:number-columns-repeated="2"/>
          <table:table-cell table:style-name="ce356"/>
          <table:table-cell table:style-name="ce314" table:number-columns-repeated="3"/>
          <table:table-cell table:style-name="ce356"/>
          <table:table-cell table:style-name="ce355"/>
          <table:covered-table-cell table:style-name="ce383"/>
          <table:table-cell/>
          <table:table-cell table:style-name="ce386"/>
          <table:table-cell table:number-columns-repeated="992"/>
        </table:table-row>
        <table:table-row table:style-name="ro7">
          <table:covered-table-cell table:style-name="ce277"/>
          <table:table-cell table:style-name="ce283" table:number-columns-repeated="3"/>
          <table:table-cell table:style-name="ce299"/>
          <table:table-cell table:style-name="ce315" office:value-type="string" table:number-columns-spanned="2" table:number-rows-spanned="1">
            <text:p>Wissenschaftliches</text:p>
          </table:table-cell>
          <table:covered-table-cell table:style-name="ce315"/>
          <table:table-cell table:style-name="ce332"/>
          <table:table-cell table:style-name="ce344"/>
          <table:table-cell table:style-name="ce179" table:number-columns-repeated="2"/>
          <table:table-cell table:style-name="ce332"/>
          <table:table-cell table:style-name="ce344"/>
          <table:table-cell table:style-name="ce317" office:value-type="string" table:number-columns-spanned="2" table:number-rows-spanned="1">
            <text:p>Schlüsselqualifikationen</text:p>
          </table:table-cell>
          <table:covered-table-cell table:style-name="ce317"/>
          <table:table-cell table:style-name="ce332"/>
          <table:table-cell table:style-name="ce344"/>
          <table:table-cell table:style-name="ce179" table:number-columns-repeated="2"/>
          <table:table-cell table:style-name="ce332"/>
          <table:table-cell table:style-name="ce344"/>
          <table:table-cell table:style-name="ce317" office:value-type="string" table:number-columns-spanned="2" table:number-rows-spanned="1">
            <text:p>Schlüsselqualifikationen</text:p>
          </table:table-cell>
          <table:covered-table-cell table:style-name="ce317"/>
          <table:table-cell table:style-name="ce332"/>
          <table:table-cell table:style-name="ce344"/>
          <table:table-cell table:style-name="ce363" table:number-columns-spanned="2" table:number-rows-spanned="1"/>
          <table:covered-table-cell table:style-name="ce363"/>
          <table:table-cell table:style-name="ce378"/>
          <table:table-cell table:style-name="ce366"/>
          <table:covered-table-cell table:style-name="ce383"/>
          <table:table-cell table:number-columns-repeated="994"/>
        </table:table-row>
        <table:table-row table:style-name="ro7">
          <table:covered-table-cell table:style-name="ce277"/>
          <table:table-cell table:style-name="ce283" table:number-columns-repeated="3"/>
          <table:table-cell table:style-name="ce299"/>
          <table:table-cell table:style-name="ce316" office:value-type="string" table:number-columns-spanned="2" table:number-rows-spanned="1">
            <text:p>Arbeiten</text:p>
          </table:table-cell>
          <table:covered-table-cell table:style-name="ce316"/>
          <table:table-cell table:style-name="ce332"/>
          <table:table-cell table:style-name="ce344"/>
          <table:table-cell table:style-name="ce179" table:number-columns-repeated="2"/>
          <table:table-cell table:style-name="ce332"/>
          <table:table-cell table:style-name="ce344"/>
          <table:table-cell table:style-name="ce316" office:value-type="string" table:number-columns-spanned="2" table:number-rows-spanned="1">
            <text:p>4 LP</text:p>
          </table:table-cell>
          <table:covered-table-cell table:style-name="ce316"/>
          <table:table-cell table:style-name="ce332"/>
          <table:table-cell table:style-name="ce344"/>
          <table:table-cell table:style-name="ce179" table:number-columns-repeated="2"/>
          <table:table-cell table:style-name="ce332"/>
          <table:table-cell table:style-name="ce344"/>
          <table:table-cell table:style-name="ce317" office:value-type="string" table:number-columns-spanned="2" table:number-rows-spanned="1">
            <text:p>4 LP</text:p>
          </table:table-cell>
          <table:covered-table-cell table:style-name="ce317"/>
          <table:table-cell table:style-name="ce332"/>
          <table:table-cell table:style-name="ce344"/>
          <table:table-cell table:style-name="ce363" table:number-columns-spanned="2" table:number-rows-spanned="1"/>
          <table:covered-table-cell table:style-name="ce363"/>
          <table:table-cell table:style-name="ce378"/>
          <table:table-cell table:style-name="ce366"/>
          <table:covered-table-cell table:style-name="ce383"/>
          <table:table-cell table:number-columns-repeated="994"/>
        </table:table-row>
        <table:table-row table:style-name="ro7">
          <table:covered-table-cell table:style-name="ce277"/>
          <table:table-cell table:style-name="ce283" table:number-columns-repeated="3"/>
          <table:table-cell table:style-name="ce299"/>
          <table:table-cell table:style-name="ce317" office:value-type="string" table:number-columns-spanned="2" table:number-rows-spanned="1">
            <text:p>2 LP</text:p>
          </table:table-cell>
          <table:covered-table-cell table:style-name="ce317"/>
          <table:table-cell table:style-name="ce332"/>
          <table:table-cell table:style-name="ce344"/>
          <table:table-cell table:style-name="ce179" table:number-columns-repeated="2"/>
          <table:table-cell table:style-name="ce332"/>
          <table:table-cell table:style-name="ce344"/>
          <table:table-cell table:style-name="ce363" table:number-columns-spanned="2" table:number-rows-spanned="1"/>
          <table:covered-table-cell table:style-name="ce363"/>
          <table:table-cell table:style-name="ce332"/>
          <table:table-cell table:style-name="ce344"/>
          <table:table-cell table:style-name="ce332" table:number-columns-repeated="3"/>
          <table:table-cell table:style-name="ce344"/>
          <table:table-cell table:style-name="ce179" table:number-columns-repeated="2"/>
          <table:table-cell table:style-name="ce332"/>
          <table:table-cell table:style-name="ce344"/>
          <table:table-cell table:style-name="ce363" table:number-columns-spanned="2" table:number-rows-spanned="1"/>
          <table:covered-table-cell table:style-name="ce363"/>
          <table:table-cell table:style-name="ce378"/>
          <table:table-cell table:style-name="ce366"/>
          <table:covered-table-cell table:style-name="ce383"/>
          <table:table-cell table:number-columns-repeated="994"/>
        </table:table-row>
        <table:table-row table:style-name="ro7">
          <table:covered-table-cell table:style-name="ce277"/>
          <table:table-cell table:style-name="ce283" table:number-columns-repeated="3"/>
          <table:table-cell table:style-name="ce300"/>
          <table:table-cell table:style-name="ce318" table:number-columns-repeated="2"/>
          <table:table-cell table:style-name="ce333"/>
          <table:table-cell table:style-name="ce345"/>
          <table:table-cell table:style-name="ce318" table:number-columns-repeated="2"/>
          <table:table-cell table:style-name="ce333"/>
          <table:table-cell table:style-name="ce345"/>
          <table:table-cell table:style-name="ce333" table:number-columns-repeated="3"/>
          <table:table-cell table:style-name="ce345"/>
          <table:table-cell table:style-name="ce333" table:number-columns-repeated="3"/>
          <table:table-cell table:style-name="ce345"/>
          <table:table-cell table:style-name="ce318" table:number-columns-repeated="2"/>
          <table:table-cell table:style-name="ce333"/>
          <table:table-cell table:style-name="ce345"/>
          <table:table-cell table:style-name="ce318" table:number-columns-repeated="2"/>
          <table:table-cell table:style-name="ce379"/>
          <table:table-cell table:style-name="ce366"/>
          <table:covered-table-cell table:style-name="ce383"/>
          <table:table-cell table:number-columns-repeated="994"/>
        </table:table-row>
        <table:table-row table:style-name="ro7">
          <table:covered-table-cell table:style-name="ce277"/>
          <table:table-cell table:style-name="ce284" table:number-columns-repeated="2"/>
          <table:table-cell table:style-name="ce283"/>
          <table:table-cell table:style-name="ce284"/>
          <table:table-cell table:style-name="ce319" table:number-columns-repeated="2"/>
          <table:table-cell table:style-name="ce331"/>
          <table:table-cell table:style-name="ce342"/>
          <table:table-cell table:style-name="ce319" table:number-columns-repeated="2"/>
          <table:table-cell table:style-name="ce331"/>
          <table:table-cell table:style-name="ce319" table:number-columns-repeated="3"/>
          <table:table-cell table:style-name="ce331"/>
          <table:table-cell table:style-name="ce319" table:number-columns-repeated="4"/>
          <table:table-cell table:style-name="ce342"/>
          <table:table-cell table:style-name="ce319" table:number-columns-repeated="2"/>
          <table:table-cell table:style-name="ce331"/>
          <table:table-cell table:style-name="ce319" table:number-columns-repeated="4"/>
          <table:table-cell table:style-name="ce331"/>
          <table:covered-table-cell table:style-name="ce383"/>
          <table:table-cell table:number-columns-repeated="994"/>
        </table:table-row>
        <table:table-row table:style-name="ro6">
          <table:table-cell table:style-name="ce278" office:value-type="string" table:number-columns-spanned="1" table:number-rows-spanned="3">
            <text:p>∑<text:span text:style-name="T1"> </text:span><text:span text:style-name="T1">180 LP</text:span></text:p>
          </table:table-cell>
          <table:table-cell table:style-name="ce285" table:number-columns-repeated="4"/>
          <table:table-cell table:style-name="ce289" table:number-columns-repeated="2"/>
          <table:table-cell table:style-name="ce324"/>
          <table:table-cell table:style-name="ce289" table:number-columns-repeated="3"/>
          <table:table-cell table:style-name="ce324"/>
          <table:table-cell table:style-name="ce289" table:number-columns-repeated="3"/>
          <table:table-cell table:style-name="ce324"/>
          <table:table-cell table:style-name="ce289" table:number-columns-repeated="4"/>
          <table:table-cell table:style-name="ce271"/>
          <table:table-cell table:style-name="ce289" table:number-columns-repeated="2"/>
          <table:table-cell table:style-name="ce324"/>
          <table:table-cell table:style-name="ce289" table:number-columns-repeated="4"/>
          <table:table-cell table:style-name="ce324"/>
          <table:table-cell table:style-name="ce384"/>
          <table:table-cell table:number-columns-repeated="994"/>
        </table:table-row>
        <table:table-row table:style-name="ro7">
          <table:covered-table-cell table:style-name="ce278"/>
          <table:table-cell table:style-name="ce286" table:number-columns-repeated="4"/>
          <table:table-cell table:style-name="ce320" office:value-type="float" office:value="27">
            <text:p>27</text:p>
          </table:table-cell>
          <table:table-cell table:style-name="ce323"/>
          <table:table-cell table:style-name="ce334"/>
          <table:table-cell table:style-name="ce346"/>
          <table:table-cell table:style-name="ce286" office:value-type="float" office:value="34" table:number-columns-spanned="2" table:number-rows-spanned="1">
            <text:p>34</text:p>
          </table:table-cell>
          <table:covered-table-cell table:style-name="ce286"/>
          <table:table-cell table:style-name="ce334"/>
          <table:table-cell table:style-name="ce346"/>
          <table:table-cell table:style-name="ce286" office:value-type="float" office:value="30" table:number-columns-spanned="2" table:number-rows-spanned="1">
            <text:p>30</text:p>
          </table:table-cell>
          <table:covered-table-cell table:style-name="ce286"/>
          <table:table-cell table:style-name="ce334"/>
          <table:table-cell table:style-name="ce346"/>
          <table:table-cell table:style-name="ce286" office:value-type="float" office:value="28" table:number-columns-spanned="2" table:number-rows-spanned="1">
            <text:p>28</text:p>
          </table:table-cell>
          <table:covered-table-cell table:style-name="ce286"/>
          <table:table-cell table:style-name="ce346"/>
          <table:table-cell table:style-name="ce374"/>
          <table:table-cell table:style-name="ce286" office:value-type="float" office:value="31" table:number-columns-spanned="2" table:number-rows-spanned="1">
            <text:p>31</text:p>
          </table:table-cell>
          <table:covered-table-cell table:style-name="ce286"/>
          <table:table-cell table:style-name="ce334"/>
          <table:table-cell table:style-name="ce346"/>
          <table:table-cell table:style-name="ce286" office:value-type="float" office:value="30" table:number-columns-spanned="2" table:number-rows-spanned="1">
            <text:p>30</text:p>
          </table:table-cell>
          <table:covered-table-cell table:style-name="ce286"/>
          <table:table-cell table:style-name="ce286"/>
          <table:table-cell table:style-name="ce334"/>
          <table:table-cell table:style-name="ce326"/>
          <table:table-cell table:number-columns-repeated="994"/>
        </table:table-row>
        <table:table-row table:style-name="ro7">
          <table:covered-table-cell table:style-name="ce278"/>
          <table:table-cell table:style-name="ce287" table:number-columns-repeated="4"/>
          <table:table-cell table:style-name="ce291" table:number-columns-repeated="2"/>
          <table:table-cell table:style-name="ce335"/>
          <table:table-cell table:style-name="ce291" table:number-columns-repeated="3"/>
          <table:table-cell table:style-name="ce335"/>
          <table:table-cell table:style-name="ce291" table:number-columns-repeated="3"/>
          <table:table-cell table:style-name="ce335"/>
          <table:table-cell table:style-name="ce291" table:number-columns-repeated="4"/>
          <table:table-cell table:style-name="ce273"/>
          <table:table-cell table:style-name="ce291" table:number-columns-repeated="2"/>
          <table:table-cell table:style-name="ce335"/>
          <table:table-cell table:style-name="ce291" table:number-columns-repeated="4"/>
          <table:table-cell table:style-name="ce335"/>
          <table:table-cell table:style-name="ce385"/>
          <table:table-cell table:number-columns-repeated="994"/>
        </table:table-row>
        <table:table-row table:style-name="ro7">
          <table:table-cell table:style-name="ce12" table:number-columns-repeated="5"/>
          <table:table-cell table:style-name="ce60" table:number-columns-repeated="24"/>
          <table:table-cell table:style-name="ce12"/>
          <table:table-cell table:number-columns-repeated="994"/>
        </table:table-row>
        <table:table-row table:style-name="ro15">
          <table:table-cell/>
          <table:table-cell table:style-name="ce288" table:number-columns-spanned="4" table:number-rows-spanned="1"/>
          <table:covered-table-cell table:number-columns-repeated="3" table:style-name="ce288"/>
          <table:table-cell table:style-name="ce3" office:value-type="string">
            <text:p><text:s/>Pflichtmodule</text:p>
          </table:table-cell>
          <table:table-cell table:number-columns-repeated="3"/>
          <table:table-cell table:style-name="ce93"/>
          <table:table-cell table:style-name="ce3" office:value-type="string">
            <text:p><text:s/>Wahlpflichtmodule</text:p>
          </table:table-cell>
          <table:table-cell table:style-name="ce97"/>
          <table:table-cell table:style-name="ce217"/>
          <table:table-cell table:style-name="ce97"/>
          <table:table-cell table:style-name="ce114"/>
          <table:table-cell table:style-name="ce3"/>
          <table:table-cell table:style-name="ce121" office:value-type="string" table:number-columns-spanned="2" table:number-rows-spanned="1">
            <text:p>Wahlmodule</text:p>
          </table:table-cell>
          <table:covered-table-cell table:style-name="ce121"/>
          <table:table-cell/>
          <table:table-cell table:style-name="ce124" office:value-type="string">
            <text:p>*SEP<text:span text:style-name="T2"> - </text:span><text:span text:style-name="T2">Softwareentwicklungs</text:span><text:span text:style-name="T2">praktikum</text:span></text:p>
          </table:table-cell>
          <table:table-cell table:style-name="ce375" table:number-columns-repeated="2"/>
          <table:table-cell/>
          <table:table-cell table:style-name="ce3"/>
          <table:table-cell table:style-name="ce128"/>
          <table:table-cell table:style-name="ce3" table:number-columns-repeated="5"/>
          <table:table-cell table:number-columns-repeated="994"/>
        </table:table-row>
        <table:table-row table:style-name="ro7">
          <table:table-cell table:style-name="ce13" table:number-columns-repeated="7"/>
          <table:table-cell table:style-name="ce3" table:number-columns-repeated="3"/>
          <table:table-cell table:style-name="ce97" table:number-columns-repeated="5"/>
          <table:table-cell table:style-name="ce3" table:number-columns-repeated="9"/>
          <table:table-cell table:style-name="ce128"/>
          <table:table-cell table:style-name="ce3" table:number-columns-repeated="5"/>
          <table:table-cell table:number-columns-repeated="994"/>
        </table:table-row>
        <table:table-row table:style-name="ro7">
          <table:table-cell table:style-name="ce3" table:number-columns-repeated="5"/>
          <table:table-cell table:number-columns-repeated="2"/>
          <table:table-cell table:style-name="ce3" table:number-columns-repeated="3"/>
          <table:table-cell table:style-name="ce97" table:number-columns-repeated="5"/>
          <table:table-cell table:style-name="ce3" table:number-columns-repeated="3"/>
          <table:table-cell table:style-name="ce97"/>
          <table:table-cell table:style-name="ce3" table:number-columns-repeated="5"/>
          <table:table-cell table:style-name="ce128"/>
          <table:table-cell table:style-name="ce3" table:number-columns-repeated="5"/>
          <table:table-cell table:number-columns-repeated="994"/>
        </table:table-row>
        <table:table-row table:style-name="ro7">
          <table:table-cell table:number-columns-repeated="10"/>
          <table:table-cell table:style-name="ce217" table:number-columns-repeated="5"/>
          <table:table-cell table:number-columns-repeated="1009"/>
        </table:table-row>
        <table:table-row table:style-name="ro7" table:number-rows-repeated="5">
          <table:table-cell table:style-name="ce217" table:number-columns-repeated="15"/>
          <table:table-cell table:number-columns-repeated="1009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Master 2008!!'.$A$1:.$AD$59]"/>
        </table:named-expressions>
      </table:table>
      <table:table table:name="Master" table:style-name="ta7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7">
          <table:table-cell table:style-name="ce149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 table:number-columns-repeated="2"/>
          <table:table-cell table:number-columns-repeated="1006"/>
        </table:table-row>
        <table:table-row table:style-name="ro7">
          <table:table-cell table:style-name="ce145" office:value-type="string">
            <text:p>Bereich</text:p>
          </table:table-cell>
          <table:table-cell table:style-name="ce173"/>
          <table:table-cell table:style-name="ce182" office:value-type="string" table:number-columns-spanned="2" table:number-rows-spanned="1">
            <text:p>Semester 1</text:p>
          </table:table-cell>
          <table:covered-table-cell table:style-name="ce182"/>
          <table:table-cell table:style-name="ce193"/>
          <table:table-cell table:style-name="ce166"/>
          <table:table-cell table:style-name="ce182" office:value-type="string" table:number-columns-spanned="2" table:number-rows-spanned="1">
            <text:p>Semester 2</text:p>
          </table:table-cell>
          <table:covered-table-cell table:style-name="ce182"/>
          <table:table-cell table:style-name="ce202"/>
          <table:table-cell table:style-name="ce173"/>
          <table:table-cell table:style-name="ce394" office:value-type="string" office:string-value="Semester 3" table:number-columns-spanned="2" table:number-rows-spanned="1">
            <text:p><text:s/>Semester 3 </text:p>
          </table:table-cell>
          <table:covered-table-cell table:style-name="ce394"/>
          <table:table-cell table:style-name="ce202"/>
          <table:table-cell table:style-name="ce173"/>
          <table:table-cell table:style-name="ce182" office:value-type="string" table:number-columns-spanned="2" table:number-rows-spanned="1">
            <text:p>Semester 4</text:p>
          </table:table-cell>
          <table:covered-table-cell table:style-name="ce182"/>
          <table:table-cell table:style-name="ce202" table:number-columns-repeated="2"/>
          <table:table-cell table:number-columns-repeated="1006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 table:number-columns-repeated="2"/>
          <table:table-cell table:number-columns-repeated="1006"/>
        </table:table-row>
        <table:table-row table:style-name="ro4">
          <table:table-cell table:style-name="ce148" office:value-type="string" table:number-columns-spanned="1" table:number-rows-spanned="9">
            <text:p>Wirtschafts-informatik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6]+[.G6]+[.H10]+[.K10]+[.C11]" office:value-type="float" office:value="25" table:number-columns-spanned="1" table:number-rows-spanned="9">
            <text:p>25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3" office:value-type="string" table:number-columns-spanned="6" table:number-rows-spanned="1">
            <text:p>Wirtschaftsinformatik Master-Vertiefung 1</text:p>
          </table:table-cell>
          <table:covered-table-cell table:number-columns-repeated="5" table:style-name="ce18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8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Ergänzung</text:p>
          </table:table-cell>
          <table:covered-table-cell table:style-name="ce255"/>
          <table:table-cell table:style-name="ce175"/>
          <table:table-cell table:style-name="ce157"/>
          <table:table-cell table:style-name="ce183" office:value-type="string" table:number-columns-spanned="6" table:number-rows-spanned="1">
            <text:p>Wirtschaftsinformatik Master-Vertiefung 2</text:p>
          </table:table-cell>
          <table:covered-table-cell table:number-columns-repeated="5"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Wirtschaftsinformatik</text:p>
          </table:table-cell>
          <table:covered-table-cell table:style-name="ce267"/>
          <table:table-cell table:style-name="ce175"/>
          <table:table-cell table:style-name="ce157"/>
          <table:table-cell table:style-name="ce391"/>
          <table:table-cell table:style-name="ce392" office:value-type="float" office:value="5">
            <text:p>5</text:p>
          </table:table-cell>
          <table:table-cell table:style-name="ce393" office:value-type="string" table:number-columns-spanned="2" table:number-rows-spanned="1">
            <text:p>+</text:p>
          </table:table-cell>
          <table:covered-table-cell table:style-name="ce393"/>
          <table:table-cell table:style-name="ce395" office:value-type="float" office:value="5">
            <text:p>5</text:p>
          </table:table-cell>
          <table:table-cell table:style-name="ce396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9">
            <text:p>Informatik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15]+[.G15]+[.H19]+[.K19]" office:value-type="float" office:value="24" table:number-columns-spanned="1" table:number-rows-spanned="9">
            <text:p>24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3" office:value-type="string" table:number-columns-spanned="6" table:number-rows-spanned="1">
            <text:p>Informatik Master-Vertiefung 1</text:p>
          </table:table-cell>
          <table:covered-table-cell table:number-columns-repeated="5" table:style-name="ce18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59"/>
          <table:table-cell table:style-name="ce387" office:value-type="float" office:value="8">
            <text:p>8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6" table:number-rows-spanned="1">
            <text:p>Informatik Master-Verteifung 2</text:p>
          </table:table-cell>
          <table:covered-table-cell table:number-columns-repeated="5"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>
            <text:p>8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66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9">
            <text:p>Wiwi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24]+[.G24]+[.H28]+[.K28]" office:value-type="float" office:value="20" table:number-columns-spanned="1" table:number-rows-spanned="9">
            <text:p>20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3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18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66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4">
          <table:table-cell table:style-name="ce148" office:value-type="string" table:number-columns-spanned="1" table:number-rows-spanned="11">
            <text:p>Grundlagen/ Profe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C35]+[.K37]+[.H33]+[.K33]+[.K40]" office:value-type="float" office:value="21" table:number-columns-spanned="1" table:number-rows-spanned="11">
            <text:p>21</text:p>
          </table:table-cell>
          <table:table-cell table:number-columns-repeated="1006"/>
        </table:table-row>
        <table:table-row table:style-name="ro4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Quantitative Methoden </text:p>
          </table:table-cell>
          <table:covered-table-cell table:style-name="ce255"/>
          <table:table-cell table:style-name="ce175"/>
          <table:table-cell table:style-name="ce157"/>
          <table:table-cell table:style-name="ce183" office:value-type="string" table:number-columns-spanned="6" table:number-rows-spanned="1">
            <text:p>Wissenschaftliches Arbeiten - Seminar</text:p>
          </table:table-cell>
          <table:covered-table-cell table:number-columns-repeated="5"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4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für Wirtschafts-</text:p>
          </table:table-cell>
          <table:covered-table-cell table:style-name="ce261"/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4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informatiker</text:p>
          </table:table-cell>
          <table:covered-table-cell table:style-name="ce267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Unternehmensrecht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Überf. Qualifik. Master W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4">
            <text:p>Masterarbeit</text:p>
          </table:table-cell>
          <table:table-cell table:style-name="ce230"/>
          <table:table-cell table:style-name="ce232" table:number-columns-repeated="2"/>
          <table:table-cell table:style-name="ce389"/>
          <table:table-cell table:style-name="ce232" table:number-columns-repeated="3"/>
          <table:table-cell table:style-name="ce389"/>
          <table:table-cell table:style-name="ce232" table:number-columns-repeated="3"/>
          <table:table-cell table:style-name="ce389"/>
          <table:table-cell table:style-name="ce157" table:number-columns-repeated="3"/>
          <table:table-cell table:style-name="ce175"/>
          <table:table-cell table:style-name="ce147" table:formula="of:=[.O44]" office:value-type="float" office:value="30" table:number-columns-spanned="1" table:number-rows-spanned="4">
            <text:p>30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205"/>
          <table:table-cell table:style-name="ce157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/>
          <table:table-cell table:style-name="ce157" table:number-columns-repeated="2"/>
          <table:table-cell table:style-name="ce196"/>
          <table:table-cell table:style-name="ce157"/>
          <table:table-cell table:style-name="ce183" office:value-type="string" table:number-columns-spanned="2" table:number-rows-spanned="1">
            <text:p>Masterarbeit</text:p>
          </table:table-cell>
          <table:covered-table-cell table:style-name="ce18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184" office:value-type="float" office:value="30">
            <text:p>30</text:p>
          </table:table-cell>
          <table:table-cell table:style-name="ce190" office:value-type="string">
            <text:p>LP</text:p>
          </table:table-cell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208"/>
          <table:table-cell table:style-name="ce188" table:number-columns-repeated="2"/>
          <table:table-cell table:style-name="ce200"/>
          <table:table-cell table:style-name="ce188" table:number-columns-repeated="3"/>
          <table:table-cell table:style-name="ce200"/>
          <table:table-cell table:style-name="ce188" table:number-columns-repeated="3"/>
          <table:table-cell table:style-name="ce200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4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68" table:number-columns-repeated="3"/>
          <table:table-cell table:style-name="ce192"/>
          <table:table-cell table:style-name="ce397"/>
          <table:table-cell table:number-columns-repeated="1006"/>
        </table:table-row>
        <table:table-row table:style-name="ro7">
          <table:table-cell table:style-name="ce145" office:value-type="string">
            <text:p>Summe LP</text:p>
          </table:table-cell>
          <table:table-cell table:style-name="ce173"/>
          <table:table-cell table:style-name="ce182" table:formula="of:=[.D6]+[.D15]+[.D24]+[.C35]+[.C11]" office:value-type="float" office:value="28" table:number-columns-spanned="2" table:number-rows-spanned="1">
            <text:p>28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G6]+[.H33]+[.G15]+[.H19]+[.G24]+[.H28]+[.H10]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33]+[.K19]+[.K28]+[.K37]+[.K40]+[.K10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44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398" table:formula="of:=[.C47]+[.G47]+[.K47]+[.O47]" office:value-type="float" office:value="120">
            <text:p>120</text:p>
          </table:table-cell>
          <table:table-cell table:number-columns-repeated="1006"/>
        </table:table-row>
        <table:table-row table:style-name="ro7">
          <table:table-cell table:style-name="ce146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399"/>
          <table:table-cell table:number-columns-repeated="1006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ster E-Services" table:style-name="ta8" table:print-ranges="'Master E-Services'.A1:'Master E-Services'.R6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7">
          <table:table-cell table:style-name="ce149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44"/>
          <table:table-cell table:number-columns-repeated="1006"/>
        </table:table-row>
        <table:table-row table:style-name="ro7">
          <table:table-cell table:style-name="ce145" office:value-type="string">
            <text:p>Bereich</text:p>
          </table:table-cell>
          <table:table-cell table:style-name="ce173"/>
          <table:table-cell table:style-name="ce182" office:value-type="string" table:number-columns-spanned="2" table:number-rows-spanned="1">
            <text:p>Semester 1</text:p>
          </table:table-cell>
          <table:covered-table-cell table:style-name="ce182"/>
          <table:table-cell table:style-name="ce193"/>
          <table:table-cell table:style-name="ce166"/>
          <table:table-cell table:style-name="ce182" office:value-type="string" table:number-columns-spanned="2" table:number-rows-spanned="1">
            <text:p>Semester 2</text:p>
          </table:table-cell>
          <table:covered-table-cell table:style-name="ce182"/>
          <table:table-cell table:style-name="ce202"/>
          <table:table-cell table:style-name="ce173"/>
          <table:table-cell table:style-name="ce394" office:value-type="string" office:string-value="Semester 3" table:number-columns-spanned="2" table:number-rows-spanned="1">
            <text:p><text:s/>Semester 3 </text:p>
          </table:table-cell>
          <table:covered-table-cell table:style-name="ce394"/>
          <table:table-cell table:style-name="ce202"/>
          <table:table-cell table:style-name="ce173"/>
          <table:table-cell table:style-name="ce182" office:value-type="string" table:number-columns-spanned="2" table:number-rows-spanned="1">
            <text:p>Semester 4</text:p>
          </table:table-cell>
          <table:covered-table-cell table:style-name="ce182"/>
          <table:table-cell table:style-name="ce202"/>
          <table:table-cell table:style-name="ce447"/>
          <table:table-cell table:number-columns-repeated="1006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46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2">
            <text:p>Wirtschafts-informatik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D7]+[.G7]+[.H13]+[.K13]+[.C13]" office:value-type="float" office:value="25" table:number-columns-spanned="1" table:number-rows-spanned="12">
            <text:p>25</text:p>
          </table:table-cell>
          <table:table-cell table:style-name="ce217"/>
          <table:table-cell table:number-columns-repeated="1005"/>
        </table:table-row>
        <table:table-row table:style-name="ro7">
          <table:covered-table-cell table:style-name="ce148"/>
          <table:table-cell table:style-name="ce157"/>
          <table:table-cell table:style-name="ce406" office:value-type="string" table:number-columns-spanned="6" table:number-rows-spanned="1">
            <text:p>Wirtschaftsinformatik Master-Vertiefung 1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Informationsmanagement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8"/>
          <table:table-cell table:style-name="ce417" office:value-type="float" office:value="5">
            <text:p>5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>
            <text:p>5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Ergänzung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Wirtschaftsinformatik</text:p>
          </table:table-cell>
          <table:covered-table-cell table:style-name="ce267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informatik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9" office:value-type="string" table:number-columns-spanned="2" table:number-rows-spanned="1">
            <text:p>freie Wahl</text:p>
          </table:table-cell>
          <table:covered-table-cell table:style-name="ce409"/>
          <table:table-cell table:style-name="ce175"/>
          <table:table-cell table:style-name="ce157"/>
          <table:table-cell table:style-name="ce267" office:value-type="string" table:number-columns-spanned="6" table:number-rows-spanned="1">
            <text:p>Decision Support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66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5">
            <text:p>Informatik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21]+[.G21]+[.H28]+[.K28]" office:value-type="float" office:value="24" table:number-columns-spanned="1" table:number-rows-spanned="15">
            <text:p>24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55" office:value-type="string" table:number-columns-spanned="6" table:number-rows-spanned="1">
            <text:p>Informatik Master-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43" office:value-type="string" table:number-columns-spanned="6" table:number-rows-spanned="1">
            <text:p>Verteilte und Ubiquitäre Systeme</text:p>
          </table:table-cell>
          <table:covered-table-cell table:number-columns-repeated="5" table:style-name="ce24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0" table:number-columns-spanned="2" table:number-rows-spanned="1"/>
          <table:covered-table-cell table:style-name="ce410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32"/>
          <table:table-cell table:style-name="ce190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2"/>
          <table:table-cell table:style-name="ce418" office:value-type="float" office:value="8">
            <text:p>8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06" office:value-type="string" table:number-columns-spanned="6" table:number-rows-spanned="1">
            <text:p>Informatik Master-Verteifung 2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24" office:value-type="string" table:number-columns-spanned="6" table:number-rows-spanned="1">
            <text:p>Kommunikation und Multimediale Systeme</text:p>
          </table:table-cell>
          <table:covered-table-cell table:number-columns-repeated="5" table:style-name="ce22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3" table:number-columns-spanned="2" table:number-rows-spanned="1"/>
          <table:covered-table-cell table:style-name="ce413"/>
          <table:table-cell table:style-name="ce428"/>
          <table:table-cell table:style-name="ce413"/>
          <table:table-cell table:style-name="ce423" table:number-columns-spanned="2" table:number-rows-spanned="1"/>
          <table:covered-table-cell table:style-name="ce42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33"/>
          <table:table-cell table:style-name="ce429" table:number-columns-repeated="2"/>
          <table:table-cell table:style-name="ce433"/>
          <table:table-cell table:style-name="ce443"/>
          <table:table-cell table:style-name="ce42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08"/>
          <table:table-cell table:style-name="ce417" office:value-type="float" office:value="4">
            <text:p>4</text:p>
          </table:table-cell>
          <table:table-cell table:style-name="ce442" office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8">
            <text:p>8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07" office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6">
            <text:p>Wiwi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37]+[.G37]+[.H44]+[.K44]" office:value-type="float" office:value="20" table:number-columns-spanned="1" table:number-rows-spanned="16">
            <text:p>20</text:p>
          </table:table-cell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6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7" office:value-type="string" table:number-columns-spanned="6" table:number-rows-spanned="1">
            <text:p>Marketing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13" office:value-type="string" table:number-columns-spanned="2" table:number-rows-spanned="1">
            <text:p>Internationales Marketing</text:p>
          </table:table-cell>
          <table:covered-table-cell table:style-name="ce413"/>
          <table:table-cell table:style-name="ce423"/>
          <table:table-cell table:style-name="ce428"/>
          <table:table-cell table:style-name="ce423" office:value-type="string" table:number-columns-spanned="2" table:number-rows-spanned="1">
            <text:p>Distributions-</text:p>
          </table:table-cell>
          <table:covered-table-cell table:style-name="ce42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14" office:value-type="string" table:number-columns-spanned="2" table:number-rows-spanned="1">
            <text:p>Käuferverhalten und </text:p>
          </table:table-cell>
          <table:covered-table-cell table:style-name="ce414"/>
          <table:table-cell table:style-name="ce424"/>
          <table:table-cell table:style-name="ce224" office:value-type="string" table:number-columns-spanned="3" table:number-rows-spanned="1">
            <text:p>management</text:p>
          </table:table-cell>
          <table:covered-table-cell table:number-columns-repeated="2" table:style-name="ce2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15" office:value-type="string" table:number-columns-spanned="2" table:number-rows-spanned="1">
            <text:p>Marketingforschung</text:p>
          </table:table-cell>
          <table:covered-table-cell table:style-name="ce415"/>
          <table:table-cell table:style-name="ce425"/>
          <table:table-cell table:style-name="ce429"/>
          <table:table-cell table:style-name="ce434" office:value-type="string" table:number-columns-spanned="2" table:number-rows-spanned="1">
            <text:p>Übung</text:p>
          </table:table-cell>
          <table:covered-table-cell table:style-name="ce43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6"/>
          <table:table-cell table:style-name="ce419" office:value-type="float" office:value="5">
            <text:p>5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>
            <text:p>5</text:p>
          </table:table-cell>
          <table:table-cell table:style-name="ce4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7" office:value-type="string" table:number-columns-spanned="6" table:number-rows-spanned="1">
            <text:p><text:s/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35" office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412" table:number-columns-spanned="2" table:number-rows-spanned="1"/>
          <table:covered-table-cell table:style-name="ce412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262" table:number-columns-spanned="2" table:number-rows-spanned="1"/>
          <table:covered-table-cell table:style-name="ce262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2"/>
          <table:table-cell table:style-name="ce418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44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<text:s/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2">
            <text:p>Grundlagen/ Profe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K54]+[.H50]+[.K50]+[.C55]+[.K57]" office:value-type="float" office:value="21" table:number-columns-spanned="1" table:number-rows-spanned="12">
            <text:p>21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36"/>
          <table:table-cell table:style-name="ce439" office:value-type="string">
            <text:p>Wissenschaftliches Arbeiten - Seminar</text:p>
          </table:table-cell>
          <table:table-cell table:style-name="ce439" table:number-columns-repeated="3"/>
          <table:table-cell table:style-name="ce44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37"/>
          <table:table-cell table:style-name="ce440" office:value-type="string">
            <text:p>Seminar Informationsman.</text:p>
          </table:table-cell>
          <table:table-cell table:style-name="ce429" office:value-type="string">
            <text:p>+</text:p>
          </table:table-cell>
          <table:table-cell table:style-name="ce429"/>
          <table:table-cell table:style-name="ce443" office:value-type="string">
            <text:p>Seminar Marketing</text:p>
          </table:table-cell>
          <table:table-cell table:style-name="ce42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08"/>
          <table:table-cell table:style-name="ce417" office:value-type="float" office:value="4">
            <text:p>4</text:p>
          </table:table-cell>
          <table:table-cell table:style-name="ce420" office:value-type="string">
            <text:p>+</text:p>
          </table:table-cell>
          <table:table-cell table:style-name="ce420"/>
          <table:table-cell table:style-name="ce431" office:value-type="float" office:value="4">
            <text:p>4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Quantitative Methoden </text:p>
          </table:table-cell>
          <table:covered-table-cell table:style-name="ce255"/>
          <table:table-cell table:style-name="ce175"/>
          <table:table-cell table:style-name="ce157"/>
          <table:table-cell table:style-name="ce437"/>
          <table:table-cell table:style-name="ce441"/>
          <table:table-cell table:style-name="ce443" office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für Wirtschafts-</text:p>
          </table:table-cell>
          <table:covered-table-cell table:style-name="ce261"/>
          <table:table-cell table:style-name="ce175"/>
          <table:table-cell table:style-name="ce157"/>
          <table:table-cell table:number-columns-repeated="2"/>
          <table:table-cell table:style-name="ce19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informatiker</text:p>
          </table:table-cell>
          <table:covered-table-cell table:style-name="ce267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Überf. Qualifik. Master W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9" office:value-type="string" table:number-columns-spanned="2" table:number-rows-spanned="1">
            <text:p>freie Wahl</text:p>
          </table:table-cell>
          <table:covered-table-cell table:style-name="ce409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Unternehmensrecht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Recht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235" office:value-type="string" table:number-columns-spanned="1" table:number-rows-spanned="5">
            <text:p>Masterarb.</text:p>
          </table:table-cell>
          <table:table-cell table:style-name="ce230"/>
          <table:table-cell table:style-name="ce232" table:number-columns-repeated="2"/>
          <table:table-cell table:style-name="ce389"/>
          <table:table-cell table:style-name="ce232" table:number-columns-repeated="3"/>
          <table:table-cell table:style-name="ce389"/>
          <table:table-cell table:style-name="ce232" table:number-columns-repeated="3"/>
          <table:table-cell table:style-name="ce389"/>
          <table:table-cell table:style-name="ce157" table:number-columns-repeated="3"/>
          <table:table-cell table:style-name="ce175"/>
          <table:table-cell table:style-name="ce235" table:formula="of:=[.O62]" office:value-type="float" office:value="30" table:number-columns-spanned="1" table:number-rows-spanned="5">
            <text:p>30</text:p>
          </table:table-cell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223" office:value-type="string" table:number-columns-spanned="2" table:number-rows-spanned="1">
            <text:p>Masterarbeit</text:p>
          </table:table-cell>
          <table:covered-table-cell table:style-name="ce22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57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/>
          <table:table-cell table:style-name="ce157" table:number-columns-repeated="2"/>
          <table:table-cell table:style-name="ce196"/>
          <table:table-cell table:style-name="ce157"/>
          <table:table-cell table:style-name="ce221" office:value-type="string" table:number-columns-spanned="2" table:number-rows-spanned="1">
            <text:p>Informationsmangement</text:p>
          </table:table-cell>
          <table:covered-table-cell table:style-name="ce221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437" office:value-type="float" office:value="30">
            <text:p>30</text:p>
          </table:table-cell>
          <table:table-cell table:style-name="ce446" office:value-type="string">
            <text:p>LP</text:p>
          </table:table-cell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8"/>
          <table:table-cell table:style-name="ce188" table:number-columns-repeated="2"/>
          <table:table-cell table:style-name="ce200"/>
          <table:table-cell table:style-name="ce188" table:number-columns-repeated="3"/>
          <table:table-cell table:style-name="ce200"/>
          <table:table-cell table:style-name="ce188" table:number-columns-repeated="3"/>
          <table:table-cell table:style-name="ce200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4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68" table:number-columns-repeated="3"/>
          <table:table-cell table:style-name="ce192"/>
          <table:table-cell table:style-name="ce397"/>
          <table:table-cell table:number-columns-repeated="1006"/>
        </table:table-row>
        <table:table-row table:style-name="ro7">
          <table:table-cell table:style-name="ce145" office:value-type="string">
            <text:p>Summe LP</text:p>
          </table:table-cell>
          <table:table-cell table:style-name="ce173"/>
          <table:table-cell table:style-name="ce182" table:formula="of:=[.D7]+[.D37]+[.C55]+[.C13]+[.D21]" office:value-type="float" office:value="28" table:number-columns-spanned="2" table:number-rows-spanned="1">
            <text:p>28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G7]+[.H50]+[.H13]+[.G21]+[.H28]+[.G37]+[.H44]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13]+[.K50]+[.K28]+[.K54]+[.K44]+[.K57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62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398" table:formula="of:=[.C65]+[.G65]+[.S65]+[.K65]+[.O65]" office:value-type="float" office:value="120">
            <text:p>120</text:p>
          </table:table-cell>
          <table:table-cell/>
          <table:table-cell table:number-columns-repeated="1005"/>
        </table:table-row>
        <table:table-row table:style-name="ro7">
          <table:table-cell table:style-name="ce146"/>
          <table:table-cell table:style-name="ce169" table:number-columns-repeated="3"/>
          <table:table-cell table:style-name="ce203"/>
          <table:table-cell table:style-name="ce169" table:number-columns-repeated="2"/>
          <table:table-cell table:style-name="ce173"/>
          <table:table-cell table:style-name="ce202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399"/>
          <table:table-cell table:number-columns-repeated="1006"/>
        </table:table-row>
        <table:table-row table:style-name="ro7">
          <table:table-cell table:style-name="ce400" office:value-type="string">
            <text:p>Spezifische Pflichtmodule für den Schwerpunkt E-Services</text:p>
          </table:table-cell>
          <table:table-cell table:style-name="ce403" table:number-columns-repeated="4"/>
          <table:table-cell table:style-name="ce430"/>
          <table:table-cell table:style-name="ce403" table:number-columns-repeated="2"/>
          <table:table-cell table:style-name="ce430"/>
          <table:table-cell table:number-columns-repeated="1015"/>
        </table:table-row>
        <table:table-row table:style-name="ro7">
          <table:table-cell table:style-name="ce401" office:value-type="string">
            <text:p>Allgemeine Pflichtmodule für den Schwerpunkt E-Services</text:p>
          </table:table-cell>
          <table:table-cell table:style-name="ce404" table:number-columns-repeated="7"/>
          <table:table-cell table:style-name="ce242"/>
          <table:table-cell table:number-columns-repeated="1015"/>
        </table:table-row>
        <table:table-row table:style-name="ro7">
          <table:table-cell table:style-name="ce402" office:value-type="string">
            <text:p>Beispiel für den Schwerpunkt E-Services</text:p>
          </table:table-cell>
          <table:table-cell table:style-name="ce405" table:number-columns-repeated="7"/>
          <table:table-cell table:style-name="ce227"/>
          <table:table-cell table:number-columns-repeated="1015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Master E-Services'.$A$1:.$R$66]"/>
        </table:named-expressions>
      </table:table>
      <table:table table:name="Master Finance" table:style-name="ta9" table:print-ranges="'Master Finance'.A2:'Master Finance'.R68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8" office:value-type="string" table:number-columns-spanned="18" table:number-rows-spanned="1">
            <text:p>Beispiel Finance</text:p>
          </table:table-cell>
          <table:covered-table-cell table:number-columns-repeated="17" table:style-name="ce448"/>
          <table:table-cell table:number-columns-repeated="1006"/>
        </table:table-row>
        <table:table-row table:style-name="ro7">
          <table:table-cell table:style-name="ce149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44"/>
          <table:table-cell table:number-columns-repeated="1006"/>
        </table:table-row>
        <table:table-row table:style-name="ro7">
          <table:table-cell table:style-name="ce145" office:value-type="string">
            <text:p>Bereich</text:p>
          </table:table-cell>
          <table:table-cell table:style-name="ce173"/>
          <table:table-cell table:style-name="ce182" office:value-type="string" table:number-columns-spanned="2" table:number-rows-spanned="1">
            <text:p>Semester 1</text:p>
          </table:table-cell>
          <table:covered-table-cell table:style-name="ce182"/>
          <table:table-cell table:style-name="ce193"/>
          <table:table-cell table:style-name="ce166"/>
          <table:table-cell table:style-name="ce182" office:value-type="string" table:number-columns-spanned="2" table:number-rows-spanned="1">
            <text:p>Semester 2</text:p>
          </table:table-cell>
          <table:covered-table-cell table:style-name="ce182"/>
          <table:table-cell table:style-name="ce202"/>
          <table:table-cell table:style-name="ce173"/>
          <table:table-cell table:style-name="ce394" office:value-type="string" office:string-value="Semester 3" table:number-columns-spanned="2" table:number-rows-spanned="1">
            <text:p><text:s/>Semester 3 </text:p>
          </table:table-cell>
          <table:covered-table-cell table:style-name="ce394"/>
          <table:table-cell table:style-name="ce202"/>
          <table:table-cell table:style-name="ce173"/>
          <table:table-cell table:style-name="ce182" office:value-type="string" table:number-columns-spanned="2" table:number-rows-spanned="1">
            <text:p>Semester 4</text:p>
          </table:table-cell>
          <table:covered-table-cell table:style-name="ce182"/>
          <table:table-cell table:style-name="ce202"/>
          <table:table-cell table:style-name="ce447"/>
          <table:table-cell table:number-columns-repeated="1006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46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5">
            <text:p>Wirtschafts-informatik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8]+[.G8]+[.H14]+[.K14]+[.C18]" office:value-type="float" office:value="25" table:number-columns-spanned="1" table:number-rows-spanned="15">
            <text:p>25</text:p>
          </table:table-cell>
          <table:table-cell table:style-name="ce217"/>
          <table:table-cell table:number-columns-repeated="1005"/>
        </table:table-row>
        <table:table-row table:style-name="ro7">
          <table:covered-table-cell table:style-name="ce148"/>
          <table:table-cell table:style-name="ce157"/>
          <table:table-cell table:style-name="ce406" office:value-type="string" table:number-columns-spanned="6" table:number-rows-spanned="1">
            <text:p>Wirtschaftsinformatik Master-Vertiefung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Informationsmanagement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8"/>
          <table:table-cell table:style-name="ce417" office:value-type="float" office:value="5">
            <text:p>5</text:p>
          </table:table-cell>
          <table:table-cell table:style-name="ce442" office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5">
            <text:p>5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Ergänzung 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Wirtschaftsinformatik</text:p>
          </table:table-cell>
          <table:covered-table-cell table:style-name="ce267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informatik Master-Vertiefung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19" office:value-type="string" table:number-columns-spanned="2" table:number-rows-spanned="1">
            <text:p>"Konz./Syst. des Controlling,</text:p>
          </table:table-cell>
          <table:covered-table-cell table:style-name="ce219"/>
          <table:table-cell table:style-name="ce175"/>
          <table:table-cell table:style-name="ce157"/>
          <table:table-cell table:style-name="ce267" office:value-type="string" table:number-columns-spanned="6" table:number-rows-spanned="1">
            <text:p>Decision Support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54" office:value-type="string" table:number-columns-spanned="2" table:number-rows-spanned="1">
            <text:p>Operatives Controlling"</text:p>
          </table:table-cell>
          <table:covered-table-cell table:style-name="ce454"/>
          <table:table-cell table:style-name="ce175"/>
          <table:table-cell table:style-name="ce157"/>
          <table:table-cell table:style-name="ce458"/>
          <table:table-cell table:style-name="ce452" office:value-type="float" office:value="5">
            <text:p>5</text:p>
          </table:table-cell>
          <table:table-cell table:style-name="ce393" office:value-type="string" table:number-columns-spanned="2" table:number-rows-spanned="1">
            <text:p>+</text:p>
          </table:table-cell>
          <table:covered-table-cell table:style-name="ce393"/>
          <table:table-cell table:style-name="ce395" office:value-type="float" office:value="5">
            <text:p>5</text:p>
          </table:table-cell>
          <table:table-cell table:style-name="ce45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54" office:value-type="string" table:number-columns-spanned="2" table:number-rows-spanned="1">
            <text:p>oder</text:p>
          </table:table-cell>
          <table:covered-table-cell table:style-name="ce454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54" office:value-type="string" table:number-columns-spanned="2" table:number-rows-spanned="1">
            <text:p>"Finanzwissenschaft,</text:p>
          </table:table-cell>
          <table:covered-table-cell table:style-name="ce454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89"/>
          <table:table-cell table:style-name="ce241"/>
          <table:table-cell table:style-name="ce186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43" office:value-type="string" table:number-columns-spanned="2" table:number-rows-spanned="1">
            <text:p>freie Wahl"</text:p>
          </table:table-cell>
          <table:covered-table-cell table:style-name="ce24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5">
            <text:p>Informatik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H32]+[.K32]+[.D25]+[.G25]" office:value-type="float" office:value="24" table:number-columns-spanned="1" table:number-rows-spanned="15">
            <text:p>24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06" office:value-type="string" table:number-columns-spanned="6" table:number-rows-spanned="1">
            <text:p>Informatik Master-Vertiefung 2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24" office:value-type="string" table:number-columns-spanned="6" table:number-rows-spanned="1">
            <text:p>Informationssysteme</text:p>
          </table:table-cell>
          <table:covered-table-cell table:number-columns-repeated="5" table:style-name="ce2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3" office:value-type="string" table:number-columns-spanned="2" table:number-rows-spanned="1">
            <text:p>Konzeptionelle Modellier.</text:p>
          </table:table-cell>
          <table:covered-table-cell table:style-name="ce413"/>
          <table:table-cell table:style-name="ce423"/>
          <table:table-cell table:style-name="ce428"/>
          <table:table-cell table:style-name="ce423" office:value-type="string" table:number-columns-spanned="2" table:number-rows-spanned="1">
            <text:p>Datenbanksysteme</text:p>
          </table:table-cell>
          <table:covered-table-cell table:style-name="ce42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55" office:value-type="string">
            <text:p>Vert. Asp. Informationssyst.</text:p>
          </table:table-cell>
          <table:table-cell table:style-name="ce429"/>
          <table:table-cell table:style-name="ce425"/>
          <table:table-cell table:style-name="ce429"/>
          <table:table-cell table:style-name="ce443"/>
          <table:table-cell table:style-name="ce42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08"/>
          <table:table-cell table:style-name="ce417" office:value-type="float" office:value="8">
            <text:p>8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4">
            <text:p>4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07" office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6" table:number-rows-spanned="1">
            <text:p>Informatik Master-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35" office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0" table:number-columns-spanned="2" table:number-rows-spanned="1"/>
          <table:covered-table-cell table:style-name="ce410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32"/>
          <table:table-cell table:style-name="ce190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2"/>
          <table:table-cell table:style-name="ce418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>
            <text:p>8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4">
            <text:p>Wiwi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39]+[.G39]+[.H46]+[.K46]" office:value-type="float" office:value="20" table:number-columns-spanned="1" table:number-rows-spanned="14">
            <text:p>20</text:p>
          </table:table-cell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6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7" office:value-type="string" table:number-columns-spanned="6" table:number-rows-spanned="1">
            <text:p>"Volkswirtschaftslehre" oder "Controlling und Unt.-rechnung"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56" table:number-columns-spanned="2" table:number-rows-spanned="1"/>
          <table:covered-table-cell table:style-name="ce456"/>
          <table:table-cell table:style-name="ce425"/>
          <table:table-cell table:style-name="ce429"/>
          <table:table-cell table:style-name="ce434" table:number-columns-spanned="2" table:number-rows-spanned="1"/>
          <table:covered-table-cell table:style-name="ce43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6"/>
          <table:table-cell table:style-name="ce419" office:value-type="float" office:value="5">
            <text:p>5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>
            <text:p>5</text:p>
          </table:table-cell>
          <table:table-cell table:style-name="ce4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37"/>
          <table:table-cell table:style-name="ce441"/>
          <table:table-cell table:style-name="ce443" office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06" office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07" office:value-type="string" table:number-columns-spanned="6" table:number-rows-spanned="1">
            <text:p>Finanzwirtschaft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414" office:value-type="string" table:number-columns-spanned="2" table:number-rows-spanned="1">
            <text:p>Portfoliomanagement</text:p>
          </table:table-cell>
          <table:covered-table-cell table:style-name="ce414"/>
          <table:table-cell table:style-name="ce423"/>
          <table:table-cell table:style-name="ce420"/>
          <table:table-cell table:style-name="ce423" office:value-type="string" table:number-columns-spanned="2" table:number-rows-spanned="1">
            <text:p>Risikomanagement</text:p>
          </table:table-cell>
          <table:covered-table-cell table:style-name="ce42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459" office:value-type="string" table:number-columns-spanned="2" table:number-rows-spanned="1">
            <text:p>Internationales Finanzman.</text:p>
          </table:table-cell>
          <table:covered-table-cell table:style-name="ce459"/>
          <table:table-cell table:style-name="ce425"/>
          <table:table-cell table:style-name="ce429"/>
          <table:table-cell table:style-name="ce434" office:value-type="string" table:number-columns-spanned="2" table:number-rows-spanned="1">
            <text:p>Übung</text:p>
          </table:table-cell>
          <table:covered-table-cell table:style-name="ce43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6"/>
          <table:table-cell table:style-name="ce419" office:value-type="float" office:value="5">
            <text:p>5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>
            <text:p>5</text:p>
          </table:table-cell>
          <table:table-cell table:style-name="ce42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07" office:value-type="string" table:number-columns-spanned="6" table:number-rows-spanned="1">
            <text:p><text:s/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2">
            <text:p>Grundlagen/ Profe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K56]+[.H52]+[.K52]+[.C57]+[.K59]" office:value-type="float" office:value="21" table:number-columns-spanned="1" table:number-rows-spanned="12">
            <text:p>21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36"/>
          <table:table-cell table:style-name="ce439" office:value-type="string">
            <text:p>Wissenschaftliches Arbeiten - Seminar</text:p>
          </table:table-cell>
          <table:table-cell table:style-name="ce439" table:number-columns-repeated="3"/>
          <table:table-cell table:style-name="ce44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37"/>
          <table:table-cell table:style-name="ce440" office:value-type="string">
            <text:p>Seminar Informationsman.</text:p>
          </table:table-cell>
          <table:table-cell table:style-name="ce461" office:value-type="string" table:number-columns-spanned="2" table:number-rows-spanned="1">
            <text:p>+</text:p>
          </table:table-cell>
          <table:covered-table-cell table:style-name="ce461"/>
          <table:table-cell table:style-name="ce443" office:value-type="string">
            <text:p>Seminar Finanzwirtschaft</text:p>
          </table:table-cell>
          <table:table-cell table:style-name="ce44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08"/>
          <table:table-cell table:style-name="ce417" office:value-type="float" office:value="4">
            <text:p>4</text:p>
          </table:table-cell>
          <table:table-cell table:style-name="ce442" office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4">
            <text:p>4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Quantitative Methoden </text:p>
          </table:table-cell>
          <table:covered-table-cell table:style-name="ce255"/>
          <table:table-cell table:style-name="ce175"/>
          <table:table-cell table:style-name="ce157"/>
          <table:table-cell table:style-name="ce437"/>
          <table:table-cell table:style-name="ce441"/>
          <table:table-cell table:style-name="ce443" office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für Wirtschafts-</text:p>
          </table:table-cell>
          <table:covered-table-cell table:style-name="ce261"/>
          <table:table-cell table:style-name="ce175"/>
          <table:table-cell table:style-name="ce157"/>
          <table:table-cell table:number-columns-repeated="2"/>
          <table:table-cell table:style-name="ce19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informatiker</text:p>
          </table:table-cell>
          <table:covered-table-cell table:style-name="ce267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Überf. Qualifik. Master W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43" office:value-type="string" table:number-columns-spanned="2" table:number-rows-spanned="1">
            <text:p>Statistische Verfahren</text:p>
          </table:table-cell>
          <table:covered-table-cell table:style-name="ce24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Unternehmensrecht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235" office:value-type="string" table:number-columns-spanned="1" table:number-rows-spanned="5">
            <text:p>Masterarb.</text:p>
          </table:table-cell>
          <table:table-cell table:style-name="ce230"/>
          <table:table-cell table:style-name="ce232" table:number-columns-repeated="2"/>
          <table:table-cell table:style-name="ce389"/>
          <table:table-cell table:style-name="ce232" table:number-columns-repeated="3"/>
          <table:table-cell table:style-name="ce389"/>
          <table:table-cell table:style-name="ce232" table:number-columns-repeated="3"/>
          <table:table-cell table:style-name="ce389"/>
          <table:table-cell table:style-name="ce157" table:number-columns-repeated="3"/>
          <table:table-cell table:style-name="ce175"/>
          <table:table-cell table:style-name="ce235" table:formula="of:=[.O64]" office:value-type="float" office:value="30" table:number-columns-spanned="1" table:number-rows-spanned="5">
            <text:p>30</text:p>
          </table:table-cell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406" office:value-type="string" table:number-columns-spanned="2" table:number-rows-spanned="1">
            <text:p>Masterarbeit</text:p>
          </table:table-cell>
          <table:covered-table-cell table:style-name="ce406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57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/>
          <table:table-cell table:style-name="ce157" table:number-columns-repeated="2"/>
          <table:table-cell table:style-name="ce196"/>
          <table:table-cell table:style-name="ce157"/>
          <table:table-cell table:style-name="ce223" office:value-type="string" table:number-columns-spanned="2" table:number-rows-spanned="1">
            <text:p>Finanzwirtschaft</text:p>
          </table:table-cell>
          <table:covered-table-cell table:style-name="ce22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437" office:value-type="float" office:value="30">
            <text:p>30</text:p>
          </table:table-cell>
          <table:table-cell table:style-name="ce446" office:value-type="string">
            <text:p>LP</text:p>
          </table:table-cell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8"/>
          <table:table-cell table:style-name="ce188" table:number-columns-repeated="2"/>
          <table:table-cell table:style-name="ce200"/>
          <table:table-cell table:style-name="ce188" table:number-columns-repeated="3"/>
          <table:table-cell table:style-name="ce200"/>
          <table:table-cell table:style-name="ce188" table:number-columns-repeated="3"/>
          <table:table-cell table:style-name="ce200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4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68" table:number-columns-repeated="3"/>
          <table:table-cell table:style-name="ce192"/>
          <table:table-cell table:style-name="ce397"/>
          <table:table-cell table:number-columns-repeated="1006"/>
        </table:table-row>
        <table:table-row table:style-name="ro7">
          <table:table-cell table:style-name="ce145" office:value-type="string">
            <text:p>Summe LP</text:p>
          </table:table-cell>
          <table:table-cell table:style-name="ce173"/>
          <table:table-cell table:style-name="ce182" table:formula="of:=[.D8]+[.D39]+[.C57]+[.C18]+[.D25]" office:value-type="float" office:value="28" table:number-columns-spanned="2" table:number-rows-spanned="1">
            <text:p>28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G8]+[.H52]+[.G25]+[.H32]+[.G39]+[.H46]+[.H14]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52]+[.K32]+[.K56]+[.K46]+[.K59]+[.K14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64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398" table:formula="of:=[.C67]+[.G67]+[.K67]+[.O67]" office:value-type="float" office:value="120">
            <text:p>120</text:p>
          </table:table-cell>
          <table:table-cell table:number-columns-repeated="1006"/>
        </table:table-row>
        <table:table-row table:style-name="ro7">
          <table:table-cell table:style-name="ce146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399"/>
          <table:table-cell table:number-columns-repeated="1006"/>
        </table:table-row>
        <table:table-row table:style-name="ro7">
          <table:table-cell table:style-name="ce449" office:value-type="string">
            <text:p>Spezifische Pflichtmodule für den Schwerpunkt Finance</text:p>
          </table:table-cell>
          <table:table-cell table:style-name="ce439" table:number-columns-repeated="4"/>
          <table:table-cell table:style-name="ce445"/>
          <table:table-cell table:style-name="ce439"/>
          <table:table-cell table:style-name="ce445"/>
          <table:table-cell table:number-columns-repeated="1016"/>
        </table:table-row>
        <table:table-row table:style-name="ro7">
          <table:table-cell table:style-name="ce450" office:value-type="string">
            <text:p>Allgemeine Pflichtmodule für den Schwerpunkt Finance</text:p>
          </table:table-cell>
          <table:table-cell table:style-name="ce452" table:number-columns-repeated="4"/>
          <table:table-cell table:style-name="ce457"/>
          <table:table-cell table:style-name="ce452"/>
          <table:table-cell table:style-name="ce457"/>
          <table:table-cell table:number-columns-repeated="1016"/>
        </table:table-row>
        <table:table-row table:style-name="ro7">
          <table:table-cell table:style-name="ce451" office:value-type="string">
            <text:p>Beispiel für den Schwerpunkt Finance</text:p>
          </table:table-cell>
          <table:table-cell table:style-name="ce453" table:number-columns-repeated="6"/>
          <table:table-cell table:style-name="ce460"/>
          <table:table-cell table:number-columns-repeated="1016"/>
        </table:table-row>
        <table:table-row table:style-name="ro7" table:number-rows-repeated="104850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Master Finance'.$A$2:.$R$68]"/>
        </table:named-expressions>
      </table:table>
      <table:table table:name="Master Information_Engineering" table:style-name="ta10" table:print-ranges="'Master Information_Engineering'.A1:'Master Information_Engineering'.R67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7">
          <table:table-cell table:style-name="ce149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44"/>
          <table:table-cell table:number-columns-repeated="1006"/>
        </table:table-row>
        <table:table-row table:style-name="ro7">
          <table:table-cell table:style-name="ce145" office:value-type="string">
            <text:p>Bereich</text:p>
          </table:table-cell>
          <table:table-cell table:style-name="ce173"/>
          <table:table-cell table:style-name="ce182" office:value-type="string" table:number-columns-spanned="2" table:number-rows-spanned="1">
            <text:p>Semester 1</text:p>
          </table:table-cell>
          <table:covered-table-cell table:style-name="ce182"/>
          <table:table-cell table:style-name="ce193"/>
          <table:table-cell table:style-name="ce166"/>
          <table:table-cell table:style-name="ce182" office:value-type="string" table:number-columns-spanned="2" table:number-rows-spanned="1">
            <text:p>Semester 2</text:p>
          </table:table-cell>
          <table:covered-table-cell table:style-name="ce182"/>
          <table:table-cell table:style-name="ce202"/>
          <table:table-cell table:style-name="ce173"/>
          <table:table-cell table:style-name="ce394" office:value-type="string" office:string-value="Semester 3" table:number-columns-spanned="2" table:number-rows-spanned="1">
            <text:p><text:s/>Semester 3 </text:p>
          </table:table-cell>
          <table:covered-table-cell table:style-name="ce394"/>
          <table:table-cell table:style-name="ce202"/>
          <table:table-cell table:style-name="ce173"/>
          <table:table-cell table:style-name="ce182" office:value-type="string" table:number-columns-spanned="2" table:number-rows-spanned="1">
            <text:p>Semester 4</text:p>
          </table:table-cell>
          <table:covered-table-cell table:style-name="ce182"/>
          <table:table-cell table:style-name="ce202"/>
          <table:table-cell table:style-name="ce447"/>
          <table:table-cell table:number-columns-repeated="1006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46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2">
            <text:p>Wirtschafts-informatik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D7]+[.G7]+[.C13]+[.H13]+[.K13]" office:value-type="float" office:value="25" table:number-columns-spanned="1" table:number-rows-spanned="12">
            <text:p>25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6" office:value-type="string" table:number-columns-spanned="6" table:number-rows-spanned="1">
            <text:p>Wirtschaftsinformatik Master-Vertiefung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Informationsmanagement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8"/>
          <table:table-cell table:style-name="ce417" office:value-type="float" office:value="5">
            <text:p>5</text:p>
          </table:table-cell>
          <table:table-cell table:style-name="ce442" office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5">
            <text:p>5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Ergänzung 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Wirtschaftsinformatik</text:p>
          </table:table-cell>
          <table:covered-table-cell table:style-name="ce267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informatik Master-Vertiefung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9" office:value-type="string" table:number-columns-spanned="2" table:number-rows-spanned="1">
            <text:p>freie Wahl</text:p>
          </table:table-cell>
          <table:covered-table-cell table:style-name="ce409"/>
          <table:table-cell table:style-name="ce175"/>
          <table:table-cell table:style-name="ce157"/>
          <table:table-cell table:style-name="ce267" office:value-type="string" table:number-columns-spanned="6" table:number-rows-spanned="1">
            <text:p>Decision Support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458"/>
          <table:table-cell table:style-name="ce452" office:value-type="float" office:value="5">
            <text:p>5</text:p>
          </table:table-cell>
          <table:table-cell table:style-name="ce393" office:value-type="string" table:number-columns-spanned="2" table:number-rows-spanned="1">
            <text:p>+</text:p>
          </table:table-cell>
          <table:covered-table-cell table:style-name="ce393"/>
          <table:table-cell table:style-name="ce395" office:value-type="float" office:value="5">
            <text:p>5</text:p>
          </table:table-cell>
          <table:table-cell table:style-name="ce45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5" table:number-columns-repeated="2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5">
            <text:p>Informatik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H28]+[.K28]+[.D20]+[.G20]" office:value-type="float" office:value="24" table:number-columns-spanned="1" table:number-rows-spanned="15">
            <text:p>24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06" office:value-type="string" table:number-columns-spanned="6" table:number-rows-spanned="1">
            <text:p>Informatik Master-Vertiefung 2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24" office:value-type="string" table:number-columns-spanned="6" table:number-rows-spanned="1">
            <text:p>Management der Software-Entwicklung</text:p>
          </table:table-cell>
          <table:covered-table-cell table:number-columns-repeated="5" table:style-name="ce2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64" office:value-type="string" table:number-columns-spanned="6" table:number-rows-spanned="1">
            <text:p>freie Wahl</text:p>
          </table:table-cell>
          <table:covered-table-cell table:number-columns-repeated="5" table:style-name="ce46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65"/>
          <table:table-cell table:style-name="ce403" office:value-type="float" office:value="8">
            <text:p>8</text:p>
          </table:table-cell>
          <table:table-cell table:style-name="ce442" office:value-type="string" table:number-columns-spanned="2" table:number-rows-spanned="1">
            <text:p>+</text:p>
          </table:table-cell>
          <table:covered-table-cell table:style-name="ce442"/>
          <table:table-cell table:style-name="ce466" office:value-type="float" office:value="4">
            <text:p>4</text:p>
          </table:table-cell>
          <table:table-cell table:style-name="ce430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07" office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9" table:number-columns-spanned="6" table:number-rows-spanned="1"/>
          <table:covered-table-cell table:number-columns-repeated="5" table:style-name="ce189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6" table:number-rows-spanned="1">
            <text:p>Informatik Master-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35" office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0" table:number-columns-spanned="2" table:number-rows-spanned="1"/>
          <table:covered-table-cell table:style-name="ce410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32"/>
          <table:table-cell table:style-name="ce190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2"/>
          <table:table-cell table:style-name="ce418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>
            <text:p>8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5">
            <text:p>Wiwi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36]+[.G36]+[.H43]+[.K43]" office:value-type="float" office:value="20" table:number-columns-spanned="1" table:number-rows-spanned="15">
            <text:p>20</text:p>
          </table:table-cell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6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24" office:value-type="string" table:number-columns-spanned="6" table:number-rows-spanned="1">
            <text:p>Organisation und Personal</text:p>
          </table:table-cell>
          <table:covered-table-cell table:number-columns-repeated="5" table:style-name="ce2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6" office:value-type="string" table:number-columns-spanned="3" table:number-rows-spanned="1">
            <text:p>Human Resource Management</text:p>
          </table:table-cell>
          <table:covered-table-cell table:number-columns-repeated="2" table:style-name="ce406"/>
          <table:table-cell table:style-name="ce428"/>
          <table:table-cell table:style-name="ce423" office:value-type="string" table:number-columns-spanned="2" table:number-rows-spanned="1">
            <text:p>Intern. Management</text:p>
          </table:table-cell>
          <table:covered-table-cell table:style-name="ce42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25" office:value-type="string">
            <text:p>Untern.-planung und -kontrolle</text:p>
          </table:table-cell>
          <table:table-cell table:style-name="ce228"/>
          <table:table-cell table:style-name="ce425"/>
          <table:table-cell table:style-name="ce429"/>
          <table:table-cell table:style-name="ce434" office:value-type="string" table:number-columns-spanned="2" table:number-rows-spanned="1">
            <text:p>Übung</text:p>
          </table:table-cell>
          <table:covered-table-cell table:style-name="ce43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6"/>
          <table:table-cell table:style-name="ce419" office:value-type="float" office:value="5">
            <text:p>5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>
            <text:p>5</text:p>
          </table:table-cell>
          <table:table-cell table:style-name="ce4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37"/>
          <table:table-cell table:style-name="ce441"/>
          <table:table-cell table:style-name="ce443" office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35" office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412" table:number-columns-spanned="2" table:number-rows-spanned="1"/>
          <table:covered-table-cell table:style-name="ce412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262" table:number-columns-spanned="2" table:number-rows-spanned="1"/>
          <table:covered-table-cell table:style-name="ce262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2"/>
          <table:table-cell table:style-name="ce418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44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<text:s/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2">
            <text:p>Grundlagen/ Profe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K53]+[.H49]+[.K49]+[.C53]+[.K56]" office:value-type="float" office:value="21" table:number-columns-spanned="1" table:number-rows-spanned="12">
            <text:p>21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36"/>
          <table:table-cell table:style-name="ce439" office:value-type="string">
            <text:p>Wissenschaftliches Arbeiten - Seminar</text:p>
          </table:table-cell>
          <table:table-cell table:style-name="ce439" table:number-columns-repeated="3"/>
          <table:table-cell table:style-name="ce44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37"/>
          <table:table-cell table:style-name="ce440" office:value-type="string">
            <text:p>Seminar Informationsman.</text:p>
          </table:table-cell>
          <table:table-cell table:style-name="ce461" office:value-type="string" table:number-columns-spanned="2" table:number-rows-spanned="1">
            <text:p>+</text:p>
          </table:table-cell>
          <table:covered-table-cell table:style-name="ce461"/>
          <table:table-cell table:style-name="ce443" office:value-type="string">
            <text:p>Seminar Organ. u. Personal</text:p>
          </table:table-cell>
          <table:table-cell table:style-name="ce44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Quantitative Methoden </text:p>
          </table:table-cell>
          <table:covered-table-cell table:style-name="ce255"/>
          <table:table-cell table:style-name="ce175"/>
          <table:table-cell table:style-name="ce157"/>
          <table:table-cell table:style-name="ce408"/>
          <table:table-cell table:style-name="ce417" office:value-type="float" office:value="4">
            <text:p>4</text:p>
          </table:table-cell>
          <table:table-cell table:style-name="ce442" office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4">
            <text:p>4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für Wirtschafts-</text:p>
          </table:table-cell>
          <table:covered-table-cell table:style-name="ce261"/>
          <table:table-cell table:style-name="ce175"/>
          <table:table-cell table:style-name="ce157"/>
          <table:table-cell table:style-name="ce437"/>
          <table:table-cell table:style-name="ce441"/>
          <table:table-cell table:style-name="ce443" office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informatiker</text:p>
          </table:table-cell>
          <table:covered-table-cell table:style-name="ce267"/>
          <table:table-cell table:style-name="ce175"/>
          <table:table-cell table:style-name="ce157"/>
          <table:table-cell table:number-columns-repeated="2"/>
          <table:table-cell table:style-name="ce19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9" office:value-type="string" table:number-columns-spanned="2" table:number-rows-spanned="1">
            <text:p>freie Wahl</text:p>
          </table:table-cell>
          <table:covered-table-cell table:style-name="ce409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Überf. Qualifik. Master W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Unternehmensrecht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Recht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235" office:value-type="string" table:number-columns-spanned="1" table:number-rows-spanned="5">
            <text:p>Masterarb.</text:p>
          </table:table-cell>
          <table:table-cell table:style-name="ce230"/>
          <table:table-cell table:style-name="ce232" table:number-columns-repeated="2"/>
          <table:table-cell table:style-name="ce389"/>
          <table:table-cell table:style-name="ce232" table:number-columns-repeated="3"/>
          <table:table-cell table:style-name="ce389"/>
          <table:table-cell table:style-name="ce232" table:number-columns-repeated="3"/>
          <table:table-cell table:style-name="ce389"/>
          <table:table-cell table:style-name="ce157" table:number-columns-repeated="3"/>
          <table:table-cell table:style-name="ce175"/>
          <table:table-cell table:style-name="ce235" table:formula="of:=[.O61]" office:value-type="float" office:value="30" table:number-columns-spanned="1" table:number-rows-spanned="5">
            <text:p>30</text:p>
          </table:table-cell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406" office:value-type="string" table:number-columns-spanned="2" table:number-rows-spanned="1">
            <text:p>Masterarbeit</text:p>
          </table:table-cell>
          <table:covered-table-cell table:style-name="ce406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57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/>
          <table:table-cell table:style-name="ce157" table:number-columns-repeated="2"/>
          <table:table-cell table:style-name="ce196"/>
          <table:table-cell table:style-name="ce157"/>
          <table:table-cell table:style-name="ce221" office:value-type="string" table:number-columns-spanned="2" table:number-rows-spanned="1">
            <text:p>Softw. Eng.-Management</text:p>
          </table:table-cell>
          <table:covered-table-cell table:style-name="ce221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437" office:value-type="float" office:value="30">
            <text:p>30</text:p>
          </table:table-cell>
          <table:table-cell table:style-name="ce446" office:value-type="string">
            <text:p>LP</text:p>
          </table:table-cell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8"/>
          <table:table-cell table:style-name="ce188" table:number-columns-repeated="2"/>
          <table:table-cell table:style-name="ce200"/>
          <table:table-cell table:style-name="ce188" table:number-columns-repeated="3"/>
          <table:table-cell table:style-name="ce200"/>
          <table:table-cell table:style-name="ce188" table:number-columns-repeated="3"/>
          <table:table-cell table:style-name="ce200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4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68" table:number-columns-repeated="3"/>
          <table:table-cell table:style-name="ce192"/>
          <table:table-cell table:style-name="ce397"/>
          <table:table-cell table:number-columns-repeated="1006"/>
        </table:table-row>
        <table:table-row table:style-name="ro7">
          <table:table-cell table:style-name="ce145" office:value-type="string">
            <text:p>Summe LP</text:p>
          </table:table-cell>
          <table:table-cell table:style-name="ce173"/>
          <table:table-cell table:style-name="ce182" table:formula="of:=[.D7]+[.D36]+[.C53]+[.C13]+[.D20]" office:value-type="float" office:value="28" table:number-columns-spanned="2" table:number-rows-spanned="1">
            <text:p>28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G7]+[.H49]+[.G20]+[.H28]+[.G36]+[.H43]+[.H13]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49]+[.K28]+[.K53]+[.K43]+[.K56]+[.K13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61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398" table:formula="of:=[.C64]+[.G64]+[.K64]+[.O64]" office:value-type="float" office:value="120">
            <text:p>120</text:p>
          </table:table-cell>
          <table:table-cell table:number-columns-repeated="1006"/>
        </table:table-row>
        <table:table-row table:style-name="ro7">
          <table:table-cell table:style-name="ce146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399"/>
          <table:table-cell table:number-columns-repeated="1006"/>
        </table:table-row>
        <table:table-row table:style-name="ro7">
          <table:table-cell table:style-name="ce449" office:value-type="string" table:number-columns-spanned="8" table:number-rows-spanned="1">
            <text:p>Spezifische Pflichtmodule für den Schwerpunkt Information Engineering</text:p>
          </table:table-cell>
          <table:covered-table-cell table:number-columns-repeated="7" table:style-name="ce449"/>
          <table:table-cell table:number-columns-repeated="1016"/>
        </table:table-row>
        <table:table-row table:style-name="ro7">
          <table:table-cell table:style-name="ce462" office:value-type="string" table:number-columns-spanned="8" table:number-rows-spanned="1">
            <text:p>Allgemeine Pflichtmodule für den Schwerpunkt Information Engineering</text:p>
          </table:table-cell>
          <table:covered-table-cell table:number-columns-repeated="7" table:style-name="ce462"/>
          <table:table-cell table:number-columns-repeated="1016"/>
        </table:table-row>
        <table:table-row table:style-name="ro7">
          <table:table-cell table:style-name="ce463" office:value-type="string" table:number-columns-spanned="8" table:number-rows-spanned="1">
            <text:p>Beispiel für den Schwerpunkt Information Engineering</text:p>
          </table:table-cell>
          <table:covered-table-cell table:number-columns-repeated="7" table:style-name="ce463"/>
          <table:table-cell table:number-columns-repeated="1016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Master Information_Engineering'.$A$1:.$R$67]"/>
        </table:named-expressions>
      </table:table>
      <table:table table:name="Master Logistik" table:style-name="ta11" table:print-ranges="'Master Logistik'.A2:'Master Logistik'.R66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8" office:value-type="string" table:number-columns-spanned="18" table:number-rows-spanned="1">
            <text:p>Beispiel Logistik</text:p>
          </table:table-cell>
          <table:covered-table-cell table:number-columns-repeated="17" table:style-name="ce448"/>
          <table:table-cell table:number-columns-repeated="1006"/>
        </table:table-row>
        <table:table-row table:style-name="ro7">
          <table:table-cell table:style-name="ce149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44"/>
          <table:table-cell table:number-columns-repeated="1006"/>
        </table:table-row>
        <table:table-row table:style-name="ro7">
          <table:table-cell table:style-name="ce145" office:value-type="string">
            <text:p>Bereich</text:p>
          </table:table-cell>
          <table:table-cell table:style-name="ce173"/>
          <table:table-cell table:style-name="ce182" office:value-type="string" table:number-columns-spanned="2" table:number-rows-spanned="1">
            <text:p>Semester 1</text:p>
          </table:table-cell>
          <table:covered-table-cell table:style-name="ce182"/>
          <table:table-cell table:style-name="ce193"/>
          <table:table-cell table:style-name="ce166"/>
          <table:table-cell table:style-name="ce182" office:value-type="string" table:number-columns-spanned="2" table:number-rows-spanned="1">
            <text:p>Semester 2</text:p>
          </table:table-cell>
          <table:covered-table-cell table:style-name="ce182"/>
          <table:table-cell table:style-name="ce202"/>
          <table:table-cell table:style-name="ce173"/>
          <table:table-cell table:style-name="ce394" office:value-type="string" office:string-value="Semester 3" table:number-columns-spanned="2" table:number-rows-spanned="1">
            <text:p><text:s/>Semester 3 </text:p>
          </table:table-cell>
          <table:covered-table-cell table:style-name="ce394"/>
          <table:table-cell table:style-name="ce202"/>
          <table:table-cell table:style-name="ce173"/>
          <table:table-cell table:style-name="ce182" office:value-type="string" table:number-columns-spanned="2" table:number-rows-spanned="1">
            <text:p>Semester 4</text:p>
          </table:table-cell>
          <table:covered-table-cell table:style-name="ce182"/>
          <table:table-cell table:style-name="ce202"/>
          <table:table-cell table:style-name="ce447"/>
          <table:table-cell table:number-columns-repeated="1006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46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1">
            <text:p>Wirtschafts-informatik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D8]+[.G8]+[.H13]+[.K13]+[.C14]" office:value-type="float" office:value="25" table:number-columns-spanned="1" table:number-rows-spanned="11">
            <text:p>25</text:p>
          </table:table-cell>
          <table:table-cell table:style-name="ce217"/>
          <table:table-cell table:number-columns-repeated="1005"/>
        </table:table-row>
        <table:table-row table:style-name="ro7">
          <table:covered-table-cell table:style-name="ce148"/>
          <table:table-cell table:style-name="ce157"/>
          <table:table-cell table:style-name="ce406" office:value-type="string" table:number-columns-spanned="6" table:number-rows-spanned="1">
            <text:p>Wirtschaftsinformatik Master-Vertiefung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4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Decision Support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8"/>
          <table:table-cell table:style-name="ce417" office:value-type="float" office:value="5">
            <text:p>5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>
            <text:p>5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Ergänzung 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informatik Master-Vertiefung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Wirtschaftsinformatik</text:p>
          </table:table-cell>
          <table:covered-table-cell table:style-name="ce267"/>
          <table:table-cell table:style-name="ce175"/>
          <table:table-cell table:style-name="ce157"/>
          <table:table-cell table:style-name="ce267" office:value-type="string" table:number-columns-spanned="6" table:number-rows-spanned="1">
            <text:p>Informationsmanagement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9" office:value-type="string" table:number-columns-spanned="2" table:number-rows-spanned="1">
            <text:p>freie Wahl</text:p>
          </table:table-cell>
          <table:covered-table-cell table:style-name="ce409"/>
          <table:table-cell table:style-name="ce175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66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6">
            <text:p>Informatik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H28]+[.K28]+[.D21]+[.G21]" office:value-type="float" office:value="24" table:number-columns-spanned="1" table:number-rows-spanned="16">
            <text:p>24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06" office:value-type="string" table:number-columns-spanned="6" table:number-rows-spanned="1">
            <text:p>Informatik Master-Vertiefung 1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24" office:value-type="string" table:number-columns-spanned="6" table:number-rows-spanned="1">
            <text:p>Verteilte und Ubiquitäre Systeme</text:p>
          </table:table-cell>
          <table:covered-table-cell table:number-columns-repeated="5" table:style-name="ce2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68" office:value-type="string" table:number-columns-spanned="2" table:number-rows-spanned="1">
            <text:p>Verteilte Systeme</text:p>
          </table:table-cell>
          <table:covered-table-cell table:style-name="ce468"/>
          <table:table-cell table:style-name="ce472"/>
          <table:table-cell table:style-name="ce474"/>
          <table:table-cell table:style-name="ce476" office:value-type="string" table:number-columns-spanned="2" table:number-rows-spanned="1">
            <text:p>Mensch-Maschine Int.</text:p>
          </table:table-cell>
          <table:covered-table-cell table:style-name="ce47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69" office:value-type="string" table:number-columns-spanned="2" table:number-rows-spanned="1">
            <text:p>Vert. Asp. Verteilte Systeme</text:p>
          </table:table-cell>
          <table:covered-table-cell table:style-name="ce469"/>
          <table:table-cell table:style-name="ce473"/>
          <table:table-cell table:style-name="ce475"/>
          <table:table-cell table:style-name="ce405"/>
          <table:table-cell table:style-name="ce22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6"/>
          <table:table-cell table:style-name="ce419" office:value-type="float" office:value="8">
            <text:p>8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4">
            <text:p>4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07" office:value-type="string" table:number-columns-spanned="6" table:number-rows-spanned="1">
            <text:p>LP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6" table:number-rows-spanned="1">
            <text:p>Informatik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77" office:value-type="string" table:number-columns-spanned="6" table:number-rows-spanned="1">
            <text:p>freie Wahl</text:p>
          </table:table-cell>
          <table:covered-table-cell table:number-columns-repeated="5" table:style-name="ce47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0" table:number-columns-spanned="2" table:number-rows-spanned="1"/>
          <table:covered-table-cell table:style-name="ce410"/>
          <table:table-cell table:style-name="ce478"/>
          <table:table-cell table:style-name="ce410"/>
          <table:table-cell table:style-name="ce421" table:number-columns-spanned="2" table:number-rows-spanned="1"/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1"/>
          <table:table-cell table:style-name="ce427" table:number-columns-repeated="2"/>
          <table:table-cell table:style-name="ce411"/>
          <table:table-cell table:style-name="ce481"/>
          <table:table-cell table:style-name="ce42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93" office:value-type="string" table:number-columns-spanned="2" table:number-rows-spanned="1">
            <text:p>+</text:p>
          </table:table-cell>
          <table:covered-table-cell table:style-name="ce393"/>
          <table:table-cell table:style-name="ce390" office:value-type="float" office:value="8">
            <text:p>8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57"/>
          <table:table-cell table:style-name="ce480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5">
            <text:p>Wiwi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37]+[.G37]+[.H44]+[.K44]" office:value-type="float" office:value="20" table:number-columns-spanned="1" table:number-rows-spanned="15">
            <text:p>20</text:p>
          </table:table-cell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6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7" office:value-type="string" table:number-columns-spanned="6" table:number-rows-spanned="1">
            <text:p>Produktion und Logistik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70" office:value-type="string">
            <text:p>Nachhaltigkeit in Prod. u. Log.</text:p>
          </table:table-cell>
          <table:table-cell table:style-name="ce471"/>
          <table:table-cell table:style-name="ce423"/>
          <table:table-cell table:style-name="ce428"/>
          <table:table-cell table:style-name="ce423" office:value-type="string" table:number-columns-spanned="2" table:number-rows-spanned="1">
            <text:p>Supply Chain Management</text:p>
          </table:table-cell>
          <table:covered-table-cell table:style-name="ce42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15" office:value-type="string" table:number-columns-spanned="2" table:number-rows-spanned="1">
            <text:p>Anlagenmanagement</text:p>
          </table:table-cell>
          <table:covered-table-cell table:style-name="ce415"/>
          <table:table-cell table:style-name="ce425"/>
          <table:table-cell table:style-name="ce429"/>
          <table:table-cell table:style-name="ce434" office:value-type="string" table:number-columns-spanned="2" table:number-rows-spanned="1">
            <text:p>Übung</text:p>
          </table:table-cell>
          <table:covered-table-cell table:style-name="ce43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6"/>
          <table:table-cell table:style-name="ce419" office:value-type="float" office:value="5">
            <text:p>5</text:p>
          </table:table-cell>
          <table:table-cell table:style-name="ce420" office:value-type="string" table:number-columns-spanned="2" table:number-rows-spanned="1">
            <text:p>+</text:p>
          </table:table-cell>
          <table:covered-table-cell table:style-name="ce420"/>
          <table:table-cell table:style-name="ce431" office:value-type="float" office:value="5">
            <text:p>5</text:p>
          </table:table-cell>
          <table:table-cell table:style-name="ce4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37"/>
          <table:table-cell table:style-name="ce441"/>
          <table:table-cell table:style-name="ce443" office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35" office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412" table:number-columns-spanned="2" table:number-rows-spanned="1"/>
          <table:covered-table-cell table:style-name="ce412"/>
          <table:table-cell table:style-name="ce421"/>
          <table:table-cell table:style-name="ce426"/>
          <table:table-cell table:style-name="ce421" table:number-columns-spanned="2" table:number-rows-spanned="1"/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262" table:number-columns-spanned="2" table:number-rows-spanned="1"/>
          <table:covered-table-cell table:style-name="ce262"/>
          <table:table-cell table:style-name="ce422"/>
          <table:table-cell table:style-name="ce427"/>
          <table:table-cell table:style-name="ce422" table:number-columns-spanned="2" table:number-rows-spanned="1"/>
          <table:covered-table-cell table:style-name="ce42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2"/>
          <table:table-cell table:style-name="ce418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44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<text:s/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2">
            <text:p>Grundlagen/ Profe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K54]+[.H50]+[.K50]+[.C55]+[.K57]" office:value-type="float" office:value="21" table:number-columns-spanned="1" table:number-rows-spanned="12">
            <text:p>21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65"/>
          <table:table-cell table:style-name="ce403" office:value-type="string">
            <text:p>Wissenschaftliches Arbeiten - Seminar</text:p>
          </table:table-cell>
          <table:table-cell table:style-name="ce403" table:number-columns-repeated="3"/>
          <table:table-cell table:style-name="ce430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37"/>
          <table:table-cell table:style-name="ce440" office:value-type="string">
            <text:p>Seminar Decision Support</text:p>
          </table:table-cell>
          <table:table-cell table:style-name="ce479" office:value-type="string" table:number-columns-spanned="2" table:number-rows-spanned="1">
            <text:p>+</text:p>
          </table:table-cell>
          <table:covered-table-cell table:style-name="ce479"/>
          <table:table-cell table:style-name="ce443" office:value-type="string">
            <text:p>Seminar Prod. u. Logistik</text:p>
          </table:table-cell>
          <table:table-cell table:style-name="ce44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Quantitative Methoden </text:p>
          </table:table-cell>
          <table:covered-table-cell table:style-name="ce255"/>
          <table:table-cell table:style-name="ce175"/>
          <table:table-cell table:style-name="ce157"/>
          <table:table-cell table:style-name="ce408"/>
          <table:table-cell table:style-name="ce417" office:value-type="float" office:value="4">
            <text:p>4</text:p>
          </table:table-cell>
          <table:table-cell table:style-name="ce442" office:value-type="string" table:number-columns-spanned="2" table:number-rows-spanned="1">
            <text:p>+</text:p>
          </table:table-cell>
          <table:covered-table-cell table:style-name="ce442"/>
          <table:table-cell table:style-name="ce431" office:value-type="float" office:value="4">
            <text:p>4</text:p>
          </table:table-cell>
          <table:table-cell table:style-name="ce438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für Wirtschafts-</text:p>
          </table:table-cell>
          <table:covered-table-cell table:style-name="ce261"/>
          <table:table-cell table:style-name="ce175"/>
          <table:table-cell table:style-name="ce157"/>
          <table:table-cell table:style-name="ce437"/>
          <table:table-cell table:style-name="ce441"/>
          <table:table-cell table:style-name="ce443" office:value-type="string">
            <text:p>LP</text:p>
          </table:table-cell>
          <table:table-cell table:style-name="ce429"/>
          <table:table-cell table:style-name="ce443"/>
          <table:table-cell table:style-name="ce44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informatiker</text:p>
          </table:table-cell>
          <table:covered-table-cell table:style-name="ce267"/>
          <table:table-cell table:style-name="ce175"/>
          <table:table-cell table:style-name="ce157"/>
          <table:table-cell table:number-columns-repeated="2"/>
          <table:table-cell table:style-name="ce19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54" office:value-type="string" table:number-columns-spanned="2" table:number-rows-spanned="1">
            <text:p>Einführung </text:p>
          </table:table-cell>
          <table:covered-table-cell table:style-name="ce454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Überf. Qualifik. Master W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43" office:value-type="string" table:number-columns-spanned="2" table:number-rows-spanned="1">
            <text:p>in die Optimierung</text:p>
          </table:table-cell>
          <table:covered-table-cell table:style-name="ce24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Unternehmensrecht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Recht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235" office:value-type="string" table:number-columns-spanned="1" table:number-rows-spanned="5">
            <text:p>Masterarb.</text:p>
          </table:table-cell>
          <table:table-cell table:style-name="ce230"/>
          <table:table-cell table:style-name="ce232" table:number-columns-repeated="2"/>
          <table:table-cell table:style-name="ce389"/>
          <table:table-cell table:style-name="ce232" table:number-columns-repeated="3"/>
          <table:table-cell table:style-name="ce389"/>
          <table:table-cell table:style-name="ce232" table:number-columns-repeated="3"/>
          <table:table-cell table:style-name="ce389"/>
          <table:table-cell table:style-name="ce157" table:number-columns-repeated="3"/>
          <table:table-cell table:style-name="ce175"/>
          <table:table-cell table:style-name="ce235" table:formula="of:=[.O62]" office:value-type="float" office:value="30" table:number-columns-spanned="1" table:number-rows-spanned="5">
            <text:p>30</text:p>
          </table:table-cell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406" office:value-type="string" table:number-columns-spanned="2" table:number-rows-spanned="1">
            <text:p>Masterarbeit</text:p>
          </table:table-cell>
          <table:covered-table-cell table:style-name="ce406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57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/>
          <table:table-cell table:style-name="ce157" table:number-columns-repeated="2"/>
          <table:table-cell table:style-name="ce196"/>
          <table:table-cell table:style-name="ce157"/>
          <table:table-cell table:style-name="ce221" office:value-type="string" table:number-columns-spanned="2" table:number-rows-spanned="1">
            <text:p>Produktion und Logistik</text:p>
          </table:table-cell>
          <table:covered-table-cell table:style-name="ce221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437" office:value-type="float" office:value="30">
            <text:p>30</text:p>
          </table:table-cell>
          <table:table-cell table:style-name="ce446" office:value-type="string">
            <text:p>LP</text:p>
          </table:table-cell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8"/>
          <table:table-cell table:style-name="ce188" table:number-columns-repeated="2"/>
          <table:table-cell table:style-name="ce200"/>
          <table:table-cell table:style-name="ce188" table:number-columns-repeated="3"/>
          <table:table-cell table:style-name="ce200"/>
          <table:table-cell table:style-name="ce188" table:number-columns-repeated="3"/>
          <table:table-cell table:style-name="ce200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4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68" table:number-columns-repeated="3"/>
          <table:table-cell table:style-name="ce192"/>
          <table:table-cell table:style-name="ce397"/>
          <table:table-cell table:number-columns-repeated="1006"/>
        </table:table-row>
        <table:table-row table:style-name="ro7">
          <table:table-cell table:style-name="ce145" office:value-type="string">
            <text:p>Summe LP</text:p>
          </table:table-cell>
          <table:table-cell table:style-name="ce173"/>
          <table:table-cell table:style-name="ce182" table:formula="of:=[.D8]+[.D37]+[.C55]+[.C14]+[.D21]" office:value-type="float" office:value="28" table:number-columns-spanned="2" table:number-rows-spanned="1">
            <text:p>28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G8]+[.H50]+[.H13]+[.G21]+[.H28]+[.G37]+[.H44]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13]+[.K50]+[.K28]+[.K54]+[.K44]+[.K57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62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398" table:formula="of:=[.C65]+[.G65]+[.K65]+[.O65]" office:value-type="float" office:value="120">
            <text:p>120</text:p>
          </table:table-cell>
          <table:table-cell table:number-columns-repeated="1006"/>
        </table:table-row>
        <table:table-row table:style-name="ro7">
          <table:table-cell table:style-name="ce146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399"/>
          <table:table-cell table:number-columns-repeated="1006"/>
        </table:table-row>
        <table:table-row table:style-name="ro7">
          <table:table-cell table:style-name="ce449" office:value-type="string">
            <text:p>Spezifische Pflichtmodule für den Schwerpunkt Logistik</text:p>
          </table:table-cell>
          <table:table-cell table:style-name="ce439" table:number-columns-repeated="4"/>
          <table:table-cell table:style-name="ce445"/>
          <table:table-cell table:style-name="ce439"/>
          <table:table-cell table:style-name="ce445"/>
          <table:table-cell table:number-columns-repeated="1016"/>
        </table:table-row>
        <table:table-row table:style-name="ro7">
          <table:table-cell table:style-name="ce401" office:value-type="string">
            <text:p>Allgemeine Pflichtmodule für den Schwerpunkt Logistik</text:p>
          </table:table-cell>
          <table:table-cell table:style-name="ce404" table:number-columns-repeated="6"/>
          <table:table-cell table:style-name="ce242"/>
          <table:table-cell table:number-columns-repeated="1016"/>
        </table:table-row>
        <table:table-row table:style-name="ro7">
          <table:table-cell table:style-name="ce467" office:value-type="string">
            <text:p>Beispiel für den Schwerpunkt Logistik</text:p>
          </table:table-cell>
          <table:table-cell table:style-name="ce453" table:number-columns-repeated="6"/>
          <table:table-cell table:style-name="ce460"/>
          <table:table-cell table:number-columns-repeated="1016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'Master Logistik'.$A$2:.$R$66]"/>
        </table:named-expressions>
      </table:table>
      <table:table table:name="Master_Medizin_Gesundheit" table:style-name="ta12" table:print-ranges="Master_Medizin_Gesundheit.A2:Master_Medizin_Gesundheit.R62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number-columns-repeated="1005" table:default-cell-style-name="Default"/>
        <table:table-row table:style-name="ro16">
          <table:table-cell table:style-name="ce448" office:value-type="string" table:number-columns-spanned="18" table:number-rows-spanned="1">
            <text:p>Beispiel Medizin und Gesundheit</text:p>
          </table:table-cell>
          <table:covered-table-cell table:number-columns-repeated="17" table:style-name="ce448"/>
          <table:table-cell table:number-columns-repeated="1006"/>
        </table:table-row>
        <table:table-row table:style-name="ro7">
          <table:table-cell table:style-name="ce149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44"/>
          <table:table-cell table:number-columns-repeated="1006"/>
        </table:table-row>
        <table:table-row table:style-name="ro7">
          <table:table-cell table:style-name="ce145" office:value-type="string">
            <text:p>Bereich</text:p>
          </table:table-cell>
          <table:table-cell table:style-name="ce173"/>
          <table:table-cell table:style-name="ce182" office:value-type="string" table:number-columns-spanned="2" table:number-rows-spanned="1">
            <text:p>Semester 1</text:p>
          </table:table-cell>
          <table:covered-table-cell table:style-name="ce182"/>
          <table:table-cell table:style-name="ce193"/>
          <table:table-cell table:style-name="ce166"/>
          <table:table-cell table:style-name="ce182" office:value-type="string" table:number-columns-spanned="2" table:number-rows-spanned="1">
            <text:p>Semester 2</text:p>
          </table:table-cell>
          <table:covered-table-cell table:style-name="ce182"/>
          <table:table-cell table:style-name="ce202"/>
          <table:table-cell table:style-name="ce173"/>
          <table:table-cell table:style-name="ce394" office:value-type="string" office:string-value="Semester 3" table:number-columns-spanned="2" table:number-rows-spanned="1">
            <text:p><text:s/>Semester 3 </text:p>
          </table:table-cell>
          <table:covered-table-cell table:style-name="ce394"/>
          <table:table-cell table:style-name="ce202"/>
          <table:table-cell table:style-name="ce173"/>
          <table:table-cell table:style-name="ce182" office:value-type="string" table:number-columns-spanned="2" table:number-rows-spanned="1">
            <text:p>Semester 4</text:p>
          </table:table-cell>
          <table:covered-table-cell table:style-name="ce182"/>
          <table:table-cell table:style-name="ce202"/>
          <table:table-cell table:style-name="ce447"/>
          <table:table-cell table:number-columns-repeated="1006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46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4">
            <text:p>Wirtschafts-informatik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office:value-type="float" office:value="25" table:number-columns-spanned="1" table:number-rows-spanned="14">
            <text:p>25</text:p>
          </table:table-cell>
          <table:table-cell table:style-name="ce217"/>
          <table:table-cell table:number-columns-repeated="1005"/>
        </table:table-row>
        <table:table-row table:style-name="ro7">
          <table:covered-table-cell table:style-name="ce148"/>
          <table:table-cell table:style-name="ce157"/>
          <table:table-cell table:style-name="ce406" office:value-type="string" table:number-columns-spanned="6" table:number-rows-spanned="1">
            <text:p>Wirtschaftsinformatik Master-Vertiefung 1 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8"/>
          <table:table-cell table:style-name="ce157"/>
          <table:table-cell table:style-name="ce407" office:value-type="string" table:number-columns-spanned="6" table:number-rows-spanned="1">
            <text:p>Informationsmanagement</text:p>
          </table:table-cell>
          <table:covered-table-cell table:number-columns-repeated="5" table:style-name="ce40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83" office:value-type="string" table:number-columns-spanned="3" table:number-rows-spanned="1">
            <text:p>Strateg. Informationsman.</text:p>
          </table:table-cell>
          <table:covered-table-cell table:number-columns-repeated="2" table:style-name="ce483"/>
          <table:table-cell table:style-name="ce483" office:value-type="string" table:number-columns-spanned="3" table:number-rows-spanned="1">
            <text:p>E-Business Management</text:p>
          </table:table-cell>
          <table:covered-table-cell table:number-columns-repeated="2" table:style-name="ce48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23" office:value-type="string" table:number-columns-spanned="3" table:number-rows-spanned="1">
            <text:p>Innovationsseminar</text:p>
          </table:table-cell>
          <table:covered-table-cell table:number-columns-repeated="2" table:style-name="ce223"/>
          <table:table-cell table:style-name="ce488" office:value-type="string" table:number-columns-spanned="3" table:number-rows-spanned="1">
            <text:p>E-Services</text:p>
          </table:table-cell>
          <table:covered-table-cell table:number-columns-repeated="2" table:style-name="ce48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83" office:value-type="string" table:number-columns-spanned="2" table:number-rows-spanned="1">
            <text:p>5 LP</text:p>
          </table:table-cell>
          <table:covered-table-cell table:style-name="ce483"/>
          <table:table-cell table:style-name="ce461" office:value-type="string" table:number-columns-spanned="2" table:number-rows-spanned="1">
            <text:p>+</text:p>
          </table:table-cell>
          <table:covered-table-cell table:style-name="ce461"/>
          <table:table-cell table:style-name="ce488" office:value-type="string" table:number-columns-spanned="2" table:number-rows-spanned="1">
            <text:p>5 LP</text:p>
          </table:table-cell>
          <table:covered-table-cell table:style-name="ce48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Ergänzung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informatik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Wirtschaftsinformatik</text:p>
          </table:table-cell>
          <table:covered-table-cell table:style-name="ce267"/>
          <table:table-cell table:style-name="ce175"/>
          <table:table-cell table:style-name="ce157"/>
          <table:table-cell table:style-name="ce183" office:value-type="string" table:number-columns-spanned="6" table:number-rows-spanned="1">
            <text:p>Decision Support</text:p>
          </table:table-cell>
          <table:covered-table-cell table:number-columns-repeated="5"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9" office:value-type="string" table:number-columns-spanned="2" table:number-rows-spanned="1">
            <text:p>freie Wahl</text:p>
          </table:table-cell>
          <table:covered-table-cell table:style-name="ce409"/>
          <table:table-cell table:style-name="ce175"/>
          <table:table-cell table:style-name="ce157"/>
          <table:table-cell table:style-name="ce255" office:value-type="string" table:number-columns-spanned="3" table:number-rows-spanned="1">
            <text:p>Informationsmodelle</text:p>
          </table:table-cell>
          <table:covered-table-cell table:number-columns-repeated="2" table:style-name="ce255"/>
          <table:table-cell table:style-name="ce255" office:value-type="string" table:number-columns-spanned="3" table:number-rows-spanned="1">
            <text:p>Entscheidungsmodell i.d. Log.</text:p>
          </table:table-cell>
          <table:covered-table-cell table:number-columns-repeated="2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09" office:value-type="string" table:number-columns-spanned="2" table:number-rows-spanned="1">
            <text:p>freie Wahl</text:p>
          </table:table-cell>
          <table:covered-table-cell table:style-name="ce409"/>
          <table:table-cell table:style-name="ce175"/>
          <table:table-cell table:style-name="ce157"/>
          <table:table-cell table:style-name="ce183" office:value-type="string" table:number-columns-spanned="3" table:number-rows-spanned="1">
            <text:p>Verkehrsinformationsmodelle</text:p>
          </table:table-cell>
          <table:covered-table-cell table:number-columns-repeated="2" table:style-name="ce183"/>
          <table:table-cell table:style-name="ce255" office:value-type="string" table:number-columns-spanned="3" table:number-rows-spanned="1">
            <text:p>Übung Decision Support</text:p>
          </table:table-cell>
          <table:covered-table-cell table:number-columns-repeated="2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3" office:value-type="string" table:number-columns-spanned="2" table:number-rows-spanned="1">
            <text:p>5 LP</text:p>
          </table:table-cell>
          <table:covered-table-cell table:style-name="ce183"/>
          <table:table-cell table:style-name="ce175"/>
          <table:table-cell table:style-name="ce157"/>
          <table:table-cell table:style-name="ce485" office:value-type="string" table:number-columns-spanned="2" table:number-rows-spanned="1">
            <text:p>5 LP</text:p>
          </table:table-cell>
          <table:covered-table-cell table:style-name="ce485"/>
          <table:table-cell table:style-name="ce487" office:value-type="string" table:number-columns-spanned="2" table:number-rows-spanned="1">
            <text:p>+</text:p>
          </table:table-cell>
          <table:covered-table-cell table:style-name="ce487"/>
          <table:table-cell table:style-name="ce494" office:value-type="string" table:number-columns-spanned="2" table:number-rows-spanned="1">
            <text:p>5 LP</text:p>
          </table:table-cell>
          <table:covered-table-cell table:style-name="ce49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3">
            <text:p>Informatik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office:value-type="float" office:value="25" table:number-columns-spanned="1" table:number-rows-spanned="13">
            <text:p>25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23" office:value-type="string" table:number-columns-spanned="10" table:number-rows-spanned="1">
            <text:p>Informatik Master-Vertiefung 1</text:p>
          </table:table-cell>
          <table:covered-table-cell table:number-columns-repeated="9" table:style-name="ce22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23" office:value-type="string" table:number-columns-spanned="10" table:number-rows-spanned="1">
            <text:p>Medizinische Informatik</text:p>
          </table:table-cell>
          <table:covered-table-cell table:number-columns-repeated="9" table:style-name="ce22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54" office:value-type="string" table:number-columns-spanned="3" table:number-rows-spanned="1">
            <text:p>Medizinische</text:p>
          </table:table-cell>
          <table:covered-table-cell table:number-columns-repeated="2" table:style-name="ce454"/>
          <table:table-cell table:style-name="ce219" office:value-type="string" table:number-columns-spanned="4" table:number-rows-spanned="1">
            <text:p>Assistierende Gesundheits-</text:p>
          </table:table-cell>
          <table:covered-table-cell table:number-columns-repeated="3" table:style-name="ce219"/>
          <table:table-cell table:style-name="ce454" office:value-type="string" table:number-columns-spanned="3" table:number-rows-spanned="1">
            <text:p>Assistierende Gesundheits-</text:p>
          </table:table-cell>
          <table:covered-table-cell table:number-columns-repeated="2" table:style-name="ce45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43" office:value-type="string" table:number-columns-spanned="3" table:number-rows-spanned="1">
            <text:p>Informationssysteme B</text:p>
          </table:table-cell>
          <table:covered-table-cell table:number-columns-repeated="2" table:style-name="ce243"/>
          <table:table-cell table:style-name="ce243" office:value-type="string" table:number-columns-spanned="4" table:number-rows-spanned="1">
            <text:p>technologien A</text:p>
          </table:table-cell>
          <table:covered-table-cell table:number-columns-repeated="3" table:style-name="ce243"/>
          <table:table-cell table:style-name="ce243" office:value-type="string" table:number-columns-spanned="3" table:number-rows-spanned="1">
            <text:p>technologien B</text:p>
          </table:table-cell>
          <table:covered-table-cell table:number-columns-repeated="2" table:style-name="ce24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83" office:value-type="string" table:number-columns-spanned="2" table:number-rows-spanned="1">
            <text:p>4 LP</text:p>
          </table:table-cell>
          <table:covered-table-cell table:style-name="ce483"/>
          <table:table-cell table:style-name="ce461" office:value-type="string" table:number-columns-spanned="2" table:number-rows-spanned="1">
            <text:p>+</text:p>
          </table:table-cell>
          <table:covered-table-cell table:style-name="ce461"/>
          <table:table-cell table:style-name="ce461" office:value-type="string" table:number-columns-spanned="2" table:number-rows-spanned="1">
            <text:p>4 LP</text:p>
          </table:table-cell>
          <table:covered-table-cell table:style-name="ce461"/>
          <table:table-cell table:style-name="ce461" office:value-type="string" table:number-columns-spanned="2" table:number-rows-spanned="1">
            <text:p>+</text:p>
          </table:table-cell>
          <table:covered-table-cell table:style-name="ce461"/>
          <table:table-cell table:style-name="ce488" office:value-type="string" table:number-columns-spanned="2" table:number-rows-spanned="1">
            <text:p>4 LP</text:p>
          </table:table-cell>
          <table:covered-table-cell table:style-name="ce488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84" office:value-type="string" table:number-columns-spanned="10" table:number-rows-spanned="1">
            <text:p>Informatik Master-Vertiefung 2</text:p>
          </table:table-cell>
          <table:covered-table-cell table:number-columns-repeated="9" table:style-name="ce48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21" office:value-type="string" table:number-columns-spanned="10" table:number-rows-spanned="1">
            <text:p>Informationssysteme</text:p>
          </table:table-cell>
          <table:covered-table-cell table:number-columns-repeated="9" table:style-name="ce2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19" office:value-type="string" table:number-columns-spanned="3" table:number-rows-spanned="1">
            <text:p>Datenbanksysteme</text:p>
          </table:table-cell>
          <table:covered-table-cell table:number-columns-repeated="2" table:style-name="ce219"/>
          <table:table-cell table:style-name="ce219" office:value-type="string" table:number-columns-spanned="4" table:number-rows-spanned="1">
            <text:p>Vertiefende Aspekte der</text:p>
          </table:table-cell>
          <table:covered-table-cell table:number-columns-repeated="3" table:style-name="ce219"/>
          <table:table-cell table:style-name="ce474"/>
          <table:table-cell table:style-name="ce476" office:value-type="string" table:number-columns-spanned="2" table:number-rows-spanned="1">
            <text:p>Datenbank-Praktikum</text:p>
          </table:table-cell>
          <table:covered-table-cell table:style-name="ce476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43" office:value-type="string" table:number-columns-spanned="3" table:number-rows-spanned="1">
            <text:p>für Master</text:p>
          </table:table-cell>
          <table:covered-table-cell table:number-columns-repeated="2" table:style-name="ce243"/>
          <table:table-cell table:style-name="ce243" office:value-type="string" table:number-columns-spanned="4" table:number-rows-spanned="1">
            <text:p>Informationssysteme Master</text:p>
          </table:table-cell>
          <table:covered-table-cell table:number-columns-repeated="3" table:style-name="ce243"/>
          <table:table-cell table:style-name="ce243" office:value-type="string" table:number-columns-spanned="3" table:number-rows-spanned="1">
            <text:p>für Master</text:p>
          </table:table-cell>
          <table:covered-table-cell table:number-columns-repeated="2" table:style-name="ce24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85" office:value-type="string" table:number-columns-spanned="2" table:number-rows-spanned="1">
            <text:p>4 LP</text:p>
          </table:table-cell>
          <table:covered-table-cell table:style-name="ce485"/>
          <table:table-cell table:style-name="ce487" office:value-type="string" table:number-columns-spanned="2" table:number-rows-spanned="1">
            <text:p>+</text:p>
          </table:table-cell>
          <table:covered-table-cell table:style-name="ce487"/>
          <table:table-cell table:style-name="ce487" office:value-type="string" table:number-columns-spanned="2" table:number-rows-spanned="1">
            <text:p>3 LP</text:p>
          </table:table-cell>
          <table:covered-table-cell table:style-name="ce487"/>
          <table:table-cell table:style-name="ce487" office:value-type="string" table:number-columns-spanned="2" table:number-rows-spanned="1">
            <text:p>+</text:p>
          </table:table-cell>
          <table:covered-table-cell table:style-name="ce487"/>
          <table:table-cell table:style-name="ce494" office:value-type="string" table:number-columns-spanned="2" table:number-rows-spanned="1">
            <text:p>6 LP</text:p>
          </table:table-cell>
          <table:covered-table-cell table:style-name="ce49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3">
            <text:p>Wiwi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office:value-type="float" office:value="20" table:number-columns-spanned="1" table:number-rows-spanned="13">
            <text:p>20</text:p>
          </table:table-cell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06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40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23" office:value-type="string" table:number-columns-spanned="6" table:number-rows-spanned="1">
            <text:p>Controlling</text:p>
          </table:table-cell>
          <table:covered-table-cell table:number-columns-repeated="5" table:style-name="ce22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23" office:value-type="string" table:number-columns-spanned="3" table:number-rows-spanned="1">
            <text:p>Strategisches Controlling</text:p>
          </table:table-cell>
          <table:covered-table-cell table:number-columns-repeated="2" table:style-name="ce223"/>
          <table:table-cell table:style-name="ce223" office:value-type="string" table:number-columns-spanned="3" table:number-rows-spanned="1">
            <text:p>Controlling Vorlesung I</text:p>
          </table:table-cell>
          <table:covered-table-cell table:number-columns-repeated="2" table:style-name="ce22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24" office:value-type="string" table:number-columns-spanned="3" table:number-rows-spanned="1">
            <text:p>Übungen zu Controlling</text:p>
          </table:table-cell>
          <table:covered-table-cell table:number-columns-repeated="2" table:style-name="ce224"/>
          <table:table-cell table:style-name="ce224" office:value-type="string" table:number-columns-spanned="3" table:number-rows-spanned="1">
            <text:p>Operatives Controlling</text:p>
          </table:table-cell>
          <table:covered-table-cell table:number-columns-repeated="2" table:style-name="ce22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83" office:value-type="string" table:number-columns-spanned="2" table:number-rows-spanned="1">
            <text:p>5 LP</text:p>
          </table:table-cell>
          <table:covered-table-cell table:style-name="ce483"/>
          <table:table-cell table:style-name="ce461" office:value-type="string" table:number-columns-spanned="2" table:number-rows-spanned="1">
            <text:p>+</text:p>
          </table:table-cell>
          <table:covered-table-cell table:style-name="ce461"/>
          <table:table-cell table:style-name="ce488" office:value-type="string" table:number-columns-spanned="2" table:number-rows-spanned="1">
            <text:p>5 LP</text:p>
          </table:table-cell>
          <table:covered-table-cell table:style-name="ce488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35" office:value-type="string" table:number-columns-spanned="6" table:number-rows-spanned="1">
            <text:p>freie Wahl</text:p>
          </table:table-cell>
          <table:covered-table-cell table:number-columns-repeated="5" table:style-name="ce43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255" table:number-columns-spanned="3" table:number-rows-spanned="1"/>
          <table:covered-table-cell table:number-columns-repeated="2" table:style-name="ce255"/>
          <table:table-cell table:style-name="ce255" table:number-columns-spanned="3" table:number-rows-spanned="1"/>
          <table:covered-table-cell table:number-columns-repeated="2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489" table:number-columns-spanned="3" table:number-rows-spanned="1"/>
          <table:covered-table-cell table:number-columns-repeated="2" table:style-name="ce489"/>
          <table:table-cell table:style-name="ce255" table:number-columns-spanned="3" table:number-rows-spanned="1"/>
          <table:covered-table-cell table:number-columns-repeated="2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85" office:value-type="string" table:number-columns-spanned="2" table:number-rows-spanned="1">
            <text:p>5 LP</text:p>
          </table:table-cell>
          <table:covered-table-cell table:style-name="ce485"/>
          <table:table-cell table:style-name="ce487" office:value-type="string" table:number-columns-spanned="2" table:number-rows-spanned="1">
            <text:p>+</text:p>
          </table:table-cell>
          <table:covered-table-cell table:style-name="ce487"/>
          <table:table-cell table:style-name="ce494" office:value-type="string" table:number-columns-spanned="2" table:number-rows-spanned="1">
            <text:p>5 LP</text:p>
          </table:table-cell>
          <table:covered-table-cell table:style-name="ce49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0">
            <text:p>Grundlagen/ Profe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office:value-type="float" office:value="20" table:number-columns-spanned="1" table:number-rows-spanned="10">
            <text:p>20</text:p>
          </table:table-cell>
          <table:table-cell table:number-columns-repeated="1006"/>
        </table:table-row>
        <table:table-row table:style-name="ro1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Quantitative Methoden </text:p>
          </table:table-cell>
          <table:covered-table-cell table:style-name="ce255"/>
          <table:table-cell table:style-name="ce175"/>
          <table:table-cell table:style-name="ce157"/>
          <table:table-cell table:style-name="ce183" office:value-type="string" table:number-columns-spanned="2" table:number-rows-spanned="1">
            <text:p>Unternehmensrecht</text:p>
          </table:table-cell>
          <table:covered-table-cell table:style-name="ce183"/>
          <table:table-cell table:style-name="ce490" table:number-columns-repeated="2"/>
          <table:table-cell table:style-name="ce495" office:value-type="string" table:number-columns-spanned="2" table:number-rows-spanned="1">
            <text:p>Wissenschaftliches</text:p>
          </table:table-cell>
          <table:covered-table-cell table:style-name="ce49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für Wirtschafts-</text:p>
          </table:table-cell>
          <table:covered-table-cell table:style-name="ce261"/>
          <table:table-cell table:style-name="ce175"/>
          <table:table-cell table:style-name="ce157"/>
          <table:table-cell table:style-name="ce183" office:value-type="string" table:number-columns-spanned="2" table:number-rows-spanned="1">
            <text:p>4 LP</text:p>
          </table:table-cell>
          <table:covered-table-cell table:style-name="ce183"/>
          <table:table-cell table:style-name="ce491" table:number-columns-repeated="2"/>
          <table:table-cell table:style-name="ce434" office:value-type="string" table:number-columns-spanned="2" table:number-rows-spanned="1">
            <text:p>Arbeiten - Seminar</text:p>
          </table:table-cell>
          <table:covered-table-cell table:style-name="ce434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2" table:number-rows-spanned="1">
            <text:p>informatiker</text:p>
          </table:table-cell>
          <table:covered-table-cell table:style-name="ce267"/>
          <table:table-cell table:style-name="ce175"/>
          <table:table-cell table:style-name="ce157"/>
          <table:table-cell table:style-name="ce177" table:number-columns-repeated="2"/>
          <table:table-cell table:style-name="ce491"/>
          <table:table-cell table:style-name="ce151"/>
          <table:table-cell table:style-name="ce223" office:value-type="string" table:number-columns-spanned="2" table:number-rows-spanned="1">
            <text:p>Seminar Controlling</text:p>
          </table:table-cell>
          <table:covered-table-cell table:style-name="ce22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21" office:value-type="string" table:number-columns-spanned="2" table:number-rows-spanned="1">
            <text:p>Mathemat. Stochastik</text:p>
          </table:table-cell>
          <table:covered-table-cell table:style-name="ce221"/>
          <table:table-cell table:style-name="ce175"/>
          <table:table-cell table:style-name="ce157"/>
          <table:table-cell table:style-name="ce177" table:number-columns-repeated="2"/>
          <table:table-cell table:style-name="ce492"/>
          <table:table-cell table:style-name="ce493"/>
          <table:table-cell table:style-name="ce223" office:value-type="string" table:number-columns-spanned="2" table:number-rows-spanned="1">
            <text:p>Seminar Informationsman.</text:p>
          </table:table-cell>
          <table:covered-table-cell table:style-name="ce22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3" office:value-type="string" table:number-columns-spanned="2" table:number-rows-spanned="1">
            <text:p>5 LP</text:p>
          </table:table-cell>
          <table:covered-table-cell table:style-name="ce183"/>
          <table:table-cell table:style-name="ce175"/>
          <table:table-cell table:style-name="ce157"/>
          <table:table-cell table:number-columns-repeated="2"/>
          <table:table-cell table:style-name="ce175"/>
          <table:table-cell/>
          <table:table-cell table:style-name="ce224" office:value-type="string" table:number-columns-spanned="2" table:number-rows-spanned="1">
            <text:p>8 LP</text:p>
          </table:table-cell>
          <table:covered-table-cell table:style-name="ce224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486" table:number-columns-spanned="2" table:number-rows-spanned="3"/>
          <table:covered-table-cell table:style-name="ce486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496" table:number-columns-spanned="2" table:number-rows-spanned="1"/>
          <table:covered-table-cell table:style-name="ce49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covered-table-cell table:number-columns-repeated="2" table:style-name="ce486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Überf. Qualifik. Master WI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covered-table-cell table:number-columns-repeated="2" table:style-name="ce486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3" office:value-type="string" table:number-columns-spanned="2" table:number-rows-spanned="1">
            <text:p>3 LP</text:p>
          </table:table-cell>
          <table:covered-table-cell table:style-name="ce18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235" office:value-type="string" table:number-columns-spanned="1" table:number-rows-spanned="5">
            <text:p>Masterarbeit</text:p>
          </table:table-cell>
          <table:table-cell table:style-name="ce230"/>
          <table:table-cell table:style-name="ce232" table:number-columns-repeated="2"/>
          <table:table-cell table:style-name="ce389"/>
          <table:table-cell table:style-name="ce232" table:number-columns-repeated="3"/>
          <table:table-cell table:style-name="ce389"/>
          <table:table-cell table:style-name="ce232" table:number-columns-repeated="3"/>
          <table:table-cell table:style-name="ce389"/>
          <table:table-cell table:style-name="ce157" table:number-columns-repeated="3"/>
          <table:table-cell table:style-name="ce175"/>
          <table:table-cell table:style-name="ce235" office:value-type="float" office:value="30" table:number-columns-spanned="1" table:number-rows-spanned="5">
            <text:p>30</text:p>
          </table:table-cell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406" office:value-type="string" table:number-columns-spanned="2" table:number-rows-spanned="1">
            <text:p>Masterarbeit</text:p>
          </table:table-cell>
          <table:covered-table-cell table:style-name="ce406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57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/>
          <table:table-cell table:style-name="ce157" table:number-columns-repeated="2"/>
          <table:table-cell table:style-name="ce196"/>
          <table:table-cell table:style-name="ce157"/>
          <table:table-cell table:style-name="ce223" office:value-type="string" table:number-columns-spanned="2" table:number-rows-spanned="1">
            <text:p>Medizin. Informatik</text:p>
          </table:table-cell>
          <table:covered-table-cell table:style-name="ce22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223" office:value-type="string" table:number-columns-spanned="2" table:number-rows-spanned="1">
            <text:p>30 LP</text:p>
          </table:table-cell>
          <table:covered-table-cell table:style-name="ce22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235"/>
          <table:table-cell table:style-name="ce208"/>
          <table:table-cell table:style-name="ce188" table:number-columns-repeated="2"/>
          <table:table-cell table:style-name="ce200"/>
          <table:table-cell table:style-name="ce188" table:number-columns-repeated="3"/>
          <table:table-cell table:style-name="ce200"/>
          <table:table-cell table:style-name="ce188" table:number-columns-repeated="3"/>
          <table:table-cell table:style-name="ce200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4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68" table:number-columns-repeated="3"/>
          <table:table-cell table:style-name="ce192"/>
          <table:table-cell table:style-name="ce397"/>
          <table:table-cell table:number-columns-repeated="1006"/>
        </table:table-row>
        <table:table-row table:style-name="ro7">
          <table:table-cell table:style-name="ce145" office:value-type="string">
            <text:p>Summe LP</text:p>
          </table:table-cell>
          <table:table-cell table:style-name="ce173"/>
          <table:table-cell table:style-name="ce182" office:value-type="float" office:value="28" table:number-columns-spanned="2" table:number-rows-spanned="1">
            <text:p>28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1" table:number-columns-spanned="2" table:number-rows-spanned="1">
            <text:p>31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1" table:number-columns-spanned="2" table:number-rows-spanned="1">
            <text:p>31</text:p>
          </table:table-cell>
          <table:covered-table-cell table:style-name="ce182"/>
          <table:table-cell table:style-name="ce202"/>
          <table:table-cell table:style-name="ce173"/>
          <table:table-cell table:style-name="ce182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398" table:formula="of:=[.C61]+[.G61]+[.K61]+[.O61]" office:value-type="float" office:value="120">
            <text:p>120</text:p>
          </table:table-cell>
          <table:table-cell table:number-columns-repeated="1006"/>
        </table:table-row>
        <table:table-row table:style-name="ro7">
          <table:table-cell table:style-name="ce447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2"/>
          <table:table-cell table:style-name="ce169"/>
          <table:table-cell table:style-name="ce203"/>
          <table:table-cell table:style-name="ce169" table:number-columns-repeated="3"/>
          <table:table-cell table:style-name="ce203"/>
          <table:table-cell table:style-name="ce399"/>
          <table:table-cell table:number-columns-repeated="1006"/>
        </table:table-row>
        <table:table-row table:style-name="ro7">
          <table:table-cell table:style-name="ce482" office:value-type="string">
            <text:p>Spezifische Pflichtmodule für den Schwerpunkt Medizin und Gesundheit</text:p>
          </table:table-cell>
          <table:table-cell table:style-name="ce403" table:number-columns-repeated="9"/>
          <table:table-cell table:style-name="ce430"/>
          <table:table-cell table:number-columns-repeated="1013"/>
        </table:table-row>
        <table:table-row table:style-name="ro7">
          <table:table-cell table:style-name="ce401" office:value-type="string">
            <text:p>Allgemeine Pflichtmodule für den Schwerpunkt Medizin und Gesundheit</text:p>
          </table:table-cell>
          <table:table-cell table:style-name="ce404" table:number-columns-repeated="9"/>
          <table:table-cell table:style-name="ce242"/>
          <table:table-cell table:number-columns-repeated="1013"/>
        </table:table-row>
        <table:table-row table:style-name="ro7">
          <table:table-cell table:style-name="ce467" office:value-type="string">
            <text:p>Beispiel für den Schwerpunkt Medizin und Gesundheit</text:p>
          </table:table-cell>
          <table:table-cell table:style-name="ce453" table:number-columns-repeated="9"/>
          <table:table-cell table:style-name="ce460"/>
          <table:table-cell table:number-columns-repeated="101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[$Master_Medizin_Gesundheit.$A$2:.$R$62]"/>
        </table:named-expressions>
      </table:table>
      <table:table table:name="Bsp Bachelor_alt" table:style-name="ta13"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16">
          <table:table-cell table:style-name="ce448" office:value-type="string" table:number-columns-spanned="26" table:number-rows-spanned="1">
            <text:p>Beispiel 1</text:p>
          </table:table-cell>
          <table:covered-table-cell table:number-columns-repeated="25" table:style-name="ce448"/>
          <table:table-cell table:number-columns-repeated="998"/>
        </table:table-row>
        <table:table-row table:style-name="ro7">
          <table:table-cell table:style-name="ce144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68" table:number-columns-repeated="4"/>
          <table:table-cell table:style-name="ce144"/>
          <table:table-cell table:number-columns-repeated="998"/>
        </table:table-row>
        <table:table-row table:style-name="ro7">
          <table:table-cell table:style-name="ce145" office:value-type="string">
            <text:p>Bereich</text:p>
          </table:table-cell>
          <table:table-cell table:style-name="ce218"/>
          <table:table-cell table:style-name="ce166" office:value-type="string">
            <text:p><text:s text:c="22"/>Semester 1</text:p>
          </table:table-cell>
          <table:table-cell table:style-name="ce166"/>
          <table:table-cell table:style-name="ce193"/>
          <table:table-cell table:style-name="ce154"/>
          <table:table-cell table:style-name="ce497" office:value-type="string" table:number-columns-spanned="2" table:number-rows-spanned="1">
            <text:p><text:s text:c="12"/>Semester 2</text:p>
          </table:table-cell>
          <table:covered-table-cell table:style-name="ce497"/>
          <table:table-cell table:style-name="ce202"/>
          <table:table-cell table:style-name="ce218"/>
          <table:table-cell table:style-name="ce497" office:value-type="string" table:number-columns-spanned="2" table:number-rows-spanned="1">
            <text:p><text:s text:c="10"/>Semester 3</text:p>
          </table:table-cell>
          <table:covered-table-cell table:style-name="ce497"/>
          <table:table-cell table:style-name="ce202"/>
          <table:table-cell table:style-name="ce218"/>
          <table:table-cell table:style-name="ce497" office:value-type="string" table:number-columns-spanned="2" table:number-rows-spanned="1">
            <text:p><text:s text:c="11"/>Semester 4</text:p>
          </table:table-cell>
          <table:covered-table-cell table:style-name="ce497"/>
          <table:table-cell table:style-name="ce202"/>
          <table:table-cell table:style-name="ce218"/>
          <table:table-cell table:style-name="ce497" office:value-type="string" table:number-columns-spanned="2" table:number-rows-spanned="1">
            <text:p><text:s text:c="12"/>Semester 5</text:p>
          </table:table-cell>
          <table:covered-table-cell table:style-name="ce497"/>
          <table:table-cell table:style-name="ce202"/>
          <table:table-cell table:style-name="ce173"/>
          <table:table-cell table:style-name="ce497" office:value-type="string" table:number-columns-spanned="2" table:number-rows-spanned="1">
            <text:p><text:s text:c="12"/>Semester 6</text:p>
          </table:table-cell>
          <table:covered-table-cell table:style-name="ce497"/>
          <table:table-cell table:style-name="ce173"/>
          <table:table-cell table:style-name="ce447"/>
          <table:table-cell table:number-columns-repeated="998"/>
        </table:table-row>
        <table:table-row table:style-name="ro7">
          <table:table-cell table:style-name="ce146"/>
          <table:table-cell table:style-name="ce155"/>
          <table:table-cell table:style-name="ce167" table:number-columns-repeated="2"/>
          <table:table-cell table:style-name="ce194"/>
          <table:table-cell table:style-name="ce204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69" table:number-columns-repeated="4"/>
          <table:table-cell table:style-name="ce146"/>
          <table:table-cell table:number-columns-repeated="998"/>
        </table:table-row>
        <table:table-row table:style-name="ro7">
          <table:table-cell table:style-name="ce145"/>
          <table:table-cell table:style-name="ce480"/>
          <table:table-cell table:style-name="ce174" table:number-columns-repeated="2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202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391" office:value-type="string">
            <text:p><text:s text:c="9"/>Grundlagen WI</text:p>
          </table:table-cell>
          <table:table-cell table:style-name="ce396"/>
          <table:table-cell table:style-name="ce175"/>
          <table:table-cell table:style-name="ce157"/>
          <table:table-cell table:style-name="ce255" office:value-type="string" table:number-columns-spanned="2" table:number-rows-spanned="1">
            <text:p>Werkzeuge der WI</text:p>
          </table:table-cell>
          <table:covered-table-cell table:style-name="ce255"/>
          <table:table-cell table:style-name="ce175"/>
          <table:table-cell table:style-name="ce157"/>
          <table:table-cell table:style-name="ce391" office:value-type="string">
            <text:p>Betr. Informationssysteme</text:p>
          </table:table-cell>
          <table:table-cell table:style-name="ce396"/>
          <table:table-cell table:style-name="ce175"/>
          <table:table-cell table:style-name="ce157"/>
          <table:table-cell table:style-name="ce498" office:value-type="string" table:number-columns-spanned="2" table:number-rows-spanned="1">
            <text:p><text:s text:c="7"/>strat. Informationsm.</text:p>
          </table:table-cell>
          <table:covered-table-cell table:style-name="ce498"/>
          <table:table-cell table:style-name="ce175"/>
          <table:table-cell table:style-name="ce157"/>
          <table:table-cell table:style-name="ce255" office:value-type="string" table:number-columns-spanned="6" table:number-rows-spanned="1">
            <text:p>Projektarbeit</text:p>
          </table:table-cell>
          <table:covered-table-cell table:number-columns-repeated="5" table:style-name="ce255"/>
          <table:table-cell table:style-name="ce175"/>
          <table:table-cell table:style-name="ce202"/>
          <table:table-cell table:number-columns-repeated="998"/>
        </table:table-row>
        <table:table-row table:style-name="ro7">
          <table:table-cell table:style-name="ce145" office:value-type="string">
            <text:p>Wirtschafts-</text:p>
          </table:table-cell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202"/>
          <table:table-cell table:number-columns-repeated="998"/>
        </table:table-row>
        <table:table-row table:style-name="ro7">
          <table:table-cell table:style-name="ce145" office:value-type="string">
            <text:p>informatik</text:p>
          </table:table-cell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93" table:formula="of:=[.C7]+[.G7]+[.K7]+[.K11]+[.O7]+[.O11]+[.T7]+[.S11]+[.W7]" office:value-type="float" office:value="40">
            <text:p>40</text:p>
          </table:table-cell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Softwaretechnik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Softwareentw.Praktikum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Datenbanksysteme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50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255" office:value-type="string" table:number-columns-spanned="2" table:number-rows-spanned="1">
            <text:p>Programmieren 1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Programmieren 2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Betriebssysteme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Computernetze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 office:value-type="string">
            <text:p>Informatik</text:p>
          </table:table-cell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 table:formula="of:=[.C15]+[.G15]+[.K15]+[.K18]+[.O15]+[.O19]+[.S18]+[.C18]" office:value-type="float" office:value="38">
            <text:p>38</text:p>
          </table:table-cell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255" office:value-type="string" table:number-columns-spanned="2" table:number-rows-spanned="1">
            <text:p>AuD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Verteilte Systeme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Computernetz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Computernetze II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87" office:value-type="float" office:value="8">
            <text:p>8</text:p>
          </table:table-cell>
          <table:table-cell table:style-name="ce191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61" office:value-type="string" table:number-columns-spanned="2" table:number-rows-spanned="1">
            <text:p>Administration</text:p>
          </table:table-cell>
          <table:covered-table-cell table:style-name="ce261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86"/>
          <table:table-cell table:style-name="ce186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50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255" office:value-type="string" table:number-columns-spanned="6" table:number-rows-spanned="1">
            <text:p>Grundlagen der VWL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259"/>
          <table:table-cell table:style-name="ce418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Bachelor-Vertiefung 1 </text:p>
          </table:table-cell>
          <table:covered-table-cell table:style-name="ce261"/>
          <table:table-cell table:style-name="ce175"/>
          <table:table-cell table:style-name="ce157"/>
          <table:table-cell table:style-name="ce261" office:value-type="string" table:number-columns-spanned="2" table:number-rows-spanned="1">
            <text:p>Bachelor-Vertiefung 2</text:p>
          </table:table-cell>
          <table:covered-table-cell table:style-name="ce261"/>
          <table:table-cell table:style-name="ce175"/>
          <table:table-cell table:style-name="ce157"/>
          <table:table-cell table:style-name="ce261" office:value-type="string" table:number-columns-spanned="2" table:number-rows-spanned="1">
            <text:p>Bachelor-Vertiefung 4 </text:p>
          </table:table-cell>
          <table:covered-table-cell table:style-name="ce261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 office:value-type="string">
            <text:p>Wiwi</text:p>
          </table:table-cell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Controlling und Unter-</text:p>
          </table:table-cell>
          <table:covered-table-cell table:style-name="ce261"/>
          <table:table-cell table:style-name="ce175"/>
          <table:table-cell table:style-name="ce157"/>
          <table:table-cell table:style-name="ce261" office:value-type="string" table:number-columns-spanned="2" table:number-rows-spanned="1">
            <text:p>Finanzwirtschaft</text:p>
          </table:table-cell>
          <table:covered-table-cell table:style-name="ce261"/>
          <table:table-cell table:style-name="ce175"/>
          <table:table-cell table:style-name="ce157"/>
          <table:table-cell table:style-name="ce261" office:value-type="string" table:number-columns-spanned="2" table:number-rows-spanned="1">
            <text:p>Organisation und Personal</text:p>
          </table:table-cell>
          <table:covered-table-cell table:style-name="ce261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number-columns-repeated="2"/>
          <table:table-cell table:style-name="ce17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nehmensrechnung</text:p>
          </table:table-cell>
          <table:covered-table-cell table:style-name="ce261"/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93" table:formula="of:=[.D23]+[.G23]+[.K29]+[.G29]+[.C29]+[.O26]+[.S25]+[.W25]+[.S30]" office:value-type="float" office:value="43">
            <text:p>43</text:p>
          </table:table-cell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number-columns-repeated="2"/>
          <table:table-cell table:style-name="ce17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255" office:value-type="string" table:number-columns-spanned="2" table:number-rows-spanned="1">
            <text:p>Grundlagen BWL 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Grundlagen BWL I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Grundlagen BWL III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Bachelor-Vertiefung 3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Volkswirtschaftslehre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7" office:value-type="float" office:value="5">
            <text:p>5</text:p>
          </table:table-cell>
          <table:table-cell table:style-name="ce191" office:value-type="string">
            <text:p>Credit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50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6">
          <table:table-cell table:style-name="ce148" office:value-type="string" table:number-columns-spanned="1" table:number-rows-spanned="8">
            <text:p>Grundlagen/ Profes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4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Mathematik 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Mathematik I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55"/>
          <table:table-cell table:style-name="ce175"/>
          <table:table-cell table:style-name="ce157"/>
          <table:table-cell table:style-name="ce255" office:value-type="string" table:number-columns-spanned="6" table:number-rows-spanned="1">
            <text:p>Recht</text:p>
          </table:table-cell>
          <table:covered-table-cell table:number-columns-repeated="5" table:style-name="ce255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93" table:formula="of:=[.C34]+[.K38]+[.S38]+[.G38]+[.G34]+[.L34]+[.O34]+[.O38]+[.T34]+[.W34]+[.W38]" office:value-type="float" office:value="47">
            <text:p>47</text:p>
          </table:table-cell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Poolmodell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Mathematik II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Logik für Informatiker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Poolmodell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.-Soziologie</text:p>
          </table:table-cell>
          <table:covered-table-cell table:style-name="ce255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7">
            <text:p>7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6">
          <table:table-cell table:style-name="ce148" office:value-type="string" table:number-columns-spanned="1" table:number-rows-spanned="4">
            <text:p>Bachelorarb.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5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55" office:value-type="string" table:number-columns-spanned="2" table:number-rows-spanned="1">
            <text:p>Bachelorarbeit</text:p>
          </table:table-cell>
          <table:covered-table-cell table:style-name="ce255"/>
          <table:table-cell table:style-name="ce175"/>
          <table:table-cell table:style-name="ce193" table:formula="of:=[.W42]" office:value-type="float" office:value="12">
            <text:p>12</text:p>
          </table:table-cell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4" office:value-type="float" office:value="12">
            <text:p>12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7">
          <table:table-cell table:style-name="ce145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93"/>
          <table:table-cell table:number-columns-repeated="998"/>
        </table:table-row>
        <table:table-row table:style-name="ro7">
          <table:table-cell table:style-name="ce145" office:value-type="string">
            <text:p>Summe LP</text:p>
          </table:table-cell>
          <table:table-cell table:style-name="ce173"/>
          <table:table-cell table:style-name="ce182" table:formula="of:=[.C7]+[.C15]+[.C19]+[.D23]+[.C29]+[.C34]" office:value-type="float" office:value="21" table:number-columns-spanned="2" table:number-rows-spanned="1">
            <text:p>21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G7]+[.G15]+[.G23]+[.G29]+[.G34]+[.G38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7]+[.K11]+[.K15]+[.K18]+[.K29]+[.L34]+[.K38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7]+[.O11]+[.O15]+[.O19]+[.O26]+[.O34]+[.O38]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S11]+[.T7]+[.S18]+[.S25]+[.S30]+[.T34]+[.S38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W7]+[.W25]+[.W34]+[.W38]+[.W42]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93" table:formula="of:=SUM([.Z8:.Z44])" office:value-type="float" office:value="180">
            <text:p>180</text:p>
          </table:table-cell>
          <table:table-cell table:number-columns-repeated="998"/>
        </table:table-row>
        <table:table-row table:style-name="ro7">
          <table:table-cell table:style-name="ce145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93"/>
          <table:table-cell table:number-columns-repeated="998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94"/>
          <table:table-cell table:number-columns-repeated="998"/>
        </table:table-row>
        <table:table-row table:style-name="ro7" table:number-rows-repeated="7">
          <table:table-cell table:number-columns-repeated="1024"/>
        </table:table-row>
        <table:table-row table:style-name="ro16">
          <table:table-cell table:style-name="ce448" office:value-type="string" table:number-columns-spanned="26" table:number-rows-spanned="1">
            <text:p>Beispiel 2</text:p>
          </table:table-cell>
          <table:covered-table-cell table:number-columns-repeated="25" table:style-name="ce448"/>
          <table:table-cell table:number-columns-repeated="998"/>
        </table:table-row>
        <table:table-row table:style-name="ro7">
          <table:table-cell table:style-name="ce144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53"/>
          <table:table-cell table:style-name="ce168" table:number-columns-repeated="2"/>
          <table:table-cell table:style-name="ce192"/>
          <table:table-cell table:style-name="ce168" table:number-columns-repeated="4"/>
          <table:table-cell table:style-name="ce144"/>
          <table:table-cell table:number-columns-repeated="998"/>
        </table:table-row>
        <table:table-row table:style-name="ro7">
          <table:table-cell table:style-name="ce145" office:value-type="string">
            <text:p>Bereich</text:p>
          </table:table-cell>
          <table:table-cell table:style-name="ce218"/>
          <table:table-cell table:style-name="ce166" office:value-type="string">
            <text:p><text:s text:c="22"/>Semester 1</text:p>
          </table:table-cell>
          <table:table-cell table:style-name="ce166"/>
          <table:table-cell table:style-name="ce193"/>
          <table:table-cell table:style-name="ce154"/>
          <table:table-cell table:style-name="ce497" office:value-type="string" table:number-columns-spanned="2" table:number-rows-spanned="1">
            <text:p><text:s text:c="12"/>Semester 2</text:p>
          </table:table-cell>
          <table:covered-table-cell table:style-name="ce497"/>
          <table:table-cell table:style-name="ce202"/>
          <table:table-cell table:style-name="ce218"/>
          <table:table-cell table:style-name="ce497" office:value-type="string" table:number-columns-spanned="2" table:number-rows-spanned="1">
            <text:p><text:s text:c="10"/>Semester 3</text:p>
          </table:table-cell>
          <table:covered-table-cell table:style-name="ce497"/>
          <table:table-cell table:style-name="ce202"/>
          <table:table-cell table:style-name="ce218"/>
          <table:table-cell table:style-name="ce497" office:value-type="string" table:number-columns-spanned="2" table:number-rows-spanned="1">
            <text:p><text:s text:c="11"/>Semester 4</text:p>
          </table:table-cell>
          <table:covered-table-cell table:style-name="ce497"/>
          <table:table-cell table:style-name="ce202"/>
          <table:table-cell table:style-name="ce218"/>
          <table:table-cell table:style-name="ce497" office:value-type="string" table:number-columns-spanned="2" table:number-rows-spanned="1">
            <text:p><text:s text:c="12"/>Semester 5</text:p>
          </table:table-cell>
          <table:covered-table-cell table:style-name="ce497"/>
          <table:table-cell table:style-name="ce202"/>
          <table:table-cell table:style-name="ce173"/>
          <table:table-cell table:style-name="ce497" office:value-type="string" table:number-columns-spanned="2" table:number-rows-spanned="1">
            <text:p><text:s text:c="12"/>Semester 6</text:p>
          </table:table-cell>
          <table:covered-table-cell table:style-name="ce497"/>
          <table:table-cell table:style-name="ce173"/>
          <table:table-cell table:style-name="ce447"/>
          <table:table-cell table:number-columns-repeated="998"/>
        </table:table-row>
        <table:table-row table:style-name="ro7">
          <table:table-cell table:style-name="ce146"/>
          <table:table-cell table:style-name="ce155"/>
          <table:table-cell table:style-name="ce167" table:number-columns-repeated="2"/>
          <table:table-cell table:style-name="ce194"/>
          <table:table-cell table:style-name="ce204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55"/>
          <table:table-cell table:style-name="ce169" table:number-columns-repeated="2"/>
          <table:table-cell table:style-name="ce203"/>
          <table:table-cell table:style-name="ce169" table:number-columns-repeated="4"/>
          <table:table-cell table:style-name="ce146"/>
          <table:table-cell table:number-columns-repeated="998"/>
        </table:table-row>
        <table:table-row table:style-name="ro7">
          <table:table-cell table:style-name="ce145"/>
          <table:table-cell table:style-name="ce480"/>
          <table:table-cell table:style-name="ce174" table:number-columns-repeated="2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95"/>
          <table:table-cell table:style-name="ce202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391" office:value-type="string">
            <text:p><text:s text:c="9"/>Grundlagen WI</text:p>
          </table:table-cell>
          <table:table-cell table:style-name="ce396"/>
          <table:table-cell table:style-name="ce175"/>
          <table:table-cell table:style-name="ce157"/>
          <table:table-cell table:style-name="ce255" office:value-type="string" table:number-columns-spanned="2" table:number-rows-spanned="1">
            <text:p>Werkzeuge der WI</text:p>
          </table:table-cell>
          <table:covered-table-cell table:style-name="ce255"/>
          <table:table-cell table:style-name="ce175"/>
          <table:table-cell table:style-name="ce157"/>
          <table:table-cell table:style-name="ce391" office:value-type="string">
            <text:p>Betr. Informationssysteme</text:p>
          </table:table-cell>
          <table:table-cell table:style-name="ce396"/>
          <table:table-cell table:style-name="ce175"/>
          <table:table-cell table:style-name="ce157"/>
          <table:table-cell table:style-name="ce498" office:value-type="string" table:number-columns-spanned="2" table:number-rows-spanned="1">
            <text:p><text:s text:c="7"/>strat. Informationsm.</text:p>
          </table:table-cell>
          <table:covered-table-cell table:style-name="ce498"/>
          <table:table-cell table:style-name="ce175"/>
          <table:table-cell table:style-name="ce157"/>
          <table:table-cell table:style-name="ce255" office:value-type="string" table:number-columns-spanned="6" table:number-rows-spanned="1">
            <text:p>Projektarbeit</text:p>
          </table:table-cell>
          <table:covered-table-cell table:number-columns-repeated="5" table:style-name="ce255"/>
          <table:table-cell table:style-name="ce175"/>
          <table:table-cell table:style-name="ce202"/>
          <table:table-cell table:number-columns-repeated="998"/>
        </table:table-row>
        <table:table-row table:style-name="ro7">
          <table:table-cell table:style-name="ce145" office:value-type="string">
            <text:p>Wirtschafts-</text:p>
          </table:table-cell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202"/>
          <table:table-cell table:number-columns-repeated="998"/>
        </table:table-row>
        <table:table-row table:style-name="ro7">
          <table:table-cell table:style-name="ce145" office:value-type="string">
            <text:p>informatik</text:p>
          </table:table-cell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93" table:formula="of:=[.C61]+[.G61]+[.K61]+[.K65]+[.O61]+[.O65]+[.T61]+[.S65]+[.W61]" office:value-type="float" office:value="40">
            <text:p>40</text:p>
          </table:table-cell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Softwaretechnik 1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Softwareentw.Praktikum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Datenbanksysteme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50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255" office:value-type="string" table:number-columns-spanned="2" table:number-rows-spanned="1">
            <text:p>Programmieren 1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Programmieren 2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Betriebssysteme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Computernetze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 office:value-type="string">
            <text:p>Informatik</text:p>
          </table:table-cell>
          <table:table-cell table:style-name="ce20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6">
            <text:p>6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 table:formula="of:=[.C69]+[.G69]+[.K69]+[.K72]+[.O69]+[.O72]+[.S72]+[.C72]" office:value-type="float" office:value="38">
            <text:p>38</text:p>
          </table:table-cell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255" office:value-type="string" table:number-columns-spanned="2" table:number-rows-spanned="1">
            <text:p>AuD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Datensicherheit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Softwarearchitektur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Computernetze II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87" office:value-type="float" office:value="8">
            <text:p>8</text:p>
          </table:table-cell>
          <table:table-cell table:style-name="ce191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50"/>
          <table:table-cell table:style-name="ce209"/>
          <table:table-cell table:style-name="ce188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7">
          <table:table-cell table:style-name="ce145"/>
          <table:table-cell table:style-name="ce207"/>
          <table:table-cell table:style-name="ce157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255" office:value-type="string" table:number-columns-spanned="6" table:number-rows-spanned="1">
            <text:p>Grundlagen der VWL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259"/>
          <table:table-cell table:style-name="ce418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Bachelor-Vertiefung 1 </text:p>
          </table:table-cell>
          <table:covered-table-cell table:style-name="ce261"/>
          <table:table-cell table:style-name="ce175"/>
          <table:table-cell table:style-name="ce157"/>
          <table:table-cell table:style-name="ce261" office:value-type="string" table:number-columns-spanned="2" table:number-rows-spanned="1">
            <text:p>Bachelor-Vertiefung 2</text:p>
          </table:table-cell>
          <table:covered-table-cell table:style-name="ce261"/>
          <table:table-cell table:style-name="ce175"/>
          <table:table-cell table:style-name="ce157"/>
          <table:table-cell table:style-name="ce261" office:value-type="string" table:number-columns-spanned="2" table:number-rows-spanned="1">
            <text:p>Bachelor-Vertiefung 4 </text:p>
          </table:table-cell>
          <table:covered-table-cell table:style-name="ce261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 office:value-type="string">
            <text:p>Wiwi</text:p>
          </table:table-cell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Marketing</text:p>
          </table:table-cell>
          <table:covered-table-cell table:style-name="ce261"/>
          <table:table-cell table:style-name="ce175"/>
          <table:table-cell table:style-name="ce157"/>
          <table:table-cell table:style-name="ce261" office:value-type="string" table:number-columns-spanned="2" table:number-rows-spanned="1">
            <text:p>Volkswirtschaftslehre</text:p>
          </table:table-cell>
          <table:covered-table-cell table:style-name="ce261"/>
          <table:table-cell table:style-name="ce175"/>
          <table:table-cell table:style-name="ce157"/>
          <table:table-cell table:style-name="ce261" office:value-type="string" table:number-columns-spanned="2" table:number-rows-spanned="1">
            <text:p>Produktion und Logistik</text:p>
          </table:table-cell>
          <table:covered-table-cell table:style-name="ce261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number-columns-repeated="2"/>
          <table:table-cell table:style-name="ce17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93" table:formula="of:=[.D76]+[.G76]+[.K82]+[.G82]+[.C82]+[.O78]+[.S78]+[.W78]+[.S84]" office:value-type="float" office:value="43">
            <text:p>43</text:p>
          </table:table-cell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number-columns-repeated="2"/>
          <table:table-cell table:style-name="ce17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255" office:value-type="string" table:number-columns-spanned="2" table:number-rows-spanned="1">
            <text:p>Grundlagen BWL 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Grundlagen BWL I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Grundlagen BWL III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Bachelor-Vertiefung 3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Controlling und Unterneh-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1" office:value-type="string" table:number-columns-spanned="2" table:number-rows-spanned="1">
            <text:p>mensrechnung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45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7" office:value-type="float" office:value="5">
            <text:p>5</text:p>
          </table:table-cell>
          <table:table-cell table:style-name="ce191" office:value-type="string">
            <text:p>Credit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table-cell table:style-name="ce150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6">
          <table:table-cell table:style-name="ce148" office:value-type="string" table:number-columns-spanned="1" table:number-rows-spanned="8">
            <text:p>Grundlagen/ Profes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Mathematik 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Mathematik I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255"/>
          <table:table-cell table:style-name="ce175"/>
          <table:table-cell table:style-name="ce157"/>
          <table:table-cell table:style-name="ce255" office:value-type="string" table:number-columns-spanned="6" table:number-rows-spanned="1">
            <text:p>Recht</text:p>
          </table:table-cell>
          <table:covered-table-cell table:number-columns-repeated="5" table:style-name="ce255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93" table:formula="of:=[.C88]+[.K92]+[.S92]+[.G92]+[.G88]+[.L88]+[.O88]+[.O92]+[.T88]+[.W88]+[.W92]" office:value-type="float" office:value="47">
            <text:p>47</text:p>
          </table:table-cell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Poolmodell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Mathematik III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Logik für Informatiker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Poolmodell</text:p>
          </table:table-cell>
          <table:covered-table-cell table:style-name="ce255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.-Soziologie</text:p>
          </table:table-cell>
          <table:covered-table-cell table:style-name="ce255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7">
            <text:p>7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6">
          <table:table-cell table:style-name="ce148" office:value-type="string" table:number-columns-spanned="1" table:number-rows-spanned="4">
            <text:p>Bachelorarb.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5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55" office:value-type="string" table:number-columns-spanned="2" table:number-rows-spanned="1">
            <text:p>Bachelorarbeit</text:p>
          </table:table-cell>
          <table:covered-table-cell table:style-name="ce255"/>
          <table:table-cell table:style-name="ce175"/>
          <table:table-cell table:style-name="ce193" table:formula="of:=[.W96]" office:value-type="float" office:value="12">
            <text:p>12</text:p>
          </table:table-cell>
          <table:table-cell table:number-columns-repeated="998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4" office:value-type="float" office:value="12">
            <text:p>12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93"/>
          <table:table-cell table:number-columns-repeated="998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94"/>
          <table:table-cell table:number-columns-repeated="998"/>
        </table:table-row>
        <table:table-row table:style-name="ro7">
          <table:table-cell table:style-name="ce145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93"/>
          <table:table-cell table:number-columns-repeated="998"/>
        </table:table-row>
        <table:table-row table:style-name="ro7">
          <table:table-cell table:style-name="ce145" office:value-type="string">
            <text:p>Summe LP</text:p>
          </table:table-cell>
          <table:table-cell table:style-name="ce173"/>
          <table:table-cell table:style-name="ce182" table:formula="of:=[.C61]+[.C69]+[.C72]+[.D76]+[.C82]+[.C88]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G61]+[.G69]+[.G76]+[.G82]+[.G88]+[.G92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61]+[.K65]+[.K69]+[.K72]+[.K82]+[.L88]+[.K92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61]+[.O65]+[.O69]+[.O72]+[.O78]+[.O88]+[.O92]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S65]+[.T61]+[.S72]+[.T88]+[.S92]+[.S84]+[.S78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W61]+[.W78]+[.W88]+[.W92]+[.W96]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93" table:formula="of:=SUM([.Z62:.Z98])" office:value-type="float" office:value="180">
            <text:p>180</text:p>
          </table:table-cell>
          <table:table-cell table:number-columns-repeated="998"/>
        </table:table-row>
        <table:table-row table:style-name="ro7">
          <table:table-cell table:style-name="ce145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93"/>
          <table:table-cell table:number-columns-repeated="998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94"/>
          <table:table-cell table:number-columns-repeated="998"/>
        </table:table-row>
        <table:table-row table:style-name="ro7" table:number-rows-repeated="1048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sp. Master_alt" table:style-name="ta14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1006" table:default-cell-style-name="Default"/>
        <table:table-row table:style-name="ro16">
          <table:table-cell table:style-name="ce448" office:value-type="string" table:number-columns-spanned="18" table:number-rows-spanned="1">
            <text:p>Beispiel 1</text:p>
          </table:table-cell>
          <table:covered-table-cell table:number-columns-repeated="17" table:style-name="ce448"/>
          <table:table-cell table:number-columns-repeated="1006"/>
        </table:table-row>
        <table:table-row table:style-name="ro7">
          <table:table-cell table:style-name="ce149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 table:number-columns-repeated="2"/>
          <table:table-cell table:number-columns-repeated="1006"/>
        </table:table-row>
        <table:table-row table:style-name="ro7">
          <table:table-cell table:style-name="ce145" office:value-type="string">
            <text:p>Bereich</text:p>
          </table:table-cell>
          <table:table-cell table:style-name="ce173"/>
          <table:table-cell table:style-name="ce182" office:value-type="string" table:number-columns-spanned="2" table:number-rows-spanned="1">
            <text:p>Semester 1</text:p>
          </table:table-cell>
          <table:covered-table-cell table:style-name="ce182"/>
          <table:table-cell table:style-name="ce193"/>
          <table:table-cell table:style-name="ce166"/>
          <table:table-cell table:style-name="ce182" office:value-type="string" table:number-columns-spanned="2" table:number-rows-spanned="1">
            <text:p>Semester 2</text:p>
          </table:table-cell>
          <table:covered-table-cell table:style-name="ce182"/>
          <table:table-cell table:style-name="ce202"/>
          <table:table-cell table:style-name="ce173"/>
          <table:table-cell table:style-name="ce394" office:value-type="string" office:string-value="Semester 3" table:number-columns-spanned="2" table:number-rows-spanned="1">
            <text:p><text:s/>Semester 3 </text:p>
          </table:table-cell>
          <table:covered-table-cell table:style-name="ce394"/>
          <table:table-cell table:style-name="ce202"/>
          <table:table-cell table:style-name="ce173"/>
          <table:table-cell table:style-name="ce182" office:value-type="string" table:number-columns-spanned="2" table:number-rows-spanned="1">
            <text:p>Semester 4</text:p>
          </table:table-cell>
          <table:covered-table-cell table:style-name="ce182"/>
          <table:table-cell table:style-name="ce202" table:number-columns-repeated="2"/>
          <table:table-cell table:number-columns-repeated="1006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 table:number-columns-repeated="2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9">
            <text:p>Wirtschafts-informatik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7]+[.G7]+[.H11]+[.K11]" office:value-type="float" office:value="20" table:number-columns-spanned="1" table:number-rows-spanned="9">
            <text:p>20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6" table:number-rows-spanned="1">
            <text:p>Wirtschaftsinformatik Master-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informatik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66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16">
            <text:p>Informatik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H27]+[.K27]+[.D19]+[.G19]" office:value-type="float" office:value="24" table:number-columns-spanned="1" table:number-rows-spanned="16">
            <text:p>24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55" office:value-type="string" table:number-columns-spanned="6" table:number-rows-spanned="1">
            <text:p>Informatik Master-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67" office:value-type="string" table:number-columns-spanned="6" table:number-rows-spanned="1">
            <text:p>Kommunikation und Multimediale Systeme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2" office:value-type="string" table:number-columns-spanned="2" table:number-rows-spanned="1">
            <text:p>Ubiquitous Computing</text:p>
          </table:table-cell>
          <table:covered-table-cell table:style-name="ce412"/>
          <table:table-cell table:style-name="ce421"/>
          <table:table-cell table:style-name="ce426"/>
          <table:table-cell table:style-name="ce421" office:value-type="string" table:number-columns-spanned="2" table:number-rows-spanned="1">
            <text:p>Advanced Networking II</text:p>
          </table:table-cell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1" office:value-type="string" table:number-columns-spanned="2" table:number-rows-spanned="1">
            <text:p>Advanced Networking I</text:p>
          </table:table-cell>
          <table:covered-table-cell table:style-name="ce411"/>
          <table:table-cell table:style-name="ce422"/>
          <table:table-cell table:style-name="ce427"/>
          <table:table-cell table:style-name="ce432"/>
          <table:table-cell table:style-name="ce190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2"/>
          <table:table-cell table:style-name="ce418" office:value-type="float" office:value="8">
            <text:p>8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6" table:number-rows-spanned="1">
            <text:p>Informatik Master-Vertei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Programmierung und Reaktive Systeme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2" office:value-type="string" table:number-columns-spanned="2" table:number-rows-spanned="1">
            <text:p>Computeralgebra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table:number-columns-spanned="2" table:number-rows-spanned="1">
            <text:p>Prozessalgebra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9"/>
          <table:table-cell table:style-name="ce178"/>
          <table:table-cell table:style-name="ce444"/>
          <table:table-cell table:style-name="ce426"/>
          <table:table-cell table:style-name="ce484" office:value-type="string" table:number-columns-spanned="2" table:number-rows-spanned="1">
            <text:p>Semantik von Program-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1"/>
          <table:table-cell table:style-name="ce427"/>
          <table:table-cell table:style-name="ce422"/>
          <table:table-cell table:style-name="ce427"/>
          <table:table-cell table:style-name="ce422" office:value-type="string" table:number-columns-spanned="2" table:number-rows-spanned="1">
            <text:p>miersprachen</text:p>
          </table:table-cell>
          <table:covered-table-cell table:style-name="ce42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>
            <text:p>8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66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20">
            <text:p>Wiwi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35]+[.G35]+[.H46]+[.K46]+[.C43]" office:value-type="float" office:value="25" table:number-columns-spanned="1" table:number-rows-spanned="20">
            <text:p>25</text:p>
          </table:table-cell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55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67" office:value-type="string" table:number-columns-spanned="6" table:number-rows-spanned="1">
            <text:p>Controlling und Unternehmensrechnung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12" office:value-type="string" table:number-columns-spanned="2" table:number-rows-spanned="1">
            <text:p>Controlling I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table:number-columns-spanned="2" table:number-rows-spanned="1">
            <text:p>Controlling III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411" office:value-type="string" table:number-columns-spanned="2" table:number-rows-spanned="1">
            <text:p>Controlling II</text:p>
          </table:table-cell>
          <table:covered-table-cell table:style-name="ce411"/>
          <table:table-cell table:style-name="ce422"/>
          <table:table-cell table:style-name="ce427"/>
          <table:table-cell table:style-name="ce422" office:value-type="string" table:number-columns-spanned="2" table:number-rows-spanned="1">
            <text:p>Übung</text:p>
          </table:table-cell>
          <table:covered-table-cell table:style-name="ce42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412"/>
          <table:table-cell table:style-name="ce418" office:value-type="float" office:value="6">
            <text:p>6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44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67" office:value-type="string" table:number-columns-spanned="6" table:number-rows-spanned="1">
            <text:p><text:s/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number-columns-repeated="2"/>
          <table:table-cell table:style-name="ce17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5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4">
          <table:covered-table-cell table:style-name="ce147"/>
          <table:table-cell table:style-name="ce157"/>
          <table:table-cell table:style-name="ce261" office:value-type="string" table:number-columns-spanned="2" table:number-rows-spanned="1">
            <text:p>Ergänzung:</text:p>
          </table:table-cell>
          <table:covered-table-cell table:style-name="ce261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61" office:value-type="string" table:number-columns-spanned="2" table:number-rows-spanned="1">
            <text:p>Finanzwissenschaft 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261" office:value-type="string" table:number-columns-spanned="2" table:number-rows-spanned="1">
            <text:p>Industrieökonomik</text:p>
          </table:table-cell>
          <table:covered-table-cell table:style-name="ce261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267" office:value-type="string" table:number-columns-spanned="6" table:number-rows-spanned="1">
            <text:p>Finanzwirtschaft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412" office:value-type="string" table:number-columns-spanned="2" table:number-rows-spanned="1">
            <text:p>Portfolioman. + Übung </text:p>
          </table:table-cell>
          <table:covered-table-cell table:style-name="ce412"/>
          <table:table-cell table:style-name="ce421"/>
          <table:table-cell table:style-name="ce426"/>
          <table:table-cell table:style-name="ce421" office:value-type="string" table:number-columns-spanned="2" table:number-rows-spanned="1">
            <text:p>Risikomanagement</text:p>
          </table:table-cell>
          <table:covered-table-cell table:style-name="ce421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/>
          <table:table-cell table:style-name="ce186" table:number-columns-repeated="2"/>
          <table:table-cell table:style-name="ce175"/>
          <table:table-cell table:style-name="ce157"/>
          <table:table-cell table:style-name="ce411" office:value-type="string" table:number-columns-spanned="2" table:number-rows-spanned="1">
            <text:p>Intern. Finanzman. </text:p>
          </table:table-cell>
          <table:covered-table-cell table:style-name="ce411"/>
          <table:table-cell table:style-name="ce422"/>
          <table:table-cell table:style-name="ce427"/>
          <table:table-cell table:style-name="ce422" office:value-type="string" table:number-columns-spanned="2" table:number-rows-spanned="1">
            <text:p><text:s/>+ Übung</text:p>
          </table:table-cell>
          <table:covered-table-cell table:style-name="ce422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412"/>
          <table:table-cell table:style-name="ce418" office:value-type="float" office:value="6">
            <text:p>6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444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<text:s/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9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1">
            <text:p>Grundlagen/ Profe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K56]+[.H52]+[.K52]+[.C57]" office:value-type="float" office:value="17" table:number-columns-spanned="1" table:number-rows-spanned="11">
            <text:p>17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458"/>
          <table:table-cell table:style-name="ce452" office:value-type="string">
            <text:p>Wissenschaftliches Arbeiten</text:p>
          </table:table-cell>
          <table:table-cell table:style-name="ce452" table:number-columns-repeated="3"/>
          <table:table-cell table:style-name="ce45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4">
            <text:p>4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Quantitative Methoden in</text:p>
          </table:table-cell>
          <table:covered-table-cell table:style-name="ce255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den Wirtschafts-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wissenschaften: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Poolmodell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Mathem. Statistik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Recht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Recht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4">
            <text:p>Masterarb.</text:p>
          </table:table-cell>
          <table:table-cell table:style-name="ce230"/>
          <table:table-cell table:style-name="ce232" table:number-columns-repeated="2"/>
          <table:table-cell table:style-name="ce389"/>
          <table:table-cell table:style-name="ce232" table:number-columns-repeated="3"/>
          <table:table-cell table:style-name="ce389"/>
          <table:table-cell table:style-name="ce232" table:number-columns-repeated="3"/>
          <table:table-cell table:style-name="ce389"/>
          <table:table-cell table:style-name="ce157" table:number-columns-repeated="3"/>
          <table:table-cell table:style-name="ce175"/>
          <table:table-cell table:style-name="ce147" table:formula="of:=[.O63]" office:value-type="float" office:value="30" table:number-columns-spanned="1" table:number-rows-spanned="4">
            <text:p>30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205"/>
          <table:table-cell table:style-name="ce157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/>
          <table:table-cell table:style-name="ce157" table:number-columns-repeated="2"/>
          <table:table-cell table:style-name="ce196"/>
          <table:table-cell table:style-name="ce157"/>
          <table:table-cell table:style-name="ce255" office:value-type="string" table:number-columns-spanned="2" table:number-rows-spanned="1">
            <text:p>Masterarbeit</text:p>
          </table:table-cell>
          <table:covered-table-cell table:style-name="ce255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184" office:value-type="float" office:value="30">
            <text:p>30</text:p>
          </table:table-cell>
          <table:table-cell table:style-name="ce190" office:value-type="string">
            <text:p>LP</text:p>
          </table:table-cell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208"/>
          <table:table-cell table:style-name="ce188" table:number-columns-repeated="2"/>
          <table:table-cell table:style-name="ce200"/>
          <table:table-cell table:style-name="ce188" table:number-columns-repeated="3"/>
          <table:table-cell table:style-name="ce200"/>
          <table:table-cell table:style-name="ce188" table:number-columns-repeated="3"/>
          <table:table-cell table:style-name="ce200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4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68" table:number-columns-repeated="3"/>
          <table:table-cell table:style-name="ce192"/>
          <table:table-cell table:style-name="ce397"/>
          <table:table-cell table:number-columns-repeated="1006"/>
        </table:table-row>
        <table:table-row table:style-name="ro7">
          <table:table-cell table:style-name="ce447" office:value-type="string">
            <text:p>Summe LP</text:p>
          </table:table-cell>
          <table:table-cell table:style-name="ce173"/>
          <table:table-cell table:style-name="ce182" table:formula="of:=[.D7]+[.D35]+[.C57]+[.C43]+[.D19]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G7]+[.H52]+[.H11]+[.G19]+[.H27]+[.G35]+[.H46]" office:value-type="float" office:value="32" table:number-columns-spanned="2" table:number-rows-spanned="1">
            <text:p>32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11]+[.K52]+[.K27]+[.K56]+[.K46]" office:value-type="float" office:value="25" table:number-columns-spanned="2" table:number-rows-spanned="1">
            <text:p>25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63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398" table:formula="of:=[.C66]+[.G66]+[.K66]+[.O66]" office:value-type="float" office:value="116">
            <text:p>116</text:p>
          </table:table-cell>
          <table:table-cell table:number-columns-repeated="1006"/>
        </table:table-row>
        <table:table-row table:style-name="ro7">
          <table:table-cell table:style-name="ce146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399"/>
          <table:table-cell table:number-columns-repeated="1006"/>
        </table:table-row>
        <table:table-row table:style-name="ro7" table:number-rows-repeated="4">
          <table:table-cell table:number-columns-repeated="1024"/>
        </table:table-row>
        <table:table-row table:style-name="ro16">
          <table:table-cell table:style-name="ce448" office:value-type="string" table:number-columns-spanned="18" table:number-rows-spanned="1">
            <text:p>Beispiel 2</text:p>
          </table:table-cell>
          <table:covered-table-cell table:number-columns-repeated="17" table:style-name="ce448"/>
          <table:table-cell table:number-columns-repeated="1006"/>
        </table:table-row>
        <table:table-row table:style-name="ro7">
          <table:table-cell table:style-name="ce149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/>
          <table:table-cell table:style-name="ce168" table:number-columns-repeated="3"/>
          <table:table-cell table:style-name="ce192" table:number-columns-repeated="2"/>
          <table:table-cell table:number-columns-repeated="1006"/>
        </table:table-row>
        <table:table-row table:style-name="ro7">
          <table:table-cell table:style-name="ce145" office:value-type="string">
            <text:p>Bereich</text:p>
          </table:table-cell>
          <table:table-cell table:style-name="ce173"/>
          <table:table-cell table:style-name="ce182" office:value-type="string" table:number-columns-spanned="2" table:number-rows-spanned="1">
            <text:p>Semester 1</text:p>
          </table:table-cell>
          <table:covered-table-cell table:style-name="ce182"/>
          <table:table-cell table:style-name="ce193"/>
          <table:table-cell table:style-name="ce166"/>
          <table:table-cell table:style-name="ce182" office:value-type="string" table:number-columns-spanned="2" table:number-rows-spanned="1">
            <text:p>Semester 2</text:p>
          </table:table-cell>
          <table:covered-table-cell table:style-name="ce182"/>
          <table:table-cell table:style-name="ce202"/>
          <table:table-cell table:style-name="ce173"/>
          <table:table-cell table:style-name="ce394" office:value-type="string" office:string-value="Semester 3" table:number-columns-spanned="2" table:number-rows-spanned="1">
            <text:p><text:s/>Semester 3 </text:p>
          </table:table-cell>
          <table:covered-table-cell table:style-name="ce394"/>
          <table:table-cell table:style-name="ce202"/>
          <table:table-cell table:style-name="ce173"/>
          <table:table-cell table:style-name="ce182" office:value-type="string" table:number-columns-spanned="2" table:number-rows-spanned="1">
            <text:p>Semester 4</text:p>
          </table:table-cell>
          <table:covered-table-cell table:style-name="ce182"/>
          <table:table-cell table:style-name="ce202" table:number-columns-repeated="2"/>
          <table:table-cell table:number-columns-repeated="1006"/>
        </table:table-row>
        <table:table-row table:style-name="ro7">
          <table:table-cell table:style-name="ce150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 table:number-columns-repeated="2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9">
            <text:p>Wirtschafts-informatik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47" table:formula="of:=[.D78]+[.G78]+[.H82]+[.K82]" office:value-type="float" office:value="20" table:number-columns-spanned="1" table:number-rows-spanned="9">
            <text:p>20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6" table:number-rows-spanned="1">
            <text:p>Wirtschaftsinformatik 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informatik 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59"/>
          <table:table-cell table:style-name="ce387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8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66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499" office:value-type="string" table:number-columns-spanned="1" table:number-rows-spanned="11">
            <text:p>Informatik</text:p>
          </table:table-cell>
          <table:table-cell table:style-name="ce157"/>
          <table:table-cell table:style-name="ce174" table:number-columns-repeated="2"/>
          <table:table-cell table:style-name="ce195"/>
          <table:table-cell table:style-name="ce174" table:number-columns-repeated="3"/>
          <table:table-cell table:style-name="ce195"/>
          <table:table-cell table:style-name="ce174" table:number-columns-repeated="3"/>
          <table:table-cell table:style-name="ce195"/>
          <table:table-cell table:style-name="ce174" table:number-columns-repeated="3"/>
          <table:table-cell table:style-name="ce195"/>
          <table:table-cell table:style-name="ce235" table:formula="of:=[.H91]+[.K91]+[.C94]" office:value-type="float" office:value="24" table:number-columns-spanned="1" table:number-rows-spanned="11">
            <text:p>24</text:p>
          </table:table-cell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55" office:value-type="string" table:number-columns-spanned="2" table:number-rows-spanned="1">
            <text:p>Informatik </text:p>
          </table:table-cell>
          <table:covered-table-cell table:style-name="ce255"/>
          <table:table-cell table:style-name="ce198"/>
          <table:table-cell table:style-name="ce185"/>
          <table:table-cell table:style-name="ce255" office:value-type="string" table:number-columns-spanned="6" table:number-rows-spanned="1">
            <text:p>Informatik Master-Vertei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1" office:value-type="string" table:number-columns-spanned="2" table:number-rows-spanned="1">
            <text:p>Master-Vertiefung 1</text:p>
          </table:table-cell>
          <table:covered-table-cell table:style-name="ce261"/>
          <table:table-cell table:style-name="ce198"/>
          <table:table-cell table:style-name="ce185"/>
          <table:table-cell table:style-name="ce267" office:value-type="string" table:number-columns-spanned="6" table:number-rows-spanned="1">
            <text:p>Verteilte Systeme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1" office:value-type="string" table:number-columns-spanned="2" table:number-rows-spanned="1">
            <text:p>Rechnerstrukturen und </text:p>
          </table:table-cell>
          <table:covered-table-cell table:style-name="ce261"/>
          <table:table-cell table:style-name="ce198"/>
          <table:table-cell table:style-name="ce185"/>
          <table:table-cell table:style-name="ce412" office:value-type="string" table:number-columns-spanned="2" table:number-rows-spanned="1">
            <text:p>Anwendungen verteilter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table:number-columns-spanned="2" table:number-rows-spanned="1">
            <text:p>Networking and 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7" office:value-type="string" table:number-columns-spanned="2" table:number-rows-spanned="1">
            <text:p>Eingebettete Systeme</text:p>
          </table:table-cell>
          <table:covered-table-cell table:style-name="ce267"/>
          <table:table-cell table:style-name="ce198"/>
          <table:table-cell table:style-name="ce185"/>
          <table:table-cell table:style-name="ce412" office:value-type="string" table:number-columns-spanned="2" table:number-rows-spanned="1">
            <text:p>Systeme</text:p>
          </table:table-cell>
          <table:covered-table-cell table:style-name="ce412"/>
          <table:table-cell table:style-name="ce444"/>
          <table:table-cell table:style-name="ce426"/>
          <table:table-cell table:style-name="ce484" office:value-type="string" table:number-columns-spanned="2" table:number-rows-spanned="1">
            <text:p>Multimedia Lab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55" office:value-type="string" table:number-columns-spanned="2" table:number-rows-spanned="1">
            <text:p>Advanced Computer</text:p>
          </table:table-cell>
          <table:covered-table-cell table:style-name="ce255"/>
          <table:table-cell table:style-name="ce501"/>
          <table:table-cell table:style-name="ce189"/>
          <table:table-cell table:style-name="ce184"/>
          <table:table-cell table:style-name="ce432"/>
          <table:table-cell table:style-name="ce422"/>
          <table:table-cell table:style-name="ce427"/>
          <table:table-cell table:style-name="ce422" office:value-type="string" table:number-columns-spanned="2" table:number-rows-spanned="1">
            <text:p>Multimedia Networking</text:p>
          </table:table-cell>
          <table:covered-table-cell table:style-name="ce42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1" office:value-type="string" table:number-columns-spanned="2" table:number-rows-spanned="1">
            <text:p>Architectures</text:p>
          </table:table-cell>
          <table:covered-table-cell table:style-name="ce261"/>
          <table:table-cell table:style-name="ce501"/>
          <table:table-cell table:style-name="ce189"/>
          <table:table-cell table:style-name="ce259"/>
          <table:table-cell table:style-name="ce387" office:value-type="float" office:value="4">
            <text:p>4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8">
            <text:p>8</text:p>
          </table:table-cell>
          <table:table-cell table:style-name="ce26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1" office:value-type="string" table:number-columns-spanned="2" table:number-rows-spanned="1">
            <text:p>Rechnersystembusse</text:p>
          </table:table-cell>
          <table:covered-table-cell table:style-name="ce261"/>
          <table:table-cell table:style-name="ce501"/>
          <table:table-cell table:style-name="ce189"/>
          <table:table-cell table:style-name="ce267" office:value-type="string" table:number-columns-spanned="6" table:number-rows-spanned="1">
            <text:p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7" office:value-type="string" table:number-columns-spanned="2" table:number-rows-spanned="1">
            <text:p>Schaltungstest</text:p>
          </table:table-cell>
          <table:covered-table-cell table:style-name="ce267"/>
          <table:table-cell table:style-name="ce501"/>
          <table:table-cell table:style-name="ce189"/>
          <table:table-cell table:style-name="ce185" table:number-columns-repeated="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2" office:value-type="float" office:value="12">
            <text:p>12</text:p>
          </table:table-cell>
          <table:table-cell table:style-name="ce265" office:value-type="string">
            <text:p>LP</text:p>
          </table:table-cell>
          <table:table-cell table:style-name="ce198"/>
          <table:table-cell table:style-name="ce185"/>
          <table:table-cell table:style-name="ce241"/>
          <table:table-cell table:style-name="ce186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499"/>
          <table:table-cell table:style-name="ce209"/>
          <table:table-cell table:style-name="ce500" table:number-columns-repeated="2"/>
          <table:table-cell table:style-name="ce502"/>
          <table:table-cell table:style-name="ce500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499" office:value-type="string" table:number-columns-spanned="1" table:number-rows-spanned="24">
            <text:p>Wiwi</text:p>
          </table:table-cell>
          <table:table-cell table:style-name="ce157" table:number-columns-repeated="3"/>
          <table:table-cell table:style-name="ce201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503" table:formula="of:=[.D102]+[.G102]+[.H117]+[.K117]+[.G110]" office:value-type="float" office:value="25" table:number-columns-spanned="1" table:number-rows-spanned="24">
            <text:p>25</text:p>
          </table:table-cell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55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7" office:value-type="string" table:number-columns-spanned="6" table:number-rows-spanned="1">
            <text:p>Volkswirtschaftslehre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412" office:value-type="string" table:number-columns-spanned="2" table:number-rows-spanned="1">
            <text:p>Industrieökonomik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table:number-columns-spanned="2" table:number-rows-spanned="1">
            <text:p>Verkehrsökonomik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412" office:value-type="string" table:number-columns-spanned="2" table:number-rows-spanned="1">
            <text:p>Finanzwissenschaft</text:p>
          </table:table-cell>
          <table:covered-table-cell table:style-name="ce412"/>
          <table:table-cell table:style-name="ce444"/>
          <table:table-cell table:style-name="ce426"/>
          <table:table-cell table:style-name="ce484" office:value-type="string" table:number-columns-spanned="2" table:number-rows-spanned="1">
            <text:p>Industrieökonomik Übung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411" table:number-columns-spanned="2" table:number-rows-spanned="1"/>
          <table:covered-table-cell table:style-name="ce411"/>
          <table:table-cell table:style-name="ce422"/>
          <table:table-cell table:style-name="ce427"/>
          <table:table-cell table:style-name="ce422" office:value-type="string" table:number-columns-spanned="2" table:number-rows-spanned="1">
            <text:p>Finanzwissenschaft Üb.</text:p>
          </table:table-cell>
          <table:covered-table-cell table:style-name="ce422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412"/>
          <table:table-cell table:style-name="ce418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444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267" office:value-type="string" table:number-columns-spanned="6" table:number-rows-spanned="1">
            <text:p><text:s/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189"/>
          <table:table-cell table:style-name="ce157"/>
          <table:table-cell table:style-name="ce19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189"/>
          <table:table-cell table:style-name="ce157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rtschaftswissenschaftl.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189"/>
          <table:table-cell table:style-name="ce157"/>
          <table:table-cell table:style-name="ce175"/>
          <table:table-cell table:style-name="ce157"/>
          <table:table-cell table:style-name="ce261" office:value-type="string" table:number-columns-spanned="2" table:number-rows-spanned="1">
            <text:p>Ergänzung: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189"/>
          <table:table-cell table:style-name="ce157"/>
          <table:table-cell table:style-name="ce175"/>
          <table:table-cell table:style-name="ce157"/>
          <table:table-cell table:style-name="ce261" office:value-type="string" table:number-columns-spanned="2" table:number-rows-spanned="1">
            <text:p>Distributionsmanagement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189"/>
          <table:table-cell table:style-name="ce157"/>
          <table:table-cell table:style-name="ce175"/>
          <table:table-cell table:style-name="ce157"/>
          <table:table-cell table:style-name="ce261" office:value-type="string" table:number-columns-spanned="2" table:number-rows-spanned="1">
            <text:p>Ausgewählte Themen des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189"/>
          <table:table-cell table:style-name="ce157"/>
          <table:table-cell table:style-name="ce175"/>
          <table:table-cell table:style-name="ce157"/>
          <table:table-cell table:style-name="ce261" office:value-type="string" table:number-columns-spanned="2" table:number-rows-spanned="1">
            <text:p>Marketing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style-name="ce189"/>
          <table:table-cell table:style-name="ce157"/>
          <table:table-cell table:style-name="ce175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number-columns-repeated="2"/>
          <table:table-cell table:style-name="ce175"/>
          <table:table-cell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55" office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67" office:value-type="string" table:number-columns-spanned="6" table:number-rows-spanned="1">
            <text:p>Produktion und Logistik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12" office:value-type="string" table:number-columns-spanned="2" table:number-rows-spanned="1">
            <text:p>Nachhaltigkeit in P&amp;L</text:p>
          </table:table-cell>
          <table:covered-table-cell table:style-name="ce412"/>
          <table:table-cell table:style-name="ce421"/>
          <table:table-cell table:style-name="ce426"/>
          <table:table-cell table:style-name="ce484" office:value-type="string" table:number-columns-spanned="2" table:number-rows-spanned="1">
            <text:p>Supply Chain Managem.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12" office:value-type="string" table:number-columns-spanned="2" table:number-rows-spanned="1">
            <text:p>Simulation u. Optim. in </text:p>
          </table:table-cell>
          <table:covered-table-cell table:style-name="ce412"/>
          <table:table-cell table:style-name="ce444"/>
          <table:table-cell table:style-name="ce426"/>
          <table:table-cell table:style-name="ce484" office:value-type="string" table:number-columns-spanned="2" table:number-rows-spanned="1">
            <text:p>Anlagenmanagement</text:p>
          </table:table-cell>
          <table:covered-table-cell table:style-name="ce484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11" office:value-type="string" table:number-columns-spanned="2" table:number-rows-spanned="1">
            <text:p>P&amp;L + Übung</text:p>
          </table:table-cell>
          <table:covered-table-cell table:style-name="ce411"/>
          <table:table-cell table:style-name="ce422"/>
          <table:table-cell table:style-name="ce427" table:number-columns-repeated="2"/>
          <table:table-cell table:style-name="ce422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412"/>
          <table:table-cell table:style-name="ce418" office:value-type="float" office:value="5">
            <text:p>5</text:p>
          </table:table-cell>
          <table:table-cell table:style-name="ce388" office:value-type="string" table:number-columns-spanned="2" table:number-rows-spanned="1">
            <text:p>+</text:p>
          </table:table-cell>
          <table:covered-table-cell table:style-name="ce388"/>
          <table:table-cell table:style-name="ce390" office:value-type="float" office:value="5">
            <text:p>5</text:p>
          </table:table-cell>
          <table:table-cell table:style-name="ce444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157"/>
          <table:table-cell table:number-columns-repeated="2"/>
          <table:table-cell table:style-name="ce175"/>
          <table:table-cell table:style-name="ce157"/>
          <table:table-cell table:style-name="ce267" office:value-type="string" table:number-columns-spanned="6" table:number-rows-spanned="1">
            <text:p><text:s/>LP</text:p>
          </table:table-cell>
          <table:covered-table-cell table:number-columns-repeated="5" table:style-name="ce267"/>
          <table:table-cell table:style-name="ce175"/>
          <table:table-cell table:style-name="ce157" table:number-columns-repeated="3"/>
          <table:table-cell table:style-name="ce175"/>
          <table:covered-table-cell table:style-name="ce503"/>
          <table:table-cell table:number-columns-repeated="1006"/>
        </table:table-row>
        <table:table-row table:style-name="ro7">
          <table:covered-table-cell table:style-name="ce499"/>
          <table:table-cell table:style-name="ce209"/>
          <table:table-cell table:style-name="ce176" table:number-columns-repeated="2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table-cell table:style-name="ce176" table:number-columns-repeated="3"/>
          <table:table-cell table:style-name="ce201"/>
          <table:covered-table-cell table:style-name="ce503"/>
          <table:table-cell table:number-columns-repeated="1006"/>
        </table:table-row>
        <table:table-row table:style-name="ro6">
          <table:table-cell table:style-name="ce148" office:value-type="string" table:number-columns-spanned="1" table:number-rows-spanned="10">
            <text:p>Grundlagen/ Professiona-lisierung</text:p>
          </table:table-cell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235" table:formula="of:=[.C122]+[.C128]+[.K122]+[.K125]" office:value-type="float" office:value="21" table:number-columns-spanned="1" table:number-rows-spanned="10">
            <text:p>21</text:p>
          </table:table-cell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Poolmodell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255" office:value-type="string" table:number-columns-spanned="2" table:number-rows-spanned="1">
            <text:p>Wissenschaftl. Arbeiten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/>
          <table:table-cell table:style-name="ce186" table:number-columns-repeated="2"/>
          <table:table-cell table:style-name="ce196"/>
          <table:table-cell table:style-name="ce186"/>
          <table:table-cell table:style-name="ce184" office:value-type="float" office:value="8">
            <text:p>8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98"/>
          <table:table-cell table:style-name="ce185"/>
          <table:table-cell table:style-name="ce241"/>
          <table:table-cell table:style-name="ce186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55" office:value-type="string" table:number-columns-spanned="2" table:number-rows-spanned="1">
            <text:p>Quantitative Methoden in</text:p>
          </table:table-cell>
          <table:covered-table-cell table:style-name="ce255"/>
          <table:table-cell table:style-name="ce175"/>
          <table:table-cell table:style-name="ce157"/>
          <table:table-cell table:style-name="ce185" table:number-columns-repeated="2"/>
          <table:table-cell table:style-name="ce198"/>
          <table:table-cell table:style-name="ce185"/>
          <table:table-cell table:style-name="ce255" office:value-type="string" table:number-columns-spanned="2" table:number-rows-spanned="1">
            <text:p>Recht</text:p>
          </table:table-cell>
          <table:covered-table-cell table:style-name="ce255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den Wirtschafts-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4" office:value-type="float" office:value="4">
            <text:p>4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wissenschaften: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261" office:value-type="string" table:number-columns-spanned="2" table:number-rows-spanned="1">
            <text:p>Einführung in die Optim.</text:p>
          </table:table-cell>
          <table:covered-table-cell table:style-name="ce261"/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/>
          <table:table-cell table:style-name="ce184" office:value-type="float" office:value="5">
            <text:p>5</text:p>
          </table:table-cell>
          <table:table-cell table:style-name="ce190" office:value-type="string">
            <text:p>LP</text:p>
          </table:table-cell>
          <table:table-cell table:style-name="ce175"/>
          <table:table-cell table:style-name="ce157" table:number-columns-repeated="3"/>
          <table:table-cell table:style-name="ce175"/>
          <table:table-cell table:style-name="ce157"/>
          <table:table-cell table:style-name="ce186" table:number-columns-repeated="2"/>
          <table:table-cell table:style-name="ce175"/>
          <table:table-cell table:style-name="ce157" table:number-columns-repeated="3"/>
          <table:table-cell table:style-name="ce175"/>
          <table:covered-table-cell table:style-name="ce235"/>
          <table:table-cell table:number-columns-repeated="1006"/>
        </table:table-row>
        <table:table-row table:style-name="ro7">
          <table:covered-table-cell table:style-name="ce148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57" table:number-columns-repeated="3"/>
          <table:table-cell table:style-name="ce175"/>
          <table:table-cell table:style-name="ce176" table:number-columns-repeated="3"/>
          <table:table-cell table:style-name="ce201"/>
          <table:covered-table-cell table:style-name="ce235"/>
          <table:table-cell table:number-columns-repeated="1006"/>
        </table:table-row>
        <table:table-row table:style-name="ro7">
          <table:table-cell table:style-name="ce147" office:value-type="string" table:number-columns-spanned="1" table:number-rows-spanned="4">
            <text:p>Masterarb.</text:p>
          </table:table-cell>
          <table:table-cell table:style-name="ce230"/>
          <table:table-cell table:style-name="ce232" table:number-columns-repeated="2"/>
          <table:table-cell table:style-name="ce389"/>
          <table:table-cell table:style-name="ce232" table:number-columns-repeated="3"/>
          <table:table-cell table:style-name="ce389"/>
          <table:table-cell table:style-name="ce232" table:number-columns-repeated="3"/>
          <table:table-cell table:style-name="ce389"/>
          <table:table-cell table:style-name="ce157" table:number-columns-repeated="3"/>
          <table:table-cell table:style-name="ce175"/>
          <table:table-cell table:style-name="ce147" table:formula="of:=[.O132]" office:value-type="float" office:value="30" table:number-columns-spanned="1" table:number-rows-spanned="4">
            <text:p>30</text:p>
          </table:table-cell>
          <table:table-cell table:number-columns-repeated="1006"/>
        </table:table-row>
        <table:table-row table:style-name="ro7">
          <table:covered-table-cell table:style-name="ce147"/>
          <table:table-cell table:style-name="ce205"/>
          <table:table-cell table:style-name="ce157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/>
          <table:table-cell table:style-name="ce157" table:number-columns-repeated="2"/>
          <table:table-cell table:style-name="ce196"/>
          <table:table-cell table:style-name="ce157"/>
          <table:table-cell table:style-name="ce255" office:value-type="string" table:number-columns-spanned="2" table:number-rows-spanned="1">
            <text:p>Masterarbeit</text:p>
          </table:table-cell>
          <table:covered-table-cell table:style-name="ce255"/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205"/>
          <table:table-cell table:style-name="ce186" table:number-columns-repeated="2"/>
          <table:table-cell table:style-name="ce196"/>
          <table:table-cell table:style-name="ce186" table:number-columns-repeated="3"/>
          <table:table-cell table:style-name="ce196"/>
          <table:table-cell table:style-name="ce186" table:number-columns-repeated="3"/>
          <table:table-cell table:style-name="ce196"/>
          <table:table-cell table:style-name="ce157"/>
          <table:table-cell table:style-name="ce184" office:value-type="float" office:value="30">
            <text:p>30</text:p>
          </table:table-cell>
          <table:table-cell table:style-name="ce190" office:value-type="string">
            <text:p>LP</text:p>
          </table:table-cell>
          <table:table-cell table:style-name="ce175"/>
          <table:covered-table-cell table:style-name="ce147"/>
          <table:table-cell table:number-columns-repeated="1006"/>
        </table:table-row>
        <table:table-row table:style-name="ro7">
          <table:covered-table-cell table:style-name="ce147"/>
          <table:table-cell table:style-name="ce208"/>
          <table:table-cell table:style-name="ce188" table:number-columns-repeated="2"/>
          <table:table-cell table:style-name="ce200"/>
          <table:table-cell table:style-name="ce188" table:number-columns-repeated="3"/>
          <table:table-cell table:style-name="ce200"/>
          <table:table-cell table:style-name="ce188" table:number-columns-repeated="3"/>
          <table:table-cell table:style-name="ce200"/>
          <table:table-cell table:style-name="ce176" table:number-columns-repeated="3"/>
          <table:table-cell table:style-name="ce201"/>
          <table:covered-table-cell table:style-name="ce147"/>
          <table:table-cell table:number-columns-repeated="1006"/>
        </table:table-row>
        <table:table-row table:style-name="ro7">
          <table:table-cell table:style-name="ce144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73" table:number-columns-repeated="3"/>
          <table:table-cell table:style-name="ce202"/>
          <table:table-cell table:style-name="ce168" table:number-columns-repeated="3"/>
          <table:table-cell table:style-name="ce192"/>
          <table:table-cell table:style-name="ce397"/>
          <table:table-cell table:number-columns-repeated="1006"/>
        </table:table-row>
        <table:table-row table:style-name="ro7">
          <table:table-cell table:style-name="ce447" office:value-type="string">
            <text:p>Summe LP</text:p>
          </table:table-cell>
          <table:table-cell table:style-name="ce173"/>
          <table:table-cell table:style-name="ce182" table:formula="of:=[.C128]+[.C122]+[.D102]+[.D78]+[.C94]" office:value-type="float" office:value="31" table:number-columns-spanned="2" table:number-rows-spanned="1">
            <text:p>31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H117]+[.G110]+[.G102]+[.H91]+[.H82]+[.G78]" office:value-type="float" office:value="29" table:number-columns-spanned="2" table:number-rows-spanned="1">
            <text:p>29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K82]+[.K122]+[.K91]+[.K117]+[.K125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173"/>
          <table:table-cell table:style-name="ce182" table:formula="of:=[.O132]" office:value-type="float" office:value="30" table:number-columns-spanned="2" table:number-rows-spanned="1">
            <text:p>30</text:p>
          </table:table-cell>
          <table:covered-table-cell table:style-name="ce182"/>
          <table:table-cell table:style-name="ce202"/>
          <table:table-cell table:style-name="ce398" table:formula="of:=[.C135]+[.G135]+[.K135]+[.O135]" office:value-type="float" office:value="120">
            <text:p>120</text:p>
          </table:table-cell>
          <table:table-cell table:number-columns-repeated="1006"/>
        </table:table-row>
        <table:table-row table:style-name="ro7">
          <table:table-cell table:style-name="ce146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169" table:number-columns-repeated="3"/>
          <table:table-cell table:style-name="ce203"/>
          <table:table-cell table:style-name="ce399"/>
          <table:table-cell table:number-columns-repeated="1006"/>
        </table:table-row>
        <table:table-row table:style-name="ro7" table:number-rows-repeated="10484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Wiwi+Grundlagen+Profess.für B+M" table:style-name="ta16" table:print-ranges="'Wiwi+Grundlagen+Profess.für B+M'.A1:'Wiwi+Grundlagen+Profess.für B+M'.Z45 'Wiwi+Grundlagen+Profess.für B+M'.A48:'Wiwi+Grundlagen+Profess.für B+M'.S96"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16">
          <table:table-cell table:style-name="ce643" office:value-type="string" table:number-columns-spanned="26" table:number-rows-spanned="1">
            <text:p>Modulübersicht für Wiwi-Anteile im Bachelor-Studium, Version vom 04.12.06</text:p>
          </table:table-cell>
          <table:covered-table-cell table:number-columns-repeated="25" table:style-name="ce643"/>
          <table:table-cell table:number-columns-repeated="998"/>
        </table:table-row>
        <table:table-row table:style-name="ro7">
          <table:table-cell table:style-name="ce644"/>
          <table:table-cell table:style-name="ce653"/>
          <table:table-cell table:style-name="ce663" table:number-columns-repeated="2"/>
          <table:table-cell table:style-name="ce685"/>
          <table:table-cell table:style-name="ce653"/>
          <table:table-cell table:style-name="ce663" table:number-columns-repeated="2"/>
          <table:table-cell table:style-name="ce685"/>
          <table:table-cell table:style-name="ce653"/>
          <table:table-cell table:style-name="ce663" table:number-columns-repeated="2"/>
          <table:table-cell table:style-name="ce685"/>
          <table:table-cell table:style-name="ce653"/>
          <table:table-cell table:style-name="ce663" table:number-columns-repeated="2"/>
          <table:table-cell table:style-name="ce685"/>
          <table:table-cell table:style-name="ce653"/>
          <table:table-cell table:style-name="ce663" table:number-columns-repeated="2"/>
          <table:table-cell table:style-name="ce685"/>
          <table:table-cell table:style-name="ce663" table:number-columns-repeated="4"/>
          <table:table-cell table:style-name="ce644"/>
          <table:table-cell table:number-columns-repeated="998"/>
        </table:table-row>
        <table:table-row table:style-name="ro7">
          <table:table-cell table:style-name="ce645" office:value-type="string">
            <text:p>Bereich</text:p>
          </table:table-cell>
          <table:table-cell table:style-name="ce654"/>
          <table:table-cell table:style-name="ce667" office:value-type="string">
            <text:p><text:s text:c="22"/>Semester 1</text:p>
          </table:table-cell>
          <table:table-cell table:style-name="ce667"/>
          <table:table-cell table:style-name="ce686"/>
          <table:table-cell table:style-name="ce698"/>
          <table:table-cell table:style-name="ce700" office:value-type="string" table:number-columns-spanned="2" table:number-rows-spanned="1">
            <text:p><text:s text:c="12"/>Semester 2</text:p>
          </table:table-cell>
          <table:covered-table-cell table:style-name="ce700"/>
          <table:table-cell table:style-name="ce692"/>
          <table:table-cell table:style-name="ce654"/>
          <table:table-cell table:style-name="ce700" office:value-type="string" table:number-columns-spanned="2" table:number-rows-spanned="1">
            <text:p><text:s text:c="10"/>Semester 3</text:p>
          </table:table-cell>
          <table:covered-table-cell table:style-name="ce700"/>
          <table:table-cell table:style-name="ce692"/>
          <table:table-cell table:style-name="ce654"/>
          <table:table-cell table:style-name="ce700" office:value-type="string" table:number-columns-spanned="2" table:number-rows-spanned="1">
            <text:p><text:s text:c="11"/>Semester 4</text:p>
          </table:table-cell>
          <table:covered-table-cell table:style-name="ce700"/>
          <table:table-cell table:style-name="ce692"/>
          <table:table-cell table:style-name="ce654"/>
          <table:table-cell table:style-name="ce700" office:value-type="string" table:number-columns-spanned="2" table:number-rows-spanned="1">
            <text:p><text:s text:c="12"/>Semester 5</text:p>
          </table:table-cell>
          <table:covered-table-cell table:style-name="ce700"/>
          <table:table-cell table:style-name="ce692"/>
          <table:table-cell table:style-name="ce661"/>
          <table:table-cell table:style-name="ce700" office:value-type="string" table:number-columns-spanned="2" table:number-rows-spanned="1">
            <text:p><text:s text:c="12"/>Semester 6</text:p>
          </table:table-cell>
          <table:covered-table-cell table:style-name="ce700"/>
          <table:table-cell table:style-name="ce661"/>
          <table:table-cell table:style-name="ce645"/>
          <table:table-cell table:number-columns-repeated="998"/>
        </table:table-row>
        <table:table-row table:style-name="ro7">
          <table:table-cell table:style-name="ce646"/>
          <table:table-cell table:style-name="ce655"/>
          <table:table-cell table:style-name="ce668" table:number-columns-repeated="2"/>
          <table:table-cell table:style-name="ce687"/>
          <table:table-cell table:style-name="ce699"/>
          <table:table-cell table:style-name="ce662" table:number-columns-repeated="2"/>
          <table:table-cell table:style-name="ce693"/>
          <table:table-cell table:style-name="ce655"/>
          <table:table-cell table:style-name="ce662" table:number-columns-repeated="2"/>
          <table:table-cell table:style-name="ce693"/>
          <table:table-cell table:style-name="ce655"/>
          <table:table-cell table:style-name="ce662" table:number-columns-repeated="2"/>
          <table:table-cell table:style-name="ce693"/>
          <table:table-cell table:style-name="ce655"/>
          <table:table-cell table:style-name="ce662" table:number-columns-repeated="2"/>
          <table:table-cell table:style-name="ce693"/>
          <table:table-cell table:style-name="ce662" table:number-columns-repeated="4"/>
          <table:table-cell table:style-name="ce646"/>
          <table:table-cell table:number-columns-repeated="998"/>
        </table:table-row>
        <table:table-row table:style-name="ro7">
          <table:table-cell table:style-name="ce647"/>
          <table:table-cell table:style-name="ce656"/>
          <table:table-cell table:style-name="ce669" table:number-columns-repeated="2"/>
          <table:table-cell table:style-name="ce688"/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88"/>
          <table:table-cell table:style-name="ce692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70" office:value-type="string" table:number-columns-spanned="6" table:number-rows-spanned="1">
            <text:p>Grundlagen der Wirtschaftsinformatik</text:p>
          </table:table-cell>
          <table:covered-table-cell table:number-columns-repeated="5" table:style-name="ce670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92"/>
          <table:table-cell table:number-columns-repeated="998"/>
        </table:table-row>
        <table:table-row table:style-name="ro7">
          <table:table-cell table:style-name="ce647" office:value-type="string">
            <text:p>Wirtschafts-</text:p>
          </table:table-cell>
          <table:table-cell table:style-name="ce657"/>
          <table:table-cell table:style-name="ce671"/>
          <table:table-cell table:style-name="ce681" office:value-type="float" office:value="4">
            <text:p>4</text:p>
          </table:table-cell>
          <table:table-cell table:style-name="ce689" office:value-type="string" table:number-columns-spanned="2" table:number-rows-spanned="1">
            <text:p>+</text:p>
          </table:table-cell>
          <table:covered-table-cell table:style-name="ce689"/>
          <table:table-cell table:style-name="ce701" office:value-type="float" office:value="4">
            <text:p>4</text:p>
          </table:table-cell>
          <table:table-cell table:style-name="ce703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4"/>
          <table:table-cell table:style-name="ce673"/>
          <table:table-cell table:style-name="ce682"/>
          <table:table-cell table:style-name="ce674"/>
          <table:table-cell table:style-name="ce690"/>
          <table:table-cell table:style-name="ce692"/>
          <table:table-cell table:number-columns-repeated="998"/>
        </table:table-row>
        <table:table-row table:style-name="ro7">
          <table:table-cell table:style-name="ce647" office:value-type="string">
            <text:p>informatik</text:p>
          </table:table-cell>
          <table:table-cell table:style-name="ce657"/>
          <table:table-cell table:style-name="ce672" office:value-type="string" table:number-columns-spanned="6" table:number-rows-spanned="1">
            <text:p>LP</text:p>
          </table:table-cell>
          <table:covered-table-cell table:number-columns-repeated="5" table:style-name="ce672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86" table:formula="of:=[.C7]+[.G7]+[.K7]+[.K11]+[.O7]+[.O11]+[.T7]+[.S11]+[.W7]" office:value-type="float" office:value="4">
            <text:p>4</text:p>
          </table:table-cell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59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59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59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8"/>
          <table:table-cell table:style-name="ce658"/>
          <table:table-cell table:style-name="ce660" table:number-columns-repeated="2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87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59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 office:value-type="string">
            <text:p>Informatik</text:p>
          </table:table-cell>
          <table:table-cell table:style-name="ce657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59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4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86" table:formula="of:=[.C15]+[.G15]+[.K15]+[.K19]+[.O15]+[.O19]+[.S19]+[.C18]" office:value-type="float" office:value="0">
            <text:p>0</text:p>
          </table:table-cell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73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75"/>
          <table:table-cell table:style-name="ce682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74"/>
          <table:table-cell table:style-name="ce674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8"/>
          <table:table-cell table:style-name="ce658"/>
          <table:table-cell table:style-name="ce660" table:number-columns-repeated="2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87"/>
          <table:table-cell table:number-columns-repeated="998"/>
        </table:table-row>
        <table:table-row table:style-name="ro7">
          <table:table-cell table:style-name="ce647"/>
          <table:table-cell table:style-name="ce657"/>
          <table:table-cell table:style-name="ce659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9"/>
          <table:table-cell table:style-name="ce670" office:value-type="string" table:number-columns-spanned="6" table:number-rows-spanned="1">
            <text:p>Grundlagen der Volkswirtschaftslehre</text:p>
          </table:table-cell>
          <table:covered-table-cell table:number-columns-repeated="5" table:style-name="ce670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0" office:value-type="string" table:number-columns-spanned="2" table:number-rows-spanned="1">
            <text:p>Wirtschaftswissenschaftl.</text:p>
          </table:table-cell>
          <table:covered-table-cell table:style-name="ce670"/>
          <table:table-cell table:style-name="ce690"/>
          <table:table-cell table:style-name="ce659"/>
          <table:table-cell table:style-name="ce670" office:value-type="string" table:number-columns-spanned="2" table:number-rows-spanned="1">
            <text:p>Wirtschaftswissenschaftl.</text:p>
          </table:table-cell>
          <table:covered-table-cell table:style-name="ce670"/>
          <table:table-cell table:style-name="ce690"/>
          <table:table-cell table:style-name="ce659"/>
          <table:table-cell table:style-name="ce670" office:value-type="string" table:number-columns-spanned="2" table:number-rows-spanned="1">
            <text:p>Wirtschaftswissenschaftl.</text:p>
          </table:table-cell>
          <table:covered-table-cell table:style-name="ce670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9"/>
          <table:table-cell table:style-name="ce671"/>
          <table:table-cell table:style-name="ce681" office:value-type="float" office:value="4">
            <text:p>4</text:p>
          </table:table-cell>
          <table:table-cell table:style-name="ce689" office:value-type="string" table:number-columns-spanned="2" table:number-rows-spanned="1">
            <text:p>+</text:p>
          </table:table-cell>
          <table:covered-table-cell table:style-name="ce689"/>
          <table:table-cell table:style-name="ce701" office:value-type="float" office:value="4">
            <text:p>4</text:p>
          </table:table-cell>
          <table:table-cell table:style-name="ce703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7" office:value-type="string" table:number-columns-spanned="2" table:number-rows-spanned="1">
            <text:p>Bachelor-Vertiefung 1</text:p>
          </table:table-cell>
          <table:covered-table-cell table:style-name="ce677"/>
          <table:table-cell table:style-name="ce690"/>
          <table:table-cell table:style-name="ce659"/>
          <table:table-cell table:style-name="ce677" office:value-type="string" table:number-columns-spanned="2" table:number-rows-spanned="1">
            <text:p>Bachelor-Vertiefung 2</text:p>
          </table:table-cell>
          <table:covered-table-cell table:style-name="ce677"/>
          <table:table-cell table:style-name="ce690"/>
          <table:table-cell table:style-name="ce659"/>
          <table:table-cell table:style-name="ce677" office:value-type="string" table:number-columns-spanned="2" table:number-rows-spanned="1">
            <text:p>Bachelor-Vertiefung 4</text:p>
          </table:table-cell>
          <table:covered-table-cell table:style-name="ce677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 office:value-type="string">
            <text:p>Wiwi</text:p>
          </table:table-cell>
          <table:table-cell table:style-name="ce659"/>
          <table:table-cell table:style-name="ce672" office:value-type="string" table:number-columns-spanned="6" table:number-rows-spanned="1">
            <text:p>LP</text:p>
          </table:table-cell>
          <table:covered-table-cell table:number-columns-repeated="5" table:style-name="ce672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8" office:value-type="float" office:value="5">
            <text:p>5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59"/>
          <table:table-cell table:style-name="ce678" office:value-type="float" office:value="5">
            <text:p>5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59"/>
          <table:table-cell table:style-name="ce678" office:value-type="float" office:value="5">
            <text:p>5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9"/>
          <table:table-cell table:number-columns-repeated="2"/>
          <table:table-cell table:style-name="ce690"/>
          <table:table-cell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86" table:formula="of:=[.D23]+[.G23]+[.O24]+[.K28]+[.D27]+[.G27]+[.S24]+[.S28]+[.W24]" office:value-type="float" office:value="43">
            <text:p>43</text:p>
          </table:table-cell>
          <table:table-cell table:number-columns-repeated="998"/>
        </table:table-row>
        <table:table-row table:style-name="ro7">
          <table:table-cell table:style-name="ce647"/>
          <table:table-cell table:style-name="ce659"/>
          <table:table-cell table:style-name="ce670" office:value-type="string" table:number-columns-spanned="6" table:number-rows-spanned="1">
            <text:p>Grundlagen der Betriebswirtschaftslehre</text:p>
          </table:table-cell>
          <table:covered-table-cell table:number-columns-repeated="5" table:style-name="ce670"/>
          <table:table-cell table:style-name="ce690"/>
          <table:table-cell table:style-name="ce659"/>
          <table:table-cell table:style-name="ce670" office:value-type="string" table:number-columns-spanned="2" table:number-rows-spanned="1">
            <text:p>Betriebliches</text:p>
          </table:table-cell>
          <table:covered-table-cell table:style-name="ce670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0" office:value-type="string" table:number-columns-spanned="2" table:number-rows-spanned="1">
            <text:p>Wirtschaftswissenschaftl.</text:p>
          </table:table-cell>
          <table:covered-table-cell table:style-name="ce670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9"/>
          <table:table-cell table:style-name="ce671"/>
          <table:table-cell table:style-name="ce681" office:value-type="float" office:value="5">
            <text:p>5</text:p>
          </table:table-cell>
          <table:table-cell table:style-name="ce689" office:value-type="string" table:number-columns-spanned="2" table:number-rows-spanned="1">
            <text:p>+</text:p>
          </table:table-cell>
          <table:covered-table-cell table:style-name="ce689"/>
          <table:table-cell table:style-name="ce701" office:value-type="float" office:value="5">
            <text:p>5</text:p>
          </table:table-cell>
          <table:table-cell table:style-name="ce703"/>
          <table:table-cell table:style-name="ce690"/>
          <table:table-cell table:style-name="ce659"/>
          <table:table-cell table:style-name="ce677" office:value-type="string" table:number-columns-spanned="2" table:number-rows-spanned="1">
            <text:p>Rechnungswesen</text:p>
          </table:table-cell>
          <table:covered-table-cell table:style-name="ce677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7" office:value-type="string" table:number-columns-spanned="2" table:number-rows-spanned="1">
            <text:p>Bachelor-Vertiefung 3</text:p>
          </table:table-cell>
          <table:covered-table-cell table:style-name="ce677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7"/>
          <table:table-cell table:style-name="ce659"/>
          <table:table-cell table:style-name="ce672" office:value-type="string" table:number-columns-spanned="6" table:number-rows-spanned="1">
            <text:p>LP</text:p>
          </table:table-cell>
          <table:covered-table-cell table:number-columns-repeated="5" table:style-name="ce672"/>
          <table:table-cell table:style-name="ce690"/>
          <table:table-cell table:style-name="ce659"/>
          <table:table-cell table:style-name="ce678" office:value-type="float" office:value="5">
            <text:p>5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8" office:value-type="float" office:value="5">
            <text:p>5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table-cell table:style-name="ce648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87"/>
          <table:table-cell table:number-columns-repeated="998"/>
        </table:table-row>
        <table:table-row table:style-name="ro6">
          <table:table-cell table:style-name="ce649" office:value-type="string" table:number-columns-spanned="1" table:number-rows-spanned="8">
            <text:p>Grundlagen/ Professsiona-lisierung</text:p>
          </table:table-cell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1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1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covered-table-cell table:style-name="ce649"/>
          <table:table-cell table:style-name="ce659"/>
          <table:table-cell table:number-columns-repeated="2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style-name="ce670" office:value-type="string" table:number-columns-spanned="6" table:number-rows-spanned="1">
            <text:p>Quantitative Methoden in den Wirtschaftswissenschaften</text:p>
          </table:table-cell>
          <table:covered-table-cell table:number-columns-repeated="5" table:style-name="ce670"/>
          <table:table-cell table:style-name="ce690"/>
          <table:table-cell table:style-name="ce659"/>
          <table:table-cell table:style-name="ce670" office:value-type="string" table:number-columns-spanned="6" table:number-rows-spanned="1">
            <text:p>Recht</text:p>
          </table:table-cell>
          <table:covered-table-cell table:number-columns-repeated="5" table:style-name="ce670"/>
          <table:table-cell table:style-name="ce690"/>
          <table:table-cell table:style-name="ce686"/>
          <table:table-cell table:number-columns-repeated="998"/>
        </table:table-row>
        <table:table-row table:style-name="ro7">
          <table:covered-table-cell table:style-name="ce649"/>
          <table:table-cell table:style-name="ce659"/>
          <table:table-cell/>
          <table:table-cell/>
          <table:table-cell table:style-name="ce690"/>
          <table:table-cell table:style-name="ce659"/>
          <table:table-cell/>
          <table:table-cell/>
          <table:table-cell table:style-name="ce690"/>
          <table:table-cell table:style-name="ce659"/>
          <table:table-cell table:style-name="ce671"/>
          <table:table-cell table:style-name="ce683" office:value-type="float" office:value="4">
            <text:p>4</text:p>
          </table:table-cell>
          <table:table-cell table:style-name="ce689" office:value-type="string" table:number-columns-spanned="2" table:number-rows-spanned="1">
            <text:p>+</text:p>
          </table:table-cell>
          <table:covered-table-cell table:style-name="ce689"/>
          <table:table-cell table:style-name="ce701" office:value-type="float" office:value="4">
            <text:p>4</text:p>
          </table:table-cell>
          <table:table-cell table:style-name="ce703"/>
          <table:table-cell table:style-name="ce690"/>
          <table:table-cell table:style-name="ce659"/>
          <table:table-cell table:style-name="ce671"/>
          <table:table-cell table:style-name="ce683" office:value-type="float" office:value="4">
            <text:p>4</text:p>
          </table:table-cell>
          <table:table-cell table:style-name="ce689" office:value-type="string" table:number-columns-spanned="2" table:number-rows-spanned="1">
            <text:p>+</text:p>
          </table:table-cell>
          <table:covered-table-cell table:style-name="ce689"/>
          <table:table-cell table:style-name="ce701" office:value-type="float" office:value="4">
            <text:p>4</text:p>
          </table:table-cell>
          <table:table-cell table:style-name="ce703"/>
          <table:table-cell table:style-name="ce690"/>
          <table:table-cell table:style-name="ce686"/>
          <table:table-cell table:number-columns-repeated="998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2" office:value-type="string" table:number-columns-spanned="6" table:number-rows-spanned="1">
            <text:p>LP</text:p>
          </table:table-cell>
          <table:covered-table-cell table:number-columns-repeated="5" table:style-name="ce672"/>
          <table:table-cell table:style-name="ce690"/>
          <table:table-cell table:style-name="ce659"/>
          <table:table-cell table:style-name="ce672" office:value-type="string" table:number-columns-spanned="6" table:number-rows-spanned="1">
            <text:p>LP</text:p>
          </table:table-cell>
          <table:covered-table-cell table:number-columns-repeated="5" table:style-name="ce672"/>
          <table:table-cell table:style-name="ce690"/>
          <table:table-cell table:style-name="ce686" table:formula="of:=[.C32]+[.K36]+[.S36]+[.G36]+[.G32]+[.L32]+[.O32]+[.O36]+[.T32]+[.W32]+[.W36]" office:value-type="float" office:value="20">
            <text:p>20</text:p>
          </table:table-cell>
          <table:table-cell table:number-columns-repeated="998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style-name="ce670" office:value-type="string" table:number-columns-spanned="2" table:number-rows-spanned="1">
            <text:p>Wirtsch.-Soziologie</text:p>
          </table:table-cell>
          <table:covered-table-cell table:style-name="ce670"/>
          <table:table-cell table:style-name="ce690"/>
          <table:table-cell table:style-name="ce686"/>
          <table:table-cell table:number-columns-repeated="998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/>
          <table:table-cell/>
          <table:table-cell table:style-name="ce690"/>
          <table:table-cell table:style-name="ce659"/>
          <table:table-cell/>
          <table:table-cell/>
          <table:table-cell table:style-name="ce690"/>
          <table:table-cell table:style-name="ce659"/>
          <table:table-cell/>
          <table:table-cell/>
          <table:table-cell table:style-name="ce690"/>
          <table:table-cell table:style-name="ce659"/>
          <table:table-cell/>
          <table:table-cell/>
          <table:table-cell table:style-name="ce690"/>
          <table:table-cell table:style-name="ce659"/>
          <table:table-cell table:style-name="ce678" office:value-type="float" office:value="4">
            <text:p>4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86"/>
          <table:table-cell table:number-columns-repeated="998"/>
        </table:table-row>
        <table:table-row table:style-name="ro7">
          <table:covered-table-cell table:style-name="ce649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87"/>
          <table:table-cell table:number-columns-repeated="998"/>
        </table:table-row>
        <table:table-row table:style-name="ro6">
          <table:table-cell table:style-name="ce649" office:value-type="string" table:number-columns-spanned="1" table:number-rows-spanned="4">
            <text:p>Bachelorarb.</text:p>
          </table:table-cell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86"/>
          <table:table-cell table:number-columns-repeated="998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86" table:formula="of:=[.W40]" office:value-type="float" office:value="0">
            <text:p>0</text:p>
          </table:table-cell>
          <table:table-cell table:number-columns-repeated="998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style-name="ce674" table:number-columns-repeated="2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style-name="ce675"/>
          <table:table-cell table:style-name="ce675"/>
          <table:table-cell table:style-name="ce690"/>
          <table:table-cell table:style-name="ce686"/>
          <table:table-cell table:number-columns-repeated="998"/>
        </table:table-row>
        <table:table-row table:style-name="ro7">
          <table:covered-table-cell table:style-name="ce649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87"/>
          <table:table-cell table:number-columns-repeated="998"/>
        </table:table-row>
        <table:table-row table:style-name="ro7">
          <table:table-cell table:style-name="ce647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86"/>
          <table:table-cell table:number-columns-repeated="998"/>
        </table:table-row>
        <table:table-row table:style-name="ro7">
          <table:table-cell table:style-name="ce647" office:value-type="string">
            <text:p>Summe LP</text:p>
          </table:table-cell>
          <table:table-cell table:style-name="ce661"/>
          <table:table-cell table:style-name="ce676" table:formula="of:=[.C7]+[.C15]+[.C19]+[.D23]+[.G27]+[.D27]" office:value-type="float" office:value="14" table:number-columns-spanned="2" table:number-rows-spanned="1">
            <text:p>14</text:p>
          </table:table-cell>
          <table:covered-table-cell table:style-name="ce676"/>
          <table:table-cell table:style-name="ce692"/>
          <table:table-cell table:style-name="ce661"/>
          <table:table-cell table:style-name="ce676" table:formula="of:=[.G7]+[.G15]+[.G23]+[.G28]+[.G32]+[.G36]" office:value-type="float" office:value="8" table:number-columns-spanned="2" table:number-rows-spanned="1">
            <text:p>8</text:p>
          </table:table-cell>
          <table:covered-table-cell table:style-name="ce676"/>
          <table:table-cell table:style-name="ce692"/>
          <table:table-cell table:style-name="ce661"/>
          <table:table-cell table:style-name="ce676" table:formula="of:=[.K7]+[.K11]+[.K15]+[.K19]+[.K28]+[.L32]+[.K36]" office:value-type="float" office:value="9" table:number-columns-spanned="2" table:number-rows-spanned="1">
            <text:p>9</text:p>
          </table:table-cell>
          <table:covered-table-cell table:style-name="ce676"/>
          <table:table-cell table:style-name="ce692"/>
          <table:table-cell table:style-name="ce661"/>
          <table:table-cell table:style-name="ce676" table:formula="of:=[.O7]+[.O11]+[.O15]+[.O19]+[.O24]+[.O32]+[.O36]" office:value-type="float" office:value="9" table:number-columns-spanned="2" table:number-rows-spanned="1">
            <text:p>9</text:p>
          </table:table-cell>
          <table:covered-table-cell table:style-name="ce676"/>
          <table:table-cell table:style-name="ce692"/>
          <table:table-cell table:style-name="ce661"/>
          <table:table-cell table:style-name="ce676" table:formula="of:=[.S11]+[.T7]+[.S19]+[.S24]+[.S28]+[.T32]+[.S36]" office:value-type="float" office:value="14" table:number-columns-spanned="2" table:number-rows-spanned="1">
            <text:p>14</text:p>
          </table:table-cell>
          <table:covered-table-cell table:style-name="ce676"/>
          <table:table-cell table:style-name="ce692"/>
          <table:table-cell table:style-name="ce661"/>
          <table:table-cell table:style-name="ce676" table:formula="of:=[.W7]+[.W24]+[.W32]+[.W36]+[.W40]" office:value-type="float" office:value="13" table:number-columns-spanned="2" table:number-rows-spanned="1">
            <text:p>13</text:p>
          </table:table-cell>
          <table:covered-table-cell table:style-name="ce676"/>
          <table:table-cell table:style-name="ce692"/>
          <table:table-cell table:style-name="ce686" table:formula="of:=SUM([.Z8:.Z42])" office:value-type="float" office:value="67">
            <text:p>67</text:p>
          </table:table-cell>
          <table:table-cell table:number-columns-repeated="998"/>
        </table:table-row>
        <table:table-row table:style-name="ro7">
          <table:table-cell table:style-name="ce647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86"/>
          <table:table-cell table:number-columns-repeated="998"/>
        </table:table-row>
        <table:table-row table:style-name="ro7">
          <table:table-cell table:style-name="ce648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87"/>
          <table:table-cell table:number-columns-repeated="998"/>
        </table:table-row>
        <table:table-row table:style-name="ro7" table:number-rows-repeated="2">
          <table:table-cell table:number-columns-repeated="1024"/>
        </table:table-row>
        <table:table-row table:style-name="ro16">
          <table:table-cell table:style-name="ce643" office:value-type="string" table:number-columns-spanned="18" table:number-rows-spanned="1">
            <text:p>Modulübersicht für Wiwi-Anteile im Master-Studium, Version vom 04.12.06</text:p>
          </table:table-cell>
          <table:covered-table-cell table:number-columns-repeated="17" table:style-name="ce643"/>
          <table:table-cell table:number-columns-repeated="1006"/>
        </table:table-row>
        <table:table-row table:style-name="ro7">
          <table:table-cell table:style-name="ce650"/>
          <table:table-cell table:style-name="ce663" table:number-columns-repeated="3"/>
          <table:table-cell table:style-name="ce685"/>
          <table:table-cell table:style-name="ce663" table:number-columns-repeated="3"/>
          <table:table-cell table:style-name="ce685"/>
          <table:table-cell table:style-name="ce663" table:number-columns-repeated="3"/>
          <table:table-cell table:style-name="ce685"/>
          <table:table-cell table:style-name="ce663" table:number-columns-repeated="4"/>
          <table:table-cell table:style-name="ce653"/>
          <table:table-cell table:style-name="ce685"/>
          <table:table-cell table:number-columns-repeated="1005"/>
        </table:table-row>
        <table:table-row table:style-name="ro7">
          <table:table-cell table:style-name="ce647" office:value-type="string">
            <text:p>Bereich</text:p>
          </table:table-cell>
          <table:table-cell table:style-name="ce661"/>
          <table:table-cell table:style-name="ce676" office:value-type="string" table:number-columns-spanned="2" table:number-rows-spanned="1">
            <text:p>Semester 1</text:p>
          </table:table-cell>
          <table:covered-table-cell table:style-name="ce676"/>
          <table:table-cell table:style-name="ce686"/>
          <table:table-cell table:style-name="ce667"/>
          <table:table-cell table:style-name="ce676" office:value-type="string" table:number-columns-spanned="2" table:number-rows-spanned="1">
            <text:p>Semester 2</text:p>
          </table:table-cell>
          <table:covered-table-cell table:style-name="ce676"/>
          <table:table-cell table:style-name="ce692"/>
          <table:table-cell table:style-name="ce661"/>
          <table:table-cell table:style-name="ce706" office:value-type="string" office:string-value="Semester 3" table:number-columns-spanned="2" table:number-rows-spanned="1">
            <text:p>Semester 3 </text:p>
          </table:table-cell>
          <table:covered-table-cell table:style-name="ce706"/>
          <table:table-cell table:style-name="ce692"/>
          <table:table-cell table:style-name="ce661"/>
          <table:table-cell table:style-name="ce676" office:value-type="string" table:number-columns-spanned="2" table:number-rows-spanned="1">
            <text:p>Semester 4</text:p>
          </table:table-cell>
          <table:covered-table-cell table:style-name="ce676"/>
          <table:table-cell table:style-name="ce661"/>
          <table:table-cell table:style-name="ce654"/>
          <table:table-cell table:style-name="ce692"/>
          <table:table-cell table:number-columns-repeated="1005"/>
        </table:table-row>
        <table:table-row table:style-name="ro7">
          <table:table-cell table:style-name="ce648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62" table:number-columns-repeated="4"/>
          <table:table-cell table:style-name="ce655"/>
          <table:table-cell table:style-name="ce693"/>
          <table:table-cell table:number-columns-repeated="1005"/>
        </table:table-row>
        <table:table-row table:style-name="ro6">
          <table:table-cell table:style-name="ce649" office:value-type="string" table:number-columns-spanned="1" table:number-rows-spanned="9">
            <text:p>Wirtschafts-informatik</text:p>
          </table:table-cell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90"/>
          <table:table-cell table:style-name="ce659" table:number-columns-repeated="4"/>
          <table:table-cell table:style-name="ce708" table:number-columns-spanned="1" table:number-rows-spanned="9"/>
          <table:table-cell table:style-name="ce685"/>
          <table:table-cell table:number-columns-repeated="1005"/>
        </table:table-row>
        <table:table-row table:style-name="ro7">
          <table:covered-table-cell table:style-name="ce649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49"/>
          <table:table-cell table:style-name="ce659"/>
          <table:table-cell table:style-name="ce674"/>
          <table:table-cell table:style-name="ce674"/>
          <table:table-cell table:style-name="ce694"/>
          <table:table-cell table:style-name="ce673"/>
          <table:table-cell table:style-name="ce682"/>
          <table:table-cell table:style-name="ce674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49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 table:style-name="ce674"/>
          <table:table-cell table:style-name="ce674"/>
          <table:table-cell table:style-name="ce694"/>
          <table:table-cell table:style-name="ce673"/>
          <table:table-cell table:style-name="ce682"/>
          <table:table-cell table:style-name="ce674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49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4"/>
          <table:covered-table-cell table:style-name="ce708"/>
          <table:table-cell table:style-name="ce693"/>
          <table:table-cell table:number-columns-repeated="1005"/>
        </table:table-row>
        <table:table-row table:style-name="ro7">
          <table:table-cell table:style-name="ce651" office:value-type="string" table:number-columns-spanned="1" table:number-rows-spanned="9">
            <text:p>Informatik</text:p>
          </table:table-cell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table-cell table:style-name="ce708" table:number-columns-spanned="1" table:number-rows-spanned="9"/>
          <table:table-cell table:style-name="ce685"/>
          <table:table-cell table:number-columns-repeated="1005"/>
        </table:table-row>
        <table:table-row table:style-name="ro7">
          <table:covered-table-cell table:style-name="ce651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51"/>
          <table:table-cell table:style-name="ce659"/>
          <table:table-cell table:style-name="ce674"/>
          <table:table-cell table:style-name="ce674"/>
          <table:table-cell table:style-name="ce694"/>
          <table:table-cell table:style-name="ce673"/>
          <table:table-cell table:style-name="ce682"/>
          <table:table-cell table:style-name="ce674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51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51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51"/>
          <table:table-cell table:style-name="ce659" table:number-columns-repeated="3"/>
          <table:table-cell table:style-name="ce690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51"/>
          <table:table-cell table:style-name="ce659" table:number-columns-repeated="3"/>
          <table:table-cell table:style-name="ce690"/>
          <table:table-cell table:style-name="ce659"/>
          <table:table-cell table:style-name="ce674"/>
          <table:table-cell table:style-name="ce674"/>
          <table:table-cell table:style-name="ce694"/>
          <table:table-cell table:style-name="ce673"/>
          <table:table-cell table:style-name="ce682"/>
          <table:table-cell table:style-name="ce674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51"/>
          <table:table-cell table:style-name="ce659" table:number-columns-repeated="3"/>
          <table:table-cell table:style-name="ce690"/>
          <table:table-cell table:style-name="ce659"/>
          <table:table-cell table:style-name="ce673" table:number-columns-repeated="2"/>
          <table:table-cell table:style-name="ce694"/>
          <table:table-cell table:style-name="ce673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692"/>
          <table:table-cell table:number-columns-repeated="1005"/>
        </table:table-row>
        <table:table-row table:style-name="ro7">
          <table:covered-table-cell table:style-name="ce65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691"/>
          <table:table-cell table:style-name="ce660" table:number-columns-repeated="4"/>
          <table:covered-table-cell table:style-name="ce708"/>
          <table:table-cell table:style-name="ce693"/>
          <table:table-cell table:number-columns-repeated="1005"/>
        </table:table-row>
        <table:table-row table:style-name="ro7">
          <table:table-cell table:style-name="ce652" office:value-type="string" table:number-columns-spanned="1" table:number-rows-spanned="12">
            <text:p>Wiwi</text:p>
          </table:table-cell>
          <table:table-cell table:style-name="ce659" table:number-columns-repeated="3"/>
          <table:table-cell table:style-name="ce691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table-cell table:style-name="ce652" table:formula="of:=[.D72]+[.C77]+[.G72]+[.H79]+[.K79]" office:value-type="float" office:value="25" table:number-columns-spanned="2" table:number-rows-spanned="12">
            <text:p>25</text:p>
          </table:table-cell>
          <table:covered-table-cell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/>
          <table:table-cell table:style-name="ce670" office:value-type="string" table:number-columns-spanned="6" table:number-rows-spanned="1">
            <text:p>Wirtschaftswissenschaftl. Master-Vertiefung 1</text:p>
          </table:table-cell>
          <table:covered-table-cell table:number-columns-repeated="5" table:style-name="ce670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/>
          <table:table-cell table:style-name="ce671"/>
          <table:table-cell table:style-name="ce683" office:value-type="float" office:value="5">
            <text:p>5</text:p>
          </table:table-cell>
          <table:table-cell table:style-name="ce689" office:value-type="string" table:number-columns-spanned="2" table:number-rows-spanned="1">
            <text:p>+</text:p>
          </table:table-cell>
          <table:covered-table-cell table:style-name="ce689"/>
          <table:table-cell table:style-name="ce701" office:value-type="float" office:value="5">
            <text:p>5</text:p>
          </table:table-cell>
          <table:table-cell table:style-name="ce70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/>
          <table:table-cell table:style-name="ce672" office:value-type="string" table:number-columns-spanned="6" table:number-rows-spanned="1">
            <text:p>LP</text:p>
          </table:table-cell>
          <table:covered-table-cell table:number-columns-repeated="5" table:style-name="ce672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 table:number-columns-repeated="3"/>
          <table:table-cell table:style-name="ce688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/>
          <table:table-cell table:style-name="ce670" office:value-type="string" table:number-columns-spanned="2" table:number-rows-spanned="1">
            <text:p>Wirtschaftswissenschaftl.</text:p>
          </table:table-cell>
          <table:covered-table-cell table:style-name="ce670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style-name="ce673" table:number-columns-repeated="2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/>
          <table:table-cell table:style-name="ce677" office:value-type="string" table:number-columns-spanned="2" table:number-rows-spanned="1">
            <text:p>Ergänzung</text:p>
          </table:table-cell>
          <table:covered-table-cell table:style-name="ce677"/>
          <table:table-cell table:style-name="ce690"/>
          <table:table-cell table:style-name="ce659"/>
          <table:table-cell table:number-columns-repeated="2"/>
          <table:table-cell table:style-name="ce690"/>
          <table:table-cell table:style-name="ce659"/>
          <table:table-cell table:style-name="ce674"/>
          <table:table-cell table:style-name="ce674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/>
          <table:table-cell table:style-name="ce678" office:value-type="float" office:value="5">
            <text:p>5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59" table:number-columns-repeated="3"/>
          <table:table-cell table:style-name="ce691"/>
          <table:table-cell table:style-name="ce659" table:number-columns-repeated="3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 table:number-columns-repeated="3"/>
          <table:table-cell table:style-name="ce690"/>
          <table:table-cell table:style-name="ce659"/>
          <table:table-cell table:style-name="ce670" office:value-type="string" table:number-columns-spanned="6" table:number-rows-spanned="1">
            <text:p>Wirtschaftswissenschaftl. Master-Vertiefung 2</text:p>
          </table:table-cell>
          <table:covered-table-cell table:number-columns-repeated="5" table:style-name="ce670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 table:number-columns-repeated="3"/>
          <table:table-cell table:style-name="ce690"/>
          <table:table-cell table:style-name="ce659"/>
          <table:table-cell table:style-name="ce671"/>
          <table:table-cell table:style-name="ce683" office:value-type="float" office:value="5">
            <text:p>5</text:p>
          </table:table-cell>
          <table:table-cell table:style-name="ce689" office:value-type="string" table:number-columns-spanned="2" table:number-rows-spanned="1">
            <text:p>+</text:p>
          </table:table-cell>
          <table:covered-table-cell table:style-name="ce689"/>
          <table:table-cell table:style-name="ce701" office:value-type="float" office:value="5">
            <text:p>5</text:p>
          </table:table-cell>
          <table:table-cell table:style-name="ce703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59" table:number-columns-repeated="3"/>
          <table:table-cell table:style-name="ce690"/>
          <table:table-cell table:style-name="ce659"/>
          <table:table-cell table:style-name="ce672" office:value-type="string" table:number-columns-spanned="6" table:number-rows-spanned="1">
            <text:p>LP</text:p>
          </table:table-cell>
          <table:covered-table-cell table:number-columns-repeated="5" table:style-name="ce672"/>
          <table:table-cell table:style-name="ce690"/>
          <table:table-cell table:style-name="ce659" table:number-columns-repeated="4"/>
          <table:covered-table-cell table:number-columns-repeated="2" table:style-name="ce652"/>
          <table:table-cell table:number-columns-repeated="1005"/>
        </table:table-row>
        <table:table-row table:style-name="ro7">
          <table:covered-table-cell table:style-name="ce652"/>
          <table:table-cell table:style-name="ce660" table:number-columns-repeated="3"/>
          <table:table-cell table:style-name="ce691"/>
          <table:table-cell table:style-name="ce660" table:number-columns-repeated="3"/>
          <table:table-cell table:style-name="ce705"/>
          <table:table-cell table:style-name="ce660" table:number-columns-repeated="3"/>
          <table:table-cell table:style-name="ce691"/>
          <table:table-cell table:style-name="ce660" table:number-columns-repeated="4"/>
          <table:covered-table-cell table:number-columns-repeated="2" table:style-name="ce652"/>
          <table:table-cell table:number-columns-repeated="1005"/>
        </table:table-row>
        <table:table-row table:style-name="ro6">
          <table:table-cell table:style-name="ce649" office:value-type="string" table:number-columns-spanned="1" table:number-rows-spanned="8">
            <text:p>mathem. Grundlagen/ Professiona-lisierung</text:p>
          </table:table-cell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table-cell table:style-name="ce708" table:number-columns-spanned="1" table:number-rows-spanned="8"/>
          <table:table-cell table:style-name="ce711"/>
          <table:table-cell table:number-columns-repeated="1005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 table:style-name="ce702"/>
          <table:table-cell table:style-name="ce704" office:value-type="string">
            <text:p>Wissenschaftliches Arbeiten - Seminar</text:p>
          </table:table-cell>
          <table:table-cell table:style-name="ce704" table:number-columns-repeated="3"/>
          <table:table-cell table:style-name="ce707"/>
          <table:table-cell table:style-name="ce690"/>
          <table:table-cell table:style-name="ce659" table:number-columns-repeated="4"/>
          <table:covered-table-cell table:style-name="ce708"/>
          <table:table-cell table:style-name="ce712"/>
          <table:table-cell table:number-columns-repeated="1005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/>
          <table:table-cell table:style-name="ce671"/>
          <table:table-cell table:style-name="ce683" office:value-type="float" office:value="4">
            <text:p>4</text:p>
          </table:table-cell>
          <table:table-cell table:style-name="ce689" office:value-type="string" table:number-columns-spanned="2" table:number-rows-spanned="1">
            <text:p>+</text:p>
          </table:table-cell>
          <table:covered-table-cell table:style-name="ce689"/>
          <table:table-cell table:style-name="ce701" office:value-type="float" office:value="4">
            <text:p>4</text:p>
          </table:table-cell>
          <table:table-cell table:style-name="ce703"/>
          <table:table-cell table:style-name="ce690"/>
          <table:table-cell table:style-name="ce659" table:number-columns-repeated="4"/>
          <table:covered-table-cell table:style-name="ce708"/>
          <table:table-cell table:style-name="ce712"/>
          <table:table-cell table:number-columns-repeated="1005"/>
        </table:table-row>
        <table:table-row table:style-name="ro7">
          <table:covered-table-cell table:style-name="ce649"/>
          <table:table-cell table:style-name="ce659"/>
          <table:table-cell table:style-name="ce670" office:value-type="string" table:number-columns-spanned="2" table:number-rows-spanned="1">
            <text:p>Quantitative Methoden in</text:p>
          </table:table-cell>
          <table:covered-table-cell table:style-name="ce670"/>
          <table:table-cell table:style-name="ce690"/>
          <table:table-cell table:style-name="ce659"/>
          <table:table-cell table:style-name="ce672" office:value-type="string" table:number-columns-spanned="6" table:number-rows-spanned="1">
            <text:p>LP</text:p>
          </table:table-cell>
          <table:covered-table-cell table:number-columns-repeated="5" table:style-name="ce672"/>
          <table:table-cell table:style-name="ce690"/>
          <table:table-cell table:style-name="ce659" table:number-columns-repeated="4"/>
          <table:covered-table-cell table:style-name="ce708"/>
          <table:table-cell table:style-name="ce712" table:formula="of:=[.H84]+[.K84]+[.K88]+[.C88]" office:value-type="float" office:value="17">
            <text:p>17</text:p>
          </table:table-cell>
          <table:table-cell table:number-columns-repeated="1005"/>
        </table:table-row>
        <table:table-row table:style-name="ro7">
          <table:covered-table-cell table:style-name="ce649"/>
          <table:table-cell table:style-name="ce659"/>
          <table:table-cell table:style-name="ce677" office:value-type="string" table:number-columns-spanned="2" table:number-rows-spanned="1">
            <text:p>den Wirtschafts-</text:p>
          </table:table-cell>
          <table:covered-table-cell table:style-name="ce677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4"/>
          <table:covered-table-cell table:style-name="ce708"/>
          <table:table-cell table:style-name="ce712"/>
          <table:table-cell table:number-columns-repeated="1005"/>
        </table:table-row>
        <table:table-row table:style-name="ro7">
          <table:covered-table-cell table:style-name="ce649"/>
          <table:table-cell table:style-name="ce659"/>
          <table:table-cell table:style-name="ce677" office:value-type="string" table:number-columns-spanned="2" table:number-rows-spanned="1">
            <text:p>wissenschaften</text:p>
          </table:table-cell>
          <table:covered-table-cell table:style-name="ce677"/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0" office:value-type="string" table:number-columns-spanned="2" table:number-rows-spanned="1">
            <text:p>Recht</text:p>
          </table:table-cell>
          <table:covered-table-cell table:style-name="ce670"/>
          <table:table-cell table:style-name="ce690"/>
          <table:table-cell table:style-name="ce659" table:number-columns-repeated="4"/>
          <table:covered-table-cell table:style-name="ce708"/>
          <table:table-cell table:style-name="ce712"/>
          <table:table-cell table:number-columns-repeated="1005"/>
        </table:table-row>
        <table:table-row table:style-name="ro7">
          <table:covered-table-cell table:style-name="ce649"/>
          <table:table-cell table:style-name="ce659"/>
          <table:table-cell table:style-name="ce678" office:value-type="float" office:value="5">
            <text:p>5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59" table:number-columns-repeated="3"/>
          <table:table-cell table:style-name="ce690"/>
          <table:table-cell table:style-name="ce659"/>
          <table:table-cell table:style-name="ce678" office:value-type="float" office:value="4">
            <text:p>4</text:p>
          </table:table-cell>
          <table:table-cell table:style-name="ce684" office:value-type="string">
            <text:p>LP</text:p>
          </table:table-cell>
          <table:table-cell table:style-name="ce690"/>
          <table:table-cell table:style-name="ce659" table:number-columns-repeated="4"/>
          <table:covered-table-cell table:style-name="ce708"/>
          <table:table-cell table:style-name="ce712"/>
          <table:table-cell table:number-columns-repeated="1005"/>
        </table:table-row>
        <table:table-row table:style-name="ro7">
          <table:covered-table-cell table:style-name="ce649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59" table:number-columns-repeated="3"/>
          <table:table-cell table:style-name="ce690"/>
          <table:table-cell table:style-name="ce660" table:number-columns-repeated="4"/>
          <table:covered-table-cell table:style-name="ce708"/>
          <table:table-cell table:style-name="ce713"/>
          <table:table-cell table:number-columns-repeated="1005"/>
        </table:table-row>
        <table:table-row table:style-name="ro7">
          <table:table-cell table:style-name="ce651" office:value-type="string" table:number-columns-spanned="1" table:number-rows-spanned="4">
            <text:p>Masterarb.</text:p>
          </table:table-cell>
          <table:table-cell table:style-name="ce664"/>
          <table:table-cell table:style-name="ce679" table:number-columns-repeated="2"/>
          <table:table-cell table:style-name="ce695"/>
          <table:table-cell table:style-name="ce679" table:number-columns-repeated="3"/>
          <table:table-cell table:style-name="ce695"/>
          <table:table-cell table:style-name="ce679" table:number-columns-repeated="3"/>
          <table:table-cell table:style-name="ce695"/>
          <table:table-cell table:style-name="ce659" table:number-columns-repeated="4"/>
          <table:table-cell table:style-name="ce709" table:number-columns-spanned="1" table:number-rows-spanned="4"/>
          <table:table-cell table:style-name="ce712"/>
          <table:table-cell table:number-columns-repeated="1005"/>
        </table:table-row>
        <table:table-row table:style-name="ro7">
          <table:covered-table-cell table:style-name="ce651"/>
          <table:table-cell table:style-name="ce665"/>
          <table:table-cell table:style-name="ce659" table:number-columns-repeated="2"/>
          <table:table-cell table:style-name="ce696"/>
          <table:table-cell table:style-name="ce674" table:number-columns-repeated="3"/>
          <table:table-cell table:style-name="ce696"/>
          <table:table-cell table:style-name="ce674"/>
          <table:table-cell table:style-name="ce659" table:number-columns-repeated="2"/>
          <table:table-cell table:style-name="ce696"/>
          <table:table-cell table:style-name="ce659"/>
          <table:table-cell table:style-name="ce670" office:value-type="string" table:number-columns-spanned="2" table:number-rows-spanned="1">
            <text:p>Masterarbeit</text:p>
          </table:table-cell>
          <table:covered-table-cell table:style-name="ce670"/>
          <table:table-cell table:style-name="ce659"/>
          <table:covered-table-cell table:style-name="ce709"/>
          <table:table-cell table:style-name="ce712" table:formula="of:=[.O92]" office:value-type="float" office:value="30">
            <text:p>30</text:p>
          </table:table-cell>
          <table:table-cell table:number-columns-repeated="1005"/>
        </table:table-row>
        <table:table-row table:style-name="ro7">
          <table:covered-table-cell table:style-name="ce651"/>
          <table:table-cell table:style-name="ce665"/>
          <table:table-cell table:style-name="ce674" table:number-columns-repeated="2"/>
          <table:table-cell table:style-name="ce696"/>
          <table:table-cell table:style-name="ce674" table:number-columns-repeated="3"/>
          <table:table-cell table:style-name="ce696"/>
          <table:table-cell table:style-name="ce674" table:number-columns-repeated="3"/>
          <table:table-cell table:style-name="ce696"/>
          <table:table-cell table:style-name="ce659"/>
          <table:table-cell table:style-name="ce678" office:value-type="float" office:value="30">
            <text:p>30</text:p>
          </table:table-cell>
          <table:table-cell table:style-name="ce684" office:value-type="string">
            <text:p>LP</text:p>
          </table:table-cell>
          <table:table-cell table:style-name="ce659"/>
          <table:covered-table-cell table:style-name="ce709"/>
          <table:table-cell table:style-name="ce712"/>
          <table:table-cell table:number-columns-repeated="1005"/>
        </table:table-row>
        <table:table-row table:style-name="ro7">
          <table:covered-table-cell table:style-name="ce651"/>
          <table:table-cell table:style-name="ce666"/>
          <table:table-cell table:style-name="ce680" table:number-columns-repeated="2"/>
          <table:table-cell table:style-name="ce697"/>
          <table:table-cell table:style-name="ce680" table:number-columns-repeated="3"/>
          <table:table-cell table:style-name="ce697"/>
          <table:table-cell table:style-name="ce680" table:number-columns-repeated="3"/>
          <table:table-cell table:style-name="ce697"/>
          <table:table-cell table:style-name="ce660" table:number-columns-repeated="4"/>
          <table:covered-table-cell table:style-name="ce709"/>
          <table:table-cell table:style-name="ce713"/>
          <table:table-cell table:number-columns-repeated="1005"/>
        </table:table-row>
        <table:table-row table:style-name="ro7">
          <table:table-cell table:style-name="ce644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1" table:number-columns-repeated="3"/>
          <table:table-cell table:style-name="ce692"/>
          <table:table-cell table:style-name="ce663" table:number-columns-repeated="4"/>
          <table:table-cell table:style-name="ce710"/>
          <table:table-cell table:style-name="ce712"/>
          <table:table-cell table:number-columns-repeated="1005"/>
        </table:table-row>
        <table:table-row table:style-name="ro7">
          <table:table-cell table:style-name="ce645" office:value-type="string">
            <text:p>Summe LP</text:p>
          </table:table-cell>
          <table:table-cell table:style-name="ce661"/>
          <table:table-cell table:style-name="ce676" table:formula="of:=[.D54]+[.D63]+[.D72]+[.C88]+[.C77]" office:value-type="float" office:value="15" table:number-columns-spanned="2" table:number-rows-spanned="1">
            <text:p>15</text:p>
          </table:table-cell>
          <table:covered-table-cell table:style-name="ce676"/>
          <table:table-cell table:style-name="ce692"/>
          <table:table-cell table:style-name="ce661"/>
          <table:table-cell table:style-name="ce676" table:formula="of:=[.G54]+[.H84]+[.H58]+[.G63]+[.H67]+[.G72]+[.H79]" office:value-type="float" office:value="14" table:number-columns-spanned="2" table:number-rows-spanned="1">
            <text:p>14</text:p>
          </table:table-cell>
          <table:covered-table-cell table:style-name="ce676"/>
          <table:table-cell table:style-name="ce692"/>
          <table:table-cell table:style-name="ce661"/>
          <table:table-cell table:style-name="ce676" table:formula="of:=[.K58]+[.K84]+[.K67]+[.K79]+[.K76]+[.K88]" office:value-type="float" office:value="13" table:number-columns-spanned="2" table:number-rows-spanned="1">
            <text:p>13</text:p>
          </table:table-cell>
          <table:covered-table-cell table:style-name="ce676"/>
          <table:table-cell table:style-name="ce692"/>
          <table:table-cell table:style-name="ce661"/>
          <table:table-cell table:style-name="ce676" table:formula="of:=[.O92]" office:value-type="float" office:value="30" table:number-columns-spanned="2" table:number-rows-spanned="1">
            <text:p>30</text:p>
          </table:table-cell>
          <table:covered-table-cell table:style-name="ce676"/>
          <table:table-cell table:style-name="ce661"/>
          <table:table-cell table:style-name="ce710"/>
          <table:table-cell table:style-name="ce712" table:formula="of:=[.C95]+[.G95]+[.K95]+[.O95]" office:value-type="float" office:value="72">
            <text:p>72</text:p>
          </table:table-cell>
          <table:table-cell table:number-columns-repeated="1005"/>
        </table:table-row>
        <table:table-row table:style-name="ro7">
          <table:table-cell table:style-name="ce646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62" table:number-columns-repeated="3"/>
          <table:table-cell table:style-name="ce693"/>
          <table:table-cell table:style-name="ce662" table:number-columns-repeated="4"/>
          <table:table-cell table:style-name="ce709"/>
          <table:table-cell table:style-name="ce713"/>
          <table:table-cell table:number-columns-repeated="1005"/>
        </table:table-row>
        <table:table-row table:style-name="ro7" table:number-rows-repeated="104847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FG_2011_WS.$A$1" table:expression="([$'Wiwi+Grundlagen+Profess.für B+M'.$A$1:.$Z$45]~[$'Wiwi+Grundlagen+Profess.für B+M'.$A$48:.$S$96])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number:min-integer-digits="1" number:grouping="true"/>
      <number:text> DM </number:text>
    </number:number-style>
    <number:number-style style:name="N111P1" style:volatile="true">
      <number:text>-</number:text>
      <number:number number:decimal-places="2" number:min-integer-digits="1" number:grouping="true"/>
      <number:text> DM </number:text>
    </number:number-style>
    <number:number-style style:name="N111P2" style:volatile="true">
      <number:text> -</number:text>
      <number:number number:decimal-places="0" number:min-integer-digits="0"/>
      <number:text> DM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.10.2011</text:date>, <text:time>16:24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achelor_21_" style:display-name="PageStyle_Bachelor!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helor_20_2008_21_" style:display-name="PageStyle_Bachelor 2008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helor_20_2008_21__21_" style:display-name="PageStyle_Bachelor 2008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1_" style:display-name="PageStyle_Master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G_5f_2011" style:display-name="PageStyle_FG_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2008_21__21_" style:display-name="PageStyle_Master 2008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" style:display-name="PageStyle_Mast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ster_20_E-Services" style:display-name="PageStyle_Master E-Servic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Finance" style:display-name="PageStyle_Master Financ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Information_5f_Engineering" style:display-name="PageStyle_Master Information_Engineering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20_Logistik" style:display-name="PageStyle_Master Logistik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ster_5f_Medizin_5f_Gesundheit" style:display-name="PageStyle_Master_Medizin_Gesundhei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sp_20_Bachelor_5f_alt" style:display-name="PageStyle_Bsp Bachelor_al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Bsp._20_Master_5f_alt" style:display-name="PageStyle_Bsp. Master_al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Wiwi_2b_Grundlagen_2b_Profess.für_20_B_2b_M" style:display-name="PageStyle_Wiwi+Grundlagen+Profess.für B+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</meta:initial-creator>
    <meta:creation-date>2006-07-10T17:03:21</meta:creation-date>
    <dc:date>2011-10-17T16:24:44</dc:date>
    <meta:print-date>2010-07-14T16:14:02</meta:print-date>
    <meta:editing-cycles>23</meta:editing-cycles>
    <meta:editing-duration>PT2H26M4S</meta:editing-duration>
    <meta:generator>LibreOffice/3.4$Linux LibreOffice_project/340m1$Build-302</meta:generator>
    <meta:document-statistic meta:table-count="15" meta:cell-count="2016" meta:object-count="0"/>
  </office:meta>
</office:document-meta>
</file>